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471cm"/>
    </style:style>
    <style:style style:name="co2" style:family="table-column">
      <style:table-column-properties fo:break-before="auto" style:column-width="1.34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6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3" style:family="table-cell" style:parent-style-name="Default">
      <style:text-properties fo:font-style="italic" style:font-style-asian="italic" style:font-style-complex="italic"/>
    </style:style>
    <style:style style:name="ce4" style:family="table-cell" style:parent-style-name="Default" style:data-style-name="N41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fo:background-color="#0066cc" style:text-align-source="fix" style:repeat-content="false" fo:border="0.06pt solid #000000" style:vertical-align="middle"/>
      <style:paragraph-properties fo:text-align="center"/>
      <style:text-properties fo:color="#ffffff"/>
    </style:style>
    <style:style style:name="ce7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8" style:family="table-cell" style:parent-style-name="Default" style:data-style-name="N112">
      <style:table-cell-properties fo:border-bottom="none" fo:border-left="0.06pt solid #000000" fo:border-right="none" fo:border-top="none"/>
    </style:style>
    <style:style style:name="ce9" style:family="table-cell" style:parent-style-name="Default" style:data-style-name="N112">
      <style:table-cell-properties fo:border-bottom="0.06pt solid #000000" fo:border-left="0.06pt solid #000000" fo:border-right="none" fo:border-top="none"/>
    </style:style>
    <style:style style:name="ce10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1" style:family="table-cell" style:parent-style-name="Default">
      <style:table-cell-properties fo:border-bottom="none" fo:border-left="none" fo:border-right="0.06pt solid #000000" fo:border-top="none"/>
    </style:style>
    <style:style style:name="ce12" style:family="table-cell" style:parent-style-name="Default">
      <style:table-cell-properties fo:border-bottom="0.06pt solid #000000" fo:border-left="none" fo:border-right="0.06pt solid #000000" fo:border-top="none"/>
    </style:style>
    <style:style style:name="ce13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</style:style>
    <style:style style:name="ce14" style:family="table-cell" style:parent-style-name="Default" style:data-style-name="N109">
      <style:table-cell-properties fo:border-bottom="none" fo:border-left="0.06pt solid #000000" fo:border-right="none" fo:border-top="none"/>
    </style:style>
    <style:style style:name="ce15" style:family="table-cell" style:parent-style-name="Default">
      <style:table-cell-properties fo:background-color="#ffd320" style:text-align-source="fix" style:repeat-content="false" fo:border="0.06pt solid #000000" style:vertical-align="middle"/>
      <style:paragraph-properties fo:text-align="center"/>
    </style:style>
    <style:style style:name="ce16" style:family="table-cell" style:parent-style-name="Default" style:data-style-name="N112"/>
    <style:style style:name="ce17" style:family="table-cell" style:parent-style-name="Default">
      <style:table-cell-properties fo:background-color="#00ae00" style:text-align-source="fix" style:repeat-content="false" fo:border="0.06pt solid #000000" style:vertical-align="middle"/>
      <style:paragraph-properties fo:text-align="center"/>
    </style:style>
    <style:style style:name="ce18" style:family="table-cell" style:parent-style-name="Default" style:data-style-name="N112">
      <style:table-cell-properties fo:border-bottom="none" fo:background-color="#e6e6e6" fo:border-left="0.06pt solid #000000" fo:border-right="none" fo:border-top="none"/>
    </style:style>
    <style:style style:name="ce19" style:family="table-cell" style:parent-style-name="Default" style:data-style-name="N44"/>
    <style:style style:name="ce20" style:family="table-cell" style:parent-style-name="Default">
      <style:table-cell-properties fo:background-color="#e6e6e6"/>
    </style:style>
    <style:style style:name="ce21" style:family="table-cell" style:parent-style-name="Default">
      <style:table-cell-properties fo:background-color="#993366" style:text-align-source="fix" style:repeat-content="false" fo:border="0.06pt solid #000000" style:vertical-align="middle"/>
      <style:paragraph-properties fo:text-align="center"/>
      <style:text-properties fo:color="#ffffff"/>
    </style:style>
    <style:style style:name="gr1" style:family="graphic">
      <style:graphic-properties draw:stroke="none" draw:fill="none" draw:fill-color="#e6e6e6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style:text-position="supe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Sheet1" table:style-name="ta1">
        <office:forms form:automatic-focus="false" form:apply-design-mode="false"/>
        <table:shapes>
          <draw:frame draw:z-index="0" draw:style-name="gr1" draw:text-style-name="P1" svg:width="26.976cm" svg:height="18.878cm" svg:x="26.737cm" svg:y="0.469cm">
            <draw:object draw:notify-on-update-of-ranges="Sheet1.J9:Sheet1.J600 Sheet1.J7:Sheet1.J7 Sheet1.K9:Sheet1.K600 Sheet1.H9:Sheet1.H600 Sheet1.H7:Sheet1.H7 Sheet1.I9:Sheet1.I600 Sheet1.F9:Sheet1.F600 Sheet1.F7:Sheet1.F7 Sheet1.G9:Sheet1.G600 Sheet1.B9:Sheet1.B600 Sheet1.B7:Sheet1.B7 Sheet1.C9:Sheet1.C600 Sheet1.D9:Sheet1.D600 Sheet1.D7:Sheet1.D7 Sheet1.E9:Sheet1.E60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11" table:default-cell-style-name="Default"/>
        <table:table-row table:style-name="ro1">
          <table:table-cell/>
          <table:table-cell table:style-name="ce2" office:value-type="string" calcext:value-type="string">
            <text:p>Sumatra Mandehling FTO</text:p>
          </table:table-cell>
          <table:table-cell table:number-columns-repeated="10"/>
        </table:table-row>
        <table:table-row table:style-name="ro2">
          <table:table-cell/>
          <table:table-cell table:style-name="ce3" office:value-type="string" calcext:value-type="string">
            <text:p>Recommended: 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1<text:span text:style-name="T1">st</text:span></text:p>
          </table:table-cell>
          <table:table-cell table:style-name="ce4" table:number-columns-spanned="2" table:number-rows-spanned="1"/>
          <table:covered-table-cell/>
          <table:table-cell table:style-name="ce4" table:number-columns-spanned="2" table:number-rows-spanned="1"/>
          <table:covered-table-cell/>
          <table:table-cell table:style-name="ce4" table:number-columns-spanned="2" table:number-rows-spanned="1"/>
          <table:covered-table-cell/>
          <table:table-cell table:style-name="ce4" table:number-columns-spanned="2" table:number-rows-spanned="1"/>
          <table:covered-table-cell/>
          <table:table-cell table:number-columns-repeated="3"/>
        </table:table-row>
        <table:table-row table:style-name="ro2">
          <table:table-cell office:value-type="string" calcext:value-type="string">
            <text:p>1c start</text:p>
          </table:table-cell>
          <table:table-cell table:style-name="ce5" office:value-type="float" office:value="408" calcext:value-type="float" table:number-columns-spanned="2" table:number-rows-spanned="1">
            <text:p>408</text:p>
          </table:table-cell>
          <table:covered-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table:number-columns-repeated="3"/>
        </table:table-row>
        <table:table-row table:style-name="ro2">
          <table:table-cell office:value-type="string" calcext:value-type="string">
            <text:p>1c stop</text:p>
          </table:table-cell>
          <table:table-cell table:style-name="ce5" office:value-type="float" office:value="423" calcext:value-type="float" table:number-columns-spanned="2" table:number-rows-spanned="1">
            <text:p>423</text:p>
          </table:table-cell>
          <table:covered-table-cell/>
          <table:table-cell table:style-name="ce4" table:number-columns-spanned="2" table:number-rows-spanned="1"/>
          <table:covered-table-cell/>
          <table:table-cell table:style-name="ce4" table:number-columns-spanned="2" table:number-rows-spanned="1"/>
          <table:covered-table-cell/>
          <table:table-cell table:style-name="ce4" table:number-columns-spanned="2" table:number-rows-spanned="1"/>
          <table:covered-table-cell/>
          <table:table-cell table:number-columns-repeated="3"/>
        </table:table-row>
        <table:table-row table:style-name="ro2">
          <table:table-cell office:value-type="string" calcext:value-type="string">
            <text:p>2c start</text:p>
          </table:table-cell>
          <table:table-cell table:style-name="ce5" office:value-type="float" office:value="442" calcext:value-type="float" table:number-columns-spanned="2" table:number-rows-spanned="1">
            <text:p>442</text:p>
          </table:table-cell>
          <table:covered-table-cell/>
          <table:table-cell table:style-name="ce4" table:number-columns-spanned="2" table:number-rows-spanned="1"/>
          <table:covered-table-cell/>
          <table:table-cell table:style-name="ce4" table:number-columns-spanned="2" table:number-rows-spanned="1"/>
          <table:covered-table-cell/>
          <table:table-cell table:style-name="ce4" table:number-columns-spanned="2" table:number-rows-spanned="1"/>
          <table:covered-table-cell/>
          <table:table-cell table:number-columns-repeated="3"/>
        </table:table-row>
        <table:table-row table:style-name="ro2">
          <table:table-cell/>
          <table:table-cell table:style-name="ce6" office:value-type="string" calcext:value-type="string" table:number-columns-spanned="2" table:number-rows-spanned="1">
            <text:p><text:s/>Run #10</text:p>
          </table:table-cell>
          <table:covered-table-cell table:style-name="ce10"/>
          <table:table-cell table:style-name="ce13" office:value-type="string" calcext:value-type="string" table:number-columns-spanned="2" table:number-rows-spanned="1">
            <text:p><text:s/>Run #11</text:p>
          </table:table-cell>
          <table:covered-table-cell table:style-name="ce10"/>
          <table:table-cell table:style-name="ce15" office:value-type="string" calcext:value-type="string" table:number-columns-spanned="2" table:number-rows-spanned="1">
            <text:p>TARGET</text:p>
          </table:table-cell>
          <table:covered-table-cell/>
          <table:table-cell table:style-name="ce17" office:value-type="string" calcext:value-type="string" table:number-columns-spanned="2" table:number-rows-spanned="1">
            <text:p>TARGET 2</text:p>
          </table:table-cell>
          <table:covered-table-cell/>
          <table:table-cell table:style-name="ce21" office:value-type="string" calcext:value-type="string" table:number-columns-spanned="2" table:number-rows-spanned="1">
            <text:p>TARGET 3</text:p>
          </table:table-cell>
          <table:covered-table-cell table:style-name="ce10"/>
          <table:table-cell/>
        </table:table-row>
        <table:table-row table:style-name="ro2">
          <table:table-cell/>
          <table:table-cell table:style-name="ce7" office:value-type="string" calcext:value-type="string">
            <text:p>elapsed</text:p>
          </table:table-cell>
          <table:table-cell table:style-name="ce10" office:value-type="string" calcext:value-type="string">
            <text:p><text:s/>t_avg</text:p>
          </table:table-cell>
          <table:table-cell table:style-name="ce7" office:value-type="string" calcext:value-type="string">
            <text:p>elapsed</text:p>
          </table:table-cell>
          <table:table-cell table:style-name="ce10" office:value-type="string" calcext:value-type="string">
            <text:p><text:s/>t_avg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<text:s/>t_avg(15)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<text:s/>t_avg(15)</text:p>
          </table:table-cell>
          <table:table-cell table:style-name="ce7" office:value-type="string" calcext:value-type="string">
            <text:p>elapsed</text:p>
          </table:table-cell>
          <table:table-cell office:value-type="string" calcext:value-type="string">
            <text:p><text:s/>t_avg(15)</text:p>
          </table:table-cell>
          <table:table-cell/>
        </table:table-row>
        <table:table-row table:style-name="ro2">
          <table:table-cell/>
          <table:table-cell table:style-name="ce8" office:value-type="time" office:time-value="PT00H00M00S" calcext:value-type="time">
            <text:p>00:00.0</text:p>
          </table:table-cell>
          <table:table-cell table:style-name="ce11" office:value-type="float" office:value="70.2" calcext:value-type="float">
            <text:p>70.2</text:p>
          </table:table-cell>
          <table:table-cell table:style-name="ce14" office:value-type="time" office:time-value="PT00H00M00.1S" calcext:value-type="time">
            <text:p>00:00</text:p>
          </table:table-cell>
          <table:table-cell table:style-name="ce11" office:value-type="float" office:value="68" calcext:value-type="float">
            <text:p>68</text:p>
          </table:table-cell>
          <table:table-cell table:style-name="ce16" office:value-type="time" office:time-value="PT00H00M00.1S" calcext:value-type="time">
            <text:p>00:00.1</text:p>
          </table:table-cell>
          <table:table-cell office:value-type="float" office:value="68.9" calcext:value-type="float">
            <text:p>68.9</text:p>
          </table:table-cell>
          <table:table-cell table:style-name="ce8" office:value-type="time" office:time-value="PT00H00M00S" calcext:value-type="time">
            <text:p>00:00.0</text:p>
          </table:table-cell>
          <table:table-cell office:value-type="float" office:value="70" calcext:value-type="float">
            <text:p>70</text:p>
          </table:table-cell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0M01S" calcext:value-type="time">
            <text:p>00:01.0</text:p>
          </table:table-cell>
          <table:table-cell table:style-name="ce11" office:value-type="float" office:value="77" calcext:value-type="float">
            <text:p>77</text:p>
          </table:table-cell>
          <table:table-cell table:style-name="ce8" office:value-type="time" office:time-value="PT00H00M01S" calcext:value-type="time">
            <text:p>00:01.0</text:p>
          </table:table-cell>
          <table:table-cell table:style-name="ce11" office:value-type="float" office:value="67.5" calcext:value-type="float">
            <text:p>67.5</text:p>
          </table:table-cell>
          <table:table-cell table:style-name="ce16" office:value-type="time" office:time-value="PT00H00M01S" calcext:value-type="time">
            <text:p>00:01.0</text:p>
          </table:table-cell>
          <table:table-cell office:value-type="float" office:value="68.9" calcext:value-type="float">
            <text:p>68.9</text:p>
          </table:table-cell>
          <table:table-cell table:style-name="ce18" office:value-type="time" office:time-value="PT00H00M30S" calcext:value-type="time">
            <text:p>00:30.0</text:p>
          </table:table-cell>
          <table:table-cell table:style-name="ce20" office:value-type="float" office:value="160" calcext:value-type="float">
            <text:p>160</text:p>
          </table:table-cell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0M02.1S" calcext:value-type="time">
            <text:p>00:02.1</text:p>
          </table:table-cell>
          <table:table-cell table:style-name="ce11" office:value-type="float" office:value="87.6" calcext:value-type="float">
            <text:p>87.6</text:p>
          </table:table-cell>
          <table:table-cell table:style-name="ce8" office:value-type="time" office:time-value="PT00H00M02S" calcext:value-type="time">
            <text:p>00:02.0</text:p>
          </table:table-cell>
          <table:table-cell table:style-name="ce11" office:value-type="float" office:value="68.3" calcext:value-type="float">
            <text:p>68.3</text:p>
          </table:table-cell>
          <table:table-cell table:style-name="ce16" office:value-type="time" office:time-value="PT00H00M02S" calcext:value-type="time">
            <text:p>00:02.0</text:p>
          </table:table-cell>
          <table:table-cell office:value-type="float" office:value="68.6" calcext:value-type="float">
            <text:p>68.6</text:p>
          </table:table-cell>
          <table:table-cell table:style-name="ce8" office:value-type="time" office:time-value="PT00H01M00S" calcext:value-type="time">
            <text:p>01:00.0</text:p>
          </table:table-cell>
          <table:table-cell office:value-type="float" office:value="240" calcext:value-type="float">
            <text:p>240</text:p>
          </table:table-cell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0M03.1S" calcext:value-type="time">
            <text:p>00:03.1</text:p>
          </table:table-cell>
          <table:table-cell table:style-name="ce11" office:value-type="float" office:value="94" calcext:value-type="float">
            <text:p>94</text:p>
          </table:table-cell>
          <table:table-cell table:style-name="ce8" office:value-type="time" office:time-value="PT00H00M02.9S" calcext:value-type="time">
            <text:p>00:02.9</text:p>
          </table:table-cell>
          <table:table-cell table:style-name="ce11" office:value-type="float" office:value="68.7" calcext:value-type="float">
            <text:p>68.7</text:p>
          </table:table-cell>
          <table:table-cell table:style-name="ce16" office:value-type="time" office:time-value="PT00H00M02.9S" calcext:value-type="time">
            <text:p>00:02.9</text:p>
          </table:table-cell>
          <table:table-cell office:value-type="float" office:value="69.3" calcext:value-type="float">
            <text:p>69.3</text:p>
          </table:table-cell>
          <table:table-cell table:style-name="ce18" office:value-type="time" office:time-value="PT00H01M30S" calcext:value-type="time">
            <text:p>01:30.0</text:p>
          </table:table-cell>
          <table:table-cell table:style-name="ce20" office:value-type="float" office:value="285" calcext:value-type="float">
            <text:p>285</text:p>
          </table:table-cell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0M04.1S" calcext:value-type="time">
            <text:p>00:04.1</text:p>
          </table:table-cell>
          <table:table-cell table:style-name="ce11" office:value-type="float" office:value="105.1" calcext:value-type="float">
            <text:p>105.1</text:p>
          </table:table-cell>
          <table:table-cell table:style-name="ce8" office:value-type="time" office:time-value="PT00H00M03.9S" calcext:value-type="time">
            <text:p>00:03.9</text:p>
          </table:table-cell>
          <table:table-cell table:style-name="ce11" office:value-type="float" office:value="68.3" calcext:value-type="float">
            <text:p>68.3</text:p>
          </table:table-cell>
          <table:table-cell table:style-name="ce16" office:value-type="time" office:time-value="PT00H00M03.9S" calcext:value-type="time">
            <text:p>00:03.9</text:p>
          </table:table-cell>
          <table:table-cell office:value-type="float" office:value="70.6" calcext:value-type="float">
            <text:p>70.6</text:p>
          </table:table-cell>
          <table:table-cell table:style-name="ce8" office:value-type="time" office:time-value="PT00H02M00S" calcext:value-type="time">
            <text:p>02:00.0</text:p>
          </table:table-cell>
          <table:table-cell office:value-type="float" office:value="310" calcext:value-type="float">
            <text:p>310</text:p>
          </table:table-cell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0M05.1S" calcext:value-type="time">
            <text:p>00:05.1</text:p>
          </table:table-cell>
          <table:table-cell table:style-name="ce11" office:value-type="float" office:value="112" calcext:value-type="float">
            <text:p>112</text:p>
          </table:table-cell>
          <table:table-cell table:style-name="ce8" office:value-type="time" office:time-value="PT00H00M04.8S" calcext:value-type="time">
            <text:p>00:04.8</text:p>
          </table:table-cell>
          <table:table-cell table:style-name="ce11" office:value-type="float" office:value="68.6" calcext:value-type="float">
            <text:p>68.6</text:p>
          </table:table-cell>
          <table:table-cell table:style-name="ce16" office:value-type="time" office:time-value="PT00H00M04.8S" calcext:value-type="time">
            <text:p>00:04.8</text:p>
          </table:table-cell>
          <table:table-cell office:value-type="float" office:value="72.3" calcext:value-type="float">
            <text:p>72.3</text:p>
          </table:table-cell>
          <table:table-cell table:style-name="ce18" office:value-type="time" office:time-value="PT00H02M30S" calcext:value-type="time">
            <text:p>02:30.0</text:p>
          </table:table-cell>
          <table:table-cell table:style-name="ce20" office:value-type="float" office:value="330" calcext:value-type="float">
            <text:p>330</text:p>
          </table:table-cell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0M06.1S" calcext:value-type="time">
            <text:p>00:06.1</text:p>
          </table:table-cell>
          <table:table-cell table:style-name="ce11" office:value-type="float" office:value="116.7" calcext:value-type="float">
            <text:p>116.7</text:p>
          </table:table-cell>
          <table:table-cell table:style-name="ce8" office:value-type="time" office:time-value="PT00H00M05.8S" calcext:value-type="time">
            <text:p>00:05.8</text:p>
          </table:table-cell>
          <table:table-cell table:style-name="ce11" office:value-type="float" office:value="69.8" calcext:value-type="float">
            <text:p>69.8</text:p>
          </table:table-cell>
          <table:table-cell table:style-name="ce16" office:value-type="time" office:time-value="PT00H00M05.8S" calcext:value-type="time">
            <text:p>00:05.8</text:p>
          </table:table-cell>
          <table:table-cell office:value-type="float" office:value="74" calcext:value-type="float">
            <text:p>74</text:p>
          </table:table-cell>
          <table:table-cell table:style-name="ce8" office:value-type="time" office:time-value="PT00H03M00S" calcext:value-type="time">
            <text:p>03:00.0</text:p>
          </table:table-cell>
          <table:table-cell office:value-type="float" office:value="350" calcext:value-type="float">
            <text:p>350</text:p>
          </table:table-cell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0M07.1S" calcext:value-type="time">
            <text:p>00:07.1</text:p>
          </table:table-cell>
          <table:table-cell table:style-name="ce11" office:value-type="float" office:value="120" calcext:value-type="float">
            <text:p>120</text:p>
          </table:table-cell>
          <table:table-cell table:style-name="ce8" office:value-type="time" office:time-value="PT00H00M06.8S" calcext:value-type="time">
            <text:p>00:06.8</text:p>
          </table:table-cell>
          <table:table-cell table:style-name="ce11" office:value-type="float" office:value="71.4" calcext:value-type="float">
            <text:p>71.4</text:p>
          </table:table-cell>
          <table:table-cell table:style-name="ce16" office:value-type="time" office:time-value="PT00H00M06.7S" calcext:value-type="time">
            <text:p>00:06.7</text:p>
          </table:table-cell>
          <table:table-cell office:value-type="float" office:value="76" calcext:value-type="float">
            <text:p>76</text:p>
          </table:table-cell>
          <table:table-cell table:style-name="ce18" office:value-type="time" office:time-value="PT00H03M30S" calcext:value-type="time">
            <text:p>03:30.0</text:p>
          </table:table-cell>
          <table:table-cell table:style-name="ce20" office:value-type="float" office:value="365" calcext:value-type="float">
            <text:p>365</text:p>
          </table:table-cell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0M08.1S" calcext:value-type="time">
            <text:p>00:08.1</text:p>
          </table:table-cell>
          <table:table-cell table:style-name="ce11" office:value-type="float" office:value="121.5" calcext:value-type="float">
            <text:p>121.5</text:p>
          </table:table-cell>
          <table:table-cell table:style-name="ce8" office:value-type="time" office:time-value="PT00H00M07.7S" calcext:value-type="time">
            <text:p>00:07.7</text:p>
          </table:table-cell>
          <table:table-cell table:style-name="ce11" office:value-type="float" office:value="73.7" calcext:value-type="float">
            <text:p>73.7</text:p>
          </table:table-cell>
          <table:table-cell table:style-name="ce16" office:value-type="time" office:time-value="PT00H00M07.7S" calcext:value-type="time">
            <text:p>00:07.7</text:p>
          </table:table-cell>
          <table:table-cell office:value-type="float" office:value="78.2" calcext:value-type="float">
            <text:p>78.2</text:p>
          </table:table-cell>
          <table:table-cell table:style-name="ce8" office:value-type="time" office:time-value="PT00H04M00S" calcext:value-type="time">
            <text:p>04:00.0</text:p>
          </table:table-cell>
          <table:table-cell office:value-type="float" office:value="380" calcext:value-type="float">
            <text:p>380</text:p>
          </table:table-cell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0M09.1S" calcext:value-type="time">
            <text:p>00:09.1</text:p>
          </table:table-cell>
          <table:table-cell table:style-name="ce11" office:value-type="float" office:value="122.5" calcext:value-type="float">
            <text:p>122.5</text:p>
          </table:table-cell>
          <table:table-cell table:style-name="ce8" office:value-type="time" office:time-value="PT00H00M08.7S" calcext:value-type="time">
            <text:p>00:08.7</text:p>
          </table:table-cell>
          <table:table-cell table:style-name="ce11" office:value-type="float" office:value="76.2" calcext:value-type="float">
            <text:p>76.2</text:p>
          </table:table-cell>
          <table:table-cell table:style-name="ce16" office:value-type="time" office:time-value="PT00H00M08.6S" calcext:value-type="time">
            <text:p>00:08.6</text:p>
          </table:table-cell>
          <table:table-cell office:value-type="float" office:value="80.6" calcext:value-type="float">
            <text:p>80.6</text:p>
          </table:table-cell>
          <table:table-cell table:style-name="ce18" office:value-type="time" office:time-value="PT00H04M30S" calcext:value-type="time">
            <text:p>04:30.0</text:p>
          </table:table-cell>
          <table:table-cell table:style-name="ce20" office:value-type="float" office:value="395" calcext:value-type="float">
            <text:p>395</text:p>
          </table:table-cell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0M10.2S" calcext:value-type="time">
            <text:p>00:10.2</text:p>
          </table:table-cell>
          <table:table-cell table:style-name="ce11" office:value-type="float" office:value="128.9" calcext:value-type="float">
            <text:p>128.9</text:p>
          </table:table-cell>
          <table:table-cell table:style-name="ce8" office:value-type="time" office:time-value="PT00H00M09.7S" calcext:value-type="time">
            <text:p>00:09.7</text:p>
          </table:table-cell>
          <table:table-cell table:style-name="ce11" office:value-type="float" office:value="80.3" calcext:value-type="float">
            <text:p>80.3</text:p>
          </table:table-cell>
          <table:table-cell table:style-name="ce16" office:value-type="time" office:time-value="PT00H00M09.6S" calcext:value-type="time">
            <text:p>00:09.6</text:p>
          </table:table-cell>
          <table:table-cell office:value-type="float" office:value="83.1" calcext:value-type="float">
            <text:p>83.1</text:p>
          </table:table-cell>
          <table:table-cell table:style-name="ce8" office:value-type="time" office:time-value="PT00H05M00S" calcext:value-type="time">
            <text:p>05:00.0</text:p>
          </table:table-cell>
          <table:table-cell office:value-type="float" office:value="405" calcext:value-type="float">
            <text:p>405</text:p>
          </table:table-cell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0M11.2S" calcext:value-type="time">
            <text:p>00:11.2</text:p>
          </table:table-cell>
          <table:table-cell table:style-name="ce11" office:value-type="float" office:value="134.1" calcext:value-type="float">
            <text:p>134.1</text:p>
          </table:table-cell>
          <table:table-cell table:style-name="ce8" office:value-type="time" office:time-value="PT00H00M10.6S" calcext:value-type="time">
            <text:p>00:10.6</text:p>
          </table:table-cell>
          <table:table-cell table:style-name="ce11" office:value-type="float" office:value="85.2" calcext:value-type="float">
            <text:p>85.2</text:p>
          </table:table-cell>
          <table:table-cell table:style-name="ce16" office:value-type="time" office:time-value="PT00H00M10.5S" calcext:value-type="time">
            <text:p>00:10.5</text:p>
          </table:table-cell>
          <table:table-cell office:value-type="float" office:value="85.5" calcext:value-type="float">
            <text:p>85.5</text:p>
          </table:table-cell>
          <table:table-cell table:style-name="ce18" office:value-type="time" office:time-value="PT00H05M30S" calcext:value-type="time">
            <text:p>05:30.0</text:p>
          </table:table-cell>
          <table:table-cell table:style-name="ce20" office:value-type="float" office:value="415" calcext:value-type="float">
            <text:p>415</text:p>
          </table:table-cell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0M12.2S" calcext:value-type="time">
            <text:p>00:12.2</text:p>
          </table:table-cell>
          <table:table-cell table:style-name="ce11" office:value-type="float" office:value="139.3" calcext:value-type="float">
            <text:p>139.3</text:p>
          </table:table-cell>
          <table:table-cell table:style-name="ce8" office:value-type="time" office:time-value="PT00H00M11.6S" calcext:value-type="time">
            <text:p>00:11.6</text:p>
          </table:table-cell>
          <table:table-cell table:style-name="ce11" office:value-type="float" office:value="90.2" calcext:value-type="float">
            <text:p>90.2</text:p>
          </table:table-cell>
          <table:table-cell table:style-name="ce16" office:value-type="time" office:time-value="PT00H00M11.5S" calcext:value-type="time">
            <text:p>00:11.5</text:p>
          </table:table-cell>
          <table:table-cell office:value-type="float" office:value="88" calcext:value-type="float">
            <text:p>88</text:p>
          </table:table-cell>
          <table:table-cell table:style-name="ce8" office:value-type="time" office:time-value="PT00H06M00S" calcext:value-type="time">
            <text:p>06:00.0</text:p>
          </table:table-cell>
          <table:table-cell office:value-type="float" office:value="425" calcext:value-type="float">
            <text:p>425</text:p>
          </table:table-cell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0M13.2S" calcext:value-type="time">
            <text:p>00:13.2</text:p>
          </table:table-cell>
          <table:table-cell table:style-name="ce11" office:value-type="float" office:value="146.5" calcext:value-type="float">
            <text:p>146.5</text:p>
          </table:table-cell>
          <table:table-cell table:style-name="ce8" office:value-type="time" office:time-value="PT00H00M12.5S" calcext:value-type="time">
            <text:p>00:12.5</text:p>
          </table:table-cell>
          <table:table-cell table:style-name="ce11" office:value-type="float" office:value="95.4" calcext:value-type="float">
            <text:p>95.4</text:p>
          </table:table-cell>
          <table:table-cell table:style-name="ce16" office:value-type="time" office:time-value="PT00H00M12.4S" calcext:value-type="time">
            <text:p>00:12.4</text:p>
          </table:table-cell>
          <table:table-cell office:value-type="float" office:value="90.6" calcext:value-type="float">
            <text:p>90.6</text:p>
          </table:table-cell>
          <table:table-cell table:style-name="ce18" office:value-type="time" office:time-value="PT00H06M30S" calcext:value-type="time">
            <text:p>06:30.0</text:p>
          </table:table-cell>
          <table:table-cell table:style-name="ce20" office:value-type="float" office:value="435" calcext:value-type="float">
            <text:p>435</text:p>
          </table:table-cell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0M14.2S" calcext:value-type="time">
            <text:p>00:14.2</text:p>
          </table:table-cell>
          <table:table-cell table:style-name="ce11" office:value-type="float" office:value="148.4" calcext:value-type="float">
            <text:p>148.4</text:p>
          </table:table-cell>
          <table:table-cell table:style-name="ce8" office:value-type="time" office:time-value="PT00H00M13.5S" calcext:value-type="time">
            <text:p>00:13.5</text:p>
          </table:table-cell>
          <table:table-cell table:style-name="ce11" office:value-type="float" office:value="102" calcext:value-type="float">
            <text:p>102</text:p>
          </table:table-cell>
          <table:table-cell table:style-name="ce16" office:value-type="time" office:time-value="PT00H00M13.5S" calcext:value-type="time">
            <text:p>00:13.5</text:p>
          </table:table-cell>
          <table:table-cell office:value-type="float" office:value="93.1" calcext:value-type="float">
            <text:p>93.1</text:p>
          </table:table-cell>
          <table:table-cell table:style-name="ce8" office:value-type="time" office:time-value="PT00H07M00S" calcext:value-type="time">
            <text:p>07:00.0</text:p>
          </table:table-cell>
          <table:table-cell office:value-type="float" office:value="445" calcext:value-type="float">
            <text:p>445</text:p>
          </table:table-cell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0M15.2S" calcext:value-type="time">
            <text:p>00:15.2</text:p>
          </table:table-cell>
          <table:table-cell table:style-name="ce11" office:value-type="float" office:value="151.9" calcext:value-type="float">
            <text:p>151.9</text:p>
          </table:table-cell>
          <table:table-cell table:style-name="ce8" office:value-type="time" office:time-value="PT00H00M14.4S" calcext:value-type="time">
            <text:p>00:14.4</text:p>
          </table:table-cell>
          <table:table-cell table:style-name="ce11" office:value-type="float" office:value="108.8" calcext:value-type="float">
            <text:p>108.8</text:p>
          </table:table-cell>
          <table:table-cell table:style-name="ce16" office:value-type="time" office:time-value="PT00H00M14.4S" calcext:value-type="time">
            <text:p>00:14.4</text:p>
          </table:table-cell>
          <table:table-cell office:value-type="float" office:value="97.3" calcext:value-type="float">
            <text:p>97.3</text:p>
          </table:table-cell>
          <table:table-cell table:style-name="ce18" office:value-type="time" office:time-value="PT00H07M30S" calcext:value-type="time">
            <text:p>07:30.0</text:p>
          </table:table-cell>
          <table:table-cell table:style-name="ce20" office:value-type="float" office:value="452" calcext:value-type="float">
            <text:p>452</text:p>
          </table:table-cell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0M16.2S" calcext:value-type="time">
            <text:p>00:16.2</text:p>
          </table:table-cell>
          <table:table-cell table:style-name="ce11" office:value-type="float" office:value="155.7" calcext:value-type="float">
            <text:p>155.7</text:p>
          </table:table-cell>
          <table:table-cell table:style-name="ce8" office:value-type="time" office:time-value="PT00H00M15.4S" calcext:value-type="time">
            <text:p>00:15.4</text:p>
          </table:table-cell>
          <table:table-cell table:style-name="ce11" office:value-type="float" office:value="115.2" calcext:value-type="float">
            <text:p>115.2</text:p>
          </table:table-cell>
          <table:table-cell table:style-name="ce16" office:value-type="time" office:time-value="PT00H00M15.4S" calcext:value-type="time">
            <text:p>00:15.4</text:p>
          </table:table-cell>
          <table:table-cell office:value-type="float" office:value="102.2" calcext:value-type="float">
            <text:p>102.2</text:p>
          </table:table-cell>
          <table:table-cell table:style-name="ce8" office:value-type="time" office:time-value="PT00H08M00S" calcext:value-type="time">
            <text:p>08:00.0</text:p>
          </table:table-cell>
          <table:table-cell office:value-type="float" office:value="460" calcext:value-type="float">
            <text:p>460</text:p>
          </table:table-cell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0M17.2S" calcext:value-type="time">
            <text:p>00:17.2</text:p>
          </table:table-cell>
          <table:table-cell table:style-name="ce11" office:value-type="float" office:value="161" calcext:value-type="float">
            <text:p>161</text:p>
          </table:table-cell>
          <table:table-cell table:style-name="ce8" office:value-type="time" office:time-value="PT00H00M16.3S" calcext:value-type="time">
            <text:p>00:16.3</text:p>
          </table:table-cell>
          <table:table-cell table:style-name="ce11" office:value-type="float" office:value="121.1" calcext:value-type="float">
            <text:p>121.1</text:p>
          </table:table-cell>
          <table:table-cell table:style-name="ce16" office:value-type="time" office:time-value="PT00H00M16.4S" calcext:value-type="time">
            <text:p>00:16.4</text:p>
          </table:table-cell>
          <table:table-cell office:value-type="float" office:value="107.3" calcext:value-type="float">
            <text:p>107.3</text:p>
          </table:table-cell>
          <table:table-cell table:style-name="ce18" office:value-type="time" office:time-value="PT00H08M30S" calcext:value-type="time">
            <text:p>08:30.0</text:p>
          </table:table-cell>
          <table:table-cell table:style-name="ce20" office:value-type="float" office:value="467" calcext:value-type="float">
            <text:p>467</text:p>
          </table:table-cell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0M18.2S" calcext:value-type="time">
            <text:p>00:18.2</text:p>
          </table:table-cell>
          <table:table-cell table:style-name="ce11" office:value-type="float" office:value="168.4" calcext:value-type="float">
            <text:p>168.4</text:p>
          </table:table-cell>
          <table:table-cell table:style-name="ce8" office:value-type="time" office:time-value="PT00H00M17.3S" calcext:value-type="time">
            <text:p>00:17.3</text:p>
          </table:table-cell>
          <table:table-cell table:style-name="ce11" office:value-type="float" office:value="126.5" calcext:value-type="float">
            <text:p>126.5</text:p>
          </table:table-cell>
          <table:table-cell table:style-name="ce16" office:value-type="time" office:time-value="PT00H00M17.3S" calcext:value-type="time">
            <text:p>00:17.3</text:p>
          </table:table-cell>
          <table:table-cell office:value-type="float" office:value="112.6" calcext:value-type="float">
            <text:p>112.6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0M19.2S" calcext:value-type="time">
            <text:p>00:19.2</text:p>
          </table:table-cell>
          <table:table-cell table:style-name="ce11" office:value-type="float" office:value="175.8" calcext:value-type="float">
            <text:p>175.8</text:p>
          </table:table-cell>
          <table:table-cell table:style-name="ce8" office:value-type="time" office:time-value="PT00H00M18.2S" calcext:value-type="time">
            <text:p>00:18.2</text:p>
          </table:table-cell>
          <table:table-cell table:style-name="ce11" office:value-type="float" office:value="132" calcext:value-type="float">
            <text:p>132</text:p>
          </table:table-cell>
          <table:table-cell table:style-name="ce16" office:value-type="time" office:time-value="PT00H00M18.3S" calcext:value-type="time">
            <text:p>00:18.3</text:p>
          </table:table-cell>
          <table:table-cell office:value-type="float" office:value="118" calcext:value-type="float">
            <text:p>118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0M20.2S" calcext:value-type="time">
            <text:p>00:20.2</text:p>
          </table:table-cell>
          <table:table-cell table:style-name="ce11" office:value-type="float" office:value="181.8" calcext:value-type="float">
            <text:p>181.8</text:p>
          </table:table-cell>
          <table:table-cell table:style-name="ce8" office:value-type="time" office:time-value="PT00H00M19.2S" calcext:value-type="time">
            <text:p>00:19.2</text:p>
          </table:table-cell>
          <table:table-cell table:style-name="ce11" office:value-type="float" office:value="137.4" calcext:value-type="float">
            <text:p>137.4</text:p>
          </table:table-cell>
          <table:table-cell table:style-name="ce16" office:value-type="time" office:time-value="PT00H00M19.2S" calcext:value-type="time">
            <text:p>00:19.2</text:p>
          </table:table-cell>
          <table:table-cell office:value-type="float" office:value="123.1" calcext:value-type="float">
            <text:p>123.1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0M21.2S" calcext:value-type="time">
            <text:p>00:21.2</text:p>
          </table:table-cell>
          <table:table-cell table:style-name="ce11" office:value-type="float" office:value="189.4" calcext:value-type="float">
            <text:p>189.4</text:p>
          </table:table-cell>
          <table:table-cell table:style-name="ce8" office:value-type="time" office:time-value="PT00H00M20.1S" calcext:value-type="time">
            <text:p>00:20.1</text:p>
          </table:table-cell>
          <table:table-cell table:style-name="ce11" office:value-type="float" office:value="142.3" calcext:value-type="float">
            <text:p>142.3</text:p>
          </table:table-cell>
          <table:table-cell table:style-name="ce16" office:value-type="time" office:time-value="PT00H00M20.2S" calcext:value-type="time">
            <text:p>00:20.2</text:p>
          </table:table-cell>
          <table:table-cell office:value-type="float" office:value="128.2" calcext:value-type="float">
            <text:p>128.2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0M22.2S" calcext:value-type="time">
            <text:p>00:22.2</text:p>
          </table:table-cell>
          <table:table-cell table:style-name="ce11" office:value-type="float" office:value="194.2" calcext:value-type="float">
            <text:p>194.2</text:p>
          </table:table-cell>
          <table:table-cell table:style-name="ce8" office:value-type="time" office:time-value="PT00H00M21.1S" calcext:value-type="time">
            <text:p>00:21.1</text:p>
          </table:table-cell>
          <table:table-cell table:style-name="ce11" office:value-type="float" office:value="146.5" calcext:value-type="float">
            <text:p>146.5</text:p>
          </table:table-cell>
          <table:table-cell table:style-name="ce16" office:value-type="time" office:time-value="PT00H00M21.1S" calcext:value-type="time">
            <text:p>00:21.1</text:p>
          </table:table-cell>
          <table:table-cell office:value-type="float" office:value="133.2" calcext:value-type="float">
            <text:p>133.2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0M23.2S" calcext:value-type="time">
            <text:p>00:23.2</text:p>
          </table:table-cell>
          <table:table-cell table:style-name="ce11" office:value-type="float" office:value="196.7" calcext:value-type="float">
            <text:p>196.7</text:p>
          </table:table-cell>
          <table:table-cell table:style-name="ce8" office:value-type="time" office:time-value="PT00H00M22S" calcext:value-type="time">
            <text:p>00:22.0</text:p>
          </table:table-cell>
          <table:table-cell table:style-name="ce11" office:value-type="float" office:value="151" calcext:value-type="float">
            <text:p>151</text:p>
          </table:table-cell>
          <table:table-cell table:style-name="ce16" office:value-type="time" office:time-value="PT00H00M22.1S" calcext:value-type="time">
            <text:p>00:22.1</text:p>
          </table:table-cell>
          <table:table-cell office:value-type="float" office:value="138" calcext:value-type="float">
            <text:p>138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0M24.2S" calcext:value-type="time">
            <text:p>00:24.2</text:p>
          </table:table-cell>
          <table:table-cell table:style-name="ce11" office:value-type="float" office:value="200.8" calcext:value-type="float">
            <text:p>200.8</text:p>
          </table:table-cell>
          <table:table-cell table:style-name="ce8" office:value-type="time" office:time-value="PT00H00M23S" calcext:value-type="time">
            <text:p>00:23.0</text:p>
          </table:table-cell>
          <table:table-cell table:style-name="ce11" office:value-type="float" office:value="155.1" calcext:value-type="float">
            <text:p>155.1</text:p>
          </table:table-cell>
          <table:table-cell table:style-name="ce16" office:value-type="time" office:time-value="PT00H00M23S" calcext:value-type="time">
            <text:p>00:23.0</text:p>
          </table:table-cell>
          <table:table-cell office:value-type="float" office:value="142.6" calcext:value-type="float">
            <text:p>142.6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0M25.2S" calcext:value-type="time">
            <text:p>00:25.2</text:p>
          </table:table-cell>
          <table:table-cell table:style-name="ce11" office:value-type="float" office:value="201.4" calcext:value-type="float">
            <text:p>201.4</text:p>
          </table:table-cell>
          <table:table-cell table:style-name="ce8" office:value-type="time" office:time-value="PT00H00M23.9S" calcext:value-type="time">
            <text:p>00:23.9</text:p>
          </table:table-cell>
          <table:table-cell table:style-name="ce11" office:value-type="float" office:value="158.8" calcext:value-type="float">
            <text:p>158.8</text:p>
          </table:table-cell>
          <table:table-cell table:style-name="ce16" office:value-type="time" office:time-value="PT00H00M24S" calcext:value-type="time">
            <text:p>00:24.0</text:p>
          </table:table-cell>
          <table:table-cell office:value-type="float" office:value="147" calcext:value-type="float">
            <text:p>147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0M26.2S" calcext:value-type="time">
            <text:p>00:26.2</text:p>
          </table:table-cell>
          <table:table-cell table:style-name="ce11" office:value-type="float" office:value="200.9" calcext:value-type="float">
            <text:p>200.9</text:p>
          </table:table-cell>
          <table:table-cell table:style-name="ce8" office:value-type="time" office:time-value="PT00H00M24.9S" calcext:value-type="time">
            <text:p>00:24.9</text:p>
          </table:table-cell>
          <table:table-cell table:style-name="ce11" office:value-type="float" office:value="162.5" calcext:value-type="float">
            <text:p>162.5</text:p>
          </table:table-cell>
          <table:table-cell table:style-name="ce16" office:value-type="time" office:time-value="PT00H00M24.9S" calcext:value-type="time">
            <text:p>00:24.9</text:p>
          </table:table-cell>
          <table:table-cell office:value-type="float" office:value="151.3" calcext:value-type="float">
            <text:p>151.3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0M27.2S" calcext:value-type="time">
            <text:p>00:27.2</text:p>
          </table:table-cell>
          <table:table-cell table:style-name="ce11" office:value-type="float" office:value="198.2" calcext:value-type="float">
            <text:p>198.2</text:p>
          </table:table-cell>
          <table:table-cell table:style-name="ce8" office:value-type="time" office:time-value="PT00H00M25.9S" calcext:value-type="time">
            <text:p>00:25.9</text:p>
          </table:table-cell>
          <table:table-cell table:style-name="ce11" office:value-type="float" office:value="166.7" calcext:value-type="float">
            <text:p>166.7</text:p>
          </table:table-cell>
          <table:table-cell table:style-name="ce16" office:value-type="time" office:time-value="PT00H00M25.9S" calcext:value-type="time">
            <text:p>00:25.9</text:p>
          </table:table-cell>
          <table:table-cell office:value-type="float" office:value="155.4" calcext:value-type="float">
            <text:p>155.4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0M28.2S" calcext:value-type="time">
            <text:p>00:28.2</text:p>
          </table:table-cell>
          <table:table-cell table:style-name="ce11" office:value-type="float" office:value="194.2" calcext:value-type="float">
            <text:p>194.2</text:p>
          </table:table-cell>
          <table:table-cell table:style-name="ce8" office:value-type="time" office:time-value="PT00H00M26.9S" calcext:value-type="time">
            <text:p>00:26.9</text:p>
          </table:table-cell>
          <table:table-cell table:style-name="ce11" office:value-type="float" office:value="170.6" calcext:value-type="float">
            <text:p>170.6</text:p>
          </table:table-cell>
          <table:table-cell table:style-name="ce16" office:value-type="time" office:time-value="PT00H00M26.8S" calcext:value-type="time">
            <text:p>00:26.8</text:p>
          </table:table-cell>
          <table:table-cell office:value-type="float" office:value="159.4" calcext:value-type="float">
            <text:p>159.4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0M29.2S" calcext:value-type="time">
            <text:p>00:29.2</text:p>
          </table:table-cell>
          <table:table-cell table:style-name="ce11" office:value-type="float" office:value="189.8" calcext:value-type="float">
            <text:p>189.8</text:p>
          </table:table-cell>
          <table:table-cell table:style-name="ce8" office:value-type="time" office:time-value="PT00H00M27.8S" calcext:value-type="time">
            <text:p>00:27.8</text:p>
          </table:table-cell>
          <table:table-cell table:style-name="ce11" office:value-type="float" office:value="174" calcext:value-type="float">
            <text:p>174</text:p>
          </table:table-cell>
          <table:table-cell table:style-name="ce16" office:value-type="time" office:time-value="PT00H00M27.8S" calcext:value-type="time">
            <text:p>00:27.8</text:p>
          </table:table-cell>
          <table:table-cell office:value-type="float" office:value="163.3" calcext:value-type="float">
            <text:p>163.3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0M30.2S" calcext:value-type="time">
            <text:p>00:30.2</text:p>
          </table:table-cell>
          <table:table-cell table:style-name="ce11" office:value-type="float" office:value="186.7" calcext:value-type="float">
            <text:p>186.7</text:p>
          </table:table-cell>
          <table:table-cell table:style-name="ce8" office:value-type="time" office:time-value="PT00H00M28.8S" calcext:value-type="time">
            <text:p>00:28.8</text:p>
          </table:table-cell>
          <table:table-cell table:style-name="ce11" office:value-type="float" office:value="177.4" calcext:value-type="float">
            <text:p>177.4</text:p>
          </table:table-cell>
          <table:table-cell table:style-name="ce16" office:value-type="time" office:time-value="PT00H00M28.7S" calcext:value-type="time">
            <text:p>00:28.7</text:p>
          </table:table-cell>
          <table:table-cell office:value-type="float" office:value="167.2" calcext:value-type="float">
            <text:p>167.2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0M31.2S" calcext:value-type="time">
            <text:p>00:31.2</text:p>
          </table:table-cell>
          <table:table-cell table:style-name="ce11" office:value-type="float" office:value="185" calcext:value-type="float">
            <text:p>185</text:p>
          </table:table-cell>
          <table:table-cell table:style-name="ce8" office:value-type="time" office:time-value="PT00H00M29.7S" calcext:value-type="time">
            <text:p>00:29.7</text:p>
          </table:table-cell>
          <table:table-cell table:style-name="ce11" office:value-type="float" office:value="180.4" calcext:value-type="float">
            <text:p>180.4</text:p>
          </table:table-cell>
          <table:table-cell table:style-name="ce16" office:value-type="time" office:time-value="PT00H00M29.7S" calcext:value-type="time">
            <text:p>00:29.7</text:p>
          </table:table-cell>
          <table:table-cell office:value-type="float" office:value="170.6" calcext:value-type="float">
            <text:p>170.6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0M32.2S" calcext:value-type="time">
            <text:p>00:32.2</text:p>
          </table:table-cell>
          <table:table-cell table:style-name="ce11" office:value-type="float" office:value="188.2" calcext:value-type="float">
            <text:p>188.2</text:p>
          </table:table-cell>
          <table:table-cell table:style-name="ce8" office:value-type="time" office:time-value="PT00H00M30.7S" calcext:value-type="time">
            <text:p>00:30.7</text:p>
          </table:table-cell>
          <table:table-cell table:style-name="ce11" office:value-type="float" office:value="184.1" calcext:value-type="float">
            <text:p>184.1</text:p>
          </table:table-cell>
          <table:table-cell table:style-name="ce16" office:value-type="time" office:time-value="PT00H00M30.6S" calcext:value-type="time">
            <text:p>00:30.6</text:p>
          </table:table-cell>
          <table:table-cell office:value-type="float" office:value="173.9" calcext:value-type="float">
            <text:p>173.9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0M33.2S" calcext:value-type="time">
            <text:p>00:33.2</text:p>
          </table:table-cell>
          <table:table-cell table:style-name="ce11" office:value-type="float" office:value="191.1" calcext:value-type="float">
            <text:p>191.1</text:p>
          </table:table-cell>
          <table:table-cell table:style-name="ce8" office:value-type="time" office:time-value="PT00H00M31.6S" calcext:value-type="time">
            <text:p>00:31.6</text:p>
          </table:table-cell>
          <table:table-cell table:style-name="ce11" office:value-type="float" office:value="187.1" calcext:value-type="float">
            <text:p>187.1</text:p>
          </table:table-cell>
          <table:table-cell table:style-name="ce16" office:value-type="time" office:time-value="PT00H00M31.6S" calcext:value-type="time">
            <text:p>00:31.6</text:p>
          </table:table-cell>
          <table:table-cell office:value-type="float" office:value="177.2" calcext:value-type="float">
            <text:p>177.2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0M34.2S" calcext:value-type="time">
            <text:p>00:34.2</text:p>
          </table:table-cell>
          <table:table-cell table:style-name="ce11" office:value-type="float" office:value="193.4" calcext:value-type="float">
            <text:p>193.4</text:p>
          </table:table-cell>
          <table:table-cell table:style-name="ce8" office:value-type="time" office:time-value="PT00H00M32.6S" calcext:value-type="time">
            <text:p>00:32.6</text:p>
          </table:table-cell>
          <table:table-cell table:style-name="ce11" office:value-type="float" office:value="190.8" calcext:value-type="float">
            <text:p>190.8</text:p>
          </table:table-cell>
          <table:table-cell table:style-name="ce16" office:value-type="time" office:time-value="PT00H00M32.5S" calcext:value-type="time">
            <text:p>00:32.5</text:p>
          </table:table-cell>
          <table:table-cell office:value-type="float" office:value="180.5" calcext:value-type="float">
            <text:p>180.5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0M35.2S" calcext:value-type="time">
            <text:p>00:35.2</text:p>
          </table:table-cell>
          <table:table-cell table:style-name="ce11" office:value-type="float" office:value="197.6" calcext:value-type="float">
            <text:p>197.6</text:p>
          </table:table-cell>
          <table:table-cell table:style-name="ce8" office:value-type="time" office:time-value="PT00H00M33.5S" calcext:value-type="time">
            <text:p>00:33.5</text:p>
          </table:table-cell>
          <table:table-cell table:style-name="ce11" office:value-type="float" office:value="194.5" calcext:value-type="float">
            <text:p>194.5</text:p>
          </table:table-cell>
          <table:table-cell table:style-name="ce16" office:value-type="time" office:time-value="PT00H00M33.5S" calcext:value-type="time">
            <text:p>00:33.5</text:p>
          </table:table-cell>
          <table:table-cell office:value-type="float" office:value="183.8" calcext:value-type="float">
            <text:p>183.8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0M36.2S" calcext:value-type="time">
            <text:p>00:36.2</text:p>
          </table:table-cell>
          <table:table-cell table:style-name="ce11" office:value-type="float" office:value="202.8" calcext:value-type="float">
            <text:p>202.8</text:p>
          </table:table-cell>
          <table:table-cell table:style-name="ce8" office:value-type="time" office:time-value="PT00H00M34.5S" calcext:value-type="time">
            <text:p>00:34.5</text:p>
          </table:table-cell>
          <table:table-cell table:style-name="ce11" office:value-type="float" office:value="194.9" calcext:value-type="float">
            <text:p>194.9</text:p>
          </table:table-cell>
          <table:table-cell table:style-name="ce16" office:value-type="time" office:time-value="PT00H00M34.5S" calcext:value-type="time">
            <text:p>00:34.5</text:p>
          </table:table-cell>
          <table:table-cell office:value-type="float" office:value="187.1" calcext:value-type="float">
            <text:p>187.1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0M37.2S" calcext:value-type="time">
            <text:p>00:37.2</text:p>
          </table:table-cell>
          <table:table-cell table:style-name="ce11" office:value-type="float" office:value="208.9" calcext:value-type="float">
            <text:p>208.9</text:p>
          </table:table-cell>
          <table:table-cell table:style-name="ce8" office:value-type="time" office:time-value="PT00H00M35.4S" calcext:value-type="time">
            <text:p>00:35.4</text:p>
          </table:table-cell>
          <table:table-cell table:style-name="ce11" office:value-type="float" office:value="198.2" calcext:value-type="float">
            <text:p>198.2</text:p>
          </table:table-cell>
          <table:table-cell table:style-name="ce16" office:value-type="time" office:time-value="PT00H00M35.4S" calcext:value-type="time">
            <text:p>00:35.4</text:p>
          </table:table-cell>
          <table:table-cell office:value-type="float" office:value="190.2" calcext:value-type="float">
            <text:p>190.2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0M38.2S" calcext:value-type="time">
            <text:p>00:38.2</text:p>
          </table:table-cell>
          <table:table-cell table:style-name="ce11" office:value-type="float" office:value="216.7" calcext:value-type="float">
            <text:p>216.7</text:p>
          </table:table-cell>
          <table:table-cell table:style-name="ce8" office:value-type="time" office:time-value="PT00H00M36.4S" calcext:value-type="time">
            <text:p>00:36.4</text:p>
          </table:table-cell>
          <table:table-cell table:style-name="ce11" office:value-type="float" office:value="201.9" calcext:value-type="float">
            <text:p>201.9</text:p>
          </table:table-cell>
          <table:table-cell table:style-name="ce16" office:value-type="time" office:time-value="PT00H00M36.4S" calcext:value-type="time">
            <text:p>00:36.4</text:p>
          </table:table-cell>
          <table:table-cell office:value-type="float" office:value="193.3" calcext:value-type="float">
            <text:p>193.3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0M39.2S" calcext:value-type="time">
            <text:p>00:39.2</text:p>
          </table:table-cell>
          <table:table-cell table:style-name="ce11" office:value-type="float" office:value="225" calcext:value-type="float">
            <text:p>225</text:p>
          </table:table-cell>
          <table:table-cell table:style-name="ce8" office:value-type="time" office:time-value="PT00H00M37.3S" calcext:value-type="time">
            <text:p>00:37.3</text:p>
          </table:table-cell>
          <table:table-cell table:style-name="ce11" office:value-type="float" office:value="204.8" calcext:value-type="float">
            <text:p>204.8</text:p>
          </table:table-cell>
          <table:table-cell table:style-name="ce16" office:value-type="time" office:time-value="PT00H00M37.3S" calcext:value-type="time">
            <text:p>00:37.3</text:p>
          </table:table-cell>
          <table:table-cell office:value-type="float" office:value="196.3" calcext:value-type="float">
            <text:p>196.3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0M40.2S" calcext:value-type="time">
            <text:p>00:40.2</text:p>
          </table:table-cell>
          <table:table-cell table:style-name="ce11" office:value-type="float" office:value="232.7" calcext:value-type="float">
            <text:p>232.7</text:p>
          </table:table-cell>
          <table:table-cell table:style-name="ce8" office:value-type="time" office:time-value="PT00H00M38.3S" calcext:value-type="time">
            <text:p>00:38.3</text:p>
          </table:table-cell>
          <table:table-cell table:style-name="ce11" office:value-type="float" office:value="207.4" calcext:value-type="float">
            <text:p>207.4</text:p>
          </table:table-cell>
          <table:table-cell table:style-name="ce16" office:value-type="time" office:time-value="PT00H00M38.3S" calcext:value-type="time">
            <text:p>00:38.3</text:p>
          </table:table-cell>
          <table:table-cell office:value-type="float" office:value="199.5" calcext:value-type="float">
            <text:p>199.5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0M41.2S" calcext:value-type="time">
            <text:p>00:41.2</text:p>
          </table:table-cell>
          <table:table-cell table:style-name="ce11" office:value-type="float" office:value="237.6" calcext:value-type="float">
            <text:p>237.6</text:p>
          </table:table-cell>
          <table:table-cell table:style-name="ce8" office:value-type="time" office:time-value="PT00H00M39.2S" calcext:value-type="time">
            <text:p>00:39.2</text:p>
          </table:table-cell>
          <table:table-cell table:style-name="ce11" office:value-type="float" office:value="210.2" calcext:value-type="float">
            <text:p>210.2</text:p>
          </table:table-cell>
          <table:table-cell table:style-name="ce16" office:value-type="time" office:time-value="PT00H00M39.2S" calcext:value-type="time">
            <text:p>00:39.2</text:p>
          </table:table-cell>
          <table:table-cell office:value-type="float" office:value="202.5" calcext:value-type="float">
            <text:p>202.5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0M42.2S" calcext:value-type="time">
            <text:p>00:42.2</text:p>
          </table:table-cell>
          <table:table-cell table:style-name="ce11" office:value-type="float" office:value="237.9" calcext:value-type="float">
            <text:p>237.9</text:p>
          </table:table-cell>
          <table:table-cell table:style-name="ce8" office:value-type="time" office:time-value="PT00H00M40.2S" calcext:value-type="time">
            <text:p>00:40.2</text:p>
          </table:table-cell>
          <table:table-cell table:style-name="ce11" office:value-type="float" office:value="213.2" calcext:value-type="float">
            <text:p>213.2</text:p>
          </table:table-cell>
          <table:table-cell table:style-name="ce16" office:value-type="time" office:time-value="PT00H00M40.2S" calcext:value-type="time">
            <text:p>00:40.2</text:p>
          </table:table-cell>
          <table:table-cell office:value-type="float" office:value="205.5" calcext:value-type="float">
            <text:p>205.5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0M43.2S" calcext:value-type="time">
            <text:p>00:43.2</text:p>
          </table:table-cell>
          <table:table-cell table:style-name="ce11" office:value-type="float" office:value="238.5" calcext:value-type="float">
            <text:p>238.5</text:p>
          </table:table-cell>
          <table:table-cell table:style-name="ce8" office:value-type="time" office:time-value="PT00H00M41.1S" calcext:value-type="time">
            <text:p>00:41.1</text:p>
          </table:table-cell>
          <table:table-cell table:style-name="ce11" office:value-type="float" office:value="216.7" calcext:value-type="float">
            <text:p>216.7</text:p>
          </table:table-cell>
          <table:table-cell table:style-name="ce16" office:value-type="time" office:time-value="PT00H00M41.1S" calcext:value-type="time">
            <text:p>00:41.1</text:p>
          </table:table-cell>
          <table:table-cell office:value-type="float" office:value="208.2" calcext:value-type="float">
            <text:p>208.2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0M44.3S" calcext:value-type="time">
            <text:p>00:44.3</text:p>
          </table:table-cell>
          <table:table-cell table:style-name="ce11" office:value-type="float" office:value="239.3" calcext:value-type="float">
            <text:p>239.3</text:p>
          </table:table-cell>
          <table:table-cell table:style-name="ce8" office:value-type="time" office:time-value="PT00H00M42.1S" calcext:value-type="time">
            <text:p>00:42.1</text:p>
          </table:table-cell>
          <table:table-cell table:style-name="ce11" office:value-type="float" office:value="218.8" calcext:value-type="float">
            <text:p>218.8</text:p>
          </table:table-cell>
          <table:table-cell table:style-name="ce16" office:value-type="time" office:time-value="PT00H00M42.1S" calcext:value-type="time">
            <text:p>00:42.1</text:p>
          </table:table-cell>
          <table:table-cell office:value-type="float" office:value="210.9" calcext:value-type="float">
            <text:p>210.9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0M45.3S" calcext:value-type="time">
            <text:p>00:45.3</text:p>
          </table:table-cell>
          <table:table-cell table:style-name="ce11" office:value-type="float" office:value="239" calcext:value-type="float">
            <text:p>239</text:p>
          </table:table-cell>
          <table:table-cell table:style-name="ce8" office:value-type="time" office:time-value="PT00H00M43.1S" calcext:value-type="time">
            <text:p>00:43.1</text:p>
          </table:table-cell>
          <table:table-cell table:style-name="ce11" office:value-type="float" office:value="221.3" calcext:value-type="float">
            <text:p>221.3</text:p>
          </table:table-cell>
          <table:table-cell table:style-name="ce16" office:value-type="time" office:time-value="PT00H00M43S" calcext:value-type="time">
            <text:p>00:43.0</text:p>
          </table:table-cell>
          <table:table-cell office:value-type="float" office:value="213.7" calcext:value-type="float">
            <text:p>213.7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0M46.3S" calcext:value-type="time">
            <text:p>00:46.3</text:p>
          </table:table-cell>
          <table:table-cell table:style-name="ce11" office:value-type="float" office:value="239" calcext:value-type="float">
            <text:p>239</text:p>
          </table:table-cell>
          <table:table-cell table:style-name="ce8" office:value-type="time" office:time-value="PT00H00M44S" calcext:value-type="time">
            <text:p>00:44.0</text:p>
          </table:table-cell>
          <table:table-cell table:style-name="ce11" office:value-type="float" office:value="226.9" calcext:value-type="float">
            <text:p>226.9</text:p>
          </table:table-cell>
          <table:table-cell table:style-name="ce16" office:value-type="time" office:time-value="PT00H00M44S" calcext:value-type="time">
            <text:p>00:44.0</text:p>
          </table:table-cell>
          <table:table-cell office:value-type="float" office:value="216.3" calcext:value-type="float">
            <text:p>216.3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1M11.3S" calcext:value-type="time">
            <text:p>01:11.3</text:p>
          </table:table-cell>
          <table:table-cell table:style-name="ce11" office:value-type="float" office:value="229.2" calcext:value-type="float">
            <text:p>229.2</text:p>
          </table:table-cell>
          <table:table-cell table:style-name="ce8" office:value-type="time" office:time-value="PT00H00M45S" calcext:value-type="time">
            <text:p>00:45.0</text:p>
          </table:table-cell>
          <table:table-cell table:style-name="ce11" office:value-type="float" office:value="229.1" calcext:value-type="float">
            <text:p>229.1</text:p>
          </table:table-cell>
          <table:table-cell table:style-name="ce16" office:value-type="time" office:time-value="PT00H00M44.9S" calcext:value-type="time">
            <text:p>00:44.9</text:p>
          </table:table-cell>
          <table:table-cell office:value-type="float" office:value="219.2" calcext:value-type="float">
            <text:p>219.2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1M12.3S" calcext:value-type="time">
            <text:p>01:12.3</text:p>
          </table:table-cell>
          <table:table-cell table:style-name="ce11" office:value-type="float" office:value="230.4" calcext:value-type="float">
            <text:p>230.4</text:p>
          </table:table-cell>
          <table:table-cell table:style-name="ce8" office:value-type="time" office:time-value="PT00H00M45.9S" calcext:value-type="time">
            <text:p>00:45.9</text:p>
          </table:table-cell>
          <table:table-cell table:style-name="ce11" office:value-type="float" office:value="230.6" calcext:value-type="float">
            <text:p>230.6</text:p>
          </table:table-cell>
          <table:table-cell table:style-name="ce16" office:value-type="time" office:time-value="PT00H00M45.9S" calcext:value-type="time">
            <text:p>00:45.9</text:p>
          </table:table-cell>
          <table:table-cell office:value-type="float" office:value="221.6" calcext:value-type="float">
            <text:p>221.6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1M13.3S" calcext:value-type="time">
            <text:p>01:13.3</text:p>
          </table:table-cell>
          <table:table-cell table:style-name="ce11" office:value-type="float" office:value="231.7" calcext:value-type="float">
            <text:p>231.7</text:p>
          </table:table-cell>
          <table:table-cell table:style-name="ce8" office:value-type="time" office:time-value="PT00H00M46.9S" calcext:value-type="time">
            <text:p>00:46.9</text:p>
          </table:table-cell>
          <table:table-cell table:style-name="ce11" office:value-type="float" office:value="233.2" calcext:value-type="float">
            <text:p>233.2</text:p>
          </table:table-cell>
          <table:table-cell table:style-name="ce16" office:value-type="time" office:time-value="PT00H00M46.8S" calcext:value-type="time">
            <text:p>00:46.8</text:p>
          </table:table-cell>
          <table:table-cell office:value-type="float" office:value="223.8" calcext:value-type="float">
            <text:p>223.8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1M14.3S" calcext:value-type="time">
            <text:p>01:14.3</text:p>
          </table:table-cell>
          <table:table-cell table:style-name="ce11" office:value-type="float" office:value="231.3" calcext:value-type="float">
            <text:p>231.3</text:p>
          </table:table-cell>
          <table:table-cell table:style-name="ce8" office:value-type="time" office:time-value="PT00H00M47.8S" calcext:value-type="time">
            <text:p>00:47.8</text:p>
          </table:table-cell>
          <table:table-cell table:style-name="ce11" office:value-type="float" office:value="235.5" calcext:value-type="float">
            <text:p>235.5</text:p>
          </table:table-cell>
          <table:table-cell table:style-name="ce16" office:value-type="time" office:time-value="PT00H00M47.8S" calcext:value-type="time">
            <text:p>00:47.8</text:p>
          </table:table-cell>
          <table:table-cell office:value-type="float" office:value="226.2" calcext:value-type="float">
            <text:p>226.2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1M25.3S" calcext:value-type="time">
            <text:p>01:25.3</text:p>
          </table:table-cell>
          <table:table-cell table:style-name="ce11" office:value-type="float" office:value="258.9" calcext:value-type="float">
            <text:p>258.9</text:p>
          </table:table-cell>
          <table:table-cell table:style-name="ce8" office:value-type="time" office:time-value="PT00H00M48.8S" calcext:value-type="time">
            <text:p>00:48.8</text:p>
          </table:table-cell>
          <table:table-cell table:style-name="ce11" office:value-type="float" office:value="237.9" calcext:value-type="float">
            <text:p>237.9</text:p>
          </table:table-cell>
          <table:table-cell table:style-name="ce16" office:value-type="time" office:time-value="PT00H00M48.7S" calcext:value-type="time">
            <text:p>00:48.7</text:p>
          </table:table-cell>
          <table:table-cell office:value-type="float" office:value="228.5" calcext:value-type="float">
            <text:p>228.5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1M26.3S" calcext:value-type="time">
            <text:p>01:26.3</text:p>
          </table:table-cell>
          <table:table-cell table:style-name="ce11" office:value-type="float" office:value="265.1" calcext:value-type="float">
            <text:p>265.1</text:p>
          </table:table-cell>
          <table:table-cell table:style-name="ce8" office:value-type="time" office:time-value="PT00H00M49.7S" calcext:value-type="time">
            <text:p>00:49.7</text:p>
          </table:table-cell>
          <table:table-cell table:style-name="ce11" office:value-type="float" office:value="240.1" calcext:value-type="float">
            <text:p>240.1</text:p>
          </table:table-cell>
          <table:table-cell table:style-name="ce16" office:value-type="time" office:time-value="PT00H00M49.7S" calcext:value-type="time">
            <text:p>00:49.7</text:p>
          </table:table-cell>
          <table:table-cell office:value-type="float" office:value="230.9" calcext:value-type="float">
            <text:p>230.9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1M27.3S" calcext:value-type="time">
            <text:p>01:27.3</text:p>
          </table:table-cell>
          <table:table-cell table:style-name="ce11" office:value-type="float" office:value="291" calcext:value-type="float">
            <text:p>291</text:p>
          </table:table-cell>
          <table:table-cell table:style-name="ce8" office:value-type="time" office:time-value="PT00H00M50.7S" calcext:value-type="time">
            <text:p>00:50.7</text:p>
          </table:table-cell>
          <table:table-cell table:style-name="ce11" office:value-type="float" office:value="241.2" calcext:value-type="float">
            <text:p>241.2</text:p>
          </table:table-cell>
          <table:table-cell table:style-name="ce16" office:value-type="time" office:time-value="PT00H00M50.6S" calcext:value-type="time">
            <text:p>00:50.6</text:p>
          </table:table-cell>
          <table:table-cell office:value-type="float" office:value="233.2" calcext:value-type="float">
            <text:p>233.2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1M28.3S" calcext:value-type="time">
            <text:p>01:28.3</text:p>
          </table:table-cell>
          <table:table-cell table:style-name="ce11" office:value-type="float" office:value="296" calcext:value-type="float">
            <text:p>296</text:p>
          </table:table-cell>
          <table:table-cell table:style-name="ce8" office:value-type="time" office:time-value="PT00H00M51.6S" calcext:value-type="time">
            <text:p>00:51.6</text:p>
          </table:table-cell>
          <table:table-cell table:style-name="ce11" office:value-type="float" office:value="243.3" calcext:value-type="float">
            <text:p>243.3</text:p>
          </table:table-cell>
          <table:table-cell table:style-name="ce16" office:value-type="time" office:time-value="PT00H00M51.6S" calcext:value-type="time">
            <text:p>00:51.6</text:p>
          </table:table-cell>
          <table:table-cell office:value-type="float" office:value="235.5" calcext:value-type="float">
            <text:p>235.5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1M29.3S" calcext:value-type="time">
            <text:p>01:29.3</text:p>
          </table:table-cell>
          <table:table-cell table:style-name="ce11" office:value-type="float" office:value="298" calcext:value-type="float">
            <text:p>298</text:p>
          </table:table-cell>
          <table:table-cell table:style-name="ce8" office:value-type="time" office:time-value="PT00H00M52.6S" calcext:value-type="time">
            <text:p>00:52.6</text:p>
          </table:table-cell>
          <table:table-cell table:style-name="ce11" office:value-type="float" office:value="245" calcext:value-type="float">
            <text:p>245</text:p>
          </table:table-cell>
          <table:table-cell table:style-name="ce16" office:value-type="time" office:time-value="PT00H00M52.6S" calcext:value-type="time">
            <text:p>00:52.6</text:p>
          </table:table-cell>
          <table:table-cell office:value-type="float" office:value="237.5" calcext:value-type="float">
            <text:p>237.5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1M30.3S" calcext:value-type="time">
            <text:p>01:30.3</text:p>
          </table:table-cell>
          <table:table-cell table:style-name="ce11" office:value-type="float" office:value="299.9" calcext:value-type="float">
            <text:p>299.9</text:p>
          </table:table-cell>
          <table:table-cell table:style-name="ce8" office:value-type="time" office:time-value="PT00H00M53.5S" calcext:value-type="time">
            <text:p>00:53.5</text:p>
          </table:table-cell>
          <table:table-cell table:style-name="ce11" office:value-type="float" office:value="247.4" calcext:value-type="float">
            <text:p>247.4</text:p>
          </table:table-cell>
          <table:table-cell table:style-name="ce16" office:value-type="time" office:time-value="PT00H00M53.5S" calcext:value-type="time">
            <text:p>00:53.5</text:p>
          </table:table-cell>
          <table:table-cell office:value-type="float" office:value="239.2" calcext:value-type="float">
            <text:p>239.2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1M31.3S" calcext:value-type="time">
            <text:p>01:31.3</text:p>
          </table:table-cell>
          <table:table-cell table:style-name="ce11" office:value-type="float" office:value="301.7" calcext:value-type="float">
            <text:p>301.7</text:p>
          </table:table-cell>
          <table:table-cell table:style-name="ce8" office:value-type="time" office:time-value="PT00H00M54.5S" calcext:value-type="time">
            <text:p>00:54.5</text:p>
          </table:table-cell>
          <table:table-cell table:style-name="ce11" office:value-type="float" office:value="249.3" calcext:value-type="float">
            <text:p>249.3</text:p>
          </table:table-cell>
          <table:table-cell table:style-name="ce16" office:value-type="time" office:time-value="PT00H00M54.5S" calcext:value-type="time">
            <text:p>00:54.5</text:p>
          </table:table-cell>
          <table:table-cell office:value-type="float" office:value="240.9" calcext:value-type="float">
            <text:p>240.9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1M32.3S" calcext:value-type="time">
            <text:p>01:32.3</text:p>
          </table:table-cell>
          <table:table-cell table:style-name="ce11" office:value-type="float" office:value="303.4" calcext:value-type="float">
            <text:p>303.4</text:p>
          </table:table-cell>
          <table:table-cell table:style-name="ce8" office:value-type="time" office:time-value="PT00H00M55.4S" calcext:value-type="time">
            <text:p>00:55.4</text:p>
          </table:table-cell>
          <table:table-cell table:style-name="ce11" office:value-type="float" office:value="252.1" calcext:value-type="float">
            <text:p>252.1</text:p>
          </table:table-cell>
          <table:table-cell table:style-name="ce16" office:value-type="time" office:time-value="PT00H00M55.4S" calcext:value-type="time">
            <text:p>00:55.4</text:p>
          </table:table-cell>
          <table:table-cell office:value-type="float" office:value="242.4" calcext:value-type="float">
            <text:p>242.4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1M33.3S" calcext:value-type="time">
            <text:p>01:33.3</text:p>
          </table:table-cell>
          <table:table-cell table:style-name="ce11" office:value-type="float" office:value="304.9" calcext:value-type="float">
            <text:p>304.9</text:p>
          </table:table-cell>
          <table:table-cell table:style-name="ce8" office:value-type="time" office:time-value="PT00H00M56.4S" calcext:value-type="time">
            <text:p>00:56.4</text:p>
          </table:table-cell>
          <table:table-cell table:style-name="ce11" office:value-type="float" office:value="254" calcext:value-type="float">
            <text:p>254</text:p>
          </table:table-cell>
          <table:table-cell table:style-name="ce16" office:value-type="time" office:time-value="PT00H00M56.4S" calcext:value-type="time">
            <text:p>00:56.4</text:p>
          </table:table-cell>
          <table:table-cell office:value-type="float" office:value="243.7" calcext:value-type="float">
            <text:p>243.7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1M34.3S" calcext:value-type="time">
            <text:p>01:34.3</text:p>
          </table:table-cell>
          <table:table-cell table:style-name="ce11" office:value-type="float" office:value="306.7" calcext:value-type="float">
            <text:p>306.7</text:p>
          </table:table-cell>
          <table:table-cell table:style-name="ce8" office:value-type="time" office:time-value="PT00H00M57.3S" calcext:value-type="time">
            <text:p>00:57.3</text:p>
          </table:table-cell>
          <table:table-cell table:style-name="ce11" office:value-type="float" office:value="255.9" calcext:value-type="float">
            <text:p>255.9</text:p>
          </table:table-cell>
          <table:table-cell table:style-name="ce16" office:value-type="time" office:time-value="PT00H00M57.3S" calcext:value-type="time">
            <text:p>00:57.3</text:p>
          </table:table-cell>
          <table:table-cell office:value-type="float" office:value="244.9" calcext:value-type="float">
            <text:p>244.9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1M35.4S" calcext:value-type="time">
            <text:p>01:35.4</text:p>
          </table:table-cell>
          <table:table-cell table:style-name="ce11" office:value-type="float" office:value="307.9" calcext:value-type="float">
            <text:p>307.9</text:p>
          </table:table-cell>
          <table:table-cell table:style-name="ce8" office:value-type="time" office:time-value="PT00H00M58.3S" calcext:value-type="time">
            <text:p>00:58.3</text:p>
          </table:table-cell>
          <table:table-cell table:style-name="ce11" office:value-type="float" office:value="257.9" calcext:value-type="float">
            <text:p>257.9</text:p>
          </table:table-cell>
          <table:table-cell table:style-name="ce16" office:value-type="time" office:time-value="PT00H00M58.3S" calcext:value-type="time">
            <text:p>00:58.3</text:p>
          </table:table-cell>
          <table:table-cell office:value-type="float" office:value="246.1" calcext:value-type="float">
            <text:p>246.1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1M36.4S" calcext:value-type="time">
            <text:p>01:36.4</text:p>
          </table:table-cell>
          <table:table-cell table:style-name="ce11" office:value-type="float" office:value="308.8" calcext:value-type="float">
            <text:p>308.8</text:p>
          </table:table-cell>
          <table:table-cell table:style-name="ce8" office:value-type="time" office:time-value="PT00H00M59.2S" calcext:value-type="time">
            <text:p>00:59.2</text:p>
          </table:table-cell>
          <table:table-cell table:style-name="ce11" office:value-type="float" office:value="259.8" calcext:value-type="float">
            <text:p>259.8</text:p>
          </table:table-cell>
          <table:table-cell table:style-name="ce16" office:value-type="time" office:time-value="PT00H00M59.2S" calcext:value-type="time">
            <text:p>00:59.2</text:p>
          </table:table-cell>
          <table:table-cell office:value-type="float" office:value="247.1" calcext:value-type="float">
            <text:p>247.1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1M37.4S" calcext:value-type="time">
            <text:p>01:37.4</text:p>
          </table:table-cell>
          <table:table-cell table:style-name="ce11" office:value-type="float" office:value="309.6" calcext:value-type="float">
            <text:p>309.6</text:p>
          </table:table-cell>
          <table:table-cell table:style-name="ce8" office:value-type="time" office:time-value="PT00H01M00.2S" calcext:value-type="time">
            <text:p>01:00.2</text:p>
          </table:table-cell>
          <table:table-cell table:style-name="ce11" office:value-type="float" office:value="262.5" calcext:value-type="float">
            <text:p>262.5</text:p>
          </table:table-cell>
          <table:table-cell table:style-name="ce16" office:value-type="time" office:time-value="PT00H01M00.2S" calcext:value-type="time">
            <text:p>01:00.2</text:p>
          </table:table-cell>
          <table:table-cell office:value-type="float" office:value="247.9" calcext:value-type="float">
            <text:p>247.9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1M38.4S" calcext:value-type="time">
            <text:p>01:38.4</text:p>
          </table:table-cell>
          <table:table-cell table:style-name="ce11" office:value-type="float" office:value="308.3" calcext:value-type="float">
            <text:p>308.3</text:p>
          </table:table-cell>
          <table:table-cell table:style-name="ce8" office:value-type="time" office:time-value="PT00H01M01.1S" calcext:value-type="time">
            <text:p>01:01.1</text:p>
          </table:table-cell>
          <table:table-cell table:style-name="ce11" office:value-type="float" office:value="264.2" calcext:value-type="float">
            <text:p>264.2</text:p>
          </table:table-cell>
          <table:table-cell table:style-name="ce16" office:value-type="time" office:time-value="PT00H01M01.1S" calcext:value-type="time">
            <text:p>01:01.1</text:p>
          </table:table-cell>
          <table:table-cell office:value-type="float" office:value="248.9" calcext:value-type="float">
            <text:p>248.9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1M39.4S" calcext:value-type="time">
            <text:p>01:39.4</text:p>
          </table:table-cell>
          <table:table-cell table:style-name="ce11" office:value-type="float" office:value="307.1" calcext:value-type="float">
            <text:p>307.1</text:p>
          </table:table-cell>
          <table:table-cell table:style-name="ce8" office:value-type="time" office:time-value="PT00H01M02.1S" calcext:value-type="time">
            <text:p>01:02.1</text:p>
          </table:table-cell>
          <table:table-cell table:style-name="ce11" office:value-type="float" office:value="266" calcext:value-type="float">
            <text:p>266</text:p>
          </table:table-cell>
          <table:table-cell table:style-name="ce16" office:value-type="time" office:time-value="PT00H01M02.1S" calcext:value-type="time">
            <text:p>01:02.1</text:p>
          </table:table-cell>
          <table:table-cell office:value-type="float" office:value="249.7" calcext:value-type="float">
            <text:p>249.7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1M40.4S" calcext:value-type="time">
            <text:p>01:40.4</text:p>
          </table:table-cell>
          <table:table-cell table:style-name="ce11" office:value-type="float" office:value="305.7" calcext:value-type="float">
            <text:p>305.7</text:p>
          </table:table-cell>
          <table:table-cell table:style-name="ce8" office:value-type="time" office:time-value="PT00H01M03S" calcext:value-type="time">
            <text:p>01:03.0</text:p>
          </table:table-cell>
          <table:table-cell table:style-name="ce11" office:value-type="float" office:value="267.5" calcext:value-type="float">
            <text:p>267.5</text:p>
          </table:table-cell>
          <table:table-cell table:style-name="ce16" office:value-type="time" office:time-value="PT00H01M03S" calcext:value-type="time">
            <text:p>01:03.0</text:p>
          </table:table-cell>
          <table:table-cell office:value-type="float" office:value="250.7" calcext:value-type="float">
            <text:p>250.7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1M41.4S" calcext:value-type="time">
            <text:p>01:41.4</text:p>
          </table:table-cell>
          <table:table-cell table:style-name="ce11" office:value-type="float" office:value="303.6" calcext:value-type="float">
            <text:p>303.6</text:p>
          </table:table-cell>
          <table:table-cell table:style-name="ce8" office:value-type="time" office:time-value="PT00H01M04S" calcext:value-type="time">
            <text:p>01:04.0</text:p>
          </table:table-cell>
          <table:table-cell table:style-name="ce11" office:value-type="float" office:value="269.4" calcext:value-type="float">
            <text:p>269.4</text:p>
          </table:table-cell>
          <table:table-cell table:style-name="ce16" office:value-type="time" office:time-value="PT00H01M04S" calcext:value-type="time">
            <text:p>01:04.0</text:p>
          </table:table-cell>
          <table:table-cell office:value-type="float" office:value="251.8" calcext:value-type="float">
            <text:p>251.8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1M42.4S" calcext:value-type="time">
            <text:p>01:42.4</text:p>
          </table:table-cell>
          <table:table-cell table:style-name="ce11" office:value-type="float" office:value="301.6" calcext:value-type="float">
            <text:p>301.6</text:p>
          </table:table-cell>
          <table:table-cell table:style-name="ce8" office:value-type="time" office:time-value="PT00H01M04.9S" calcext:value-type="time">
            <text:p>01:04.9</text:p>
          </table:table-cell>
          <table:table-cell table:style-name="ce11" office:value-type="float" office:value="270.6" calcext:value-type="float">
            <text:p>270.6</text:p>
          </table:table-cell>
          <table:table-cell table:style-name="ce16" office:value-type="time" office:time-value="PT00H01M04.9S" calcext:value-type="time">
            <text:p>01:04.9</text:p>
          </table:table-cell>
          <table:table-cell office:value-type="float" office:value="253" calcext:value-type="float">
            <text:p>253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1M43.4S" calcext:value-type="time">
            <text:p>01:43.4</text:p>
          </table:table-cell>
          <table:table-cell table:style-name="ce11" office:value-type="float" office:value="299.8" calcext:value-type="float">
            <text:p>299.8</text:p>
          </table:table-cell>
          <table:table-cell table:style-name="ce8" office:value-type="time" office:time-value="PT00H01M05.9S" calcext:value-type="time">
            <text:p>01:05.9</text:p>
          </table:table-cell>
          <table:table-cell table:style-name="ce11" office:value-type="float" office:value="272.5" calcext:value-type="float">
            <text:p>272.5</text:p>
          </table:table-cell>
          <table:table-cell table:style-name="ce16" office:value-type="time" office:time-value="PT00H01M05.9S" calcext:value-type="time">
            <text:p>01:05.9</text:p>
          </table:table-cell>
          <table:table-cell office:value-type="float" office:value="253.9" calcext:value-type="float">
            <text:p>253.9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1M44.4S" calcext:value-type="time">
            <text:p>01:44.4</text:p>
          </table:table-cell>
          <table:table-cell table:style-name="ce11" office:value-type="float" office:value="297.7" calcext:value-type="float">
            <text:p>297.7</text:p>
          </table:table-cell>
          <table:table-cell table:style-name="ce8" office:value-type="time" office:time-value="PT00H01M06.9S" calcext:value-type="time">
            <text:p>01:06.9</text:p>
          </table:table-cell>
          <table:table-cell table:style-name="ce11" office:value-type="float" office:value="274.3" calcext:value-type="float">
            <text:p>274.3</text:p>
          </table:table-cell>
          <table:table-cell table:style-name="ce16" office:value-type="time" office:time-value="PT00H01M06.8S" calcext:value-type="time">
            <text:p>01:06.8</text:p>
          </table:table-cell>
          <table:table-cell office:value-type="float" office:value="254.6" calcext:value-type="float">
            <text:p>254.6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1M45.4S" calcext:value-type="time">
            <text:p>01:45.4</text:p>
          </table:table-cell>
          <table:table-cell table:style-name="ce11" office:value-type="float" office:value="295.7" calcext:value-type="float">
            <text:p>295.7</text:p>
          </table:table-cell>
          <table:table-cell table:style-name="ce8" office:value-type="time" office:time-value="PT00H01M07.9S" calcext:value-type="time">
            <text:p>01:07.9</text:p>
          </table:table-cell>
          <table:table-cell table:style-name="ce11" office:value-type="float" office:value="276" calcext:value-type="float">
            <text:p>276</text:p>
          </table:table-cell>
          <table:table-cell table:style-name="ce16" office:value-type="time" office:time-value="PT00H01M07.8S" calcext:value-type="time">
            <text:p>01:07.8</text:p>
          </table:table-cell>
          <table:table-cell office:value-type="float" office:value="255.7" calcext:value-type="float">
            <text:p>255.7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1M46.4S" calcext:value-type="time">
            <text:p>01:46.4</text:p>
          </table:table-cell>
          <table:table-cell table:style-name="ce11" office:value-type="float" office:value="293.7" calcext:value-type="float">
            <text:p>293.7</text:p>
          </table:table-cell>
          <table:table-cell table:style-name="ce8" office:value-type="time" office:time-value="PT00H01M08.9S" calcext:value-type="time">
            <text:p>01:08.9</text:p>
          </table:table-cell>
          <table:table-cell table:style-name="ce11" office:value-type="float" office:value="277.8" calcext:value-type="float">
            <text:p>277.8</text:p>
          </table:table-cell>
          <table:table-cell table:style-name="ce16" office:value-type="time" office:time-value="PT00H01M08.7S" calcext:value-type="time">
            <text:p>01:08.7</text:p>
          </table:table-cell>
          <table:table-cell office:value-type="float" office:value="256.9" calcext:value-type="float">
            <text:p>256.9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1M47.4S" calcext:value-type="time">
            <text:p>01:47.4</text:p>
          </table:table-cell>
          <table:table-cell table:style-name="ce11" office:value-type="float" office:value="290.4" calcext:value-type="float">
            <text:p>290.4</text:p>
          </table:table-cell>
          <table:table-cell table:style-name="ce8" office:value-type="time" office:time-value="PT00H01M09.8S" calcext:value-type="time">
            <text:p>01:09.8</text:p>
          </table:table-cell>
          <table:table-cell table:style-name="ce11" office:value-type="float" office:value="279.6" calcext:value-type="float">
            <text:p>279.6</text:p>
          </table:table-cell>
          <table:table-cell table:style-name="ce16" office:value-type="time" office:time-value="PT00H01M09.7S" calcext:value-type="time">
            <text:p>01:09.7</text:p>
          </table:table-cell>
          <table:table-cell office:value-type="float" office:value="258.4" calcext:value-type="float">
            <text:p>258.4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1M48.4S" calcext:value-type="time">
            <text:p>01:48.4</text:p>
          </table:table-cell>
          <table:table-cell table:style-name="ce11" office:value-type="float" office:value="290.5" calcext:value-type="float">
            <text:p>290.5</text:p>
          </table:table-cell>
          <table:table-cell table:style-name="ce8" office:value-type="time" office:time-value="PT00H01M10.8S" calcext:value-type="time">
            <text:p>01:10.8</text:p>
          </table:table-cell>
          <table:table-cell table:style-name="ce11" office:value-type="float" office:value="281.5" calcext:value-type="float">
            <text:p>281.5</text:p>
          </table:table-cell>
          <table:table-cell table:style-name="ce16" office:value-type="time" office:time-value="PT00H01M10.6S" calcext:value-type="time">
            <text:p>01:10.6</text:p>
          </table:table-cell>
          <table:table-cell office:value-type="float" office:value="259.7" calcext:value-type="float">
            <text:p>259.7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1M49.4S" calcext:value-type="time">
            <text:p>01:49.4</text:p>
          </table:table-cell>
          <table:table-cell table:style-name="ce11" office:value-type="float" office:value="290.9" calcext:value-type="float">
            <text:p>290.9</text:p>
          </table:table-cell>
          <table:table-cell table:style-name="ce8" office:value-type="time" office:time-value="PT00H01M11.7S" calcext:value-type="time">
            <text:p>01:11.7</text:p>
          </table:table-cell>
          <table:table-cell table:style-name="ce11" office:value-type="float" office:value="283.4" calcext:value-type="float">
            <text:p>283.4</text:p>
          </table:table-cell>
          <table:table-cell table:style-name="ce16" office:value-type="time" office:time-value="PT00H01M11.6S" calcext:value-type="time">
            <text:p>01:11.6</text:p>
          </table:table-cell>
          <table:table-cell office:value-type="float" office:value="261.2" calcext:value-type="float">
            <text:p>261.2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1M50.4S" calcext:value-type="time">
            <text:p>01:50.4</text:p>
          </table:table-cell>
          <table:table-cell table:style-name="ce11" office:value-type="float" office:value="291" calcext:value-type="float">
            <text:p>291</text:p>
          </table:table-cell>
          <table:table-cell table:style-name="ce8" office:value-type="time" office:time-value="PT00H01M12.7S" calcext:value-type="time">
            <text:p>01:12.7</text:p>
          </table:table-cell>
          <table:table-cell table:style-name="ce11" office:value-type="float" office:value="284.8" calcext:value-type="float">
            <text:p>284.8</text:p>
          </table:table-cell>
          <table:table-cell table:style-name="ce16" office:value-type="time" office:time-value="PT00H01M12.5S" calcext:value-type="time">
            <text:p>01:12.5</text:p>
          </table:table-cell>
          <table:table-cell office:value-type="float" office:value="262.7" calcext:value-type="float">
            <text:p>262.7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2M13.4S" calcext:value-type="time">
            <text:p>02:13.4</text:p>
          </table:table-cell>
          <table:table-cell table:style-name="ce11" office:value-type="float" office:value="315.9" calcext:value-type="float">
            <text:p>315.9</text:p>
          </table:table-cell>
          <table:table-cell table:style-name="ce8" office:value-type="time" office:time-value="PT00H01M13.7S" calcext:value-type="time">
            <text:p>01:13.7</text:p>
          </table:table-cell>
          <table:table-cell table:style-name="ce11" office:value-type="float" office:value="286.4" calcext:value-type="float">
            <text:p>286.4</text:p>
          </table:table-cell>
          <table:table-cell table:style-name="ce16" office:value-type="time" office:time-value="PT00H01M13.5S" calcext:value-type="time">
            <text:p>01:13.5</text:p>
          </table:table-cell>
          <table:table-cell office:value-type="float" office:value="264.2" calcext:value-type="float">
            <text:p>264.2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2M14.4S" calcext:value-type="time">
            <text:p>02:14.4</text:p>
          </table:table-cell>
          <table:table-cell table:style-name="ce11" office:value-type="float" office:value="320.6" calcext:value-type="float">
            <text:p>320.6</text:p>
          </table:table-cell>
          <table:table-cell table:style-name="ce8" office:value-type="time" office:time-value="PT00H01M14.6S" calcext:value-type="time">
            <text:p>01:14.6</text:p>
          </table:table-cell>
          <table:table-cell table:style-name="ce11" office:value-type="float" office:value="288.2" calcext:value-type="float">
            <text:p>288.2</text:p>
          </table:table-cell>
          <table:table-cell table:style-name="ce16" office:value-type="time" office:time-value="PT00H01M14.5S" calcext:value-type="time">
            <text:p>01:14.5</text:p>
          </table:table-cell>
          <table:table-cell office:value-type="float" office:value="265.9" calcext:value-type="float">
            <text:p>265.9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2M15.4S" calcext:value-type="time">
            <text:p>02:15.4</text:p>
          </table:table-cell>
          <table:table-cell table:style-name="ce11" office:value-type="float" office:value="325.2" calcext:value-type="float">
            <text:p>325.2</text:p>
          </table:table-cell>
          <table:table-cell table:style-name="ce8" office:value-type="time" office:time-value="PT00H01M15.6S" calcext:value-type="time">
            <text:p>01:15.6</text:p>
          </table:table-cell>
          <table:table-cell table:style-name="ce11" office:value-type="float" office:value="289.7" calcext:value-type="float">
            <text:p>289.7</text:p>
          </table:table-cell>
          <table:table-cell table:style-name="ce16" office:value-type="time" office:time-value="PT00H01M15.4S" calcext:value-type="time">
            <text:p>01:15.4</text:p>
          </table:table-cell>
          <table:table-cell office:value-type="float" office:value="267.6" calcext:value-type="float">
            <text:p>267.6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2M16.4S" calcext:value-type="time">
            <text:p>02:16.4</text:p>
          </table:table-cell>
          <table:table-cell table:style-name="ce11" office:value-type="float" office:value="329.7" calcext:value-type="float">
            <text:p>329.7</text:p>
          </table:table-cell>
          <table:table-cell table:style-name="ce8" office:value-type="time" office:time-value="PT00H01M16.5S" calcext:value-type="time">
            <text:p>01:16.5</text:p>
          </table:table-cell>
          <table:table-cell table:style-name="ce11" office:value-type="float" office:value="290.8" calcext:value-type="float">
            <text:p>290.8</text:p>
          </table:table-cell>
          <table:table-cell table:style-name="ce16" office:value-type="time" office:time-value="PT00H01M16.4S" calcext:value-type="time">
            <text:p>01:16.4</text:p>
          </table:table-cell>
          <table:table-cell office:value-type="float" office:value="269.4" calcext:value-type="float">
            <text:p>269.4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2M17.4S" calcext:value-type="time">
            <text:p>02:17.4</text:p>
          </table:table-cell>
          <table:table-cell table:style-name="ce11" office:value-type="float" office:value="334.6" calcext:value-type="float">
            <text:p>334.6</text:p>
          </table:table-cell>
          <table:table-cell table:style-name="ce8" office:value-type="time" office:time-value="PT00H01M17.5S" calcext:value-type="time">
            <text:p>01:17.5</text:p>
          </table:table-cell>
          <table:table-cell table:style-name="ce11" office:value-type="float" office:value="292.4" calcext:value-type="float">
            <text:p>292.4</text:p>
          </table:table-cell>
          <table:table-cell table:style-name="ce16" office:value-type="time" office:time-value="PT00H01M17.3S" calcext:value-type="time">
            <text:p>01:17.3</text:p>
          </table:table-cell>
          <table:table-cell office:value-type="float" office:value="271.2" calcext:value-type="float">
            <text:p>271.2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2M18.4S" calcext:value-type="time">
            <text:p>02:18.4</text:p>
          </table:table-cell>
          <table:table-cell table:style-name="ce11" office:value-type="float" office:value="340.2" calcext:value-type="float">
            <text:p>340.2</text:p>
          </table:table-cell>
          <table:table-cell table:style-name="ce8" office:value-type="time" office:time-value="PT00H01M18.4S" calcext:value-type="time">
            <text:p>01:18.4</text:p>
          </table:table-cell>
          <table:table-cell table:style-name="ce11" office:value-type="float" office:value="293.3" calcext:value-type="float">
            <text:p>293.3</text:p>
          </table:table-cell>
          <table:table-cell table:style-name="ce16" office:value-type="time" office:time-value="PT00H01M18.3S" calcext:value-type="time">
            <text:p>01:18.3</text:p>
          </table:table-cell>
          <table:table-cell office:value-type="float" office:value="272.6" calcext:value-type="float">
            <text:p>272.6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2M19.4S" calcext:value-type="time">
            <text:p>02:19.4</text:p>
          </table:table-cell>
          <table:table-cell table:style-name="ce11" office:value-type="float" office:value="342.1" calcext:value-type="float">
            <text:p>342.1</text:p>
          </table:table-cell>
          <table:table-cell table:style-name="ce8" office:value-type="time" office:time-value="PT00H01M19.4S" calcext:value-type="time">
            <text:p>01:19.4</text:p>
          </table:table-cell>
          <table:table-cell table:style-name="ce11" office:value-type="float" office:value="294.3" calcext:value-type="float">
            <text:p>294.3</text:p>
          </table:table-cell>
          <table:table-cell table:style-name="ce16" office:value-type="time" office:time-value="PT00H01M19.2S" calcext:value-type="time">
            <text:p>01:19.2</text:p>
          </table:table-cell>
          <table:table-cell office:value-type="float" office:value="274.1" calcext:value-type="float">
            <text:p>274.1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2M20.4S" calcext:value-type="time">
            <text:p>02:20.4</text:p>
          </table:table-cell>
          <table:table-cell table:style-name="ce11" office:value-type="float" office:value="343.6" calcext:value-type="float">
            <text:p>343.6</text:p>
          </table:table-cell>
          <table:table-cell table:style-name="ce8" office:value-type="time" office:time-value="PT00H01M20.3S" calcext:value-type="time">
            <text:p>01:20.3</text:p>
          </table:table-cell>
          <table:table-cell table:style-name="ce11" office:value-type="float" office:value="295.1" calcext:value-type="float">
            <text:p>295.1</text:p>
          </table:table-cell>
          <table:table-cell table:style-name="ce16" office:value-type="time" office:time-value="PT00H01M20.2S" calcext:value-type="time">
            <text:p>01:20.2</text:p>
          </table:table-cell>
          <table:table-cell office:value-type="float" office:value="275.9" calcext:value-type="float">
            <text:p>275.9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2M21.4S" calcext:value-type="time">
            <text:p>02:21.4</text:p>
          </table:table-cell>
          <table:table-cell table:style-name="ce11" office:value-type="float" office:value="345.1" calcext:value-type="float">
            <text:p>345.1</text:p>
          </table:table-cell>
          <table:table-cell table:style-name="ce8" office:value-type="time" office:time-value="PT00H01M21.3S" calcext:value-type="time">
            <text:p>01:21.3</text:p>
          </table:table-cell>
          <table:table-cell table:style-name="ce11" office:value-type="float" office:value="295.8" calcext:value-type="float">
            <text:p>295.8</text:p>
          </table:table-cell>
          <table:table-cell table:style-name="ce16" office:value-type="time" office:time-value="PT00H01M21.1S" calcext:value-type="time">
            <text:p>01:21.1</text:p>
          </table:table-cell>
          <table:table-cell office:value-type="float" office:value="277.9" calcext:value-type="float">
            <text:p>277.9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2M22.4S" calcext:value-type="time">
            <text:p>02:22.4</text:p>
          </table:table-cell>
          <table:table-cell table:style-name="ce11" office:value-type="float" office:value="346.3" calcext:value-type="float">
            <text:p>346.3</text:p>
          </table:table-cell>
          <table:table-cell table:style-name="ce8" office:value-type="time" office:time-value="PT00H01M22.2S" calcext:value-type="time">
            <text:p>01:22.2</text:p>
          </table:table-cell>
          <table:table-cell table:style-name="ce11" office:value-type="float" office:value="296.7" calcext:value-type="float">
            <text:p>296.7</text:p>
          </table:table-cell>
          <table:table-cell table:style-name="ce16" office:value-type="time" office:time-value="PT00H01M22.1S" calcext:value-type="time">
            <text:p>01:22.1</text:p>
          </table:table-cell>
          <table:table-cell office:value-type="float" office:value="280" calcext:value-type="float">
            <text:p>280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2M23.4S" calcext:value-type="time">
            <text:p>02:23.4</text:p>
          </table:table-cell>
          <table:table-cell table:style-name="ce11" office:value-type="float" office:value="347.6" calcext:value-type="float">
            <text:p>347.6</text:p>
          </table:table-cell>
          <table:table-cell table:style-name="ce8" office:value-type="time" office:time-value="PT00H01M23.2S" calcext:value-type="time">
            <text:p>01:23.2</text:p>
          </table:table-cell>
          <table:table-cell table:style-name="ce11" office:value-type="float" office:value="297.1" calcext:value-type="float">
            <text:p>297.1</text:p>
          </table:table-cell>
          <table:table-cell table:style-name="ce16" office:value-type="time" office:time-value="PT00H01M23S" calcext:value-type="time">
            <text:p>01:23.0</text:p>
          </table:table-cell>
          <table:table-cell office:value-type="float" office:value="281.7" calcext:value-type="float">
            <text:p>281.7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2M24.4S" calcext:value-type="time">
            <text:p>02:24.4</text:p>
          </table:table-cell>
          <table:table-cell table:style-name="ce11" office:value-type="float" office:value="348.6" calcext:value-type="float">
            <text:p>348.6</text:p>
          </table:table-cell>
          <table:table-cell table:style-name="ce8" office:value-type="time" office:time-value="PT00H01M24.2S" calcext:value-type="time">
            <text:p>01:24.2</text:p>
          </table:table-cell>
          <table:table-cell table:style-name="ce11" office:value-type="float" office:value="297.5" calcext:value-type="float">
            <text:p>297.5</text:p>
          </table:table-cell>
          <table:table-cell table:style-name="ce16" office:value-type="time" office:time-value="PT00H01M24S" calcext:value-type="time">
            <text:p>01:24.0</text:p>
          </table:table-cell>
          <table:table-cell office:value-type="float" office:value="283.4" calcext:value-type="float">
            <text:p>283.4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2M25.4S" calcext:value-type="time">
            <text:p>02:25.4</text:p>
          </table:table-cell>
          <table:table-cell table:style-name="ce11" office:value-type="float" office:value="349.7" calcext:value-type="float">
            <text:p>349.7</text:p>
          </table:table-cell>
          <table:table-cell table:style-name="ce8" office:value-type="time" office:time-value="PT00H01M25.1S" calcext:value-type="time">
            <text:p>01:25.1</text:p>
          </table:table-cell>
          <table:table-cell table:style-name="ce11" office:value-type="float" office:value="298" calcext:value-type="float">
            <text:p>298</text:p>
          </table:table-cell>
          <table:table-cell table:style-name="ce16" office:value-type="time" office:time-value="PT00H01M24.9S" calcext:value-type="time">
            <text:p>01:24.9</text:p>
          </table:table-cell>
          <table:table-cell office:value-type="float" office:value="285.4" calcext:value-type="float">
            <text:p>285.4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2M26.5S" calcext:value-type="time">
            <text:p>02:26.5</text:p>
          </table:table-cell>
          <table:table-cell table:style-name="ce11" office:value-type="float" office:value="351.1" calcext:value-type="float">
            <text:p>351.1</text:p>
          </table:table-cell>
          <table:table-cell table:style-name="ce8" office:value-type="time" office:time-value="PT00H01M26.1S" calcext:value-type="time">
            <text:p>01:26.1</text:p>
          </table:table-cell>
          <table:table-cell table:style-name="ce11" office:value-type="float" office:value="298.5" calcext:value-type="float">
            <text:p>298.5</text:p>
          </table:table-cell>
          <table:table-cell table:style-name="ce16" office:value-type="time" office:time-value="PT00H01M25.9S" calcext:value-type="time">
            <text:p>01:25.9</text:p>
          </table:table-cell>
          <table:table-cell office:value-type="float" office:value="287.1" calcext:value-type="float">
            <text:p>287.1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2M27.5S" calcext:value-type="time">
            <text:p>02:27.5</text:p>
          </table:table-cell>
          <table:table-cell table:style-name="ce11" office:value-type="float" office:value="352.2" calcext:value-type="float">
            <text:p>352.2</text:p>
          </table:table-cell>
          <table:table-cell table:style-name="ce8" office:value-type="time" office:time-value="PT00H01M27S" calcext:value-type="time">
            <text:p>01:27.0</text:p>
          </table:table-cell>
          <table:table-cell table:style-name="ce11" office:value-type="float" office:value="298.4" calcext:value-type="float">
            <text:p>298.4</text:p>
          </table:table-cell>
          <table:table-cell table:style-name="ce16" office:value-type="time" office:time-value="PT00H01M26.8S" calcext:value-type="time">
            <text:p>01:26.8</text:p>
          </table:table-cell>
          <table:table-cell office:value-type="float" office:value="289" calcext:value-type="float">
            <text:p>289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2M28.5S" calcext:value-type="time">
            <text:p>02:28.5</text:p>
          </table:table-cell>
          <table:table-cell table:style-name="ce11" office:value-type="float" office:value="353.1" calcext:value-type="float">
            <text:p>353.1</text:p>
          </table:table-cell>
          <table:table-cell table:style-name="ce8" office:value-type="time" office:time-value="PT00H01M28S" calcext:value-type="time">
            <text:p>01:28.0</text:p>
          </table:table-cell>
          <table:table-cell table:style-name="ce11" office:value-type="float" office:value="299" calcext:value-type="float">
            <text:p>299</text:p>
          </table:table-cell>
          <table:table-cell table:style-name="ce16" office:value-type="time" office:time-value="PT00H01M27.8S" calcext:value-type="time">
            <text:p>01:27.8</text:p>
          </table:table-cell>
          <table:table-cell office:value-type="float" office:value="290.9" calcext:value-type="float">
            <text:p>290.9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2M29.5S" calcext:value-type="time">
            <text:p>02:29.5</text:p>
          </table:table-cell>
          <table:table-cell table:style-name="ce11" office:value-type="float" office:value="354.6" calcext:value-type="float">
            <text:p>354.6</text:p>
          </table:table-cell>
          <table:table-cell table:style-name="ce8" office:value-type="time" office:time-value="PT00H01M28.9S" calcext:value-type="time">
            <text:p>01:28.9</text:p>
          </table:table-cell>
          <table:table-cell table:style-name="ce11" office:value-type="float" office:value="298.6" calcext:value-type="float">
            <text:p>298.6</text:p>
          </table:table-cell>
          <table:table-cell table:style-name="ce16" office:value-type="time" office:time-value="PT00H01M28.8S" calcext:value-type="time">
            <text:p>01:28.8</text:p>
          </table:table-cell>
          <table:table-cell office:value-type="float" office:value="292.6" calcext:value-type="float">
            <text:p>292.6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2M30.5S" calcext:value-type="time">
            <text:p>02:30.5</text:p>
          </table:table-cell>
          <table:table-cell table:style-name="ce11" office:value-type="float" office:value="355.5" calcext:value-type="float">
            <text:p>355.5</text:p>
          </table:table-cell>
          <table:table-cell table:style-name="ce8" office:value-type="time" office:time-value="PT00H01M29.9S" calcext:value-type="time">
            <text:p>01:29.9</text:p>
          </table:table-cell>
          <table:table-cell table:style-name="ce11" office:value-type="float" office:value="299.3" calcext:value-type="float">
            <text:p>299.3</text:p>
          </table:table-cell>
          <table:table-cell table:style-name="ce16" office:value-type="time" office:time-value="PT00H01M29.7S" calcext:value-type="time">
            <text:p>01:29.7</text:p>
          </table:table-cell>
          <table:table-cell office:value-type="float" office:value="294.2" calcext:value-type="float">
            <text:p>294.2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2M31.5S" calcext:value-type="time">
            <text:p>02:31.5</text:p>
          </table:table-cell>
          <table:table-cell table:style-name="ce11" office:value-type="float" office:value="356" calcext:value-type="float">
            <text:p>356</text:p>
          </table:table-cell>
          <table:table-cell table:style-name="ce8" office:value-type="time" office:time-value="PT00H01M30.8S" calcext:value-type="time">
            <text:p>01:30.8</text:p>
          </table:table-cell>
          <table:table-cell table:style-name="ce11" office:value-type="float" office:value="300" calcext:value-type="float">
            <text:p>300</text:p>
          </table:table-cell>
          <table:table-cell table:style-name="ce16" office:value-type="time" office:time-value="PT00H01M30.7S" calcext:value-type="time">
            <text:p>01:30.7</text:p>
          </table:table-cell>
          <table:table-cell office:value-type="float" office:value="295.6" calcext:value-type="float">
            <text:p>295.6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2M32.5S" calcext:value-type="time">
            <text:p>02:32.5</text:p>
          </table:table-cell>
          <table:table-cell table:style-name="ce11" office:value-type="float" office:value="357" calcext:value-type="float">
            <text:p>357</text:p>
          </table:table-cell>
          <table:table-cell table:style-name="ce8" office:value-type="time" office:time-value="PT00H01M31.8S" calcext:value-type="time">
            <text:p>01:31.8</text:p>
          </table:table-cell>
          <table:table-cell table:style-name="ce11" office:value-type="float" office:value="300.7" calcext:value-type="float">
            <text:p>300.7</text:p>
          </table:table-cell>
          <table:table-cell table:style-name="ce16" office:value-type="time" office:time-value="PT00H01M31.6S" calcext:value-type="time">
            <text:p>01:31.6</text:p>
          </table:table-cell>
          <table:table-cell office:value-type="float" office:value="297" calcext:value-type="float">
            <text:p>297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2M33.5S" calcext:value-type="time">
            <text:p>02:33.5</text:p>
          </table:table-cell>
          <table:table-cell table:style-name="ce11" office:value-type="float" office:value="357.7" calcext:value-type="float">
            <text:p>357.7</text:p>
          </table:table-cell>
          <table:table-cell table:style-name="ce8" office:value-type="time" office:time-value="PT00H01M32.8S" calcext:value-type="time">
            <text:p>01:32.8</text:p>
          </table:table-cell>
          <table:table-cell table:style-name="ce11" office:value-type="float" office:value="302" calcext:value-type="float">
            <text:p>302</text:p>
          </table:table-cell>
          <table:table-cell table:style-name="ce16" office:value-type="time" office:time-value="PT00H01M32.6S" calcext:value-type="time">
            <text:p>01:32.6</text:p>
          </table:table-cell>
          <table:table-cell office:value-type="float" office:value="298.3" calcext:value-type="float">
            <text:p>298.3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2M34.5S" calcext:value-type="time">
            <text:p>02:34.5</text:p>
          </table:table-cell>
          <table:table-cell table:style-name="ce11" office:value-type="float" office:value="358.6" calcext:value-type="float">
            <text:p>358.6</text:p>
          </table:table-cell>
          <table:table-cell table:style-name="ce8" office:value-type="time" office:time-value="PT00H01M33.7S" calcext:value-type="time">
            <text:p>01:33.7</text:p>
          </table:table-cell>
          <table:table-cell table:style-name="ce11" office:value-type="float" office:value="303" calcext:value-type="float">
            <text:p>303</text:p>
          </table:table-cell>
          <table:table-cell table:style-name="ce16" office:value-type="time" office:time-value="PT00H01M33.5S" calcext:value-type="time">
            <text:p>01:33.5</text:p>
          </table:table-cell>
          <table:table-cell office:value-type="float" office:value="299.5" calcext:value-type="float">
            <text:p>299.5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2M35.5S" calcext:value-type="time">
            <text:p>02:35.5</text:p>
          </table:table-cell>
          <table:table-cell table:style-name="ce11" office:value-type="float" office:value="359.1" calcext:value-type="float">
            <text:p>359.1</text:p>
          </table:table-cell>
          <table:table-cell table:style-name="ce8" office:value-type="time" office:time-value="PT00H01M34.7S" calcext:value-type="time">
            <text:p>01:34.7</text:p>
          </table:table-cell>
          <table:table-cell table:style-name="ce11" office:value-type="float" office:value="304.2" calcext:value-type="float">
            <text:p>304.2</text:p>
          </table:table-cell>
          <table:table-cell table:style-name="ce16" office:value-type="time" office:time-value="PT00H01M34.5S" calcext:value-type="time">
            <text:p>01:34.5</text:p>
          </table:table-cell>
          <table:table-cell office:value-type="float" office:value="300.6" calcext:value-type="float">
            <text:p>300.6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2M36.5S" calcext:value-type="time">
            <text:p>02:36.5</text:p>
          </table:table-cell>
          <table:table-cell table:style-name="ce11" office:value-type="float" office:value="359.5" calcext:value-type="float">
            <text:p>359.5</text:p>
          </table:table-cell>
          <table:table-cell table:style-name="ce8" office:value-type="time" office:time-value="PT00H01M35.6S" calcext:value-type="time">
            <text:p>01:35.6</text:p>
          </table:table-cell>
          <table:table-cell table:style-name="ce11" office:value-type="float" office:value="305.7" calcext:value-type="float">
            <text:p>305.7</text:p>
          </table:table-cell>
          <table:table-cell table:style-name="ce16" office:value-type="time" office:time-value="PT00H01M35.4S" calcext:value-type="time">
            <text:p>01:35.4</text:p>
          </table:table-cell>
          <table:table-cell office:value-type="float" office:value="301.8" calcext:value-type="float">
            <text:p>301.8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2M37.5S" calcext:value-type="time">
            <text:p>02:37.5</text:p>
          </table:table-cell>
          <table:table-cell table:style-name="ce11" office:value-type="float" office:value="359.9" calcext:value-type="float">
            <text:p>359.9</text:p>
          </table:table-cell>
          <table:table-cell table:style-name="ce8" office:value-type="time" office:time-value="PT00H01M36.6S" calcext:value-type="time">
            <text:p>01:36.6</text:p>
          </table:table-cell>
          <table:table-cell table:style-name="ce11" office:value-type="float" office:value="307" calcext:value-type="float">
            <text:p>307</text:p>
          </table:table-cell>
          <table:table-cell table:style-name="ce16" office:value-type="time" office:time-value="PT00H01M36.4S" calcext:value-type="time">
            <text:p>01:36.4</text:p>
          </table:table-cell>
          <table:table-cell office:value-type="float" office:value="302.9" calcext:value-type="float">
            <text:p>302.9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2M38.5S" calcext:value-type="time">
            <text:p>02:38.5</text:p>
          </table:table-cell>
          <table:table-cell table:style-name="ce11" office:value-type="float" office:value="360.7" calcext:value-type="float">
            <text:p>360.7</text:p>
          </table:table-cell>
          <table:table-cell table:style-name="ce8" office:value-type="time" office:time-value="PT00H01M37.6S" calcext:value-type="time">
            <text:p>01:37.6</text:p>
          </table:table-cell>
          <table:table-cell table:style-name="ce11" office:value-type="float" office:value="308.5" calcext:value-type="float">
            <text:p>308.5</text:p>
          </table:table-cell>
          <table:table-cell table:style-name="ce16" office:value-type="time" office:time-value="PT00H01M37.3S" calcext:value-type="time">
            <text:p>01:37.3</text:p>
          </table:table-cell>
          <table:table-cell office:value-type="float" office:value="304" calcext:value-type="float">
            <text:p>304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2M39.5S" calcext:value-type="time">
            <text:p>02:39.5</text:p>
          </table:table-cell>
          <table:table-cell table:style-name="ce11" office:value-type="float" office:value="361.1" calcext:value-type="float">
            <text:p>361.1</text:p>
          </table:table-cell>
          <table:table-cell table:style-name="ce8" office:value-type="time" office:time-value="PT00H01M38.5S" calcext:value-type="time">
            <text:p>01:38.5</text:p>
          </table:table-cell>
          <table:table-cell table:style-name="ce11" office:value-type="float" office:value="310.5" calcext:value-type="float">
            <text:p>310.5</text:p>
          </table:table-cell>
          <table:table-cell table:style-name="ce16" office:value-type="time" office:time-value="PT00H01M38.3S" calcext:value-type="time">
            <text:p>01:38.3</text:p>
          </table:table-cell>
          <table:table-cell office:value-type="float" office:value="305" calcext:value-type="float">
            <text:p>305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2M40.5S" calcext:value-type="time">
            <text:p>02:40.5</text:p>
          </table:table-cell>
          <table:table-cell table:style-name="ce11" office:value-type="float" office:value="361.5" calcext:value-type="float">
            <text:p>361.5</text:p>
          </table:table-cell>
          <table:table-cell table:style-name="ce8" office:value-type="time" office:time-value="PT00H01M39.5S" calcext:value-type="time">
            <text:p>01:39.5</text:p>
          </table:table-cell>
          <table:table-cell table:style-name="ce11" office:value-type="float" office:value="311" calcext:value-type="float">
            <text:p>311</text:p>
          </table:table-cell>
          <table:table-cell table:style-name="ce16" office:value-type="time" office:time-value="PT00H01M39.2S" calcext:value-type="time">
            <text:p>01:39.2</text:p>
          </table:table-cell>
          <table:table-cell office:value-type="float" office:value="306" calcext:value-type="float">
            <text:p>306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2M41.5S" calcext:value-type="time">
            <text:p>02:41.5</text:p>
          </table:table-cell>
          <table:table-cell table:style-name="ce11" office:value-type="float" office:value="362.2" calcext:value-type="float">
            <text:p>362.2</text:p>
          </table:table-cell>
          <table:table-cell table:style-name="ce8" office:value-type="time" office:time-value="PT00H01M40.4S" calcext:value-type="time">
            <text:p>01:40.4</text:p>
          </table:table-cell>
          <table:table-cell table:style-name="ce11" office:value-type="float" office:value="311.4" calcext:value-type="float">
            <text:p>311.4</text:p>
          </table:table-cell>
          <table:table-cell table:style-name="ce16" office:value-type="time" office:time-value="PT00H01M40.2S" calcext:value-type="time">
            <text:p>01:40.2</text:p>
          </table:table-cell>
          <table:table-cell office:value-type="float" office:value="306.9" calcext:value-type="float">
            <text:p>306.9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2M42.5S" calcext:value-type="time">
            <text:p>02:42.5</text:p>
          </table:table-cell>
          <table:table-cell table:style-name="ce11" office:value-type="float" office:value="362.3" calcext:value-type="float">
            <text:p>362.3</text:p>
          </table:table-cell>
          <table:table-cell table:style-name="ce8" office:value-type="time" office:time-value="PT00H01M41.4S" calcext:value-type="time">
            <text:p>01:41.4</text:p>
          </table:table-cell>
          <table:table-cell table:style-name="ce11" office:value-type="float" office:value="311.9" calcext:value-type="float">
            <text:p>311.9</text:p>
          </table:table-cell>
          <table:table-cell table:style-name="ce16" office:value-type="time" office:time-value="PT00H01M41.1S" calcext:value-type="time">
            <text:p>01:41.1</text:p>
          </table:table-cell>
          <table:table-cell office:value-type="float" office:value="307.8" calcext:value-type="float">
            <text:p>307.8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2M43.5S" calcext:value-type="time">
            <text:p>02:43.5</text:p>
          </table:table-cell>
          <table:table-cell table:style-name="ce11" office:value-type="float" office:value="362.6" calcext:value-type="float">
            <text:p>362.6</text:p>
          </table:table-cell>
          <table:table-cell table:style-name="ce8" office:value-type="time" office:time-value="PT00H01M42.3S" calcext:value-type="time">
            <text:p>01:42.3</text:p>
          </table:table-cell>
          <table:table-cell table:style-name="ce11" office:value-type="float" office:value="312.5" calcext:value-type="float">
            <text:p>312.5</text:p>
          </table:table-cell>
          <table:table-cell table:style-name="ce16" office:value-type="time" office:time-value="PT00H01M42.1S" calcext:value-type="time">
            <text:p>01:42.1</text:p>
          </table:table-cell>
          <table:table-cell office:value-type="float" office:value="308.7" calcext:value-type="float">
            <text:p>308.7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2M44.5S" calcext:value-type="time">
            <text:p>02:44.5</text:p>
          </table:table-cell>
          <table:table-cell table:style-name="ce11" office:value-type="float" office:value="362.8" calcext:value-type="float">
            <text:p>362.8</text:p>
          </table:table-cell>
          <table:table-cell table:style-name="ce8" office:value-type="time" office:time-value="PT00H01M43.3S" calcext:value-type="time">
            <text:p>01:43.3</text:p>
          </table:table-cell>
          <table:table-cell table:style-name="ce11" office:value-type="float" office:value="313.7" calcext:value-type="float">
            <text:p>313.7</text:p>
          </table:table-cell>
          <table:table-cell table:style-name="ce16" office:value-type="time" office:time-value="PT00H01M43S" calcext:value-type="time">
            <text:p>01:43.0</text:p>
          </table:table-cell>
          <table:table-cell office:value-type="float" office:value="309.7" calcext:value-type="float">
            <text:p>309.7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2M45.5S" calcext:value-type="time">
            <text:p>02:45.5</text:p>
          </table:table-cell>
          <table:table-cell table:style-name="ce11" office:value-type="float" office:value="363.2" calcext:value-type="float">
            <text:p>363.2</text:p>
          </table:table-cell>
          <table:table-cell table:style-name="ce8" office:value-type="time" office:time-value="PT00H01M44.2S" calcext:value-type="time">
            <text:p>01:44.2</text:p>
          </table:table-cell>
          <table:table-cell table:style-name="ce11" office:value-type="float" office:value="314.7" calcext:value-type="float">
            <text:p>314.7</text:p>
          </table:table-cell>
          <table:table-cell table:style-name="ce16" office:value-type="time" office:time-value="PT00H01M44S" calcext:value-type="time">
            <text:p>01:44.0</text:p>
          </table:table-cell>
          <table:table-cell office:value-type="float" office:value="310.7" calcext:value-type="float">
            <text:p>310.7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2M46.5S" calcext:value-type="time">
            <text:p>02:46.5</text:p>
          </table:table-cell>
          <table:table-cell table:style-name="ce11" office:value-type="float" office:value="363.5" calcext:value-type="float">
            <text:p>363.5</text:p>
          </table:table-cell>
          <table:table-cell table:style-name="ce8" office:value-type="time" office:time-value="PT00H01M45.2S" calcext:value-type="time">
            <text:p>01:45.2</text:p>
          </table:table-cell>
          <table:table-cell table:style-name="ce11" office:value-type="float" office:value="315.9" calcext:value-type="float">
            <text:p>315.9</text:p>
          </table:table-cell>
          <table:table-cell table:style-name="ce16" office:value-type="time" office:time-value="PT00H01M44.9S" calcext:value-type="time">
            <text:p>01:44.9</text:p>
          </table:table-cell>
          <table:table-cell office:value-type="float" office:value="311.7" calcext:value-type="float">
            <text:p>311.7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2M47.5S" calcext:value-type="time">
            <text:p>02:47.5</text:p>
          </table:table-cell>
          <table:table-cell table:style-name="ce11" office:value-type="float" office:value="364.3" calcext:value-type="float">
            <text:p>364.3</text:p>
          </table:table-cell>
          <table:table-cell table:style-name="ce8" office:value-type="time" office:time-value="PT00H01M46.1S" calcext:value-type="time">
            <text:p>01:46.1</text:p>
          </table:table-cell>
          <table:table-cell table:style-name="ce11" office:value-type="float" office:value="317.1" calcext:value-type="float">
            <text:p>317.1</text:p>
          </table:table-cell>
          <table:table-cell table:style-name="ce16" office:value-type="time" office:time-value="PT00H01M45.9S" calcext:value-type="time">
            <text:p>01:45.9</text:p>
          </table:table-cell>
          <table:table-cell office:value-type="float" office:value="312.8" calcext:value-type="float">
            <text:p>312.8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2M48.5S" calcext:value-type="time">
            <text:p>02:48.5</text:p>
          </table:table-cell>
          <table:table-cell table:style-name="ce11" office:value-type="float" office:value="364.6" calcext:value-type="float">
            <text:p>364.6</text:p>
          </table:table-cell>
          <table:table-cell table:style-name="ce8" office:value-type="time" office:time-value="PT00H01M47.1S" calcext:value-type="time">
            <text:p>01:47.1</text:p>
          </table:table-cell>
          <table:table-cell table:style-name="ce11" office:value-type="float" office:value="318" calcext:value-type="float">
            <text:p>318</text:p>
          </table:table-cell>
          <table:table-cell table:style-name="ce16" office:value-type="time" office:time-value="PT00H01M46.8S" calcext:value-type="time">
            <text:p>01:46.8</text:p>
          </table:table-cell>
          <table:table-cell office:value-type="float" office:value="313.8" calcext:value-type="float">
            <text:p>313.8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2M49.5S" calcext:value-type="time">
            <text:p>02:49.5</text:p>
          </table:table-cell>
          <table:table-cell table:style-name="ce11" office:value-type="float" office:value="357.3" calcext:value-type="float">
            <text:p>357.3</text:p>
          </table:table-cell>
          <table:table-cell table:style-name="ce8" office:value-type="time" office:time-value="PT00H01M48S" calcext:value-type="time">
            <text:p>01:48.0</text:p>
          </table:table-cell>
          <table:table-cell table:style-name="ce11" office:value-type="float" office:value="319.4" calcext:value-type="float">
            <text:p>319.4</text:p>
          </table:table-cell>
          <table:table-cell table:style-name="ce16" office:value-type="time" office:time-value="PT00H01M47.8S" calcext:value-type="time">
            <text:p>01:47.8</text:p>
          </table:table-cell>
          <table:table-cell office:value-type="float" office:value="314.6" calcext:value-type="float">
            <text:p>314.6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2M50.5S" calcext:value-type="time">
            <text:p>02:50.5</text:p>
          </table:table-cell>
          <table:table-cell table:style-name="ce11" office:value-type="float" office:value="358.1" calcext:value-type="float">
            <text:p>358.1</text:p>
          </table:table-cell>
          <table:table-cell table:style-name="ce8" office:value-type="time" office:time-value="PT00H01M49S" calcext:value-type="time">
            <text:p>01:49.0</text:p>
          </table:table-cell>
          <table:table-cell table:style-name="ce11" office:value-type="float" office:value="321.4" calcext:value-type="float">
            <text:p>321.4</text:p>
          </table:table-cell>
          <table:table-cell table:style-name="ce16" office:value-type="time" office:time-value="PT00H01M48.8S" calcext:value-type="time">
            <text:p>01:48.8</text:p>
          </table:table-cell>
          <table:table-cell office:value-type="float" office:value="315.5" calcext:value-type="float">
            <text:p>315.5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2M51.5S" calcext:value-type="time">
            <text:p>02:51.5</text:p>
          </table:table-cell>
          <table:table-cell table:style-name="ce11" office:value-type="float" office:value="358.6" calcext:value-type="float">
            <text:p>358.6</text:p>
          </table:table-cell>
          <table:table-cell table:style-name="ce8" office:value-type="time" office:time-value="PT00H01M49.9S" calcext:value-type="time">
            <text:p>01:49.9</text:p>
          </table:table-cell>
          <table:table-cell table:style-name="ce11" office:value-type="float" office:value="323.7" calcext:value-type="float">
            <text:p>323.7</text:p>
          </table:table-cell>
          <table:table-cell table:style-name="ce16" office:value-type="time" office:time-value="PT00H01M49.7S" calcext:value-type="time">
            <text:p>01:49.7</text:p>
          </table:table-cell>
          <table:table-cell office:value-type="float" office:value="316.3" calcext:value-type="float">
            <text:p>316.3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2M52.5S" calcext:value-type="time">
            <text:p>02:52.5</text:p>
          </table:table-cell>
          <table:table-cell table:style-name="ce11" office:value-type="float" office:value="359.2" calcext:value-type="float">
            <text:p>359.2</text:p>
          </table:table-cell>
          <table:table-cell table:style-name="ce8" office:value-type="time" office:time-value="PT00H01M50.9S" calcext:value-type="time">
            <text:p>01:50.9</text:p>
          </table:table-cell>
          <table:table-cell table:style-name="ce11" office:value-type="float" office:value="325.7" calcext:value-type="float">
            <text:p>325.7</text:p>
          </table:table-cell>
          <table:table-cell table:style-name="ce16" office:value-type="time" office:time-value="PT00H01M50.7S" calcext:value-type="time">
            <text:p>01:50.7</text:p>
          </table:table-cell>
          <table:table-cell office:value-type="float" office:value="317.4" calcext:value-type="float">
            <text:p>317.4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2M53.5S" calcext:value-type="time">
            <text:p>02:53.5</text:p>
          </table:table-cell>
          <table:table-cell table:style-name="ce11" office:value-type="float" office:value="359.9" calcext:value-type="float">
            <text:p>359.9</text:p>
          </table:table-cell>
          <table:table-cell table:style-name="ce8" office:value-type="time" office:time-value="PT00H01M51.9S" calcext:value-type="time">
            <text:p>01:51.9</text:p>
          </table:table-cell>
          <table:table-cell table:style-name="ce11" office:value-type="float" office:value="327.1" calcext:value-type="float">
            <text:p>327.1</text:p>
          </table:table-cell>
          <table:table-cell table:style-name="ce16" office:value-type="time" office:time-value="PT00H01M51.6S" calcext:value-type="time">
            <text:p>01:51.6</text:p>
          </table:table-cell>
          <table:table-cell office:value-type="float" office:value="318.3" calcext:value-type="float">
            <text:p>318.3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2M54.5S" calcext:value-type="time">
            <text:p>02:54.5</text:p>
          </table:table-cell>
          <table:table-cell table:style-name="ce11" office:value-type="float" office:value="360.1" calcext:value-type="float">
            <text:p>360.1</text:p>
          </table:table-cell>
          <table:table-cell table:style-name="ce8" office:value-type="time" office:time-value="PT00H01M52.9S" calcext:value-type="time">
            <text:p>01:52.9</text:p>
          </table:table-cell>
          <table:table-cell table:style-name="ce11" office:value-type="float" office:value="328.4" calcext:value-type="float">
            <text:p>328.4</text:p>
          </table:table-cell>
          <table:table-cell table:style-name="ce16" office:value-type="time" office:time-value="PT00H01M52.6S" calcext:value-type="time">
            <text:p>01:52.6</text:p>
          </table:table-cell>
          <table:table-cell office:value-type="float" office:value="319.3" calcext:value-type="float">
            <text:p>319.3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2M55.5S" calcext:value-type="time">
            <text:p>02:55.5</text:p>
          </table:table-cell>
          <table:table-cell table:style-name="ce11" office:value-type="float" office:value="359.9" calcext:value-type="float">
            <text:p>359.9</text:p>
          </table:table-cell>
          <table:table-cell table:style-name="ce8" office:value-type="time" office:time-value="PT00H01M53.8S" calcext:value-type="time">
            <text:p>01:53.8</text:p>
          </table:table-cell>
          <table:table-cell table:style-name="ce11" office:value-type="float" office:value="329.2" calcext:value-type="float">
            <text:p>329.2</text:p>
          </table:table-cell>
          <table:table-cell table:style-name="ce16" office:value-type="time" office:time-value="PT00H01M53.5S" calcext:value-type="time">
            <text:p>01:53.5</text:p>
          </table:table-cell>
          <table:table-cell office:value-type="float" office:value="320.1" calcext:value-type="float">
            <text:p>320.1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2M56.5S" calcext:value-type="time">
            <text:p>02:56.5</text:p>
          </table:table-cell>
          <table:table-cell table:style-name="ce11" office:value-type="float" office:value="360.7" calcext:value-type="float">
            <text:p>360.7</text:p>
          </table:table-cell>
          <table:table-cell table:style-name="ce8" office:value-type="time" office:time-value="PT00H01M54.8S" calcext:value-type="time">
            <text:p>01:54.8</text:p>
          </table:table-cell>
          <table:table-cell table:style-name="ce11" office:value-type="float" office:value="330.2" calcext:value-type="float">
            <text:p>330.2</text:p>
          </table:table-cell>
          <table:table-cell table:style-name="ce16" office:value-type="time" office:time-value="PT00H01M54.5S" calcext:value-type="time">
            <text:p>01:54.5</text:p>
          </table:table-cell>
          <table:table-cell office:value-type="float" office:value="320.8" calcext:value-type="float">
            <text:p>320.8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2M57.5S" calcext:value-type="time">
            <text:p>02:57.5</text:p>
          </table:table-cell>
          <table:table-cell table:style-name="ce11" office:value-type="float" office:value="361.1" calcext:value-type="float">
            <text:p>361.1</text:p>
          </table:table-cell>
          <table:table-cell table:style-name="ce8" office:value-type="time" office:time-value="PT00H01M55.7S" calcext:value-type="time">
            <text:p>01:55.7</text:p>
          </table:table-cell>
          <table:table-cell table:style-name="ce11" office:value-type="float" office:value="330.9" calcext:value-type="float">
            <text:p>330.9</text:p>
          </table:table-cell>
          <table:table-cell table:style-name="ce16" office:value-type="time" office:time-value="PT00H01M55.4S" calcext:value-type="time">
            <text:p>01:55.4</text:p>
          </table:table-cell>
          <table:table-cell office:value-type="float" office:value="321.7" calcext:value-type="float">
            <text:p>321.7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2M58.5S" calcext:value-type="time">
            <text:p>02:58.5</text:p>
          </table:table-cell>
          <table:table-cell table:style-name="ce11" office:value-type="float" office:value="361.9" calcext:value-type="float">
            <text:p>361.9</text:p>
          </table:table-cell>
          <table:table-cell table:style-name="ce8" office:value-type="time" office:time-value="PT00H01M56.7S" calcext:value-type="time">
            <text:p>01:56.7</text:p>
          </table:table-cell>
          <table:table-cell table:style-name="ce11" office:value-type="float" office:value="331.8" calcext:value-type="float">
            <text:p>331.8</text:p>
          </table:table-cell>
          <table:table-cell table:style-name="ce16" office:value-type="time" office:time-value="PT00H01M56.4S" calcext:value-type="time">
            <text:p>01:56.4</text:p>
          </table:table-cell>
          <table:table-cell office:value-type="float" office:value="322.6" calcext:value-type="float">
            <text:p>322.6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2M59.5S" calcext:value-type="time">
            <text:p>02:59.5</text:p>
          </table:table-cell>
          <table:table-cell table:style-name="ce11" office:value-type="float" office:value="370.6" calcext:value-type="float">
            <text:p>370.6</text:p>
          </table:table-cell>
          <table:table-cell table:style-name="ce8" office:value-type="time" office:time-value="PT00H01M57.6S" calcext:value-type="time">
            <text:p>01:57.6</text:p>
          </table:table-cell>
          <table:table-cell table:style-name="ce11" office:value-type="float" office:value="332" calcext:value-type="float">
            <text:p>332</text:p>
          </table:table-cell>
          <table:table-cell table:style-name="ce16" office:value-type="time" office:time-value="PT00H01M57.3S" calcext:value-type="time">
            <text:p>01:57.3</text:p>
          </table:table-cell>
          <table:table-cell office:value-type="float" office:value="323.6" calcext:value-type="float">
            <text:p>323.6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3M00.5S" calcext:value-type="time">
            <text:p>03:00.5</text:p>
          </table:table-cell>
          <table:table-cell table:style-name="ce11" office:value-type="float" office:value="371" calcext:value-type="float">
            <text:p>371</text:p>
          </table:table-cell>
          <table:table-cell table:style-name="ce8" office:value-type="time" office:time-value="PT00H01M58.6S" calcext:value-type="time">
            <text:p>01:58.6</text:p>
          </table:table-cell>
          <table:table-cell table:style-name="ce11" office:value-type="float" office:value="332.5" calcext:value-type="float">
            <text:p>332.5</text:p>
          </table:table-cell>
          <table:table-cell table:style-name="ce16" office:value-type="time" office:time-value="PT00H01M58.3S" calcext:value-type="time">
            <text:p>01:58.3</text:p>
          </table:table-cell>
          <table:table-cell office:value-type="float" office:value="324.4" calcext:value-type="float">
            <text:p>324.4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3M01.5S" calcext:value-type="time">
            <text:p>03:01.5</text:p>
          </table:table-cell>
          <table:table-cell table:style-name="ce11" office:value-type="float" office:value="371.7" calcext:value-type="float">
            <text:p>371.7</text:p>
          </table:table-cell>
          <table:table-cell table:style-name="ce8" office:value-type="time" office:time-value="PT00H01M59.5S" calcext:value-type="time">
            <text:p>01:59.5</text:p>
          </table:table-cell>
          <table:table-cell table:style-name="ce11" office:value-type="float" office:value="332.2" calcext:value-type="float">
            <text:p>332.2</text:p>
          </table:table-cell>
          <table:table-cell table:style-name="ce16" office:value-type="time" office:time-value="PT00H01M59.2S" calcext:value-type="time">
            <text:p>01:59.2</text:p>
          </table:table-cell>
          <table:table-cell office:value-type="float" office:value="325.2" calcext:value-type="float">
            <text:p>325.2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3M02.5S" calcext:value-type="time">
            <text:p>03:02.5</text:p>
          </table:table-cell>
          <table:table-cell table:style-name="ce11" office:value-type="float" office:value="372.4" calcext:value-type="float">
            <text:p>372.4</text:p>
          </table:table-cell>
          <table:table-cell table:style-name="ce8" office:value-type="time" office:time-value="PT00H02M00.5S" calcext:value-type="time">
            <text:p>02:00.5</text:p>
          </table:table-cell>
          <table:table-cell table:style-name="ce11" office:value-type="float" office:value="332.3" calcext:value-type="float">
            <text:p>332.3</text:p>
          </table:table-cell>
          <table:table-cell table:style-name="ce16" office:value-type="time" office:time-value="PT00H02M00.2S" calcext:value-type="time">
            <text:p>02:00.2</text:p>
          </table:table-cell>
          <table:table-cell office:value-type="float" office:value="326" calcext:value-type="float">
            <text:p>326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3M03.5S" calcext:value-type="time">
            <text:p>03:03.5</text:p>
          </table:table-cell>
          <table:table-cell table:style-name="ce11" office:value-type="float" office:value="373.1" calcext:value-type="float">
            <text:p>373.1</text:p>
          </table:table-cell>
          <table:table-cell table:style-name="ce8" office:value-type="time" office:time-value="PT00H02M01.4S" calcext:value-type="time">
            <text:p>02:01.4</text:p>
          </table:table-cell>
          <table:table-cell table:style-name="ce11" office:value-type="float" office:value="332.6" calcext:value-type="float">
            <text:p>332.6</text:p>
          </table:table-cell>
          <table:table-cell table:style-name="ce16" office:value-type="time" office:time-value="PT00H02M01.1S" calcext:value-type="time">
            <text:p>02:01.1</text:p>
          </table:table-cell>
          <table:table-cell office:value-type="float" office:value="326.8" calcext:value-type="float">
            <text:p>326.8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3M04.6S" calcext:value-type="time">
            <text:p>03:04.6</text:p>
          </table:table-cell>
          <table:table-cell table:style-name="ce11" office:value-type="float" office:value="373.8" calcext:value-type="float">
            <text:p>373.8</text:p>
          </table:table-cell>
          <table:table-cell table:style-name="ce8" office:value-type="time" office:time-value="PT00H02M02.4S" calcext:value-type="time">
            <text:p>02:02.4</text:p>
          </table:table-cell>
          <table:table-cell table:style-name="ce11" office:value-type="float" office:value="332.4" calcext:value-type="float">
            <text:p>332.4</text:p>
          </table:table-cell>
          <table:table-cell table:style-name="ce16" office:value-type="time" office:time-value="PT00H02M02.1S" calcext:value-type="time">
            <text:p>02:02.1</text:p>
          </table:table-cell>
          <table:table-cell office:value-type="float" office:value="327.5" calcext:value-type="float">
            <text:p>327.5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3M05.6S" calcext:value-type="time">
            <text:p>03:05.6</text:p>
          </table:table-cell>
          <table:table-cell table:style-name="ce11" office:value-type="float" office:value="375.2" calcext:value-type="float">
            <text:p>375.2</text:p>
          </table:table-cell>
          <table:table-cell table:style-name="ce8" office:value-type="time" office:time-value="PT00H02M03.3S" calcext:value-type="time">
            <text:p>02:03.3</text:p>
          </table:table-cell>
          <table:table-cell table:style-name="ce11" office:value-type="float" office:value="332.8" calcext:value-type="float">
            <text:p>332.8</text:p>
          </table:table-cell>
          <table:table-cell table:style-name="ce16" office:value-type="time" office:time-value="PT00H02M03S" calcext:value-type="time">
            <text:p>02:03.0</text:p>
          </table:table-cell>
          <table:table-cell office:value-type="float" office:value="327.2" calcext:value-type="float">
            <text:p>327.2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3M06.6S" calcext:value-type="time">
            <text:p>03:06.6</text:p>
          </table:table-cell>
          <table:table-cell table:style-name="ce11" office:value-type="float" office:value="375.5" calcext:value-type="float">
            <text:p>375.5</text:p>
          </table:table-cell>
          <table:table-cell table:style-name="ce8" office:value-type="time" office:time-value="PT00H02M04.3S" calcext:value-type="time">
            <text:p>02:04.3</text:p>
          </table:table-cell>
          <table:table-cell table:style-name="ce11" office:value-type="float" office:value="332.9" calcext:value-type="float">
            <text:p>332.9</text:p>
          </table:table-cell>
          <table:table-cell table:style-name="ce16" office:value-type="time" office:time-value="PT00H02M04S" calcext:value-type="time">
            <text:p>02:04.0</text:p>
          </table:table-cell>
          <table:table-cell office:value-type="float" office:value="328.2" calcext:value-type="float">
            <text:p>328.2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3M07.6S" calcext:value-type="time">
            <text:p>03:07.6</text:p>
          </table:table-cell>
          <table:table-cell table:style-name="ce11" office:value-type="float" office:value="376.1" calcext:value-type="float">
            <text:p>376.1</text:p>
          </table:table-cell>
          <table:table-cell table:style-name="ce8" office:value-type="time" office:time-value="PT00H02M05.2S" calcext:value-type="time">
            <text:p>02:05.2</text:p>
          </table:table-cell>
          <table:table-cell table:style-name="ce11" office:value-type="float" office:value="333.7" calcext:value-type="float">
            <text:p>333.7</text:p>
          </table:table-cell>
          <table:table-cell table:style-name="ce16" office:value-type="time" office:time-value="PT00H02M04.9S" calcext:value-type="time">
            <text:p>02:04.9</text:p>
          </table:table-cell>
          <table:table-cell office:value-type="float" office:value="328.7" calcext:value-type="float">
            <text:p>328.7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3M08.6S" calcext:value-type="time">
            <text:p>03:08.6</text:p>
          </table:table-cell>
          <table:table-cell table:style-name="ce11" office:value-type="float" office:value="376.5" calcext:value-type="float">
            <text:p>376.5</text:p>
          </table:table-cell>
          <table:table-cell table:style-name="ce8" office:value-type="time" office:time-value="PT00H02M06.2S" calcext:value-type="time">
            <text:p>02:06.2</text:p>
          </table:table-cell>
          <table:table-cell table:style-name="ce11" office:value-type="float" office:value="333.9" calcext:value-type="float">
            <text:p>333.9</text:p>
          </table:table-cell>
          <table:table-cell table:style-name="ce16" office:value-type="time" office:time-value="PT00H02M05.9S" calcext:value-type="time">
            <text:p>02:05.9</text:p>
          </table:table-cell>
          <table:table-cell office:value-type="float" office:value="329.8" calcext:value-type="float">
            <text:p>329.8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3M09.7S" calcext:value-type="time">
            <text:p>03:09.7</text:p>
          </table:table-cell>
          <table:table-cell table:style-name="ce11" office:value-type="float" office:value="377" calcext:value-type="float">
            <text:p>377</text:p>
          </table:table-cell>
          <table:table-cell table:style-name="ce8" office:value-type="time" office:time-value="PT00H02M07.1S" calcext:value-type="time">
            <text:p>02:07.1</text:p>
          </table:table-cell>
          <table:table-cell table:style-name="ce11" office:value-type="float" office:value="333.9" calcext:value-type="float">
            <text:p>333.9</text:p>
          </table:table-cell>
          <table:table-cell table:style-name="ce16" office:value-type="time" office:time-value="PT00H02M06.9S" calcext:value-type="time">
            <text:p>02:06.9</text:p>
          </table:table-cell>
          <table:table-cell office:value-type="float" office:value="330.7" calcext:value-type="float">
            <text:p>330.7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3M10.7S" calcext:value-type="time">
            <text:p>03:10.7</text:p>
          </table:table-cell>
          <table:table-cell table:style-name="ce11" office:value-type="float" office:value="378.1" calcext:value-type="float">
            <text:p>378.1</text:p>
          </table:table-cell>
          <table:table-cell table:style-name="ce8" office:value-type="time" office:time-value="PT00H02M08.1S" calcext:value-type="time">
            <text:p>02:08.1</text:p>
          </table:table-cell>
          <table:table-cell table:style-name="ce11" office:value-type="float" office:value="333.7" calcext:value-type="float">
            <text:p>333.7</text:p>
          </table:table-cell>
          <table:table-cell table:style-name="ce16" office:value-type="time" office:time-value="PT00H02M07.8S" calcext:value-type="time">
            <text:p>02:07.8</text:p>
          </table:table-cell>
          <table:table-cell office:value-type="float" office:value="331.6" calcext:value-type="float">
            <text:p>331.6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3M11.7S" calcext:value-type="time">
            <text:p>03:11.7</text:p>
          </table:table-cell>
          <table:table-cell table:style-name="ce11" office:value-type="float" office:value="378.6" calcext:value-type="float">
            <text:p>378.6</text:p>
          </table:table-cell>
          <table:table-cell table:style-name="ce8" office:value-type="time" office:time-value="PT00H02M09S" calcext:value-type="time">
            <text:p>02:09.0</text:p>
          </table:table-cell>
          <table:table-cell table:style-name="ce11" office:value-type="float" office:value="334.2" calcext:value-type="float">
            <text:p>334.2</text:p>
          </table:table-cell>
          <table:table-cell table:style-name="ce16" office:value-type="time" office:time-value="PT00H02M08.8S" calcext:value-type="time">
            <text:p>02:08.8</text:p>
          </table:table-cell>
          <table:table-cell office:value-type="float" office:value="332.6" calcext:value-type="float">
            <text:p>332.6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3M12.7S" calcext:value-type="time">
            <text:p>03:12.7</text:p>
          </table:table-cell>
          <table:table-cell table:style-name="ce11" office:value-type="float" office:value="379.1" calcext:value-type="float">
            <text:p>379.1</text:p>
          </table:table-cell>
          <table:table-cell table:style-name="ce8" office:value-type="time" office:time-value="PT00H02M10S" calcext:value-type="time">
            <text:p>02:10.0</text:p>
          </table:table-cell>
          <table:table-cell table:style-name="ce11" office:value-type="float" office:value="334.8" calcext:value-type="float">
            <text:p>334.8</text:p>
          </table:table-cell>
          <table:table-cell table:style-name="ce16" office:value-type="time" office:time-value="PT00H02M09.7S" calcext:value-type="time">
            <text:p>02:09.7</text:p>
          </table:table-cell>
          <table:table-cell office:value-type="float" office:value="333.5" calcext:value-type="float">
            <text:p>333.5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3M13.7S" calcext:value-type="time">
            <text:p>03:13.7</text:p>
          </table:table-cell>
          <table:table-cell table:style-name="ce11" office:value-type="float" office:value="379.7" calcext:value-type="float">
            <text:p>379.7</text:p>
          </table:table-cell>
          <table:table-cell table:style-name="ce8" office:value-type="time" office:time-value="PT00H02M10.9S" calcext:value-type="time">
            <text:p>02:10.9</text:p>
          </table:table-cell>
          <table:table-cell table:style-name="ce11" office:value-type="float" office:value="335.5" calcext:value-type="float">
            <text:p>335.5</text:p>
          </table:table-cell>
          <table:table-cell table:style-name="ce16" office:value-type="time" office:time-value="PT00H02M10.7S" calcext:value-type="time">
            <text:p>02:10.7</text:p>
          </table:table-cell>
          <table:table-cell office:value-type="float" office:value="334.2" calcext:value-type="float">
            <text:p>334.2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3M14.7S" calcext:value-type="time">
            <text:p>03:14.7</text:p>
          </table:table-cell>
          <table:table-cell table:style-name="ce11" office:value-type="float" office:value="380.5" calcext:value-type="float">
            <text:p>380.5</text:p>
          </table:table-cell>
          <table:table-cell table:style-name="ce8" office:value-type="time" office:time-value="PT00H02M11.9S" calcext:value-type="time">
            <text:p>02:11.9</text:p>
          </table:table-cell>
          <table:table-cell table:style-name="ce11" office:value-type="float" office:value="336.7" calcext:value-type="float">
            <text:p>336.7</text:p>
          </table:table-cell>
          <table:table-cell table:style-name="ce16" office:value-type="time" office:time-value="PT00H02M11.6S" calcext:value-type="time">
            <text:p>02:11.6</text:p>
          </table:table-cell>
          <table:table-cell office:value-type="float" office:value="334.9" calcext:value-type="float">
            <text:p>334.9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3M15.7S" calcext:value-type="time">
            <text:p>03:15.7</text:p>
          </table:table-cell>
          <table:table-cell table:style-name="ce11" office:value-type="float" office:value="381.2" calcext:value-type="float">
            <text:p>381.2</text:p>
          </table:table-cell>
          <table:table-cell table:style-name="ce8" office:value-type="time" office:time-value="PT00H02M12.8S" calcext:value-type="time">
            <text:p>02:12.8</text:p>
          </table:table-cell>
          <table:table-cell table:style-name="ce11" office:value-type="float" office:value="336.8" calcext:value-type="float">
            <text:p>336.8</text:p>
          </table:table-cell>
          <table:table-cell table:style-name="ce16" office:value-type="time" office:time-value="PT00H02M12.6S" calcext:value-type="time">
            <text:p>02:12.6</text:p>
          </table:table-cell>
          <table:table-cell office:value-type="float" office:value="335.7" calcext:value-type="float">
            <text:p>335.7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3M16.7S" calcext:value-type="time">
            <text:p>03:16.7</text:p>
          </table:table-cell>
          <table:table-cell table:style-name="ce11" office:value-type="float" office:value="381.8" calcext:value-type="float">
            <text:p>381.8</text:p>
          </table:table-cell>
          <table:table-cell table:style-name="ce8" office:value-type="time" office:time-value="PT00H02M13.8S" calcext:value-type="time">
            <text:p>02:13.8</text:p>
          </table:table-cell>
          <table:table-cell table:style-name="ce11" office:value-type="float" office:value="337.1" calcext:value-type="float">
            <text:p>337.1</text:p>
          </table:table-cell>
          <table:table-cell table:style-name="ce16" office:value-type="time" office:time-value="PT00H02M13.5S" calcext:value-type="time">
            <text:p>02:13.5</text:p>
          </table:table-cell>
          <table:table-cell office:value-type="float" office:value="336.5" calcext:value-type="float">
            <text:p>336.5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3M17.7S" calcext:value-type="time">
            <text:p>03:17.7</text:p>
          </table:table-cell>
          <table:table-cell table:style-name="ce11" office:value-type="float" office:value="382.2" calcext:value-type="float">
            <text:p>382.2</text:p>
          </table:table-cell>
          <table:table-cell table:style-name="ce8" office:value-type="time" office:time-value="PT00H02M14.7S" calcext:value-type="time">
            <text:p>02:14.7</text:p>
          </table:table-cell>
          <table:table-cell table:style-name="ce11" office:value-type="float" office:value="337.7" calcext:value-type="float">
            <text:p>337.7</text:p>
          </table:table-cell>
          <table:table-cell table:style-name="ce16" office:value-type="time" office:time-value="PT00H02M14.5S" calcext:value-type="time">
            <text:p>02:14.5</text:p>
          </table:table-cell>
          <table:table-cell office:value-type="float" office:value="337.1" calcext:value-type="float">
            <text:p>337.1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3M18.7S" calcext:value-type="time">
            <text:p>03:18.7</text:p>
          </table:table-cell>
          <table:table-cell table:style-name="ce11" office:value-type="float" office:value="383" calcext:value-type="float">
            <text:p>383</text:p>
          </table:table-cell>
          <table:table-cell table:style-name="ce8" office:value-type="time" office:time-value="PT00H02M15.7S" calcext:value-type="time">
            <text:p>02:15.7</text:p>
          </table:table-cell>
          <table:table-cell table:style-name="ce11" office:value-type="float" office:value="338.7" calcext:value-type="float">
            <text:p>338.7</text:p>
          </table:table-cell>
          <table:table-cell table:style-name="ce16" office:value-type="time" office:time-value="PT00H02M15.5S" calcext:value-type="time">
            <text:p>02:15.5</text:p>
          </table:table-cell>
          <table:table-cell office:value-type="float" office:value="337.9" calcext:value-type="float">
            <text:p>337.9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3M19.7S" calcext:value-type="time">
            <text:p>03:19.7</text:p>
          </table:table-cell>
          <table:table-cell table:style-name="ce11" office:value-type="float" office:value="383.7" calcext:value-type="float">
            <text:p>383.7</text:p>
          </table:table-cell>
          <table:table-cell table:style-name="ce8" office:value-type="time" office:time-value="PT00H02M16.6S" calcext:value-type="time">
            <text:p>02:16.6</text:p>
          </table:table-cell>
          <table:table-cell table:style-name="ce11" office:value-type="float" office:value="340" calcext:value-type="float">
            <text:p>340</text:p>
          </table:table-cell>
          <table:table-cell table:style-name="ce16" office:value-type="time" office:time-value="PT00H02M16.4S" calcext:value-type="time">
            <text:p>02:16.4</text:p>
          </table:table-cell>
          <table:table-cell office:value-type="float" office:value="338.8" calcext:value-type="float">
            <text:p>338.8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3M20.7S" calcext:value-type="time">
            <text:p>03:20.7</text:p>
          </table:table-cell>
          <table:table-cell table:style-name="ce11" office:value-type="float" office:value="383.9" calcext:value-type="float">
            <text:p>383.9</text:p>
          </table:table-cell>
          <table:table-cell table:style-name="ce8" office:value-type="time" office:time-value="PT00H02M17.6S" calcext:value-type="time">
            <text:p>02:17.6</text:p>
          </table:table-cell>
          <table:table-cell table:style-name="ce11" office:value-type="float" office:value="342" calcext:value-type="float">
            <text:p>342</text:p>
          </table:table-cell>
          <table:table-cell table:style-name="ce16" office:value-type="time" office:time-value="PT00H02M17.4S" calcext:value-type="time">
            <text:p>02:17.4</text:p>
          </table:table-cell>
          <table:table-cell office:value-type="float" office:value="340.8" calcext:value-type="float">
            <text:p>340.8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3M21.7S" calcext:value-type="time">
            <text:p>03:21.7</text:p>
          </table:table-cell>
          <table:table-cell table:style-name="ce11" office:value-type="float" office:value="384.6" calcext:value-type="float">
            <text:p>384.6</text:p>
          </table:table-cell>
          <table:table-cell table:style-name="ce8" office:value-type="time" office:time-value="PT00H02M18.6S" calcext:value-type="time">
            <text:p>02:18.6</text:p>
          </table:table-cell>
          <table:table-cell table:style-name="ce11" office:value-type="float" office:value="342.9" calcext:value-type="float">
            <text:p>342.9</text:p>
          </table:table-cell>
          <table:table-cell table:style-name="ce16" office:value-type="time" office:time-value="PT00H02M18.3S" calcext:value-type="time">
            <text:p>02:18.3</text:p>
          </table:table-cell>
          <table:table-cell office:value-type="float" office:value="341.4" calcext:value-type="float">
            <text:p>341.4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3M22.7S" calcext:value-type="time">
            <text:p>03:22.7</text:p>
          </table:table-cell>
          <table:table-cell table:style-name="ce11" office:value-type="float" office:value="384.4" calcext:value-type="float">
            <text:p>384.4</text:p>
          </table:table-cell>
          <table:table-cell table:style-name="ce8" office:value-type="time" office:time-value="PT00H02M19.6S" calcext:value-type="time">
            <text:p>02:19.6</text:p>
          </table:table-cell>
          <table:table-cell table:style-name="ce11" office:value-type="float" office:value="343.9" calcext:value-type="float">
            <text:p>343.9</text:p>
          </table:table-cell>
          <table:table-cell table:style-name="ce16" office:value-type="time" office:time-value="PT00H02M19.3S" calcext:value-type="time">
            <text:p>02:19.3</text:p>
          </table:table-cell>
          <table:table-cell office:value-type="float" office:value="341.8" calcext:value-type="float">
            <text:p>341.8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3M23.7S" calcext:value-type="time">
            <text:p>03:23.7</text:p>
          </table:table-cell>
          <table:table-cell table:style-name="ce11" office:value-type="float" office:value="384" calcext:value-type="float">
            <text:p>384</text:p>
          </table:table-cell>
          <table:table-cell table:style-name="ce8" office:value-type="time" office:time-value="PT00H02M20.5S" calcext:value-type="time">
            <text:p>02:20.5</text:p>
          </table:table-cell>
          <table:table-cell table:style-name="ce11" office:value-type="float" office:value="344.9" calcext:value-type="float">
            <text:p>344.9</text:p>
          </table:table-cell>
          <table:table-cell table:style-name="ce16" office:value-type="time" office:time-value="PT00H02M20.2S" calcext:value-type="time">
            <text:p>02:20.2</text:p>
          </table:table-cell>
          <table:table-cell office:value-type="float" office:value="342.2" calcext:value-type="float">
            <text:p>342.2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3M24.7S" calcext:value-type="time">
            <text:p>03:24.7</text:p>
          </table:table-cell>
          <table:table-cell table:style-name="ce11" office:value-type="float" office:value="383.7" calcext:value-type="float">
            <text:p>383.7</text:p>
          </table:table-cell>
          <table:table-cell table:style-name="ce8" office:value-type="time" office:time-value="PT00H02M21.5S" calcext:value-type="time">
            <text:p>02:21.5</text:p>
          </table:table-cell>
          <table:table-cell table:style-name="ce11" office:value-type="float" office:value="345.5" calcext:value-type="float">
            <text:p>345.5</text:p>
          </table:table-cell>
          <table:table-cell table:style-name="ce16" office:value-type="time" office:time-value="PT00H02M21.2S" calcext:value-type="time">
            <text:p>02:21.2</text:p>
          </table:table-cell>
          <table:table-cell office:value-type="float" office:value="342.9" calcext:value-type="float">
            <text:p>342.9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3M25.7S" calcext:value-type="time">
            <text:p>03:25.7</text:p>
          </table:table-cell>
          <table:table-cell table:style-name="ce11" office:value-type="float" office:value="383.3" calcext:value-type="float">
            <text:p>383.3</text:p>
          </table:table-cell>
          <table:table-cell table:style-name="ce8" office:value-type="time" office:time-value="PT00H02M22.4S" calcext:value-type="time">
            <text:p>02:22.4</text:p>
          </table:table-cell>
          <table:table-cell table:style-name="ce11" office:value-type="float" office:value="347.1" calcext:value-type="float">
            <text:p>347.1</text:p>
          </table:table-cell>
          <table:table-cell table:style-name="ce16" office:value-type="time" office:time-value="PT00H02M22.1S" calcext:value-type="time">
            <text:p>02:22.1</text:p>
          </table:table-cell>
          <table:table-cell office:value-type="float" office:value="343.6" calcext:value-type="float">
            <text:p>343.6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3M26.7S" calcext:value-type="time">
            <text:p>03:26.7</text:p>
          </table:table-cell>
          <table:table-cell table:style-name="ce11" office:value-type="float" office:value="383.1" calcext:value-type="float">
            <text:p>383.1</text:p>
          </table:table-cell>
          <table:table-cell table:style-name="ce8" office:value-type="time" office:time-value="PT00H02M23.4S" calcext:value-type="time">
            <text:p>02:23.4</text:p>
          </table:table-cell>
          <table:table-cell table:style-name="ce11" office:value-type="float" office:value="348.5" calcext:value-type="float">
            <text:p>348.5</text:p>
          </table:table-cell>
          <table:table-cell table:style-name="ce16" office:value-type="time" office:time-value="PT00H02M23.1S" calcext:value-type="time">
            <text:p>02:23.1</text:p>
          </table:table-cell>
          <table:table-cell office:value-type="float" office:value="344.4" calcext:value-type="float">
            <text:p>344.4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3M27.7S" calcext:value-type="time">
            <text:p>03:27.7</text:p>
          </table:table-cell>
          <table:table-cell table:style-name="ce11" office:value-type="float" office:value="374.9" calcext:value-type="float">
            <text:p>374.9</text:p>
          </table:table-cell>
          <table:table-cell table:style-name="ce8" office:value-type="time" office:time-value="PT00H02M24.3S" calcext:value-type="time">
            <text:p>02:24.3</text:p>
          </table:table-cell>
          <table:table-cell table:style-name="ce11" office:value-type="float" office:value="349.5" calcext:value-type="float">
            <text:p>349.5</text:p>
          </table:table-cell>
          <table:table-cell table:style-name="ce16" office:value-type="time" office:time-value="PT00H02M24S" calcext:value-type="time">
            <text:p>02:24.0</text:p>
          </table:table-cell>
          <table:table-cell office:value-type="float" office:value="345.1" calcext:value-type="float">
            <text:p>345.1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3M28.7S" calcext:value-type="time">
            <text:p>03:28.7</text:p>
          </table:table-cell>
          <table:table-cell table:style-name="ce11" office:value-type="float" office:value="374.6" calcext:value-type="float">
            <text:p>374.6</text:p>
          </table:table-cell>
          <table:table-cell table:style-name="ce8" office:value-type="time" office:time-value="PT00H02M25.3S" calcext:value-type="time">
            <text:p>02:25.3</text:p>
          </table:table-cell>
          <table:table-cell table:style-name="ce11" office:value-type="float" office:value="350.6" calcext:value-type="float">
            <text:p>350.6</text:p>
          </table:table-cell>
          <table:table-cell table:style-name="ce16" office:value-type="time" office:time-value="PT00H02M25S" calcext:value-type="time">
            <text:p>02:25.0</text:p>
          </table:table-cell>
          <table:table-cell office:value-type="float" office:value="345.9" calcext:value-type="float">
            <text:p>345.9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3M29.7S" calcext:value-type="time">
            <text:p>03:29.7</text:p>
          </table:table-cell>
          <table:table-cell table:style-name="ce11" office:value-type="float" office:value="374.2" calcext:value-type="float">
            <text:p>374.2</text:p>
          </table:table-cell>
          <table:table-cell table:style-name="ce8" office:value-type="time" office:time-value="PT00H02M26.2S" calcext:value-type="time">
            <text:p>02:26.2</text:p>
          </table:table-cell>
          <table:table-cell table:style-name="ce11" office:value-type="float" office:value="352.2" calcext:value-type="float">
            <text:p>352.2</text:p>
          </table:table-cell>
          <table:table-cell table:style-name="ce16" office:value-type="time" office:time-value="PT00H02M25.9S" calcext:value-type="time">
            <text:p>02:25.9</text:p>
          </table:table-cell>
          <table:table-cell office:value-type="float" office:value="346.5" calcext:value-type="float">
            <text:p>346.5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3M30.7S" calcext:value-type="time">
            <text:p>03:30.7</text:p>
          </table:table-cell>
          <table:table-cell table:style-name="ce11" office:value-type="float" office:value="374" calcext:value-type="float">
            <text:p>374</text:p>
          </table:table-cell>
          <table:table-cell table:style-name="ce8" office:value-type="time" office:time-value="PT00H02M27.2S" calcext:value-type="time">
            <text:p>02:27.2</text:p>
          </table:table-cell>
          <table:table-cell table:style-name="ce11" office:value-type="float" office:value="352.6" calcext:value-type="float">
            <text:p>352.6</text:p>
          </table:table-cell>
          <table:table-cell table:style-name="ce16" office:value-type="time" office:time-value="PT00H02M26.9S" calcext:value-type="time">
            <text:p>02:26.9</text:p>
          </table:table-cell>
          <table:table-cell office:value-type="float" office:value="347.2" calcext:value-type="float">
            <text:p>347.2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3M31.7S" calcext:value-type="time">
            <text:p>03:31.7</text:p>
          </table:table-cell>
          <table:table-cell table:style-name="ce11" office:value-type="float" office:value="373.8" calcext:value-type="float">
            <text:p>373.8</text:p>
          </table:table-cell>
          <table:table-cell table:style-name="ce8" office:value-type="time" office:time-value="PT00H02M28.1S" calcext:value-type="time">
            <text:p>02:28.1</text:p>
          </table:table-cell>
          <table:table-cell table:style-name="ce11" office:value-type="float" office:value="354.3" calcext:value-type="float">
            <text:p>354.3</text:p>
          </table:table-cell>
          <table:table-cell table:style-name="ce16" office:value-type="time" office:time-value="PT00H02M27.8S" calcext:value-type="time">
            <text:p>02:27.8</text:p>
          </table:table-cell>
          <table:table-cell office:value-type="float" office:value="347.8" calcext:value-type="float">
            <text:p>347.8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3M32.7S" calcext:value-type="time">
            <text:p>03:32.7</text:p>
          </table:table-cell>
          <table:table-cell table:style-name="ce11" office:value-type="float" office:value="374.7" calcext:value-type="float">
            <text:p>374.7</text:p>
          </table:table-cell>
          <table:table-cell table:style-name="ce8" office:value-type="time" office:time-value="PT00H02M29.1S" calcext:value-type="time">
            <text:p>02:29.1</text:p>
          </table:table-cell>
          <table:table-cell table:style-name="ce11" office:value-type="float" office:value="355.1" calcext:value-type="float">
            <text:p>355.1</text:p>
          </table:table-cell>
          <table:table-cell table:style-name="ce16" office:value-type="time" office:time-value="PT00H02M28.8S" calcext:value-type="time">
            <text:p>02:28.8</text:p>
          </table:table-cell>
          <table:table-cell office:value-type="float" office:value="348.6" calcext:value-type="float">
            <text:p>348.6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3M33.7S" calcext:value-type="time">
            <text:p>03:33.7</text:p>
          </table:table-cell>
          <table:table-cell table:style-name="ce11" office:value-type="float" office:value="374.4" calcext:value-type="float">
            <text:p>374.4</text:p>
          </table:table-cell>
          <table:table-cell table:style-name="ce8" office:value-type="time" office:time-value="PT00H02M30S" calcext:value-type="time">
            <text:p>02:30.0</text:p>
          </table:table-cell>
          <table:table-cell table:style-name="ce11" office:value-type="float" office:value="355.8" calcext:value-type="float">
            <text:p>355.8</text:p>
          </table:table-cell>
          <table:table-cell table:style-name="ce16" office:value-type="time" office:time-value="PT00H02M29.7S" calcext:value-type="time">
            <text:p>02:29.7</text:p>
          </table:table-cell>
          <table:table-cell office:value-type="float" office:value="349.3" calcext:value-type="float">
            <text:p>349.3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3M34.7S" calcext:value-type="time">
            <text:p>03:34.7</text:p>
          </table:table-cell>
          <table:table-cell table:style-name="ce11" office:value-type="float" office:value="375.3" calcext:value-type="float">
            <text:p>375.3</text:p>
          </table:table-cell>
          <table:table-cell table:style-name="ce8" office:value-type="time" office:time-value="PT00H02M31S" calcext:value-type="time">
            <text:p>02:31.0</text:p>
          </table:table-cell>
          <table:table-cell table:style-name="ce11" office:value-type="float" office:value="356.9" calcext:value-type="float">
            <text:p>356.9</text:p>
          </table:table-cell>
          <table:table-cell table:style-name="ce16" office:value-type="time" office:time-value="PT00H02M30.7S" calcext:value-type="time">
            <text:p>02:30.7</text:p>
          </table:table-cell>
          <table:table-cell office:value-type="float" office:value="349.8" calcext:value-type="float">
            <text:p>349.8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3M35.7S" calcext:value-type="time">
            <text:p>03:35.7</text:p>
          </table:table-cell>
          <table:table-cell table:style-name="ce11" office:value-type="float" office:value="376.2" calcext:value-type="float">
            <text:p>376.2</text:p>
          </table:table-cell>
          <table:table-cell table:style-name="ce8" office:value-type="time" office:time-value="PT00H02M31.9S" calcext:value-type="time">
            <text:p>02:31.9</text:p>
          </table:table-cell>
          <table:table-cell table:style-name="ce11" office:value-type="float" office:value="357.2" calcext:value-type="float">
            <text:p>357.2</text:p>
          </table:table-cell>
          <table:table-cell table:style-name="ce16" office:value-type="time" office:time-value="PT00H02M31.6S" calcext:value-type="time">
            <text:p>02:31.6</text:p>
          </table:table-cell>
          <table:table-cell office:value-type="float" office:value="350.5" calcext:value-type="float">
            <text:p>350.5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3M36.8S" calcext:value-type="time">
            <text:p>03:36.8</text:p>
          </table:table-cell>
          <table:table-cell table:style-name="ce11" office:value-type="float" office:value="377.3" calcext:value-type="float">
            <text:p>377.3</text:p>
          </table:table-cell>
          <table:table-cell table:style-name="ce8" office:value-type="time" office:time-value="PT00H02M32.9S" calcext:value-type="time">
            <text:p>02:32.9</text:p>
          </table:table-cell>
          <table:table-cell table:style-name="ce11" office:value-type="float" office:value="358.2" calcext:value-type="float">
            <text:p>358.2</text:p>
          </table:table-cell>
          <table:table-cell table:style-name="ce16" office:value-type="time" office:time-value="PT00H02M32.6S" calcext:value-type="time">
            <text:p>02:32.6</text:p>
          </table:table-cell>
          <table:table-cell office:value-type="float" office:value="351.2" calcext:value-type="float">
            <text:p>351.2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3M37.8S" calcext:value-type="time">
            <text:p>03:37.8</text:p>
          </table:table-cell>
          <table:table-cell table:style-name="ce11" office:value-type="float" office:value="386.4" calcext:value-type="float">
            <text:p>386.4</text:p>
          </table:table-cell>
          <table:table-cell table:style-name="ce8" office:value-type="time" office:time-value="PT00H02M33.8S" calcext:value-type="time">
            <text:p>02:33.8</text:p>
          </table:table-cell>
          <table:table-cell table:style-name="ce11" office:value-type="float" office:value="358.6" calcext:value-type="float">
            <text:p>358.6</text:p>
          </table:table-cell>
          <table:table-cell table:style-name="ce16" office:value-type="time" office:time-value="PT00H02M33.5S" calcext:value-type="time">
            <text:p>02:33.5</text:p>
          </table:table-cell>
          <table:table-cell office:value-type="float" office:value="352.3" calcext:value-type="float">
            <text:p>352.3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3M38.8S" calcext:value-type="time">
            <text:p>03:38.8</text:p>
          </table:table-cell>
          <table:table-cell table:style-name="ce11" office:value-type="float" office:value="386.9" calcext:value-type="float">
            <text:p>386.9</text:p>
          </table:table-cell>
          <table:table-cell table:style-name="ce8" office:value-type="time" office:time-value="PT00H02M34.8S" calcext:value-type="time">
            <text:p>02:34.8</text:p>
          </table:table-cell>
          <table:table-cell table:style-name="ce11" office:value-type="float" office:value="358.8" calcext:value-type="float">
            <text:p>358.8</text:p>
          </table:table-cell>
          <table:table-cell table:style-name="ce16" office:value-type="time" office:time-value="PT00H02M34.5S" calcext:value-type="time">
            <text:p>02:34.5</text:p>
          </table:table-cell>
          <table:table-cell office:value-type="float" office:value="352.8" calcext:value-type="float">
            <text:p>352.8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3M39.8S" calcext:value-type="time">
            <text:p>03:39.8</text:p>
          </table:table-cell>
          <table:table-cell table:style-name="ce11" office:value-type="float" office:value="388" calcext:value-type="float">
            <text:p>388</text:p>
          </table:table-cell>
          <table:table-cell table:style-name="ce8" office:value-type="time" office:time-value="PT00H02M35.7S" calcext:value-type="time">
            <text:p>02:35.7</text:p>
          </table:table-cell>
          <table:table-cell table:style-name="ce11" office:value-type="float" office:value="358.5" calcext:value-type="float">
            <text:p>358.5</text:p>
          </table:table-cell>
          <table:table-cell table:style-name="ce16" office:value-type="time" office:time-value="PT00H02M35.4S" calcext:value-type="time">
            <text:p>02:35.4</text:p>
          </table:table-cell>
          <table:table-cell office:value-type="float" office:value="353.4" calcext:value-type="float">
            <text:p>353.4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3M40.8S" calcext:value-type="time">
            <text:p>03:40.8</text:p>
          </table:table-cell>
          <table:table-cell table:style-name="ce11" office:value-type="float" office:value="388.7" calcext:value-type="float">
            <text:p>388.7</text:p>
          </table:table-cell>
          <table:table-cell table:style-name="ce8" office:value-type="time" office:time-value="PT00H02M36.7S" calcext:value-type="time">
            <text:p>02:36.7</text:p>
          </table:table-cell>
          <table:table-cell table:style-name="ce11" office:value-type="float" office:value="358.5" calcext:value-type="float">
            <text:p>358.5</text:p>
          </table:table-cell>
          <table:table-cell table:style-name="ce16" office:value-type="time" office:time-value="PT00H02M36.4S" calcext:value-type="time">
            <text:p>02:36.4</text:p>
          </table:table-cell>
          <table:table-cell office:value-type="float" office:value="354" calcext:value-type="float">
            <text:p>354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3M41.8S" calcext:value-type="time">
            <text:p>03:41.8</text:p>
          </table:table-cell>
          <table:table-cell table:style-name="ce11" office:value-type="float" office:value="389.4" calcext:value-type="float">
            <text:p>389.4</text:p>
          </table:table-cell>
          <table:table-cell table:style-name="ce8" office:value-type="time" office:time-value="PT00H02M37.6S" calcext:value-type="time">
            <text:p>02:37.6</text:p>
          </table:table-cell>
          <table:table-cell table:style-name="ce11" office:value-type="float" office:value="357.8" calcext:value-type="float">
            <text:p>357.8</text:p>
          </table:table-cell>
          <table:table-cell table:style-name="ce16" office:value-type="time" office:time-value="PT00H02M37.3S" calcext:value-type="time">
            <text:p>02:37.3</text:p>
          </table:table-cell>
          <table:table-cell office:value-type="float" office:value="354.8" calcext:value-type="float">
            <text:p>354.8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3M42.8S" calcext:value-type="time">
            <text:p>03:42.8</text:p>
          </table:table-cell>
          <table:table-cell table:style-name="ce11" office:value-type="float" office:value="390.3" calcext:value-type="float">
            <text:p>390.3</text:p>
          </table:table-cell>
          <table:table-cell table:style-name="ce8" office:value-type="time" office:time-value="PT00H02M38.6S" calcext:value-type="time">
            <text:p>02:38.6</text:p>
          </table:table-cell>
          <table:table-cell table:style-name="ce11" office:value-type="float" office:value="358" calcext:value-type="float">
            <text:p>358</text:p>
          </table:table-cell>
          <table:table-cell table:style-name="ce16" office:value-type="time" office:time-value="PT00H02M38.3S" calcext:value-type="time">
            <text:p>02:38.3</text:p>
          </table:table-cell>
          <table:table-cell office:value-type="float" office:value="355.3" calcext:value-type="float">
            <text:p>355.3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3M43.8S" calcext:value-type="time">
            <text:p>03:43.8</text:p>
          </table:table-cell>
          <table:table-cell table:style-name="ce11" office:value-type="float" office:value="392.1" calcext:value-type="float">
            <text:p>392.1</text:p>
          </table:table-cell>
          <table:table-cell table:style-name="ce8" office:value-type="time" office:time-value="PT00H02M39.5S" calcext:value-type="time">
            <text:p>02:39.5</text:p>
          </table:table-cell>
          <table:table-cell table:style-name="ce11" office:value-type="float" office:value="358" calcext:value-type="float">
            <text:p>358</text:p>
          </table:table-cell>
          <table:table-cell table:style-name="ce16" office:value-type="time" office:time-value="PT00H02M39.2S" calcext:value-type="time">
            <text:p>02:39.2</text:p>
          </table:table-cell>
          <table:table-cell office:value-type="float" office:value="355.9" calcext:value-type="float">
            <text:p>355.9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3M44.8S" calcext:value-type="time">
            <text:p>03:44.8</text:p>
          </table:table-cell>
          <table:table-cell table:style-name="ce11" office:value-type="float" office:value="392.8" calcext:value-type="float">
            <text:p>392.8</text:p>
          </table:table-cell>
          <table:table-cell table:style-name="ce8" office:value-type="time" office:time-value="PT00H02M40.5S" calcext:value-type="time">
            <text:p>02:40.5</text:p>
          </table:table-cell>
          <table:table-cell table:style-name="ce11" office:value-type="float" office:value="358.1" calcext:value-type="float">
            <text:p>358.1</text:p>
          </table:table-cell>
          <table:table-cell table:style-name="ce16" office:value-type="time" office:time-value="PT00H02M40.2S" calcext:value-type="time">
            <text:p>02:40.2</text:p>
          </table:table-cell>
          <table:table-cell office:value-type="float" office:value="356.5" calcext:value-type="float">
            <text:p>356.5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3M45.8S" calcext:value-type="time">
            <text:p>03:45.8</text:p>
          </table:table-cell>
          <table:table-cell table:style-name="ce11" office:value-type="float" office:value="393.3" calcext:value-type="float">
            <text:p>393.3</text:p>
          </table:table-cell>
          <table:table-cell table:style-name="ce8" office:value-type="time" office:time-value="PT00H02M41.5S" calcext:value-type="time">
            <text:p>02:41.5</text:p>
          </table:table-cell>
          <table:table-cell table:style-name="ce11" office:value-type="float" office:value="359" calcext:value-type="float">
            <text:p>359</text:p>
          </table:table-cell>
          <table:table-cell table:style-name="ce16" office:value-type="time" office:time-value="PT00H02M41.1S" calcext:value-type="time">
            <text:p>02:41.1</text:p>
          </table:table-cell>
          <table:table-cell office:value-type="float" office:value="356.1" calcext:value-type="float">
            <text:p>356.1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3M46.8S" calcext:value-type="time">
            <text:p>03:46.8</text:p>
          </table:table-cell>
          <table:table-cell table:style-name="ce11" office:value-type="float" office:value="393.7" calcext:value-type="float">
            <text:p>393.7</text:p>
          </table:table-cell>
          <table:table-cell table:style-name="ce8" office:value-type="time" office:time-value="PT00H02M42.4S" calcext:value-type="time">
            <text:p>02:42.4</text:p>
          </table:table-cell>
          <table:table-cell table:style-name="ce11" office:value-type="float" office:value="358.7" calcext:value-type="float">
            <text:p>358.7</text:p>
          </table:table-cell>
          <table:table-cell table:style-name="ce16" office:value-type="time" office:time-value="PT00H02M42.1S" calcext:value-type="time">
            <text:p>02:42.1</text:p>
          </table:table-cell>
          <table:table-cell office:value-type="float" office:value="356.7" calcext:value-type="float">
            <text:p>356.7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3M47.8S" calcext:value-type="time">
            <text:p>03:47.8</text:p>
          </table:table-cell>
          <table:table-cell table:style-name="ce11" office:value-type="float" office:value="394" calcext:value-type="float">
            <text:p>394</text:p>
          </table:table-cell>
          <table:table-cell table:style-name="ce8" office:value-type="time" office:time-value="PT00H02M43.4S" calcext:value-type="time">
            <text:p>02:43.4</text:p>
          </table:table-cell>
          <table:table-cell table:style-name="ce11" office:value-type="float" office:value="358.5" calcext:value-type="float">
            <text:p>358.5</text:p>
          </table:table-cell>
          <table:table-cell table:style-name="ce16" office:value-type="time" office:time-value="PT00H02M43S" calcext:value-type="time">
            <text:p>02:43.0</text:p>
          </table:table-cell>
          <table:table-cell office:value-type="float" office:value="357.2" calcext:value-type="float">
            <text:p>357.2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3M48.8S" calcext:value-type="time">
            <text:p>03:48.8</text:p>
          </table:table-cell>
          <table:table-cell table:style-name="ce11" office:value-type="float" office:value="394.6" calcext:value-type="float">
            <text:p>394.6</text:p>
          </table:table-cell>
          <table:table-cell table:style-name="ce8" office:value-type="time" office:time-value="PT00H02M44.3S" calcext:value-type="time">
            <text:p>02:44.3</text:p>
          </table:table-cell>
          <table:table-cell table:style-name="ce11" office:value-type="float" office:value="358.7" calcext:value-type="float">
            <text:p>358.7</text:p>
          </table:table-cell>
          <table:table-cell table:style-name="ce16" office:value-type="time" office:time-value="PT00H02M44S" calcext:value-type="time">
            <text:p>02:44.0</text:p>
          </table:table-cell>
          <table:table-cell office:value-type="float" office:value="357.7" calcext:value-type="float">
            <text:p>357.7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3M49.8S" calcext:value-type="time">
            <text:p>03:49.8</text:p>
          </table:table-cell>
          <table:table-cell table:style-name="ce11" office:value-type="float" office:value="394.7" calcext:value-type="float">
            <text:p>394.7</text:p>
          </table:table-cell>
          <table:table-cell table:style-name="ce8" office:value-type="time" office:time-value="PT00H02M45.3S" calcext:value-type="time">
            <text:p>02:45.3</text:p>
          </table:table-cell>
          <table:table-cell table:style-name="ce11" office:value-type="float" office:value="359.3" calcext:value-type="float">
            <text:p>359.3</text:p>
          </table:table-cell>
          <table:table-cell table:style-name="ce16" office:value-type="time" office:time-value="PT00H02M44.9S" calcext:value-type="time">
            <text:p>02:44.9</text:p>
          </table:table-cell>
          <table:table-cell office:value-type="float" office:value="358.4" calcext:value-type="float">
            <text:p>358.4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3M50.8S" calcext:value-type="time">
            <text:p>03:50.8</text:p>
          </table:table-cell>
          <table:table-cell table:style-name="ce11" office:value-type="float" office:value="395.3" calcext:value-type="float">
            <text:p>395.3</text:p>
          </table:table-cell>
          <table:table-cell table:style-name="ce8" office:value-type="time" office:time-value="PT00H02M46.2S" calcext:value-type="time">
            <text:p>02:46.2</text:p>
          </table:table-cell>
          <table:table-cell table:style-name="ce11" office:value-type="float" office:value="359.6" calcext:value-type="float">
            <text:p>359.6</text:p>
          </table:table-cell>
          <table:table-cell table:style-name="ce16" office:value-type="time" office:time-value="PT00H02M45.9S" calcext:value-type="time">
            <text:p>02:45.9</text:p>
          </table:table-cell>
          <table:table-cell office:value-type="float" office:value="359" calcext:value-type="float">
            <text:p>359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3M51.8S" calcext:value-type="time">
            <text:p>03:51.8</text:p>
          </table:table-cell>
          <table:table-cell table:style-name="ce11" office:value-type="float" office:value="395.8" calcext:value-type="float">
            <text:p>395.8</text:p>
          </table:table-cell>
          <table:table-cell table:style-name="ce8" office:value-type="time" office:time-value="PT00H02M47.2S" calcext:value-type="time">
            <text:p>02:47.2</text:p>
          </table:table-cell>
          <table:table-cell table:style-name="ce11" office:value-type="float" office:value="360.5" calcext:value-type="float">
            <text:p>360.5</text:p>
          </table:table-cell>
          <table:table-cell table:style-name="ce16" office:value-type="time" office:time-value="PT00H02M46.8S" calcext:value-type="time">
            <text:p>02:46.8</text:p>
          </table:table-cell>
          <table:table-cell office:value-type="float" office:value="359.8" calcext:value-type="float">
            <text:p>359.8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3M52.8S" calcext:value-type="time">
            <text:p>03:52.8</text:p>
          </table:table-cell>
          <table:table-cell table:style-name="ce11" office:value-type="float" office:value="396" calcext:value-type="float">
            <text:p>396</text:p>
          </table:table-cell>
          <table:table-cell table:style-name="ce8" office:value-type="time" office:time-value="PT00H02M48.1S" calcext:value-type="time">
            <text:p>02:48.1</text:p>
          </table:table-cell>
          <table:table-cell table:style-name="ce11" office:value-type="float" office:value="361.3" calcext:value-type="float">
            <text:p>361.3</text:p>
          </table:table-cell>
          <table:table-cell table:style-name="ce16" office:value-type="time" office:time-value="PT00H02M47.8S" calcext:value-type="time">
            <text:p>02:47.8</text:p>
          </table:table-cell>
          <table:table-cell office:value-type="float" office:value="360.4" calcext:value-type="float">
            <text:p>360.4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3M53.8S" calcext:value-type="time">
            <text:p>03:53.8</text:p>
          </table:table-cell>
          <table:table-cell table:style-name="ce11" office:value-type="float" office:value="396.2" calcext:value-type="float">
            <text:p>396.2</text:p>
          </table:table-cell>
          <table:table-cell table:style-name="ce8" office:value-type="time" office:time-value="PT00H02M49.1S" calcext:value-type="time">
            <text:p>02:49.1</text:p>
          </table:table-cell>
          <table:table-cell table:style-name="ce11" office:value-type="float" office:value="362.1" calcext:value-type="float">
            <text:p>362.1</text:p>
          </table:table-cell>
          <table:table-cell table:style-name="ce16" office:value-type="time" office:time-value="PT00H02M48.8S" calcext:value-type="time">
            <text:p>02:48.8</text:p>
          </table:table-cell>
          <table:table-cell office:value-type="float" office:value="361.2" calcext:value-type="float">
            <text:p>361.2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3M54.8S" calcext:value-type="time">
            <text:p>03:54.8</text:p>
          </table:table-cell>
          <table:table-cell table:style-name="ce11" office:value-type="float" office:value="389.5" calcext:value-type="float">
            <text:p>389.5</text:p>
          </table:table-cell>
          <table:table-cell table:style-name="ce8" office:value-type="time" office:time-value="PT00H02M50S" calcext:value-type="time">
            <text:p>02:50.0</text:p>
          </table:table-cell>
          <table:table-cell table:style-name="ce11" office:value-type="float" office:value="362" calcext:value-type="float">
            <text:p>362</text:p>
          </table:table-cell>
          <table:table-cell table:style-name="ce16" office:value-type="time" office:time-value="PT00H02M49.7S" calcext:value-type="time">
            <text:p>02:49.7</text:p>
          </table:table-cell>
          <table:table-cell office:value-type="float" office:value="361.8" calcext:value-type="float">
            <text:p>361.8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3M55.8S" calcext:value-type="time">
            <text:p>03:55.8</text:p>
          </table:table-cell>
          <table:table-cell table:style-name="ce11" office:value-type="float" office:value="389.6" calcext:value-type="float">
            <text:p>389.6</text:p>
          </table:table-cell>
          <table:table-cell table:style-name="ce8" office:value-type="time" office:time-value="PT00H02M51S" calcext:value-type="time">
            <text:p>02:51.0</text:p>
          </table:table-cell>
          <table:table-cell table:style-name="ce11" office:value-type="float" office:value="361.5" calcext:value-type="float">
            <text:p>361.5</text:p>
          </table:table-cell>
          <table:table-cell table:style-name="ce16" office:value-type="time" office:time-value="PT00H02M50.7S" calcext:value-type="time">
            <text:p>02:50.7</text:p>
          </table:table-cell>
          <table:table-cell office:value-type="float" office:value="362.4" calcext:value-type="float">
            <text:p>362.4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3M56.8S" calcext:value-type="time">
            <text:p>03:56.8</text:p>
          </table:table-cell>
          <table:table-cell table:style-name="ce11" office:value-type="float" office:value="389.4" calcext:value-type="float">
            <text:p>389.4</text:p>
          </table:table-cell>
          <table:table-cell table:style-name="ce8" office:value-type="time" office:time-value="PT00H02M51.9S" calcext:value-type="time">
            <text:p>02:51.9</text:p>
          </table:table-cell>
          <table:table-cell table:style-name="ce11" office:value-type="float" office:value="362" calcext:value-type="float">
            <text:p>362</text:p>
          </table:table-cell>
          <table:table-cell table:style-name="ce16" office:value-type="time" office:time-value="PT00H02M51.6S" calcext:value-type="time">
            <text:p>02:51.6</text:p>
          </table:table-cell>
          <table:table-cell office:value-type="float" office:value="362.9" calcext:value-type="float">
            <text:p>362.9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3M57.8S" calcext:value-type="time">
            <text:p>03:57.8</text:p>
          </table:table-cell>
          <table:table-cell table:style-name="ce11" office:value-type="float" office:value="389.5" calcext:value-type="float">
            <text:p>389.5</text:p>
          </table:table-cell>
          <table:table-cell table:style-name="ce8" office:value-type="time" office:time-value="PT00H02M52.9S" calcext:value-type="time">
            <text:p>02:52.9</text:p>
          </table:table-cell>
          <table:table-cell table:style-name="ce11" office:value-type="float" office:value="363.4" calcext:value-type="float">
            <text:p>363.4</text:p>
          </table:table-cell>
          <table:table-cell table:style-name="ce16" office:value-type="time" office:time-value="PT00H02M52.6S" calcext:value-type="time">
            <text:p>02:52.6</text:p>
          </table:table-cell>
          <table:table-cell office:value-type="float" office:value="363.2" calcext:value-type="float">
            <text:p>363.2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3M58.8S" calcext:value-type="time">
            <text:p>03:58.8</text:p>
          </table:table-cell>
          <table:table-cell table:style-name="ce11" office:value-type="float" office:value="389.7" calcext:value-type="float">
            <text:p>389.7</text:p>
          </table:table-cell>
          <table:table-cell table:style-name="ce8" office:value-type="time" office:time-value="PT00H02M53.8S" calcext:value-type="time">
            <text:p>02:53.8</text:p>
          </table:table-cell>
          <table:table-cell table:style-name="ce11" office:value-type="float" office:value="364.7" calcext:value-type="float">
            <text:p>364.7</text:p>
          </table:table-cell>
          <table:table-cell table:style-name="ce16" office:value-type="time" office:time-value="PT00H02M53.5S" calcext:value-type="time">
            <text:p>02:53.5</text:p>
          </table:table-cell>
          <table:table-cell office:value-type="float" office:value="363.7" calcext:value-type="float">
            <text:p>363.7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3M59.8S" calcext:value-type="time">
            <text:p>03:59.8</text:p>
          </table:table-cell>
          <table:table-cell table:style-name="ce11" office:value-type="float" office:value="390" calcext:value-type="float">
            <text:p>390</text:p>
          </table:table-cell>
          <table:table-cell table:style-name="ce8" office:value-type="time" office:time-value="PT00H02M54.8S" calcext:value-type="time">
            <text:p>02:54.8</text:p>
          </table:table-cell>
          <table:table-cell table:style-name="ce11" office:value-type="float" office:value="365.4" calcext:value-type="float">
            <text:p>365.4</text:p>
          </table:table-cell>
          <table:table-cell table:style-name="ce16" office:value-type="time" office:time-value="PT00H02M54.5S" calcext:value-type="time">
            <text:p>02:54.5</text:p>
          </table:table-cell>
          <table:table-cell office:value-type="float" office:value="364.5" calcext:value-type="float">
            <text:p>364.5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4M00.9S" calcext:value-type="time">
            <text:p>04:00.9</text:p>
          </table:table-cell>
          <table:table-cell table:style-name="ce11" office:value-type="float" office:value="389.3" calcext:value-type="float">
            <text:p>389.3</text:p>
          </table:table-cell>
          <table:table-cell table:style-name="ce8" office:value-type="time" office:time-value="PT00H02M55.7S" calcext:value-type="time">
            <text:p>02:55.7</text:p>
          </table:table-cell>
          <table:table-cell table:style-name="ce11" office:value-type="float" office:value="366.1" calcext:value-type="float">
            <text:p>366.1</text:p>
          </table:table-cell>
          <table:table-cell table:style-name="ce16" office:value-type="time" office:time-value="PT00H02M55.4S" calcext:value-type="time">
            <text:p>02:55.4</text:p>
          </table:table-cell>
          <table:table-cell office:value-type="float" office:value="366.3" calcext:value-type="float">
            <text:p>366.3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4M01.9S" calcext:value-type="time">
            <text:p>04:01.9</text:p>
          </table:table-cell>
          <table:table-cell table:style-name="ce11" office:value-type="float" office:value="389.2" calcext:value-type="float">
            <text:p>389.2</text:p>
          </table:table-cell>
          <table:table-cell table:style-name="ce8" office:value-type="time" office:time-value="PT00H02M56.7S" calcext:value-type="time">
            <text:p>02:56.7</text:p>
          </table:table-cell>
          <table:table-cell table:style-name="ce11" office:value-type="float" office:value="366.9" calcext:value-type="float">
            <text:p>366.9</text:p>
          </table:table-cell>
          <table:table-cell table:style-name="ce16" office:value-type="time" office:time-value="PT00H02M56.4S" calcext:value-type="time">
            <text:p>02:56.4</text:p>
          </table:table-cell>
          <table:table-cell office:value-type="float" office:value="366.9" calcext:value-type="float">
            <text:p>366.9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4M02.9S" calcext:value-type="time">
            <text:p>04:02.9</text:p>
          </table:table-cell>
          <table:table-cell table:style-name="ce11" office:value-type="float" office:value="389.3" calcext:value-type="float">
            <text:p>389.3</text:p>
          </table:table-cell>
          <table:table-cell table:style-name="ce8" office:value-type="time" office:time-value="PT00H02M57.6S" calcext:value-type="time">
            <text:p>02:57.6</text:p>
          </table:table-cell>
          <table:table-cell table:style-name="ce11" office:value-type="float" office:value="367.7" calcext:value-type="float">
            <text:p>367.7</text:p>
          </table:table-cell>
          <table:table-cell table:style-name="ce16" office:value-type="time" office:time-value="PT00H02M57.3S" calcext:value-type="time">
            <text:p>02:57.3</text:p>
          </table:table-cell>
          <table:table-cell office:value-type="float" office:value="367.8" calcext:value-type="float">
            <text:p>367.8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4M03.9S" calcext:value-type="time">
            <text:p>04:03.9</text:p>
          </table:table-cell>
          <table:table-cell table:style-name="ce11" office:value-type="float" office:value="389.4" calcext:value-type="float">
            <text:p>389.4</text:p>
          </table:table-cell>
          <table:table-cell table:style-name="ce8" office:value-type="time" office:time-value="PT00H02M58.6S" calcext:value-type="time">
            <text:p>02:58.6</text:p>
          </table:table-cell>
          <table:table-cell table:style-name="ce11" office:value-type="float" office:value="368.2" calcext:value-type="float">
            <text:p>368.2</text:p>
          </table:table-cell>
          <table:table-cell table:style-name="ce16" office:value-type="time" office:time-value="PT00H02M58.3S" calcext:value-type="time">
            <text:p>02:58.3</text:p>
          </table:table-cell>
          <table:table-cell office:value-type="float" office:value="368.4" calcext:value-type="float">
            <text:p>368.4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4M04.9S" calcext:value-type="time">
            <text:p>04:04.9</text:p>
          </table:table-cell>
          <table:table-cell table:style-name="ce11" office:value-type="float" office:value="396.6" calcext:value-type="float">
            <text:p>396.6</text:p>
          </table:table-cell>
          <table:table-cell table:style-name="ce8" office:value-type="time" office:time-value="PT00H02M59.5S" calcext:value-type="time">
            <text:p>02:59.5</text:p>
          </table:table-cell>
          <table:table-cell table:style-name="ce11" office:value-type="float" office:value="369.8" calcext:value-type="float">
            <text:p>369.8</text:p>
          </table:table-cell>
          <table:table-cell table:style-name="ce16" office:value-type="time" office:time-value="PT00H02M59.2S" calcext:value-type="time">
            <text:p>02:59.2</text:p>
          </table:table-cell>
          <table:table-cell office:value-type="float" office:value="368.9" calcext:value-type="float">
            <text:p>368.9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4M05.9S" calcext:value-type="time">
            <text:p>04:05.9</text:p>
          </table:table-cell>
          <table:table-cell table:style-name="ce11" office:value-type="float" office:value="397" calcext:value-type="float">
            <text:p>397</text:p>
          </table:table-cell>
          <table:table-cell table:style-name="ce8" office:value-type="time" office:time-value="PT00H03M00.5S" calcext:value-type="time">
            <text:p>03:00.5</text:p>
          </table:table-cell>
          <table:table-cell table:style-name="ce11" office:value-type="float" office:value="370.8" calcext:value-type="float">
            <text:p>370.8</text:p>
          </table:table-cell>
          <table:table-cell table:style-name="ce16" office:value-type="time" office:time-value="PT00H03M00.2S" calcext:value-type="time">
            <text:p>03:00.2</text:p>
          </table:table-cell>
          <table:table-cell office:value-type="float" office:value="369.3" calcext:value-type="float">
            <text:p>369.3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4M06.9S" calcext:value-type="time">
            <text:p>04:06.9</text:p>
          </table:table-cell>
          <table:table-cell table:style-name="ce11" office:value-type="float" office:value="397.6" calcext:value-type="float">
            <text:p>397.6</text:p>
          </table:table-cell>
          <table:table-cell table:style-name="ce8" office:value-type="time" office:time-value="PT00H03M01.4S" calcext:value-type="time">
            <text:p>03:01.4</text:p>
          </table:table-cell>
          <table:table-cell table:style-name="ce11" office:value-type="float" office:value="371.2" calcext:value-type="float">
            <text:p>371.2</text:p>
          </table:table-cell>
          <table:table-cell table:style-name="ce16" office:value-type="time" office:time-value="PT00H03M01.2S" calcext:value-type="time">
            <text:p>03:01.2</text:p>
          </table:table-cell>
          <table:table-cell office:value-type="float" office:value="369.5" calcext:value-type="float">
            <text:p>369.5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4M07.9S" calcext:value-type="time">
            <text:p>04:07.9</text:p>
          </table:table-cell>
          <table:table-cell table:style-name="ce11" office:value-type="float" office:value="398.3" calcext:value-type="float">
            <text:p>398.3</text:p>
          </table:table-cell>
          <table:table-cell table:style-name="ce8" office:value-type="time" office:time-value="PT00H03M02.4S" calcext:value-type="time">
            <text:p>03:02.4</text:p>
          </table:table-cell>
          <table:table-cell table:style-name="ce11" office:value-type="float" office:value="371.1" calcext:value-type="float">
            <text:p>371.1</text:p>
          </table:table-cell>
          <table:table-cell table:style-name="ce16" office:value-type="time" office:time-value="PT00H03M02.1S" calcext:value-type="time">
            <text:p>03:02.1</text:p>
          </table:table-cell>
          <table:table-cell office:value-type="float" office:value="369.8" calcext:value-type="float">
            <text:p>369.8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4M08.9S" calcext:value-type="time">
            <text:p>04:08.9</text:p>
          </table:table-cell>
          <table:table-cell table:style-name="ce11" office:value-type="float" office:value="398.7" calcext:value-type="float">
            <text:p>398.7</text:p>
          </table:table-cell>
          <table:table-cell table:style-name="ce8" office:value-type="time" office:time-value="PT00H03M03.3S" calcext:value-type="time">
            <text:p>03:03.3</text:p>
          </table:table-cell>
          <table:table-cell table:style-name="ce11" office:value-type="float" office:value="371.2" calcext:value-type="float">
            <text:p>371.2</text:p>
          </table:table-cell>
          <table:table-cell table:style-name="ce16" office:value-type="time" office:time-value="PT00H03M03.1S" calcext:value-type="time">
            <text:p>03:03.1</text:p>
          </table:table-cell>
          <table:table-cell office:value-type="float" office:value="368" calcext:value-type="float">
            <text:p>368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4M09.9S" calcext:value-type="time">
            <text:p>04:09.9</text:p>
          </table:table-cell>
          <table:table-cell table:style-name="ce11" office:value-type="float" office:value="399.4" calcext:value-type="float">
            <text:p>399.4</text:p>
          </table:table-cell>
          <table:table-cell table:style-name="ce8" office:value-type="time" office:time-value="PT00H03M04.3S" calcext:value-type="time">
            <text:p>03:04.3</text:p>
          </table:table-cell>
          <table:table-cell table:style-name="ce11" office:value-type="float" office:value="371.4" calcext:value-type="float">
            <text:p>371.4</text:p>
          </table:table-cell>
          <table:table-cell table:style-name="ce16" office:value-type="time" office:time-value="PT00H03M04S" calcext:value-type="time">
            <text:p>03:04.0</text:p>
          </table:table-cell>
          <table:table-cell office:value-type="float" office:value="368.3" calcext:value-type="float">
            <text:p>368.3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4M10.9S" calcext:value-type="time">
            <text:p>04:10.9</text:p>
          </table:table-cell>
          <table:table-cell table:style-name="ce11" office:value-type="float" office:value="400.4" calcext:value-type="float">
            <text:p>400.4</text:p>
          </table:table-cell>
          <table:table-cell table:style-name="ce8" office:value-type="time" office:time-value="PT00H03M05.2S" calcext:value-type="time">
            <text:p>03:05.2</text:p>
          </table:table-cell>
          <table:table-cell table:style-name="ce11" office:value-type="float" office:value="371.8" calcext:value-type="float">
            <text:p>371.8</text:p>
          </table:table-cell>
          <table:table-cell table:style-name="ce16" office:value-type="time" office:time-value="PT00H03M05S" calcext:value-type="time">
            <text:p>03:05.0</text:p>
          </table:table-cell>
          <table:table-cell office:value-type="float" office:value="368.6" calcext:value-type="float">
            <text:p>368.6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4M11.9S" calcext:value-type="time">
            <text:p>04:11.9</text:p>
          </table:table-cell>
          <table:table-cell table:style-name="ce11" office:value-type="float" office:value="400" calcext:value-type="float">
            <text:p>400</text:p>
          </table:table-cell>
          <table:table-cell table:style-name="ce8" office:value-type="time" office:time-value="PT00H03M06.2S" calcext:value-type="time">
            <text:p>03:06.2</text:p>
          </table:table-cell>
          <table:table-cell table:style-name="ce11" office:value-type="float" office:value="371.7" calcext:value-type="float">
            <text:p>371.7</text:p>
          </table:table-cell>
          <table:table-cell table:style-name="ce16" office:value-type="time" office:time-value="PT00H03M05.9S" calcext:value-type="time">
            <text:p>03:05.9</text:p>
          </table:table-cell>
          <table:table-cell office:value-type="float" office:value="369.1" calcext:value-type="float">
            <text:p>369.1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4M12.9S" calcext:value-type="time">
            <text:p>04:12.9</text:p>
          </table:table-cell>
          <table:table-cell table:style-name="ce11" office:value-type="float" office:value="400.7" calcext:value-type="float">
            <text:p>400.7</text:p>
          </table:table-cell>
          <table:table-cell table:style-name="ce8" office:value-type="time" office:time-value="PT00H03M07.2S" calcext:value-type="time">
            <text:p>03:07.2</text:p>
          </table:table-cell>
          <table:table-cell table:style-name="ce11" office:value-type="float" office:value="371.8" calcext:value-type="float">
            <text:p>371.8</text:p>
          </table:table-cell>
          <table:table-cell table:style-name="ce16" office:value-type="time" office:time-value="PT00H03M06.9S" calcext:value-type="time">
            <text:p>03:06.9</text:p>
          </table:table-cell>
          <table:table-cell office:value-type="float" office:value="369.8" calcext:value-type="float">
            <text:p>369.8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4M13.9S" calcext:value-type="time">
            <text:p>04:13.9</text:p>
          </table:table-cell>
          <table:table-cell table:style-name="ce11" office:value-type="float" office:value="401.2" calcext:value-type="float">
            <text:p>401.2</text:p>
          </table:table-cell>
          <table:table-cell table:style-name="ce8" office:value-type="time" office:time-value="PT00H03M08.1S" calcext:value-type="time">
            <text:p>03:08.1</text:p>
          </table:table-cell>
          <table:table-cell table:style-name="ce11" office:value-type="float" office:value="371.8" calcext:value-type="float">
            <text:p>371.8</text:p>
          </table:table-cell>
          <table:table-cell table:style-name="ce16" office:value-type="time" office:time-value="PT00H03M07.8S" calcext:value-type="time">
            <text:p>03:07.8</text:p>
          </table:table-cell>
          <table:table-cell office:value-type="float" office:value="370.3" calcext:value-type="float">
            <text:p>370.3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4M14.9S" calcext:value-type="time">
            <text:p>04:14.9</text:p>
          </table:table-cell>
          <table:table-cell table:style-name="ce11" office:value-type="float" office:value="400.5" calcext:value-type="float">
            <text:p>400.5</text:p>
          </table:table-cell>
          <table:table-cell table:style-name="ce8" office:value-type="time" office:time-value="PT00H03M09.1S" calcext:value-type="time">
            <text:p>03:09.1</text:p>
          </table:table-cell>
          <table:table-cell table:style-name="ce11" office:value-type="float" office:value="371.3" calcext:value-type="float">
            <text:p>371.3</text:p>
          </table:table-cell>
          <table:table-cell table:style-name="ce16" office:value-type="time" office:time-value="PT00H03M08.8S" calcext:value-type="time">
            <text:p>03:08.8</text:p>
          </table:table-cell>
          <table:table-cell office:value-type="float" office:value="370.2" calcext:value-type="float">
            <text:p>370.2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4M15.9S" calcext:value-type="time">
            <text:p>04:15.9</text:p>
          </table:table-cell>
          <table:table-cell table:style-name="ce11" office:value-type="float" office:value="401" calcext:value-type="float">
            <text:p>401</text:p>
          </table:table-cell>
          <table:table-cell table:style-name="ce8" office:value-type="time" office:time-value="PT00H03M10S" calcext:value-type="time">
            <text:p>03:10.0</text:p>
          </table:table-cell>
          <table:table-cell table:style-name="ce11" office:value-type="float" office:value="371.6" calcext:value-type="float">
            <text:p>371.6</text:p>
          </table:table-cell>
          <table:table-cell table:style-name="ce16" office:value-type="time" office:time-value="PT00H03M09.7S" calcext:value-type="time">
            <text:p>03:09.7</text:p>
          </table:table-cell>
          <table:table-cell office:value-type="float" office:value="370.4" calcext:value-type="float">
            <text:p>370.4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4M16.9S" calcext:value-type="time">
            <text:p>04:16.9</text:p>
          </table:table-cell>
          <table:table-cell table:style-name="ce11" office:value-type="float" office:value="401.6" calcext:value-type="float">
            <text:p>401.6</text:p>
          </table:table-cell>
          <table:table-cell table:style-name="ce8" office:value-type="time" office:time-value="PT00H03M11S" calcext:value-type="time">
            <text:p>03:11.0</text:p>
          </table:table-cell>
          <table:table-cell table:style-name="ce11" office:value-type="float" office:value="372" calcext:value-type="float">
            <text:p>372</text:p>
          </table:table-cell>
          <table:table-cell table:style-name="ce16" office:value-type="time" office:time-value="PT00H03M10.7S" calcext:value-type="time">
            <text:p>03:10.7</text:p>
          </table:table-cell>
          <table:table-cell office:value-type="float" office:value="370.5" calcext:value-type="float">
            <text:p>370.5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4M17.9S" calcext:value-type="time">
            <text:p>04:17.9</text:p>
          </table:table-cell>
          <table:table-cell table:style-name="ce11" office:value-type="float" office:value="401.8" calcext:value-type="float">
            <text:p>401.8</text:p>
          </table:table-cell>
          <table:table-cell table:style-name="ce8" office:value-type="time" office:time-value="PT00H03M11.9S" calcext:value-type="time">
            <text:p>03:11.9</text:p>
          </table:table-cell>
          <table:table-cell table:style-name="ce11" office:value-type="float" office:value="372.3" calcext:value-type="float">
            <text:p>372.3</text:p>
          </table:table-cell>
          <table:table-cell table:style-name="ce16" office:value-type="time" office:time-value="PT00H03M11.7S" calcext:value-type="time">
            <text:p>03:11.7</text:p>
          </table:table-cell>
          <table:table-cell office:value-type="float" office:value="370.1" calcext:value-type="float">
            <text:p>370.1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4M18.9S" calcext:value-type="time">
            <text:p>04:18.9</text:p>
          </table:table-cell>
          <table:table-cell table:style-name="ce11" office:value-type="float" office:value="402.4" calcext:value-type="float">
            <text:p>402.4</text:p>
          </table:table-cell>
          <table:table-cell table:style-name="ce8" office:value-type="time" office:time-value="PT00H03M12.9S" calcext:value-type="time">
            <text:p>03:12.9</text:p>
          </table:table-cell>
          <table:table-cell table:style-name="ce11" office:value-type="float" office:value="372.7" calcext:value-type="float">
            <text:p>372.7</text:p>
          </table:table-cell>
          <table:table-cell table:style-name="ce16" office:value-type="time" office:time-value="PT00H03M12.6S" calcext:value-type="time">
            <text:p>03:12.6</text:p>
          </table:table-cell>
          <table:table-cell office:value-type="float" office:value="370.1" calcext:value-type="float">
            <text:p>370.1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4M19.9S" calcext:value-type="time">
            <text:p>04:19.9</text:p>
          </table:table-cell>
          <table:table-cell table:style-name="ce11" office:value-type="float" office:value="402.6" calcext:value-type="float">
            <text:p>402.6</text:p>
          </table:table-cell>
          <table:table-cell table:style-name="ce8" office:value-type="time" office:time-value="PT00H03M13.8S" calcext:value-type="time">
            <text:p>03:13.8</text:p>
          </table:table-cell>
          <table:table-cell table:style-name="ce11" office:value-type="float" office:value="373" calcext:value-type="float">
            <text:p>373</text:p>
          </table:table-cell>
          <table:table-cell table:style-name="ce16" office:value-type="time" office:time-value="PT00H03M13.6S" calcext:value-type="time">
            <text:p>03:13.6</text:p>
          </table:table-cell>
          <table:table-cell office:value-type="float" office:value="369.9" calcext:value-type="float">
            <text:p>369.9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4M21S" calcext:value-type="time">
            <text:p>04:21.0</text:p>
          </table:table-cell>
          <table:table-cell table:style-name="ce11" office:value-type="float" office:value="403.1" calcext:value-type="float">
            <text:p>403.1</text:p>
          </table:table-cell>
          <table:table-cell table:style-name="ce8" office:value-type="time" office:time-value="PT00H03M14.8S" calcext:value-type="time">
            <text:p>03:14.8</text:p>
          </table:table-cell>
          <table:table-cell table:style-name="ce11" office:value-type="float" office:value="372.9" calcext:value-type="float">
            <text:p>372.9</text:p>
          </table:table-cell>
          <table:table-cell table:style-name="ce16" office:value-type="time" office:time-value="PT00H03M14.5S" calcext:value-type="time">
            <text:p>03:14.5</text:p>
          </table:table-cell>
          <table:table-cell office:value-type="float" office:value="370" calcext:value-type="float">
            <text:p>370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4M22S" calcext:value-type="time">
            <text:p>04:22.0</text:p>
          </table:table-cell>
          <table:table-cell table:style-name="ce11" office:value-type="float" office:value="404.6" calcext:value-type="float">
            <text:p>404.6</text:p>
          </table:table-cell>
          <table:table-cell table:style-name="ce8" office:value-type="time" office:time-value="PT00H03M15.7S" calcext:value-type="time">
            <text:p>03:15.7</text:p>
          </table:table-cell>
          <table:table-cell table:style-name="ce11" office:value-type="float" office:value="373.6" calcext:value-type="float">
            <text:p>373.6</text:p>
          </table:table-cell>
          <table:table-cell table:style-name="ce16" office:value-type="time" office:time-value="PT00H03M15.5S" calcext:value-type="time">
            <text:p>03:15.5</text:p>
          </table:table-cell>
          <table:table-cell office:value-type="float" office:value="370.1" calcext:value-type="float">
            <text:p>370.1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4M23S" calcext:value-type="time">
            <text:p>04:23.0</text:p>
          </table:table-cell>
          <table:table-cell table:style-name="ce11" office:value-type="float" office:value="404.7" calcext:value-type="float">
            <text:p>404.7</text:p>
          </table:table-cell>
          <table:table-cell table:style-name="ce8" office:value-type="time" office:time-value="PT00H03M16.7S" calcext:value-type="time">
            <text:p>03:16.7</text:p>
          </table:table-cell>
          <table:table-cell table:style-name="ce11" office:value-type="float" office:value="374" calcext:value-type="float">
            <text:p>374</text:p>
          </table:table-cell>
          <table:table-cell table:style-name="ce16" office:value-type="time" office:time-value="PT00H03M16.4S" calcext:value-type="time">
            <text:p>03:16.4</text:p>
          </table:table-cell>
          <table:table-cell office:value-type="float" office:value="370.6" calcext:value-type="float">
            <text:p>370.6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4M24S" calcext:value-type="time">
            <text:p>04:24.0</text:p>
          </table:table-cell>
          <table:table-cell table:style-name="ce11" office:value-type="float" office:value="405" calcext:value-type="float">
            <text:p>405</text:p>
          </table:table-cell>
          <table:table-cell table:style-name="ce8" office:value-type="time" office:time-value="PT00H03M17.6S" calcext:value-type="time">
            <text:p>03:17.6</text:p>
          </table:table-cell>
          <table:table-cell table:style-name="ce11" office:value-type="float" office:value="374.5" calcext:value-type="float">
            <text:p>374.5</text:p>
          </table:table-cell>
          <table:table-cell table:style-name="ce16" office:value-type="time" office:time-value="PT00H03M17.4S" calcext:value-type="time">
            <text:p>03:17.4</text:p>
          </table:table-cell>
          <table:table-cell office:value-type="float" office:value="373.1" calcext:value-type="float">
            <text:p>373.1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4M25S" calcext:value-type="time">
            <text:p>04:25.0</text:p>
          </table:table-cell>
          <table:table-cell table:style-name="ce11" office:value-type="float" office:value="406.4" calcext:value-type="float">
            <text:p>406.4</text:p>
          </table:table-cell>
          <table:table-cell table:style-name="ce8" office:value-type="time" office:time-value="PT00H03M18.6S" calcext:value-type="time">
            <text:p>03:18.6</text:p>
          </table:table-cell>
          <table:table-cell table:style-name="ce11" office:value-type="float" office:value="375" calcext:value-type="float">
            <text:p>375</text:p>
          </table:table-cell>
          <table:table-cell table:style-name="ce16" office:value-type="time" office:time-value="PT00H03M18.3S" calcext:value-type="time">
            <text:p>03:18.3</text:p>
          </table:table-cell>
          <table:table-cell office:value-type="float" office:value="373.5" calcext:value-type="float">
            <text:p>373.5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4M26S" calcext:value-type="time">
            <text:p>04:26.0</text:p>
          </table:table-cell>
          <table:table-cell table:style-name="ce11" office:value-type="float" office:value="407" calcext:value-type="float">
            <text:p>407</text:p>
          </table:table-cell>
          <table:table-cell table:style-name="ce8" office:value-type="time" office:time-value="PT00H03M19.5S" calcext:value-type="time">
            <text:p>03:19.5</text:p>
          </table:table-cell>
          <table:table-cell table:style-name="ce11" office:value-type="float" office:value="375.2" calcext:value-type="float">
            <text:p>375.2</text:p>
          </table:table-cell>
          <table:table-cell table:style-name="ce16" office:value-type="time" office:time-value="PT00H03M19.3S" calcext:value-type="time">
            <text:p>03:19.3</text:p>
          </table:table-cell>
          <table:table-cell office:value-type="float" office:value="373.6" calcext:value-type="float">
            <text:p>373.6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4M27S" calcext:value-type="time">
            <text:p>04:27.0</text:p>
          </table:table-cell>
          <table:table-cell table:style-name="ce11" office:value-type="float" office:value="407.3" calcext:value-type="float">
            <text:p>407.3</text:p>
          </table:table-cell>
          <table:table-cell table:style-name="ce8" office:value-type="time" office:time-value="PT00H03M20.5S" calcext:value-type="time">
            <text:p>03:20.5</text:p>
          </table:table-cell>
          <table:table-cell table:style-name="ce11" office:value-type="float" office:value="375.5" calcext:value-type="float">
            <text:p>375.5</text:p>
          </table:table-cell>
          <table:table-cell table:style-name="ce16" office:value-type="time" office:time-value="PT00H03M20.2S" calcext:value-type="time">
            <text:p>03:20.2</text:p>
          </table:table-cell>
          <table:table-cell office:value-type="float" office:value="373.7" calcext:value-type="float">
            <text:p>373.7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4M28S" calcext:value-type="time">
            <text:p>04:28.0</text:p>
          </table:table-cell>
          <table:table-cell table:style-name="ce11" office:value-type="float" office:value="407.7" calcext:value-type="float">
            <text:p>407.7</text:p>
          </table:table-cell>
          <table:table-cell table:style-name="ce8" office:value-type="time" office:time-value="PT00H03M21.4S" calcext:value-type="time">
            <text:p>03:21.4</text:p>
          </table:table-cell>
          <table:table-cell table:style-name="ce11" office:value-type="float" office:value="375.7" calcext:value-type="float">
            <text:p>375.7</text:p>
          </table:table-cell>
          <table:table-cell table:style-name="ce16" office:value-type="time" office:time-value="PT00H03M21.2S" calcext:value-type="time">
            <text:p>03:21.2</text:p>
          </table:table-cell>
          <table:table-cell office:value-type="float" office:value="374" calcext:value-type="float">
            <text:p>374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4M29S" calcext:value-type="time">
            <text:p>04:29.0</text:p>
          </table:table-cell>
          <table:table-cell table:style-name="ce11" office:value-type="float" office:value="408.1" calcext:value-type="float">
            <text:p>408.1</text:p>
          </table:table-cell>
          <table:table-cell table:style-name="ce8" office:value-type="time" office:time-value="PT00H03M22.4S" calcext:value-type="time">
            <text:p>03:22.4</text:p>
          </table:table-cell>
          <table:table-cell table:style-name="ce11" office:value-type="float" office:value="375.4" calcext:value-type="float">
            <text:p>375.4</text:p>
          </table:table-cell>
          <table:table-cell table:style-name="ce16" office:value-type="time" office:time-value="PT00H03M22.1S" calcext:value-type="time">
            <text:p>03:22.1</text:p>
          </table:table-cell>
          <table:table-cell office:value-type="float" office:value="374.4" calcext:value-type="float">
            <text:p>374.4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4M30S" calcext:value-type="time">
            <text:p>04:30.0</text:p>
          </table:table-cell>
          <table:table-cell table:style-name="ce11" office:value-type="float" office:value="408.2" calcext:value-type="float">
            <text:p>408.2</text:p>
          </table:table-cell>
          <table:table-cell table:style-name="ce8" office:value-type="time" office:time-value="PT00H03M23.3S" calcext:value-type="time">
            <text:p>03:23.3</text:p>
          </table:table-cell>
          <table:table-cell table:style-name="ce11" office:value-type="float" office:value="375.8" calcext:value-type="float">
            <text:p>375.8</text:p>
          </table:table-cell>
          <table:table-cell table:style-name="ce16" office:value-type="time" office:time-value="PT00H03M23.1S" calcext:value-type="time">
            <text:p>03:23.1</text:p>
          </table:table-cell>
          <table:table-cell office:value-type="float" office:value="375.1" calcext:value-type="float">
            <text:p>375.1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4M31S" calcext:value-type="time">
            <text:p>04:31.0</text:p>
          </table:table-cell>
          <table:table-cell table:style-name="ce11" office:value-type="float" office:value="408.5" calcext:value-type="float">
            <text:p>408.5</text:p>
          </table:table-cell>
          <table:table-cell table:style-name="ce8" office:value-type="time" office:time-value="PT00H03M24.3S" calcext:value-type="time">
            <text:p>03:24.3</text:p>
          </table:table-cell>
          <table:table-cell table:style-name="ce11" office:value-type="float" office:value="376.4" calcext:value-type="float">
            <text:p>376.4</text:p>
          </table:table-cell>
          <table:table-cell table:style-name="ce16" office:value-type="time" office:time-value="PT00H03M24S" calcext:value-type="time">
            <text:p>03:24.0</text:p>
          </table:table-cell>
          <table:table-cell office:value-type="float" office:value="375.2" calcext:value-type="float">
            <text:p>375.2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4M32S" calcext:value-type="time">
            <text:p>04:32.0</text:p>
          </table:table-cell>
          <table:table-cell table:style-name="ce11" office:value-type="float" office:value="408.9" calcext:value-type="float">
            <text:p>408.9</text:p>
          </table:table-cell>
          <table:table-cell table:style-name="ce8" office:value-type="time" office:time-value="PT00H03M25.3S" calcext:value-type="time">
            <text:p>03:25.3</text:p>
          </table:table-cell>
          <table:table-cell table:style-name="ce11" office:value-type="float" office:value="376.4" calcext:value-type="float">
            <text:p>376.4</text:p>
          </table:table-cell>
          <table:table-cell table:style-name="ce16" office:value-type="time" office:time-value="PT00H03M25S" calcext:value-type="time">
            <text:p>03:25.0</text:p>
          </table:table-cell>
          <table:table-cell office:value-type="float" office:value="375.8" calcext:value-type="float">
            <text:p>375.8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4M33S" calcext:value-type="time">
            <text:p>04:33.0</text:p>
          </table:table-cell>
          <table:table-cell table:style-name="ce11" office:value-type="float" office:value="409.5" calcext:value-type="float">
            <text:p>409.5</text:p>
          </table:table-cell>
          <table:table-cell table:style-name="ce8" office:value-type="time" office:time-value="PT00H03M26.2S" calcext:value-type="time">
            <text:p>03:26.2</text:p>
          </table:table-cell>
          <table:table-cell table:style-name="ce11" office:value-type="float" office:value="373.2" calcext:value-type="float">
            <text:p>373.2</text:p>
          </table:table-cell>
          <table:table-cell table:style-name="ce16" office:value-type="time" office:time-value="PT00H03M25.9S" calcext:value-type="time">
            <text:p>03:25.9</text:p>
          </table:table-cell>
          <table:table-cell office:value-type="float" office:value="377" calcext:value-type="float">
            <text:p>377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4M34S" calcext:value-type="time">
            <text:p>04:34.0</text:p>
          </table:table-cell>
          <table:table-cell table:style-name="ce11" office:value-type="float" office:value="410" calcext:value-type="float">
            <text:p>410</text:p>
          </table:table-cell>
          <table:table-cell table:style-name="ce8" office:value-type="time" office:time-value="PT00H03M27.2S" calcext:value-type="time">
            <text:p>03:27.2</text:p>
          </table:table-cell>
          <table:table-cell table:style-name="ce11" office:value-type="float" office:value="373.1" calcext:value-type="float">
            <text:p>373.1</text:p>
          </table:table-cell>
          <table:table-cell table:style-name="ce16" office:value-type="time" office:time-value="PT00H03M26.9S" calcext:value-type="time">
            <text:p>03:26.9</text:p>
          </table:table-cell>
          <table:table-cell office:value-type="float" office:value="377.9" calcext:value-type="float">
            <text:p>377.9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4M35S" calcext:value-type="time">
            <text:p>04:35.0</text:p>
          </table:table-cell>
          <table:table-cell table:style-name="ce11" office:value-type="float" office:value="410.3" calcext:value-type="float">
            <text:p>410.3</text:p>
          </table:table-cell>
          <table:table-cell table:style-name="ce8" office:value-type="time" office:time-value="PT00H03M28.1S" calcext:value-type="time">
            <text:p>03:28.1</text:p>
          </table:table-cell>
          <table:table-cell table:style-name="ce11" office:value-type="float" office:value="373.3" calcext:value-type="float">
            <text:p>373.3</text:p>
          </table:table-cell>
          <table:table-cell table:style-name="ce16" office:value-type="time" office:time-value="PT00H03M27.8S" calcext:value-type="time">
            <text:p>03:27.8</text:p>
          </table:table-cell>
          <table:table-cell office:value-type="float" office:value="378.8" calcext:value-type="float">
            <text:p>378.8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4M36S" calcext:value-type="time">
            <text:p>04:36.0</text:p>
          </table:table-cell>
          <table:table-cell table:style-name="ce11" office:value-type="float" office:value="402.7" calcext:value-type="float">
            <text:p>402.7</text:p>
          </table:table-cell>
          <table:table-cell table:style-name="ce8" office:value-type="time" office:time-value="PT00H03M29.1S" calcext:value-type="time">
            <text:p>03:29.1</text:p>
          </table:table-cell>
          <table:table-cell table:style-name="ce11" office:value-type="float" office:value="373.6" calcext:value-type="float">
            <text:p>373.6</text:p>
          </table:table-cell>
          <table:table-cell table:style-name="ce16" office:value-type="time" office:time-value="PT00H03M28.8S" calcext:value-type="time">
            <text:p>03:28.8</text:p>
          </table:table-cell>
          <table:table-cell office:value-type="float" office:value="379.7" calcext:value-type="float">
            <text:p>379.7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4M37S" calcext:value-type="time">
            <text:p>04:37.0</text:p>
          </table:table-cell>
          <table:table-cell table:style-name="ce11" office:value-type="float" office:value="403" calcext:value-type="float">
            <text:p>403</text:p>
          </table:table-cell>
          <table:table-cell table:style-name="ce8" office:value-type="time" office:time-value="PT00H03M30S" calcext:value-type="time">
            <text:p>03:30.0</text:p>
          </table:table-cell>
          <table:table-cell table:style-name="ce11" office:value-type="float" office:value="373.9" calcext:value-type="float">
            <text:p>373.9</text:p>
          </table:table-cell>
          <table:table-cell table:style-name="ce16" office:value-type="time" office:time-value="PT00H03M29.7S" calcext:value-type="time">
            <text:p>03:29.7</text:p>
          </table:table-cell>
          <table:table-cell office:value-type="float" office:value="380.4" calcext:value-type="float">
            <text:p>380.4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4M38S" calcext:value-type="time">
            <text:p>04:38.0</text:p>
          </table:table-cell>
          <table:table-cell table:style-name="ce11" office:value-type="float" office:value="403.2" calcext:value-type="float">
            <text:p>403.2</text:p>
          </table:table-cell>
          <table:table-cell table:style-name="ce8" office:value-type="time" office:time-value="PT00H03M31S" calcext:value-type="time">
            <text:p>03:31.0</text:p>
          </table:table-cell>
          <table:table-cell table:style-name="ce11" office:value-type="float" office:value="374.2" calcext:value-type="float">
            <text:p>374.2</text:p>
          </table:table-cell>
          <table:table-cell table:style-name="ce16" office:value-type="time" office:time-value="PT00H03M30.7S" calcext:value-type="time">
            <text:p>03:30.7</text:p>
          </table:table-cell>
          <table:table-cell office:value-type="float" office:value="380.9" calcext:value-type="float">
            <text:p>380.9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4M39S" calcext:value-type="time">
            <text:p>04:39.0</text:p>
          </table:table-cell>
          <table:table-cell table:style-name="ce11" office:value-type="float" office:value="403.5" calcext:value-type="float">
            <text:p>403.5</text:p>
          </table:table-cell>
          <table:table-cell table:style-name="ce8" office:value-type="time" office:time-value="PT00H03M31.9S" calcext:value-type="time">
            <text:p>03:31.9</text:p>
          </table:table-cell>
          <table:table-cell table:style-name="ce11" office:value-type="float" office:value="374.4" calcext:value-type="float">
            <text:p>374.4</text:p>
          </table:table-cell>
          <table:table-cell table:style-name="ce16" office:value-type="time" office:time-value="PT00H03M31.6S" calcext:value-type="time">
            <text:p>03:31.6</text:p>
          </table:table-cell>
          <table:table-cell office:value-type="float" office:value="381.2" calcext:value-type="float">
            <text:p>381.2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4M40S" calcext:value-type="time">
            <text:p>04:40.0</text:p>
          </table:table-cell>
          <table:table-cell table:style-name="ce11" office:value-type="float" office:value="404.1" calcext:value-type="float">
            <text:p>404.1</text:p>
          </table:table-cell>
          <table:table-cell table:style-name="ce8" office:value-type="time" office:time-value="PT00H03M32.9S" calcext:value-type="time">
            <text:p>03:32.9</text:p>
          </table:table-cell>
          <table:table-cell table:style-name="ce11" office:value-type="float" office:value="374.4" calcext:value-type="float">
            <text:p>374.4</text:p>
          </table:table-cell>
          <table:table-cell table:style-name="ce16" office:value-type="time" office:time-value="PT00H03M32.6S" calcext:value-type="time">
            <text:p>03:32.6</text:p>
          </table:table-cell>
          <table:table-cell office:value-type="float" office:value="381.3" calcext:value-type="float">
            <text:p>381.3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4M41S" calcext:value-type="time">
            <text:p>04:41.0</text:p>
          </table:table-cell>
          <table:table-cell table:style-name="ce11" office:value-type="float" office:value="404.2" calcext:value-type="float">
            <text:p>404.2</text:p>
          </table:table-cell>
          <table:table-cell table:style-name="ce8" office:value-type="time" office:time-value="PT00H03M33.8S" calcext:value-type="time">
            <text:p>03:33.8</text:p>
          </table:table-cell>
          <table:table-cell table:style-name="ce11" office:value-type="float" office:value="375" calcext:value-type="float">
            <text:p>375</text:p>
          </table:table-cell>
          <table:table-cell table:style-name="ce16" office:value-type="time" office:time-value="PT00H03M33.5S" calcext:value-type="time">
            <text:p>03:33.5</text:p>
          </table:table-cell>
          <table:table-cell office:value-type="float" office:value="381.9" calcext:value-type="float">
            <text:p>381.9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4M42S" calcext:value-type="time">
            <text:p>04:42.0</text:p>
          </table:table-cell>
          <table:table-cell table:style-name="ce11" office:value-type="float" office:value="403.5" calcext:value-type="float">
            <text:p>403.5</text:p>
          </table:table-cell>
          <table:table-cell table:style-name="ce8" office:value-type="time" office:time-value="PT00H03M34.8S" calcext:value-type="time">
            <text:p>03:34.8</text:p>
          </table:table-cell>
          <table:table-cell table:style-name="ce11" office:value-type="float" office:value="375.8" calcext:value-type="float">
            <text:p>375.8</text:p>
          </table:table-cell>
          <table:table-cell table:style-name="ce16" office:value-type="time" office:time-value="PT00H03M34.5S" calcext:value-type="time">
            <text:p>03:34.5</text:p>
          </table:table-cell>
          <table:table-cell office:value-type="float" office:value="382.3" calcext:value-type="float">
            <text:p>382.3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4M43S" calcext:value-type="time">
            <text:p>04:43.0</text:p>
          </table:table-cell>
          <table:table-cell table:style-name="ce11" office:value-type="float" office:value="403.9" calcext:value-type="float">
            <text:p>403.9</text:p>
          </table:table-cell>
          <table:table-cell table:style-name="ce8" office:value-type="time" office:time-value="PT00H03M35.7S" calcext:value-type="time">
            <text:p>03:35.7</text:p>
          </table:table-cell>
          <table:table-cell table:style-name="ce11" office:value-type="float" office:value="379.5" calcext:value-type="float">
            <text:p>379.5</text:p>
          </table:table-cell>
          <table:table-cell table:style-name="ce16" office:value-type="time" office:time-value="PT00H03M35.4S" calcext:value-type="time">
            <text:p>03:35.4</text:p>
          </table:table-cell>
          <table:table-cell office:value-type="float" office:value="382.6" calcext:value-type="float">
            <text:p>382.6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4M44S" calcext:value-type="time">
            <text:p>04:44.0</text:p>
          </table:table-cell>
          <table:table-cell table:style-name="ce11" office:value-type="float" office:value="404.1" calcext:value-type="float">
            <text:p>404.1</text:p>
          </table:table-cell>
          <table:table-cell table:style-name="ce8" office:value-type="time" office:time-value="PT00H03M36.7S" calcext:value-type="time">
            <text:p>03:36.7</text:p>
          </table:table-cell>
          <table:table-cell table:style-name="ce11" office:value-type="float" office:value="380.2" calcext:value-type="float">
            <text:p>380.2</text:p>
          </table:table-cell>
          <table:table-cell table:style-name="ce16" office:value-type="time" office:time-value="PT00H03M36.4S" calcext:value-type="time">
            <text:p>03:36.4</text:p>
          </table:table-cell>
          <table:table-cell office:value-type="float" office:value="383.1" calcext:value-type="float">
            <text:p>383.1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4M45S" calcext:value-type="time">
            <text:p>04:45.0</text:p>
          </table:table-cell>
          <table:table-cell table:style-name="ce11" office:value-type="float" office:value="404.3" calcext:value-type="float">
            <text:p>404.3</text:p>
          </table:table-cell>
          <table:table-cell table:style-name="ce8" office:value-type="time" office:time-value="PT00H03M37.6S" calcext:value-type="time">
            <text:p>03:37.6</text:p>
          </table:table-cell>
          <table:table-cell table:style-name="ce11" office:value-type="float" office:value="380.5" calcext:value-type="float">
            <text:p>380.5</text:p>
          </table:table-cell>
          <table:table-cell table:style-name="ce16" office:value-type="time" office:time-value="PT00H03M37.4S" calcext:value-type="time">
            <text:p>03:37.4</text:p>
          </table:table-cell>
          <table:table-cell office:value-type="float" office:value="383.4" calcext:value-type="float">
            <text:p>383.4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4M46S" calcext:value-type="time">
            <text:p>04:46.0</text:p>
          </table:table-cell>
          <table:table-cell table:style-name="ce11" office:value-type="float" office:value="412.3" calcext:value-type="float">
            <text:p>412.3</text:p>
          </table:table-cell>
          <table:table-cell table:style-name="ce8" office:value-type="time" office:time-value="PT00H03M38.6S" calcext:value-type="time">
            <text:p>03:38.6</text:p>
          </table:table-cell>
          <table:table-cell table:style-name="ce11" office:value-type="float" office:value="381" calcext:value-type="float">
            <text:p>381</text:p>
          </table:table-cell>
          <table:table-cell table:style-name="ce16" office:value-type="time" office:time-value="PT00H03M38.3S" calcext:value-type="time">
            <text:p>03:38.3</text:p>
          </table:table-cell>
          <table:table-cell office:value-type="float" office:value="384" calcext:value-type="float">
            <text:p>384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4M47S" calcext:value-type="time">
            <text:p>04:47.0</text:p>
          </table:table-cell>
          <table:table-cell table:style-name="ce11" office:value-type="float" office:value="412.5" calcext:value-type="float">
            <text:p>412.5</text:p>
          </table:table-cell>
          <table:table-cell table:style-name="ce8" office:value-type="time" office:time-value="PT00H03M39.5S" calcext:value-type="time">
            <text:p>03:39.5</text:p>
          </table:table-cell>
          <table:table-cell table:style-name="ce11" office:value-type="float" office:value="381.6" calcext:value-type="float">
            <text:p>381.6</text:p>
          </table:table-cell>
          <table:table-cell table:style-name="ce16" office:value-type="time" office:time-value="PT00H03M39.3S" calcext:value-type="time">
            <text:p>03:39.3</text:p>
          </table:table-cell>
          <table:table-cell office:value-type="float" office:value="384.2" calcext:value-type="float">
            <text:p>384.2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4M48S" calcext:value-type="time">
            <text:p>04:48.0</text:p>
          </table:table-cell>
          <table:table-cell table:style-name="ce11" office:value-type="float" office:value="412.3" calcext:value-type="float">
            <text:p>412.3</text:p>
          </table:table-cell>
          <table:table-cell table:style-name="ce8" office:value-type="time" office:time-value="PT00H03M40.5S" calcext:value-type="time">
            <text:p>03:40.5</text:p>
          </table:table-cell>
          <table:table-cell table:style-name="ce11" office:value-type="float" office:value="382.6" calcext:value-type="float">
            <text:p>382.6</text:p>
          </table:table-cell>
          <table:table-cell table:style-name="ce16" office:value-type="time" office:time-value="PT00H03M40.2S" calcext:value-type="time">
            <text:p>03:40.2</text:p>
          </table:table-cell>
          <table:table-cell office:value-type="float" office:value="384.2" calcext:value-type="float">
            <text:p>384.2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4M49S" calcext:value-type="time">
            <text:p>04:49.0</text:p>
          </table:table-cell>
          <table:table-cell table:style-name="ce11" office:value-type="float" office:value="412.5" calcext:value-type="float">
            <text:p>412.5</text:p>
          </table:table-cell>
          <table:table-cell table:style-name="ce8" office:value-type="time" office:time-value="PT00H03M41.4S" calcext:value-type="time">
            <text:p>03:41.4</text:p>
          </table:table-cell>
          <table:table-cell table:style-name="ce11" office:value-type="float" office:value="383.5" calcext:value-type="float">
            <text:p>383.5</text:p>
          </table:table-cell>
          <table:table-cell table:style-name="ce16" office:value-type="time" office:time-value="PT00H03M41.2S" calcext:value-type="time">
            <text:p>03:41.2</text:p>
          </table:table-cell>
          <table:table-cell office:value-type="float" office:value="384.4" calcext:value-type="float">
            <text:p>384.4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4M50S" calcext:value-type="time">
            <text:p>04:50.0</text:p>
          </table:table-cell>
          <table:table-cell table:style-name="ce11" office:value-type="float" office:value="412.5" calcext:value-type="float">
            <text:p>412.5</text:p>
          </table:table-cell>
          <table:table-cell table:style-name="ce8" office:value-type="time" office:time-value="PT00H03M42.4S" calcext:value-type="time">
            <text:p>03:42.4</text:p>
          </table:table-cell>
          <table:table-cell table:style-name="ce11" office:value-type="float" office:value="384.3" calcext:value-type="float">
            <text:p>384.3</text:p>
          </table:table-cell>
          <table:table-cell table:style-name="ce16" office:value-type="time" office:time-value="PT00H03M42.1S" calcext:value-type="time">
            <text:p>03:42.1</text:p>
          </table:table-cell>
          <table:table-cell office:value-type="float" office:value="384.7" calcext:value-type="float">
            <text:p>384.7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4M51S" calcext:value-type="time">
            <text:p>04:51.0</text:p>
          </table:table-cell>
          <table:table-cell table:style-name="ce11" office:value-type="float" office:value="412.8" calcext:value-type="float">
            <text:p>412.8</text:p>
          </table:table-cell>
          <table:table-cell table:style-name="ce8" office:value-type="time" office:time-value="PT00H03M43.3S" calcext:value-type="time">
            <text:p>03:43.3</text:p>
          </table:table-cell>
          <table:table-cell table:style-name="ce11" office:value-type="float" office:value="384.7" calcext:value-type="float">
            <text:p>384.7</text:p>
          </table:table-cell>
          <table:table-cell table:style-name="ce16" office:value-type="time" office:time-value="PT00H03M43.1S" calcext:value-type="time">
            <text:p>03:43.1</text:p>
          </table:table-cell>
          <table:table-cell office:value-type="float" office:value="385.2" calcext:value-type="float">
            <text:p>385.2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4M52S" calcext:value-type="time">
            <text:p>04:52.0</text:p>
          </table:table-cell>
          <table:table-cell table:style-name="ce11" office:value-type="float" office:value="413.8" calcext:value-type="float">
            <text:p>413.8</text:p>
          </table:table-cell>
          <table:table-cell table:style-name="ce8" office:value-type="time" office:time-value="PT00H03M44.3S" calcext:value-type="time">
            <text:p>03:44.3</text:p>
          </table:table-cell>
          <table:table-cell table:style-name="ce11" office:value-type="float" office:value="385" calcext:value-type="float">
            <text:p>385</text:p>
          </table:table-cell>
          <table:table-cell table:style-name="ce16" office:value-type="time" office:time-value="PT00H03M44S" calcext:value-type="time">
            <text:p>03:44.0</text:p>
          </table:table-cell>
          <table:table-cell office:value-type="float" office:value="385.5" calcext:value-type="float">
            <text:p>385.5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4M53S" calcext:value-type="time">
            <text:p>04:53.0</text:p>
          </table:table-cell>
          <table:table-cell table:style-name="ce11" office:value-type="float" office:value="413.7" calcext:value-type="float">
            <text:p>413.7</text:p>
          </table:table-cell>
          <table:table-cell table:style-name="ce8" office:value-type="time" office:time-value="PT00H03M45.2S" calcext:value-type="time">
            <text:p>03:45.2</text:p>
          </table:table-cell>
          <table:table-cell table:style-name="ce11" office:value-type="float" office:value="385.8" calcext:value-type="float">
            <text:p>385.8</text:p>
          </table:table-cell>
          <table:table-cell table:style-name="ce16" office:value-type="time" office:time-value="PT00H03M45S" calcext:value-type="time">
            <text:p>03:45.0</text:p>
          </table:table-cell>
          <table:table-cell office:value-type="float" office:value="386" calcext:value-type="float">
            <text:p>386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4M54S" calcext:value-type="time">
            <text:p>04:54.0</text:p>
          </table:table-cell>
          <table:table-cell table:style-name="ce11" office:value-type="float" office:value="414.1" calcext:value-type="float">
            <text:p>414.1</text:p>
          </table:table-cell>
          <table:table-cell table:style-name="ce8" office:value-type="time" office:time-value="PT00H03M46.2S" calcext:value-type="time">
            <text:p>03:46.2</text:p>
          </table:table-cell>
          <table:table-cell table:style-name="ce11" office:value-type="float" office:value="386.3" calcext:value-type="float">
            <text:p>386.3</text:p>
          </table:table-cell>
          <table:table-cell table:style-name="ce16" office:value-type="time" office:time-value="PT00H03M45.9S" calcext:value-type="time">
            <text:p>03:45.9</text:p>
          </table:table-cell>
          <table:table-cell office:value-type="float" office:value="386.7" calcext:value-type="float">
            <text:p>386.7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4M55S" calcext:value-type="time">
            <text:p>04:55.0</text:p>
          </table:table-cell>
          <table:table-cell table:style-name="ce11" office:value-type="float" office:value="414.5" calcext:value-type="float">
            <text:p>414.5</text:p>
          </table:table-cell>
          <table:table-cell table:style-name="ce8" office:value-type="time" office:time-value="PT00H03M47.1S" calcext:value-type="time">
            <text:p>03:47.1</text:p>
          </table:table-cell>
          <table:table-cell table:style-name="ce11" office:value-type="float" office:value="387.3" calcext:value-type="float">
            <text:p>387.3</text:p>
          </table:table-cell>
          <table:table-cell table:style-name="ce16" office:value-type="time" office:time-value="PT00H03M46.9S" calcext:value-type="time">
            <text:p>03:46.9</text:p>
          </table:table-cell>
          <table:table-cell office:value-type="float" office:value="387.7" calcext:value-type="float">
            <text:p>387.7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4M56S" calcext:value-type="time">
            <text:p>04:56.0</text:p>
          </table:table-cell>
          <table:table-cell table:style-name="ce11" office:value-type="float" office:value="414.8" calcext:value-type="float">
            <text:p>414.8</text:p>
          </table:table-cell>
          <table:table-cell table:style-name="ce8" office:value-type="time" office:time-value="PT00H03M48.1S" calcext:value-type="time">
            <text:p>03:48.1</text:p>
          </table:table-cell>
          <table:table-cell table:style-name="ce11" office:value-type="float" office:value="388.2" calcext:value-type="float">
            <text:p>388.2</text:p>
          </table:table-cell>
          <table:table-cell table:style-name="ce16" office:value-type="time" office:time-value="PT00H03M47.8S" calcext:value-type="time">
            <text:p>03:47.8</text:p>
          </table:table-cell>
          <table:table-cell office:value-type="float" office:value="388.5" calcext:value-type="float">
            <text:p>388.5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4M57S" calcext:value-type="time">
            <text:p>04:57.0</text:p>
          </table:table-cell>
          <table:table-cell table:style-name="ce11" office:value-type="float" office:value="415.4" calcext:value-type="float">
            <text:p>415.4</text:p>
          </table:table-cell>
          <table:table-cell table:style-name="ce8" office:value-type="time" office:time-value="PT00H03M49.1S" calcext:value-type="time">
            <text:p>03:49.1</text:p>
          </table:table-cell>
          <table:table-cell table:style-name="ce11" office:value-type="float" office:value="389.3" calcext:value-type="float">
            <text:p>389.3</text:p>
          </table:table-cell>
          <table:table-cell table:style-name="ce16" office:value-type="time" office:time-value="PT00H03M48.8S" calcext:value-type="time">
            <text:p>03:48.8</text:p>
          </table:table-cell>
          <table:table-cell office:value-type="float" office:value="389.2" calcext:value-type="float">
            <text:p>389.2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4M58S" calcext:value-type="time">
            <text:p>04:58.0</text:p>
          </table:table-cell>
          <table:table-cell table:style-name="ce11" office:value-type="float" office:value="416.3" calcext:value-type="float">
            <text:p>416.3</text:p>
          </table:table-cell>
          <table:table-cell table:style-name="ce8" office:value-type="time" office:time-value="PT00H03M50S" calcext:value-type="time">
            <text:p>03:50.0</text:p>
          </table:table-cell>
          <table:table-cell table:style-name="ce11" office:value-type="float" office:value="389.8" calcext:value-type="float">
            <text:p>389.8</text:p>
          </table:table-cell>
          <table:table-cell table:style-name="ce16" office:value-type="time" office:time-value="PT00H03M49.7S" calcext:value-type="time">
            <text:p>03:49.7</text:p>
          </table:table-cell>
          <table:table-cell office:value-type="float" office:value="390" calcext:value-type="float">
            <text:p>390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4M59S" calcext:value-type="time">
            <text:p>04:59.0</text:p>
          </table:table-cell>
          <table:table-cell table:style-name="ce11" office:value-type="float" office:value="415.8" calcext:value-type="float">
            <text:p>415.8</text:p>
          </table:table-cell>
          <table:table-cell table:style-name="ce8" office:value-type="time" office:time-value="PT00H03M51S" calcext:value-type="time">
            <text:p>03:51.0</text:p>
          </table:table-cell>
          <table:table-cell table:style-name="ce11" office:value-type="float" office:value="390.6" calcext:value-type="float">
            <text:p>390.6</text:p>
          </table:table-cell>
          <table:table-cell table:style-name="ce16" office:value-type="time" office:time-value="PT00H03M50.7S" calcext:value-type="time">
            <text:p>03:50.7</text:p>
          </table:table-cell>
          <table:table-cell office:value-type="float" office:value="390.6" calcext:value-type="float">
            <text:p>390.6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5M00S" calcext:value-type="time">
            <text:p>05:00.0</text:p>
          </table:table-cell>
          <table:table-cell table:style-name="ce11" office:value-type="float" office:value="416.2" calcext:value-type="float">
            <text:p>416.2</text:p>
          </table:table-cell>
          <table:table-cell table:style-name="ce8" office:value-type="time" office:time-value="PT00H03M51.9S" calcext:value-type="time">
            <text:p>03:51.9</text:p>
          </table:table-cell>
          <table:table-cell table:style-name="ce11" office:value-type="float" office:value="391" calcext:value-type="float">
            <text:p>391</text:p>
          </table:table-cell>
          <table:table-cell table:style-name="ce16" office:value-type="time" office:time-value="PT00H03M51.6S" calcext:value-type="time">
            <text:p>03:51.6</text:p>
          </table:table-cell>
          <table:table-cell office:value-type="float" office:value="391.2" calcext:value-type="float">
            <text:p>391.2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5M01S" calcext:value-type="time">
            <text:p>05:01.0</text:p>
          </table:table-cell>
          <table:table-cell table:style-name="ce11" office:value-type="float" office:value="416.5" calcext:value-type="float">
            <text:p>416.5</text:p>
          </table:table-cell>
          <table:table-cell table:style-name="ce8" office:value-type="time" office:time-value="PT00H03M52.9S" calcext:value-type="time">
            <text:p>03:52.9</text:p>
          </table:table-cell>
          <table:table-cell table:style-name="ce11" office:value-type="float" office:value="391.6" calcext:value-type="float">
            <text:p>391.6</text:p>
          </table:table-cell>
          <table:table-cell table:style-name="ce16" office:value-type="time" office:time-value="PT00H03M52.6S" calcext:value-type="time">
            <text:p>03:52.6</text:p>
          </table:table-cell>
          <table:table-cell office:value-type="float" office:value="391.8" calcext:value-type="float">
            <text:p>391.8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5M02S" calcext:value-type="time">
            <text:p>05:02.0</text:p>
          </table:table-cell>
          <table:table-cell table:style-name="ce11" office:value-type="float" office:value="417.1" calcext:value-type="float">
            <text:p>417.1</text:p>
          </table:table-cell>
          <table:table-cell table:style-name="ce8" office:value-type="time" office:time-value="PT00H03M53.8S" calcext:value-type="time">
            <text:p>03:53.8</text:p>
          </table:table-cell>
          <table:table-cell table:style-name="ce11" office:value-type="float" office:value="392" calcext:value-type="float">
            <text:p>392</text:p>
          </table:table-cell>
          <table:table-cell table:style-name="ce16" office:value-type="time" office:time-value="PT00H03M53.5S" calcext:value-type="time">
            <text:p>03:53.5</text:p>
          </table:table-cell>
          <table:table-cell office:value-type="float" office:value="392.4" calcext:value-type="float">
            <text:p>392.4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5M03S" calcext:value-type="time">
            <text:p>05:03.0</text:p>
          </table:table-cell>
          <table:table-cell table:style-name="ce11" office:value-type="float" office:value="417.6" calcext:value-type="float">
            <text:p>417.6</text:p>
          </table:table-cell>
          <table:table-cell table:style-name="ce8" office:value-type="time" office:time-value="PT00H03M54.8S" calcext:value-type="time">
            <text:p>03:54.8</text:p>
          </table:table-cell>
          <table:table-cell table:style-name="ce11" office:value-type="float" office:value="392" calcext:value-type="float">
            <text:p>392</text:p>
          </table:table-cell>
          <table:table-cell table:style-name="ce16" office:value-type="time" office:time-value="PT00H03M54.5S" calcext:value-type="time">
            <text:p>03:54.5</text:p>
          </table:table-cell>
          <table:table-cell office:value-type="float" office:value="392.9" calcext:value-type="float">
            <text:p>392.9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5M04S" calcext:value-type="time">
            <text:p>05:04.0</text:p>
          </table:table-cell>
          <table:table-cell table:style-name="ce11" office:value-type="float" office:value="418.2" calcext:value-type="float">
            <text:p>418.2</text:p>
          </table:table-cell>
          <table:table-cell table:style-name="ce8" office:value-type="time" office:time-value="PT00H03M55.7S" calcext:value-type="time">
            <text:p>03:55.7</text:p>
          </table:table-cell>
          <table:table-cell table:style-name="ce11" office:value-type="float" office:value="392.8" calcext:value-type="float">
            <text:p>392.8</text:p>
          </table:table-cell>
          <table:table-cell table:style-name="ce16" office:value-type="time" office:time-value="PT00H03M55.4S" calcext:value-type="time">
            <text:p>03:55.4</text:p>
          </table:table-cell>
          <table:table-cell office:value-type="float" office:value="393.3" calcext:value-type="float">
            <text:p>393.3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5M05S" calcext:value-type="time">
            <text:p>05:05.0</text:p>
          </table:table-cell>
          <table:table-cell table:style-name="ce11" office:value-type="float" office:value="418.6" calcext:value-type="float">
            <text:p>418.6</text:p>
          </table:table-cell>
          <table:table-cell table:style-name="ce8" office:value-type="time" office:time-value="PT00H03M56.7S" calcext:value-type="time">
            <text:p>03:56.7</text:p>
          </table:table-cell>
          <table:table-cell table:style-name="ce11" office:value-type="float" office:value="393" calcext:value-type="float">
            <text:p>393</text:p>
          </table:table-cell>
          <table:table-cell table:style-name="ce16" office:value-type="time" office:time-value="PT00H03M56.4S" calcext:value-type="time">
            <text:p>03:56.4</text:p>
          </table:table-cell>
          <table:table-cell office:value-type="float" office:value="393.8" calcext:value-type="float">
            <text:p>393.8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5M06S" calcext:value-type="time">
            <text:p>05:06.0</text:p>
          </table:table-cell>
          <table:table-cell table:style-name="ce11" office:value-type="float" office:value="418.9" calcext:value-type="float">
            <text:p>418.9</text:p>
          </table:table-cell>
          <table:table-cell table:style-name="ce8" office:value-type="time" office:time-value="PT00H03M57.6S" calcext:value-type="time">
            <text:p>03:57.6</text:p>
          </table:table-cell>
          <table:table-cell table:style-name="ce11" office:value-type="float" office:value="393.3" calcext:value-type="float">
            <text:p>393.3</text:p>
          </table:table-cell>
          <table:table-cell table:style-name="ce16" office:value-type="time" office:time-value="PT00H03M57.4S" calcext:value-type="time">
            <text:p>03:57.4</text:p>
          </table:table-cell>
          <table:table-cell office:value-type="float" office:value="393.8" calcext:value-type="float">
            <text:p>393.8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5M07S" calcext:value-type="time">
            <text:p>05:07.0</text:p>
          </table:table-cell>
          <table:table-cell table:style-name="ce11" office:value-type="float" office:value="419.4" calcext:value-type="float">
            <text:p>419.4</text:p>
          </table:table-cell>
          <table:table-cell table:style-name="ce8" office:value-type="time" office:time-value="PT00H03M58.6S" calcext:value-type="time">
            <text:p>03:58.6</text:p>
          </table:table-cell>
          <table:table-cell table:style-name="ce11" office:value-type="float" office:value="392.9" calcext:value-type="float">
            <text:p>392.9</text:p>
          </table:table-cell>
          <table:table-cell table:style-name="ce16" office:value-type="time" office:time-value="PT00H03M58.4S" calcext:value-type="time">
            <text:p>03:58.4</text:p>
          </table:table-cell>
          <table:table-cell office:value-type="float" office:value="394.4" calcext:value-type="float">
            <text:p>394.4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5M08.1S" calcext:value-type="time">
            <text:p>05:08.1</text:p>
          </table:table-cell>
          <table:table-cell table:style-name="ce11" office:value-type="float" office:value="419.7" calcext:value-type="float">
            <text:p>419.7</text:p>
          </table:table-cell>
          <table:table-cell table:style-name="ce8" office:value-type="time" office:time-value="PT00H03M59.5S" calcext:value-type="time">
            <text:p>03:59.5</text:p>
          </table:table-cell>
          <table:table-cell table:style-name="ce11" office:value-type="float" office:value="393.5" calcext:value-type="float">
            <text:p>393.5</text:p>
          </table:table-cell>
          <table:table-cell table:style-name="ce16" office:value-type="time" office:time-value="PT00H03M59.3S" calcext:value-type="time">
            <text:p>03:59.3</text:p>
          </table:table-cell>
          <table:table-cell office:value-type="float" office:value="394.9" calcext:value-type="float">
            <text:p>394.9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5M09.1S" calcext:value-type="time">
            <text:p>05:09.1</text:p>
          </table:table-cell>
          <table:table-cell table:style-name="ce11" office:value-type="float" office:value="413.2" calcext:value-type="float">
            <text:p>413.2</text:p>
          </table:table-cell>
          <table:table-cell table:style-name="ce8" office:value-type="time" office:time-value="PT00H04M00.5S" calcext:value-type="time">
            <text:p>04:00.5</text:p>
          </table:table-cell>
          <table:table-cell table:style-name="ce11" office:value-type="float" office:value="393.6" calcext:value-type="float">
            <text:p>393.6</text:p>
          </table:table-cell>
          <table:table-cell table:style-name="ce16" office:value-type="time" office:time-value="PT00H04M00.3S" calcext:value-type="time">
            <text:p>04:00.3</text:p>
          </table:table-cell>
          <table:table-cell office:value-type="float" office:value="395" calcext:value-type="float">
            <text:p>395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5M10.1S" calcext:value-type="time">
            <text:p>05:10.1</text:p>
          </table:table-cell>
          <table:table-cell table:style-name="ce11" office:value-type="float" office:value="414" calcext:value-type="float">
            <text:p>414</text:p>
          </table:table-cell>
          <table:table-cell table:style-name="ce8" office:value-type="time" office:time-value="PT00H04M01.4S" calcext:value-type="time">
            <text:p>04:01.4</text:p>
          </table:table-cell>
          <table:table-cell table:style-name="ce11" office:value-type="float" office:value="394.3" calcext:value-type="float">
            <text:p>394.3</text:p>
          </table:table-cell>
          <table:table-cell table:style-name="ce16" office:value-type="time" office:time-value="PT00H04M01.2S" calcext:value-type="time">
            <text:p>04:01.2</text:p>
          </table:table-cell>
          <table:table-cell office:value-type="float" office:value="395.1" calcext:value-type="float">
            <text:p>395.1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5M11.1S" calcext:value-type="time">
            <text:p>05:11.1</text:p>
          </table:table-cell>
          <table:table-cell table:style-name="ce11" office:value-type="float" office:value="414.4" calcext:value-type="float">
            <text:p>414.4</text:p>
          </table:table-cell>
          <table:table-cell table:style-name="ce8" office:value-type="time" office:time-value="PT00H04M02.4S" calcext:value-type="time">
            <text:p>04:02.4</text:p>
          </table:table-cell>
          <table:table-cell table:style-name="ce11" office:value-type="float" office:value="394.8" calcext:value-type="float">
            <text:p>394.8</text:p>
          </table:table-cell>
          <table:table-cell table:style-name="ce16" office:value-type="time" office:time-value="PT00H04M02.2S" calcext:value-type="time">
            <text:p>04:02.2</text:p>
          </table:table-cell>
          <table:table-cell office:value-type="float" office:value="395.1" calcext:value-type="float">
            <text:p>395.1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5M12.1S" calcext:value-type="time">
            <text:p>05:12.1</text:p>
          </table:table-cell>
          <table:table-cell table:style-name="ce11" office:value-type="float" office:value="414.5" calcext:value-type="float">
            <text:p>414.5</text:p>
          </table:table-cell>
          <table:table-cell table:style-name="ce8" office:value-type="time" office:time-value="PT00H04M03.3S" calcext:value-type="time">
            <text:p>04:03.3</text:p>
          </table:table-cell>
          <table:table-cell table:style-name="ce11" office:value-type="float" office:value="395.2" calcext:value-type="float">
            <text:p>395.2</text:p>
          </table:table-cell>
          <table:table-cell table:style-name="ce16" office:value-type="time" office:time-value="PT00H04M03.1S" calcext:value-type="time">
            <text:p>04:03.1</text:p>
          </table:table-cell>
          <table:table-cell office:value-type="float" office:value="394.9" calcext:value-type="float">
            <text:p>394.9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5M13.1S" calcext:value-type="time">
            <text:p>05:13.1</text:p>
          </table:table-cell>
          <table:table-cell table:style-name="ce11" office:value-type="float" office:value="414.8" calcext:value-type="float">
            <text:p>414.8</text:p>
          </table:table-cell>
          <table:table-cell table:style-name="ce8" office:value-type="time" office:time-value="PT00H04M04.3S" calcext:value-type="time">
            <text:p>04:04.3</text:p>
          </table:table-cell>
          <table:table-cell table:style-name="ce11" office:value-type="float" office:value="393" calcext:value-type="float">
            <text:p>393</text:p>
          </table:table-cell>
          <table:table-cell table:style-name="ce16" office:value-type="time" office:time-value="PT00H04M04.1S" calcext:value-type="time">
            <text:p>04:04.1</text:p>
          </table:table-cell>
          <table:table-cell office:value-type="float" office:value="394.9" calcext:value-type="float">
            <text:p>394.9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5M14.1S" calcext:value-type="time">
            <text:p>05:14.1</text:p>
          </table:table-cell>
          <table:table-cell table:style-name="ce11" office:value-type="float" office:value="415" calcext:value-type="float">
            <text:p>415</text:p>
          </table:table-cell>
          <table:table-cell table:style-name="ce8" office:value-type="time" office:time-value="PT00H04M05.2S" calcext:value-type="time">
            <text:p>04:05.2</text:p>
          </table:table-cell>
          <table:table-cell table:style-name="ce11" office:value-type="float" office:value="393.4" calcext:value-type="float">
            <text:p>393.4</text:p>
          </table:table-cell>
          <table:table-cell table:style-name="ce16" office:value-type="time" office:time-value="PT00H04M05S" calcext:value-type="time">
            <text:p>04:05.0</text:p>
          </table:table-cell>
          <table:table-cell office:value-type="float" office:value="395.1" calcext:value-type="float">
            <text:p>395.1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5M15.1S" calcext:value-type="time">
            <text:p>05:15.1</text:p>
          </table:table-cell>
          <table:table-cell table:style-name="ce11" office:value-type="float" office:value="414.5" calcext:value-type="float">
            <text:p>414.5</text:p>
          </table:table-cell>
          <table:table-cell table:style-name="ce8" office:value-type="time" office:time-value="PT00H04M06.2S" calcext:value-type="time">
            <text:p>04:06.2</text:p>
          </table:table-cell>
          <table:table-cell table:style-name="ce11" office:value-type="float" office:value="394" calcext:value-type="float">
            <text:p>394</text:p>
          </table:table-cell>
          <table:table-cell table:style-name="ce16" office:value-type="time" office:time-value="PT00H04M06S" calcext:value-type="time">
            <text:p>04:06.0</text:p>
          </table:table-cell>
          <table:table-cell office:value-type="float" office:value="395.1" calcext:value-type="float">
            <text:p>395.1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5M16.1S" calcext:value-type="time">
            <text:p>05:16.1</text:p>
          </table:table-cell>
          <table:table-cell table:style-name="ce11" office:value-type="float" office:value="415" calcext:value-type="float">
            <text:p>415</text:p>
          </table:table-cell>
          <table:table-cell table:style-name="ce8" office:value-type="time" office:time-value="PT00H04M07.1S" calcext:value-type="time">
            <text:p>04:07.1</text:p>
          </table:table-cell>
          <table:table-cell table:style-name="ce11" office:value-type="float" office:value="394.2" calcext:value-type="float">
            <text:p>394.2</text:p>
          </table:table-cell>
          <table:table-cell table:style-name="ce16" office:value-type="time" office:time-value="PT00H04M06.9S" calcext:value-type="time">
            <text:p>04:06.9</text:p>
          </table:table-cell>
          <table:table-cell office:value-type="float" office:value="395.3" calcext:value-type="float">
            <text:p>395.3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5M17.1S" calcext:value-type="time">
            <text:p>05:17.1</text:p>
          </table:table-cell>
          <table:table-cell table:style-name="ce11" office:value-type="float" office:value="415.2" calcext:value-type="float">
            <text:p>415.2</text:p>
          </table:table-cell>
          <table:table-cell table:style-name="ce8" office:value-type="time" office:time-value="PT00H04M08.1S" calcext:value-type="time">
            <text:p>04:08.1</text:p>
          </table:table-cell>
          <table:table-cell table:style-name="ce11" office:value-type="float" office:value="394.9" calcext:value-type="float">
            <text:p>394.9</text:p>
          </table:table-cell>
          <table:table-cell table:style-name="ce16" office:value-type="time" office:time-value="PT00H04M07.9S" calcext:value-type="time">
            <text:p>04:07.9</text:p>
          </table:table-cell>
          <table:table-cell office:value-type="float" office:value="395.4" calcext:value-type="float">
            <text:p>395.4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5M18.1S" calcext:value-type="time">
            <text:p>05:18.1</text:p>
          </table:table-cell>
          <table:table-cell table:style-name="ce11" office:value-type="float" office:value="414.4" calcext:value-type="float">
            <text:p>414.4</text:p>
          </table:table-cell>
          <table:table-cell table:style-name="ce8" office:value-type="time" office:time-value="PT00H04M09S" calcext:value-type="time">
            <text:p>04:09.0</text:p>
          </table:table-cell>
          <table:table-cell table:style-name="ce11" office:value-type="float" office:value="394.9" calcext:value-type="float">
            <text:p>394.9</text:p>
          </table:table-cell>
          <table:table-cell table:style-name="ce16" office:value-type="time" office:time-value="PT00H04M08.8S" calcext:value-type="time">
            <text:p>04:08.8</text:p>
          </table:table-cell>
          <table:table-cell office:value-type="float" office:value="395.4" calcext:value-type="float">
            <text:p>395.4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5M19.1S" calcext:value-type="time">
            <text:p>05:19.1</text:p>
          </table:table-cell>
          <table:table-cell table:style-name="ce11" office:value-type="float" office:value="422.3" calcext:value-type="float">
            <text:p>422.3</text:p>
          </table:table-cell>
          <table:table-cell table:style-name="ce8" office:value-type="time" office:time-value="PT00H04M10S" calcext:value-type="time">
            <text:p>04:10.0</text:p>
          </table:table-cell>
          <table:table-cell table:style-name="ce11" office:value-type="float" office:value="395.8" calcext:value-type="float">
            <text:p>395.8</text:p>
          </table:table-cell>
          <table:table-cell table:style-name="ce16" office:value-type="time" office:time-value="PT00H04M09.8S" calcext:value-type="time">
            <text:p>04:09.8</text:p>
          </table:table-cell>
          <table:table-cell office:value-type="float" office:value="395.5" calcext:value-type="float">
            <text:p>395.5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5M20.1S" calcext:value-type="time">
            <text:p>05:20.1</text:p>
          </table:table-cell>
          <table:table-cell table:style-name="ce11" office:value-type="float" office:value="422.5" calcext:value-type="float">
            <text:p>422.5</text:p>
          </table:table-cell>
          <table:table-cell table:style-name="ce8" office:value-type="time" office:time-value="PT00H04M11S" calcext:value-type="time">
            <text:p>04:11.0</text:p>
          </table:table-cell>
          <table:table-cell table:style-name="ce11" office:value-type="float" office:value="396.1" calcext:value-type="float">
            <text:p>396.1</text:p>
          </table:table-cell>
          <table:table-cell table:style-name="ce16" office:value-type="time" office:time-value="PT00H04M10.7S" calcext:value-type="time">
            <text:p>04:10.7</text:p>
          </table:table-cell>
          <table:table-cell office:value-type="float" office:value="395.6" calcext:value-type="float">
            <text:p>395.6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5M21.2S" calcext:value-type="time">
            <text:p>05:21.2</text:p>
          </table:table-cell>
          <table:table-cell table:style-name="ce11" office:value-type="float" office:value="422.8" calcext:value-type="float">
            <text:p>422.8</text:p>
          </table:table-cell>
          <table:table-cell table:style-name="ce8" office:value-type="time" office:time-value="PT00H04M11.9S" calcext:value-type="time">
            <text:p>04:11.9</text:p>
          </table:table-cell>
          <table:table-cell table:style-name="ce11" office:value-type="float" office:value="396.8" calcext:value-type="float">
            <text:p>396.8</text:p>
          </table:table-cell>
          <table:table-cell table:style-name="ce16" office:value-type="time" office:time-value="PT00H04M11.7S" calcext:value-type="time">
            <text:p>04:11.7</text:p>
          </table:table-cell>
          <table:table-cell office:value-type="float" office:value="396" calcext:value-type="float">
            <text:p>396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5M22.2S" calcext:value-type="time">
            <text:p>05:22.2</text:p>
          </table:table-cell>
          <table:table-cell table:style-name="ce11" office:value-type="float" office:value="423.5" calcext:value-type="float">
            <text:p>423.5</text:p>
          </table:table-cell>
          <table:table-cell table:style-name="ce8" office:value-type="time" office:time-value="PT00H04M12.9S" calcext:value-type="time">
            <text:p>04:12.9</text:p>
          </table:table-cell>
          <table:table-cell table:style-name="ce11" office:value-type="float" office:value="397.4" calcext:value-type="float">
            <text:p>397.4</text:p>
          </table:table-cell>
          <table:table-cell table:style-name="ce16" office:value-type="time" office:time-value="PT00H04M12.6S" calcext:value-type="time">
            <text:p>04:12.6</text:p>
          </table:table-cell>
          <table:table-cell office:value-type="float" office:value="396.2" calcext:value-type="float">
            <text:p>396.2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5M23.2S" calcext:value-type="time">
            <text:p>05:23.2</text:p>
          </table:table-cell>
          <table:table-cell table:style-name="ce11" office:value-type="float" office:value="423.9" calcext:value-type="float">
            <text:p>423.9</text:p>
          </table:table-cell>
          <table:table-cell table:style-name="ce8" office:value-type="time" office:time-value="PT00H04M13.9S" calcext:value-type="time">
            <text:p>04:13.9</text:p>
          </table:table-cell>
          <table:table-cell table:style-name="ce11" office:value-type="float" office:value="400.8" calcext:value-type="float">
            <text:p>400.8</text:p>
          </table:table-cell>
          <table:table-cell table:style-name="ce16" office:value-type="time" office:time-value="PT00H04M13.6S" calcext:value-type="time">
            <text:p>04:13.6</text:p>
          </table:table-cell>
          <table:table-cell office:value-type="float" office:value="396.4" calcext:value-type="float">
            <text:p>396.4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5M24.2S" calcext:value-type="time">
            <text:p>05:24.2</text:p>
          </table:table-cell>
          <table:table-cell table:style-name="ce11" office:value-type="float" office:value="424" calcext:value-type="float">
            <text:p>424</text:p>
          </table:table-cell>
          <table:table-cell table:style-name="ce8" office:value-type="time" office:time-value="PT00H04M14.8S" calcext:value-type="time">
            <text:p>04:14.8</text:p>
          </table:table-cell>
          <table:table-cell table:style-name="ce11" office:value-type="float" office:value="401.3" calcext:value-type="float">
            <text:p>401.3</text:p>
          </table:table-cell>
          <table:table-cell table:style-name="ce16" office:value-type="time" office:time-value="PT00H04M14.5S" calcext:value-type="time">
            <text:p>04:14.5</text:p>
          </table:table-cell>
          <table:table-cell office:value-type="float" office:value="396.8" calcext:value-type="float">
            <text:p>396.8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5M25.2S" calcext:value-type="time">
            <text:p>05:25.2</text:p>
          </table:table-cell>
          <table:table-cell table:style-name="ce11" office:value-type="float" office:value="425" calcext:value-type="float">
            <text:p>425</text:p>
          </table:table-cell>
          <table:table-cell table:style-name="ce8" office:value-type="time" office:time-value="PT00H04M15.8S" calcext:value-type="time">
            <text:p>04:15.8</text:p>
          </table:table-cell>
          <table:table-cell table:style-name="ce11" office:value-type="float" office:value="401.9" calcext:value-type="float">
            <text:p>401.9</text:p>
          </table:table-cell>
          <table:table-cell table:style-name="ce16" office:value-type="time" office:time-value="PT00H04M15.5S" calcext:value-type="time">
            <text:p>04:15.5</text:p>
          </table:table-cell>
          <table:table-cell office:value-type="float" office:value="397.2" calcext:value-type="float">
            <text:p>397.2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5M26.2S" calcext:value-type="time">
            <text:p>05:26.2</text:p>
          </table:table-cell>
          <table:table-cell table:style-name="ce11" office:value-type="float" office:value="424.8" calcext:value-type="float">
            <text:p>424.8</text:p>
          </table:table-cell>
          <table:table-cell table:style-name="ce8" office:value-type="time" office:time-value="PT00H04M16.7S" calcext:value-type="time">
            <text:p>04:16.7</text:p>
          </table:table-cell>
          <table:table-cell table:style-name="ce11" office:value-type="float" office:value="403.5" calcext:value-type="float">
            <text:p>403.5</text:p>
          </table:table-cell>
          <table:table-cell table:style-name="ce16" office:value-type="time" office:time-value="PT00H04M16.4S" calcext:value-type="time">
            <text:p>04:16.4</text:p>
          </table:table-cell>
          <table:table-cell office:value-type="float" office:value="397.9" calcext:value-type="float">
            <text:p>397.9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5M27.2S" calcext:value-type="time">
            <text:p>05:27.2</text:p>
          </table:table-cell>
          <table:table-cell table:style-name="ce11" office:value-type="float" office:value="425.1" calcext:value-type="float">
            <text:p>425.1</text:p>
          </table:table-cell>
          <table:table-cell table:style-name="ce8" office:value-type="time" office:time-value="PT00H04M17.7S" calcext:value-type="time">
            <text:p>04:17.7</text:p>
          </table:table-cell>
          <table:table-cell table:style-name="ce11" office:value-type="float" office:value="404.7" calcext:value-type="float">
            <text:p>404.7</text:p>
          </table:table-cell>
          <table:table-cell table:style-name="ce16" office:value-type="time" office:time-value="PT00H04M17.4S" calcext:value-type="time">
            <text:p>04:17.4</text:p>
          </table:table-cell>
          <table:table-cell office:value-type="float" office:value="398.5" calcext:value-type="float">
            <text:p>398.5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5M28.2S" calcext:value-type="time">
            <text:p>05:28.2</text:p>
          </table:table-cell>
          <table:table-cell table:style-name="ce11" office:value-type="float" office:value="426.5" calcext:value-type="float">
            <text:p>426.5</text:p>
          </table:table-cell>
          <table:table-cell table:style-name="ce8" office:value-type="time" office:time-value="PT00H04M18.6S" calcext:value-type="time">
            <text:p>04:18.6</text:p>
          </table:table-cell>
          <table:table-cell table:style-name="ce11" office:value-type="float" office:value="406" calcext:value-type="float">
            <text:p>406</text:p>
          </table:table-cell>
          <table:table-cell table:style-name="ce16" office:value-type="time" office:time-value="PT00H04M18.3S" calcext:value-type="time">
            <text:p>04:18.3</text:p>
          </table:table-cell>
          <table:table-cell office:value-type="float" office:value="399.1" calcext:value-type="float">
            <text:p>399.1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5M29.2S" calcext:value-type="time">
            <text:p>05:29.2</text:p>
          </table:table-cell>
          <table:table-cell table:style-name="ce11" office:value-type="float" office:value="427.1" calcext:value-type="float">
            <text:p>427.1</text:p>
          </table:table-cell>
          <table:table-cell table:style-name="ce8" office:value-type="time" office:time-value="PT00H04M19.6S" calcext:value-type="time">
            <text:p>04:19.6</text:p>
          </table:table-cell>
          <table:table-cell table:style-name="ce11" office:value-type="float" office:value="406.8" calcext:value-type="float">
            <text:p>406.8</text:p>
          </table:table-cell>
          <table:table-cell table:style-name="ce16" office:value-type="time" office:time-value="PT00H04M19.3S" calcext:value-type="time">
            <text:p>04:19.3</text:p>
          </table:table-cell>
          <table:table-cell office:value-type="float" office:value="399.4" calcext:value-type="float">
            <text:p>399.4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5M30.2S" calcext:value-type="time">
            <text:p>05:30.2</text:p>
          </table:table-cell>
          <table:table-cell table:style-name="ce11" office:value-type="float" office:value="427.6" calcext:value-type="float">
            <text:p>427.6</text:p>
          </table:table-cell>
          <table:table-cell table:style-name="ce8" office:value-type="time" office:time-value="PT00H04M20.5S" calcext:value-type="time">
            <text:p>04:20.5</text:p>
          </table:table-cell>
          <table:table-cell table:style-name="ce11" office:value-type="float" office:value="407.4" calcext:value-type="float">
            <text:p>407.4</text:p>
          </table:table-cell>
          <table:table-cell table:style-name="ce16" office:value-type="time" office:time-value="PT00H04M20.3S" calcext:value-type="time">
            <text:p>04:20.3</text:p>
          </table:table-cell>
          <table:table-cell office:value-type="float" office:value="400" calcext:value-type="float">
            <text:p>400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5M31.2S" calcext:value-type="time">
            <text:p>05:31.2</text:p>
          </table:table-cell>
          <table:table-cell table:style-name="ce11" office:value-type="float" office:value="428.2" calcext:value-type="float">
            <text:p>428.2</text:p>
          </table:table-cell>
          <table:table-cell table:style-name="ce8" office:value-type="time" office:time-value="PT00H04M21.5S" calcext:value-type="time">
            <text:p>04:21.5</text:p>
          </table:table-cell>
          <table:table-cell table:style-name="ce11" office:value-type="float" office:value="408.3" calcext:value-type="float">
            <text:p>408.3</text:p>
          </table:table-cell>
          <table:table-cell table:style-name="ce16" office:value-type="time" office:time-value="PT00H04M21.2S" calcext:value-type="time">
            <text:p>04:21.2</text:p>
          </table:table-cell>
          <table:table-cell office:value-type="float" office:value="400.7" calcext:value-type="float">
            <text:p>400.7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5M32.2S" calcext:value-type="time">
            <text:p>05:32.2</text:p>
          </table:table-cell>
          <table:table-cell table:style-name="ce11" office:value-type="float" office:value="428.4" calcext:value-type="float">
            <text:p>428.4</text:p>
          </table:table-cell>
          <table:table-cell table:style-name="ce8" office:value-type="time" office:time-value="PT00H04M22.4S" calcext:value-type="time">
            <text:p>04:22.4</text:p>
          </table:table-cell>
          <table:table-cell table:style-name="ce11" office:value-type="float" office:value="409.6" calcext:value-type="float">
            <text:p>409.6</text:p>
          </table:table-cell>
          <table:table-cell table:style-name="ce16" office:value-type="time" office:time-value="PT00H04M22.2S" calcext:value-type="time">
            <text:p>04:22.2</text:p>
          </table:table-cell>
          <table:table-cell office:value-type="float" office:value="401.6" calcext:value-type="float">
            <text:p>401.6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5M33.2S" calcext:value-type="time">
            <text:p>05:33.2</text:p>
          </table:table-cell>
          <table:table-cell table:style-name="ce11" office:value-type="float" office:value="428.9" calcext:value-type="float">
            <text:p>428.9</text:p>
          </table:table-cell>
          <table:table-cell table:style-name="ce8" office:value-type="time" office:time-value="PT00H04M23.4S" calcext:value-type="time">
            <text:p>04:23.4</text:p>
          </table:table-cell>
          <table:table-cell table:style-name="ce11" office:value-type="float" office:value="410.6" calcext:value-type="float">
            <text:p>410.6</text:p>
          </table:table-cell>
          <table:table-cell table:style-name="ce16" office:value-type="time" office:time-value="PT00H04M23.1S" calcext:value-type="time">
            <text:p>04:23.1</text:p>
          </table:table-cell>
          <table:table-cell office:value-type="float" office:value="402.2" calcext:value-type="float">
            <text:p>402.2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5M44.2S" calcext:value-type="time">
            <text:p>05:44.2</text:p>
          </table:table-cell>
          <table:table-cell table:style-name="ce11" office:value-type="float" office:value="432.2" calcext:value-type="float">
            <text:p>432.2</text:p>
          </table:table-cell>
          <table:table-cell table:style-name="ce8" office:value-type="time" office:time-value="PT00H04M24.3S" calcext:value-type="time">
            <text:p>04:24.3</text:p>
          </table:table-cell>
          <table:table-cell table:style-name="ce11" office:value-type="float" office:value="412" calcext:value-type="float">
            <text:p>412</text:p>
          </table:table-cell>
          <table:table-cell table:style-name="ce16" office:value-type="time" office:time-value="PT00H04M24.1S" calcext:value-type="time">
            <text:p>04:24.1</text:p>
          </table:table-cell>
          <table:table-cell office:value-type="float" office:value="402.7" calcext:value-type="float">
            <text:p>402.7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5M45.2S" calcext:value-type="time">
            <text:p>05:45.2</text:p>
          </table:table-cell>
          <table:table-cell table:style-name="ce11" office:value-type="float" office:value="432.7" calcext:value-type="float">
            <text:p>432.7</text:p>
          </table:table-cell>
          <table:table-cell table:style-name="ce8" office:value-type="time" office:time-value="PT00H04M25.3S" calcext:value-type="time">
            <text:p>04:25.3</text:p>
          </table:table-cell>
          <table:table-cell table:style-name="ce11" office:value-type="float" office:value="412.7" calcext:value-type="float">
            <text:p>412.7</text:p>
          </table:table-cell>
          <table:table-cell table:style-name="ce16" office:value-type="time" office:time-value="PT00H04M25S" calcext:value-type="time">
            <text:p>04:25.0</text:p>
          </table:table-cell>
          <table:table-cell office:value-type="float" office:value="403.4" calcext:value-type="float">
            <text:p>403.4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5M46.2S" calcext:value-type="time">
            <text:p>05:46.2</text:p>
          </table:table-cell>
          <table:table-cell table:style-name="ce11" office:value-type="float" office:value="433.2" calcext:value-type="float">
            <text:p>433.2</text:p>
          </table:table-cell>
          <table:table-cell table:style-name="ce8" office:value-type="time" office:time-value="PT00H04M26.2S" calcext:value-type="time">
            <text:p>04:26.2</text:p>
          </table:table-cell>
          <table:table-cell table:style-name="ce11" office:value-type="float" office:value="413.3" calcext:value-type="float">
            <text:p>413.3</text:p>
          </table:table-cell>
          <table:table-cell table:style-name="ce16" office:value-type="time" office:time-value="PT00H04M26S" calcext:value-type="time">
            <text:p>04:26.0</text:p>
          </table:table-cell>
          <table:table-cell office:value-type="float" office:value="404.1" calcext:value-type="float">
            <text:p>404.1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5M47.2S" calcext:value-type="time">
            <text:p>05:47.2</text:p>
          </table:table-cell>
          <table:table-cell table:style-name="ce11" office:value-type="float" office:value="433.9" calcext:value-type="float">
            <text:p>433.9</text:p>
          </table:table-cell>
          <table:table-cell table:style-name="ce8" office:value-type="time" office:time-value="PT00H04M27.2S" calcext:value-type="time">
            <text:p>04:27.2</text:p>
          </table:table-cell>
          <table:table-cell table:style-name="ce11" office:value-type="float" office:value="414.3" calcext:value-type="float">
            <text:p>414.3</text:p>
          </table:table-cell>
          <table:table-cell table:style-name="ce16" office:value-type="time" office:time-value="PT00H04M26.9S" calcext:value-type="time">
            <text:p>04:26.9</text:p>
          </table:table-cell>
          <table:table-cell office:value-type="float" office:value="404.4" calcext:value-type="float">
            <text:p>404.4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5M48.2S" calcext:value-type="time">
            <text:p>05:48.2</text:p>
          </table:table-cell>
          <table:table-cell table:style-name="ce11" office:value-type="float" office:value="435.2" calcext:value-type="float">
            <text:p>435.2</text:p>
          </table:table-cell>
          <table:table-cell table:style-name="ce8" office:value-type="time" office:time-value="PT00H04M28.1S" calcext:value-type="time">
            <text:p>04:28.1</text:p>
          </table:table-cell>
          <table:table-cell table:style-name="ce11" office:value-type="float" office:value="415" calcext:value-type="float">
            <text:p>415</text:p>
          </table:table-cell>
          <table:table-cell table:style-name="ce16" office:value-type="time" office:time-value="PT00H04M27.9S" calcext:value-type="time">
            <text:p>04:27.9</text:p>
          </table:table-cell>
          <table:table-cell office:value-type="float" office:value="404.9" calcext:value-type="float">
            <text:p>404.9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5M49.2S" calcext:value-type="time">
            <text:p>05:49.2</text:p>
          </table:table-cell>
          <table:table-cell table:style-name="ce11" office:value-type="float" office:value="436.1" calcext:value-type="float">
            <text:p>436.1</text:p>
          </table:table-cell>
          <table:table-cell table:style-name="ce8" office:value-type="time" office:time-value="PT00H04M29.1S" calcext:value-type="time">
            <text:p>04:29.1</text:p>
          </table:table-cell>
          <table:table-cell table:style-name="ce11" office:value-type="float" office:value="416.1" calcext:value-type="float">
            <text:p>416.1</text:p>
          </table:table-cell>
          <table:table-cell table:style-name="ce16" office:value-type="time" office:time-value="PT00H04M28.8S" calcext:value-type="time">
            <text:p>04:28.8</text:p>
          </table:table-cell>
          <table:table-cell office:value-type="float" office:value="405.5" calcext:value-type="float">
            <text:p>405.5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5M50.2S" calcext:value-type="time">
            <text:p>05:50.2</text:p>
          </table:table-cell>
          <table:table-cell table:style-name="ce11" office:value-type="float" office:value="436.7" calcext:value-type="float">
            <text:p>436.7</text:p>
          </table:table-cell>
          <table:table-cell table:style-name="ce8" office:value-type="time" office:time-value="PT00H04M30S" calcext:value-type="time">
            <text:p>04:30.0</text:p>
          </table:table-cell>
          <table:table-cell table:style-name="ce11" office:value-type="float" office:value="417.3" calcext:value-type="float">
            <text:p>417.3</text:p>
          </table:table-cell>
          <table:table-cell table:style-name="ce16" office:value-type="time" office:time-value="PT00H04M29.8S" calcext:value-type="time">
            <text:p>04:29.8</text:p>
          </table:table-cell>
          <table:table-cell office:value-type="float" office:value="405.9" calcext:value-type="float">
            <text:p>405.9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5M51.2S" calcext:value-type="time">
            <text:p>05:51.2</text:p>
          </table:table-cell>
          <table:table-cell table:style-name="ce11" office:value-type="float" office:value="436.8" calcext:value-type="float">
            <text:p>436.8</text:p>
          </table:table-cell>
          <table:table-cell table:style-name="ce8" office:value-type="time" office:time-value="PT00H04M31S" calcext:value-type="time">
            <text:p>04:31.0</text:p>
          </table:table-cell>
          <table:table-cell table:style-name="ce11" office:value-type="float" office:value="418" calcext:value-type="float">
            <text:p>418</text:p>
          </table:table-cell>
          <table:table-cell table:style-name="ce16" office:value-type="time" office:time-value="PT00H04M30.7S" calcext:value-type="time">
            <text:p>04:30.7</text:p>
          </table:table-cell>
          <table:table-cell office:value-type="float" office:value="406.3" calcext:value-type="float">
            <text:p>406.3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5M52.2S" calcext:value-type="time">
            <text:p>05:52.2</text:p>
          </table:table-cell>
          <table:table-cell table:style-name="ce11" office:value-type="float" office:value="437" calcext:value-type="float">
            <text:p>437</text:p>
          </table:table-cell>
          <table:table-cell table:style-name="ce8" office:value-type="time" office:time-value="PT00H04M32S" calcext:value-type="time">
            <text:p>04:32.0</text:p>
          </table:table-cell>
          <table:table-cell table:style-name="ce11" office:value-type="float" office:value="418.6" calcext:value-type="float">
            <text:p>418.6</text:p>
          </table:table-cell>
          <table:table-cell table:style-name="ce16" office:value-type="time" office:time-value="PT00H04M31.7S" calcext:value-type="time">
            <text:p>04:31.7</text:p>
          </table:table-cell>
          <table:table-cell office:value-type="float" office:value="406.7" calcext:value-type="float">
            <text:p>406.7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5M53.2S" calcext:value-type="time">
            <text:p>05:53.2</text:p>
          </table:table-cell>
          <table:table-cell table:style-name="ce11" office:value-type="float" office:value="437.3" calcext:value-type="float">
            <text:p>437.3</text:p>
          </table:table-cell>
          <table:table-cell table:style-name="ce8" office:value-type="time" office:time-value="PT00H04M32.9S" calcext:value-type="time">
            <text:p>04:32.9</text:p>
          </table:table-cell>
          <table:table-cell table:style-name="ce11" office:value-type="float" office:value="419.1" calcext:value-type="float">
            <text:p>419.1</text:p>
          </table:table-cell>
          <table:table-cell table:style-name="ce16" office:value-type="time" office:time-value="PT00H04M32.6S" calcext:value-type="time">
            <text:p>04:32.6</text:p>
          </table:table-cell>
          <table:table-cell office:value-type="float" office:value="407.3" calcext:value-type="float">
            <text:p>407.3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5M54.2S" calcext:value-type="time">
            <text:p>05:54.2</text:p>
          </table:table-cell>
          <table:table-cell table:style-name="ce11" office:value-type="float" office:value="437.8" calcext:value-type="float">
            <text:p>437.8</text:p>
          </table:table-cell>
          <table:table-cell table:style-name="ce8" office:value-type="time" office:time-value="PT00H04M33.9S" calcext:value-type="time">
            <text:p>04:33.9</text:p>
          </table:table-cell>
          <table:table-cell table:style-name="ce11" office:value-type="float" office:value="419.3" calcext:value-type="float">
            <text:p>419.3</text:p>
          </table:table-cell>
          <table:table-cell table:style-name="ce16" office:value-type="time" office:time-value="PT00H04M33.6S" calcext:value-type="time">
            <text:p>04:33.6</text:p>
          </table:table-cell>
          <table:table-cell office:value-type="float" office:value="407.8" calcext:value-type="float">
            <text:p>407.8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5M55.2S" calcext:value-type="time">
            <text:p>05:55.2</text:p>
          </table:table-cell>
          <table:table-cell table:style-name="ce11" office:value-type="float" office:value="437.5" calcext:value-type="float">
            <text:p>437.5</text:p>
          </table:table-cell>
          <table:table-cell table:style-name="ce8" office:value-type="time" office:time-value="PT00H04M34.8S" calcext:value-type="time">
            <text:p>04:34.8</text:p>
          </table:table-cell>
          <table:table-cell table:style-name="ce11" office:value-type="float" office:value="419.8" calcext:value-type="float">
            <text:p>419.8</text:p>
          </table:table-cell>
          <table:table-cell table:style-name="ce16" office:value-type="time" office:time-value="PT00H04M34.5S" calcext:value-type="time">
            <text:p>04:34.5</text:p>
          </table:table-cell>
          <table:table-cell office:value-type="float" office:value="408.4" calcext:value-type="float">
            <text:p>408.4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5M56.2S" calcext:value-type="time">
            <text:p>05:56.2</text:p>
          </table:table-cell>
          <table:table-cell table:style-name="ce11" office:value-type="float" office:value="437.7" calcext:value-type="float">
            <text:p>437.7</text:p>
          </table:table-cell>
          <table:table-cell table:style-name="ce8" office:value-type="time" office:time-value="PT00H04M35.8S" calcext:value-type="time">
            <text:p>04:35.8</text:p>
          </table:table-cell>
          <table:table-cell table:style-name="ce11" office:value-type="float" office:value="420.4" calcext:value-type="float">
            <text:p>420.4</text:p>
          </table:table-cell>
          <table:table-cell table:style-name="ce16" office:value-type="time" office:time-value="PT00H04M35.5S" calcext:value-type="time">
            <text:p>04:35.5</text:p>
          </table:table-cell>
          <table:table-cell office:value-type="float" office:value="409" calcext:value-type="float">
            <text:p>409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5M57.2S" calcext:value-type="time">
            <text:p>05:57.2</text:p>
          </table:table-cell>
          <table:table-cell table:style-name="ce11" office:value-type="float" office:value="437.5" calcext:value-type="float">
            <text:p>437.5</text:p>
          </table:table-cell>
          <table:table-cell table:style-name="ce8" office:value-type="time" office:time-value="PT00H04M36.7S" calcext:value-type="time">
            <text:p>04:36.7</text:p>
          </table:table-cell>
          <table:table-cell table:style-name="ce11" office:value-type="float" office:value="420.4" calcext:value-type="float">
            <text:p>420.4</text:p>
          </table:table-cell>
          <table:table-cell table:style-name="ce16" office:value-type="time" office:time-value="PT00H04M36.4S" calcext:value-type="time">
            <text:p>04:36.4</text:p>
          </table:table-cell>
          <table:table-cell office:value-type="float" office:value="409.5" calcext:value-type="float">
            <text:p>409.5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5M58.2S" calcext:value-type="time">
            <text:p>05:58.2</text:p>
          </table:table-cell>
          <table:table-cell table:style-name="ce11" office:value-type="float" office:value="438.2" calcext:value-type="float">
            <text:p>438.2</text:p>
          </table:table-cell>
          <table:table-cell table:style-name="ce8" office:value-type="time" office:time-value="PT00H04M37.7S" calcext:value-type="time">
            <text:p>04:37.7</text:p>
          </table:table-cell>
          <table:table-cell table:style-name="ce11" office:value-type="float" office:value="420.4" calcext:value-type="float">
            <text:p>420.4</text:p>
          </table:table-cell>
          <table:table-cell table:style-name="ce16" office:value-type="time" office:time-value="PT00H04M37.4S" calcext:value-type="time">
            <text:p>04:37.4</text:p>
          </table:table-cell>
          <table:table-cell office:value-type="float" office:value="410.2" calcext:value-type="float">
            <text:p>410.2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5M59.2S" calcext:value-type="time">
            <text:p>05:59.2</text:p>
          </table:table-cell>
          <table:table-cell table:style-name="ce11" office:value-type="float" office:value="438.6" calcext:value-type="float">
            <text:p>438.6</text:p>
          </table:table-cell>
          <table:table-cell table:style-name="ce8" office:value-type="time" office:time-value="PT00H04M38.6S" calcext:value-type="time">
            <text:p>04:38.6</text:p>
          </table:table-cell>
          <table:table-cell table:style-name="ce11" office:value-type="float" office:value="420.3" calcext:value-type="float">
            <text:p>420.3</text:p>
          </table:table-cell>
          <table:table-cell table:style-name="ce16" office:value-type="time" office:time-value="PT00H04M38.3S" calcext:value-type="time">
            <text:p>04:38.3</text:p>
          </table:table-cell>
          <table:table-cell office:value-type="float" office:value="410.9" calcext:value-type="float">
            <text:p>410.9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6M00.2S" calcext:value-type="time">
            <text:p>06:00.2</text:p>
          </table:table-cell>
          <table:table-cell table:style-name="ce11" office:value-type="float" office:value="438.8" calcext:value-type="float">
            <text:p>438.8</text:p>
          </table:table-cell>
          <table:table-cell table:style-name="ce8" office:value-type="time" office:time-value="PT00H04M39.6S" calcext:value-type="time">
            <text:p>04:39.6</text:p>
          </table:table-cell>
          <table:table-cell table:style-name="ce11" office:value-type="float" office:value="420.5" calcext:value-type="float">
            <text:p>420.5</text:p>
          </table:table-cell>
          <table:table-cell table:style-name="ce16" office:value-type="time" office:time-value="PT00H04M39.3S" calcext:value-type="time">
            <text:p>04:39.3</text:p>
          </table:table-cell>
          <table:table-cell office:value-type="float" office:value="411.4" calcext:value-type="float">
            <text:p>411.4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6M01.2S" calcext:value-type="time">
            <text:p>06:01.2</text:p>
          </table:table-cell>
          <table:table-cell table:style-name="ce11" office:value-type="float" office:value="439.4" calcext:value-type="float">
            <text:p>439.4</text:p>
          </table:table-cell>
          <table:table-cell table:style-name="ce8" office:value-type="time" office:time-value="PT00H04M40.5S" calcext:value-type="time">
            <text:p>04:40.5</text:p>
          </table:table-cell>
          <table:table-cell table:style-name="ce11" office:value-type="float" office:value="421.2" calcext:value-type="float">
            <text:p>421.2</text:p>
          </table:table-cell>
          <table:table-cell table:style-name="ce16" office:value-type="time" office:time-value="PT00H04M40.2S" calcext:value-type="time">
            <text:p>04:40.2</text:p>
          </table:table-cell>
          <table:table-cell office:value-type="float" office:value="412.1" calcext:value-type="float">
            <text:p>412.1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6M02.2S" calcext:value-type="time">
            <text:p>06:02.2</text:p>
          </table:table-cell>
          <table:table-cell table:style-name="ce11" office:value-type="float" office:value="440.1" calcext:value-type="float">
            <text:p>440.1</text:p>
          </table:table-cell>
          <table:table-cell table:style-name="ce8" office:value-type="time" office:time-value="PT00H04M41.5S" calcext:value-type="time">
            <text:p>04:41.5</text:p>
          </table:table-cell>
          <table:table-cell table:style-name="ce11" office:value-type="float" office:value="421.6" calcext:value-type="float">
            <text:p>421.6</text:p>
          </table:table-cell>
          <table:table-cell table:style-name="ce16" office:value-type="time" office:time-value="PT00H04M41.2S" calcext:value-type="time">
            <text:p>04:41.2</text:p>
          </table:table-cell>
          <table:table-cell office:value-type="float" office:value="412.7" calcext:value-type="float">
            <text:p>412.7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6M03.2S" calcext:value-type="time">
            <text:p>06:03.2</text:p>
          </table:table-cell>
          <table:table-cell table:style-name="ce11" office:value-type="float" office:value="440.1" calcext:value-type="float">
            <text:p>440.1</text:p>
          </table:table-cell>
          <table:table-cell table:style-name="ce8" office:value-type="time" office:time-value="PT00H04M42.4S" calcext:value-type="time">
            <text:p>04:42.4</text:p>
          </table:table-cell>
          <table:table-cell table:style-name="ce11" office:value-type="float" office:value="422.4" calcext:value-type="float">
            <text:p>422.4</text:p>
          </table:table-cell>
          <table:table-cell table:style-name="ce16" office:value-type="time" office:time-value="PT00H04M42.1S" calcext:value-type="time">
            <text:p>04:42.1</text:p>
          </table:table-cell>
          <table:table-cell office:value-type="float" office:value="413.4" calcext:value-type="float">
            <text:p>413.4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6M04.2S" calcext:value-type="time">
            <text:p>06:04.2</text:p>
          </table:table-cell>
          <table:table-cell table:style-name="ce11" office:value-type="float" office:value="440.6" calcext:value-type="float">
            <text:p>440.6</text:p>
          </table:table-cell>
          <table:table-cell table:style-name="ce8" office:value-type="time" office:time-value="PT00H04M43.4S" calcext:value-type="time">
            <text:p>04:43.4</text:p>
          </table:table-cell>
          <table:table-cell table:style-name="ce11" office:value-type="float" office:value="423" calcext:value-type="float">
            <text:p>423</text:p>
          </table:table-cell>
          <table:table-cell table:style-name="ce16" office:value-type="time" office:time-value="PT00H04M43.1S" calcext:value-type="time">
            <text:p>04:43.1</text:p>
          </table:table-cell>
          <table:table-cell office:value-type="float" office:value="414" calcext:value-type="float">
            <text:p>414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6M05.2S" calcext:value-type="time">
            <text:p>06:05.2</text:p>
          </table:table-cell>
          <table:table-cell table:style-name="ce11" office:value-type="float" office:value="441.5" calcext:value-type="float">
            <text:p>441.5</text:p>
          </table:table-cell>
          <table:table-cell table:style-name="ce8" office:value-type="time" office:time-value="PT00H04M44.4S" calcext:value-type="time">
            <text:p>04:44.4</text:p>
          </table:table-cell>
          <table:table-cell table:style-name="ce11" office:value-type="float" office:value="423.8" calcext:value-type="float">
            <text:p>423.8</text:p>
          </table:table-cell>
          <table:table-cell table:style-name="ce16" office:value-type="time" office:time-value="PT00H04M44S" calcext:value-type="time">
            <text:p>04:44.0</text:p>
          </table:table-cell>
          <table:table-cell office:value-type="float" office:value="414.6" calcext:value-type="float">
            <text:p>414.6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6M06.2S" calcext:value-type="time">
            <text:p>06:06.2</text:p>
          </table:table-cell>
          <table:table-cell table:style-name="ce11" office:value-type="float" office:value="441.9" calcext:value-type="float">
            <text:p>441.9</text:p>
          </table:table-cell>
          <table:table-cell table:style-name="ce8" office:value-type="time" office:time-value="PT00H04M45.3S" calcext:value-type="time">
            <text:p>04:45.3</text:p>
          </table:table-cell>
          <table:table-cell table:style-name="ce11" office:value-type="float" office:value="424.4" calcext:value-type="float">
            <text:p>424.4</text:p>
          </table:table-cell>
          <table:table-cell table:style-name="ce16" office:value-type="time" office:time-value="PT00H04M45S" calcext:value-type="time">
            <text:p>04:45.0</text:p>
          </table:table-cell>
          <table:table-cell office:value-type="float" office:value="415.2" calcext:value-type="float">
            <text:p>415.2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6M07.2S" calcext:value-type="time">
            <text:p>06:07.2</text:p>
          </table:table-cell>
          <table:table-cell table:style-name="ce11" office:value-type="float" office:value="442.5" calcext:value-type="float">
            <text:p>442.5</text:p>
          </table:table-cell>
          <table:table-cell table:style-name="ce8" office:value-type="time" office:time-value="PT00H04M46.3S" calcext:value-type="time">
            <text:p>04:46.3</text:p>
          </table:table-cell>
          <table:table-cell table:style-name="ce11" office:value-type="float" office:value="425.3" calcext:value-type="float">
            <text:p>425.3</text:p>
          </table:table-cell>
          <table:table-cell table:style-name="ce16" office:value-type="time" office:time-value="PT00H04M45.9S" calcext:value-type="time">
            <text:p>04:45.9</text:p>
          </table:table-cell>
          <table:table-cell office:value-type="float" office:value="415.8" calcext:value-type="float">
            <text:p>415.8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6M08.2S" calcext:value-type="time">
            <text:p>06:08.2</text:p>
          </table:table-cell>
          <table:table-cell table:style-name="ce11" office:value-type="float" office:value="442.9" calcext:value-type="float">
            <text:p>442.9</text:p>
          </table:table-cell>
          <table:table-cell table:style-name="ce8" office:value-type="time" office:time-value="PT00H04M47.2S" calcext:value-type="time">
            <text:p>04:47.2</text:p>
          </table:table-cell>
          <table:table-cell table:style-name="ce11" office:value-type="float" office:value="425.7" calcext:value-type="float">
            <text:p>425.7</text:p>
          </table:table-cell>
          <table:table-cell table:style-name="ce16" office:value-type="time" office:time-value="PT00H04M46.9S" calcext:value-type="time">
            <text:p>04:46.9</text:p>
          </table:table-cell>
          <table:table-cell office:value-type="float" office:value="416.4" calcext:value-type="float">
            <text:p>416.4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6M09.2S" calcext:value-type="time">
            <text:p>06:09.2</text:p>
          </table:table-cell>
          <table:table-cell table:style-name="ce11" office:value-type="float" office:value="443.1" calcext:value-type="float">
            <text:p>443.1</text:p>
          </table:table-cell>
          <table:table-cell table:style-name="ce8" office:value-type="time" office:time-value="PT00H04M48.2S" calcext:value-type="time">
            <text:p>04:48.2</text:p>
          </table:table-cell>
          <table:table-cell table:style-name="ce11" office:value-type="float" office:value="423.5" calcext:value-type="float">
            <text:p>423.5</text:p>
          </table:table-cell>
          <table:table-cell table:style-name="ce16" office:value-type="time" office:time-value="PT00H04M47.9S" calcext:value-type="time">
            <text:p>04:47.9</text:p>
          </table:table-cell>
          <table:table-cell office:value-type="float" office:value="417.2" calcext:value-type="float">
            <text:p>417.2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6M10.2S" calcext:value-type="time">
            <text:p>06:10.2</text:p>
          </table:table-cell>
          <table:table-cell table:style-name="ce11" office:value-type="float" office:value="443.3" calcext:value-type="float">
            <text:p>443.3</text:p>
          </table:table-cell>
          <table:table-cell table:style-name="ce8" office:value-type="time" office:time-value="PT00H04M49.1S" calcext:value-type="time">
            <text:p>04:49.1</text:p>
          </table:table-cell>
          <table:table-cell table:style-name="ce11" office:value-type="float" office:value="423.7" calcext:value-type="float">
            <text:p>423.7</text:p>
          </table:table-cell>
          <table:table-cell table:style-name="ce16" office:value-type="time" office:time-value="PT00H04M48.8S" calcext:value-type="time">
            <text:p>04:48.8</text:p>
          </table:table-cell>
          <table:table-cell office:value-type="float" office:value="417.5" calcext:value-type="float">
            <text:p>417.5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6M11.2S" calcext:value-type="time">
            <text:p>06:11.2</text:p>
          </table:table-cell>
          <table:table-cell table:style-name="ce11" office:value-type="float" office:value="442.5" calcext:value-type="float">
            <text:p>442.5</text:p>
          </table:table-cell>
          <table:table-cell table:style-name="ce8" office:value-type="time" office:time-value="PT00H04M50.1S" calcext:value-type="time">
            <text:p>04:50.1</text:p>
          </table:table-cell>
          <table:table-cell table:style-name="ce11" office:value-type="float" office:value="424" calcext:value-type="float">
            <text:p>424</text:p>
          </table:table-cell>
          <table:table-cell table:style-name="ce16" office:value-type="time" office:time-value="PT00H04M49.8S" calcext:value-type="time">
            <text:p>04:49.8</text:p>
          </table:table-cell>
          <table:table-cell office:value-type="float" office:value="417.8" calcext:value-type="float">
            <text:p>417.8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6M12.3S" calcext:value-type="time">
            <text:p>06:12.3</text:p>
          </table:table-cell>
          <table:table-cell table:style-name="ce11" office:value-type="float" office:value="441.7" calcext:value-type="float">
            <text:p>441.7</text:p>
          </table:table-cell>
          <table:table-cell table:style-name="ce8" office:value-type="time" office:time-value="PT00H04M51S" calcext:value-type="time">
            <text:p>04:51.0</text:p>
          </table:table-cell>
          <table:table-cell table:style-name="ce11" office:value-type="float" office:value="424.2" calcext:value-type="float">
            <text:p>424.2</text:p>
          </table:table-cell>
          <table:table-cell table:style-name="ce16" office:value-type="time" office:time-value="PT00H04M50.7S" calcext:value-type="time">
            <text:p>04:50.7</text:p>
          </table:table-cell>
          <table:table-cell office:value-type="float" office:value="418.1" calcext:value-type="float">
            <text:p>418.1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6M13.3S" calcext:value-type="time">
            <text:p>06:13.3</text:p>
          </table:table-cell>
          <table:table-cell table:style-name="ce11" office:value-type="float" office:value="442.9" calcext:value-type="float">
            <text:p>442.9</text:p>
          </table:table-cell>
          <table:table-cell table:style-name="ce8" office:value-type="time" office:time-value="PT00H04M52S" calcext:value-type="time">
            <text:p>04:52.0</text:p>
          </table:table-cell>
          <table:table-cell table:style-name="ce11" office:value-type="float" office:value="424.7" calcext:value-type="float">
            <text:p>424.7</text:p>
          </table:table-cell>
          <table:table-cell table:style-name="ce16" office:value-type="time" office:time-value="PT00H04M51.7S" calcext:value-type="time">
            <text:p>04:51.7</text:p>
          </table:table-cell>
          <table:table-cell office:value-type="float" office:value="418.5" calcext:value-type="float">
            <text:p>418.5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6M14.3S" calcext:value-type="time">
            <text:p>06:14.3</text:p>
          </table:table-cell>
          <table:table-cell table:style-name="ce11" office:value-type="float" office:value="443" calcext:value-type="float">
            <text:p>443</text:p>
          </table:table-cell>
          <table:table-cell table:style-name="ce8" office:value-type="time" office:time-value="PT00H04M52.9S" calcext:value-type="time">
            <text:p>04:52.9</text:p>
          </table:table-cell>
          <table:table-cell table:style-name="ce11" office:value-type="float" office:value="423.7" calcext:value-type="float">
            <text:p>423.7</text:p>
          </table:table-cell>
          <table:table-cell table:style-name="ce16" office:value-type="time" office:time-value="PT00H04M52.6S" calcext:value-type="time">
            <text:p>04:52.6</text:p>
          </table:table-cell>
          <table:table-cell office:value-type="float" office:value="419" calcext:value-type="float">
            <text:p>419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6M15.3S" calcext:value-type="time">
            <text:p>06:15.3</text:p>
          </table:table-cell>
          <table:table-cell table:style-name="ce11" office:value-type="float" office:value="442.8" calcext:value-type="float">
            <text:p>442.8</text:p>
          </table:table-cell>
          <table:table-cell table:style-name="ce8" office:value-type="time" office:time-value="PT00H04M53.9S" calcext:value-type="time">
            <text:p>04:53.9</text:p>
          </table:table-cell>
          <table:table-cell table:style-name="ce11" office:value-type="float" office:value="422" calcext:value-type="float">
            <text:p>422</text:p>
          </table:table-cell>
          <table:table-cell table:style-name="ce16" office:value-type="time" office:time-value="PT00H04M53.6S" calcext:value-type="time">
            <text:p>04:53.6</text:p>
          </table:table-cell>
          <table:table-cell office:value-type="float" office:value="419.4" calcext:value-type="float">
            <text:p>419.4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6M16.3S" calcext:value-type="time">
            <text:p>06:16.3</text:p>
          </table:table-cell>
          <table:table-cell table:style-name="ce11" office:value-type="float" office:value="442.4" calcext:value-type="float">
            <text:p>442.4</text:p>
          </table:table-cell>
          <table:table-cell table:style-name="ce8" office:value-type="time" office:time-value="PT00H04M54.8S" calcext:value-type="time">
            <text:p>04:54.8</text:p>
          </table:table-cell>
          <table:table-cell table:style-name="ce11" office:value-type="float" office:value="420.3" calcext:value-type="float">
            <text:p>420.3</text:p>
          </table:table-cell>
          <table:table-cell table:style-name="ce16" office:value-type="time" office:time-value="PT00H04M54.5S" calcext:value-type="time">
            <text:p>04:54.5</text:p>
          </table:table-cell>
          <table:table-cell office:value-type="float" office:value="419.6" calcext:value-type="float">
            <text:p>419.6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6M17.3S" calcext:value-type="time">
            <text:p>06:17.3</text:p>
          </table:table-cell>
          <table:table-cell table:style-name="ce11" office:value-type="float" office:value="442.4" calcext:value-type="float">
            <text:p>442.4</text:p>
          </table:table-cell>
          <table:table-cell table:style-name="ce8" office:value-type="time" office:time-value="PT00H04M55.8S" calcext:value-type="time">
            <text:p>04:55.8</text:p>
          </table:table-cell>
          <table:table-cell table:style-name="ce11" office:value-type="float" office:value="419.7" calcext:value-type="float">
            <text:p>419.7</text:p>
          </table:table-cell>
          <table:table-cell table:style-name="ce16" office:value-type="time" office:time-value="PT00H04M55.5S" calcext:value-type="time">
            <text:p>04:55.5</text:p>
          </table:table-cell>
          <table:table-cell office:value-type="float" office:value="420" calcext:value-type="float">
            <text:p>420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6M18.3S" calcext:value-type="time">
            <text:p>06:18.3</text:p>
          </table:table-cell>
          <table:table-cell table:style-name="ce11" office:value-type="float" office:value="442.6" calcext:value-type="float">
            <text:p>442.6</text:p>
          </table:table-cell>
          <table:table-cell table:style-name="ce8" office:value-type="time" office:time-value="PT00H04M56.8S" calcext:value-type="time">
            <text:p>04:56.8</text:p>
          </table:table-cell>
          <table:table-cell table:style-name="ce11" office:value-type="float" office:value="420.3" calcext:value-type="float">
            <text:p>420.3</text:p>
          </table:table-cell>
          <table:table-cell table:style-name="ce16" office:value-type="time" office:time-value="PT00H04M56.4S" calcext:value-type="time">
            <text:p>04:56.4</text:p>
          </table:table-cell>
          <table:table-cell office:value-type="float" office:value="420.4" calcext:value-type="float">
            <text:p>420.4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6M19.3S" calcext:value-type="time">
            <text:p>06:19.3</text:p>
          </table:table-cell>
          <table:table-cell table:style-name="ce11" office:value-type="float" office:value="442.5" calcext:value-type="float">
            <text:p>442.5</text:p>
          </table:table-cell>
          <table:table-cell table:style-name="ce8" office:value-type="time" office:time-value="PT00H04M57.7S" calcext:value-type="time">
            <text:p>04:57.7</text:p>
          </table:table-cell>
          <table:table-cell table:style-name="ce11" office:value-type="float" office:value="423.5" calcext:value-type="float">
            <text:p>423.5</text:p>
          </table:table-cell>
          <table:table-cell table:style-name="ce16" office:value-type="time" office:time-value="PT00H04M57.4S" calcext:value-type="time">
            <text:p>04:57.4</text:p>
          </table:table-cell>
          <table:table-cell office:value-type="float" office:value="420.9" calcext:value-type="float">
            <text:p>420.9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6M20.3S" calcext:value-type="time">
            <text:p>06:20.3</text:p>
          </table:table-cell>
          <table:table-cell table:style-name="ce11" office:value-type="float" office:value="442.9" calcext:value-type="float">
            <text:p>442.9</text:p>
          </table:table-cell>
          <table:table-cell table:style-name="ce8" office:value-type="time" office:time-value="PT00H04M58.7S" calcext:value-type="time">
            <text:p>04:58.7</text:p>
          </table:table-cell>
          <table:table-cell table:style-name="ce11" office:value-type="float" office:value="423.9" calcext:value-type="float">
            <text:p>423.9</text:p>
          </table:table-cell>
          <table:table-cell table:style-name="ce16" office:value-type="time" office:time-value="PT00H04M58.3S" calcext:value-type="time">
            <text:p>04:58.3</text:p>
          </table:table-cell>
          <table:table-cell office:value-type="float" office:value="421.6" calcext:value-type="float">
            <text:p>421.6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6M21.3S" calcext:value-type="time">
            <text:p>06:21.3</text:p>
          </table:table-cell>
          <table:table-cell table:style-name="ce11" office:value-type="float" office:value="444" calcext:value-type="float">
            <text:p>444</text:p>
          </table:table-cell>
          <table:table-cell table:style-name="ce8" office:value-type="time" office:time-value="PT00H04M59.6S" calcext:value-type="time">
            <text:p>04:59.6</text:p>
          </table:table-cell>
          <table:table-cell table:style-name="ce11" office:value-type="float" office:value="424.5" calcext:value-type="float">
            <text:p>424.5</text:p>
          </table:table-cell>
          <table:table-cell table:style-name="ce16" office:value-type="time" office:time-value="PT00H04M59.3S" calcext:value-type="time">
            <text:p>04:59.3</text:p>
          </table:table-cell>
          <table:table-cell office:value-type="float" office:value="421.7" calcext:value-type="float">
            <text:p>421.7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6M22.3S" calcext:value-type="time">
            <text:p>06:22.3</text:p>
          </table:table-cell>
          <table:table-cell table:style-name="ce11" office:value-type="float" office:value="445.2" calcext:value-type="float">
            <text:p>445.2</text:p>
          </table:table-cell>
          <table:table-cell table:style-name="ce8" office:value-type="time" office:time-value="PT00H05M00.6S" calcext:value-type="time">
            <text:p>05:00.6</text:p>
          </table:table-cell>
          <table:table-cell table:style-name="ce11" office:value-type="float" office:value="425.2" calcext:value-type="float">
            <text:p>425.2</text:p>
          </table:table-cell>
          <table:table-cell table:style-name="ce16" office:value-type="time" office:time-value="PT00H05M00.2S" calcext:value-type="time">
            <text:p>05:00.2</text:p>
          </table:table-cell>
          <table:table-cell office:value-type="float" office:value="422" calcext:value-type="float">
            <text:p>422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6M23.3S" calcext:value-type="time">
            <text:p>06:23.3</text:p>
          </table:table-cell>
          <table:table-cell table:style-name="ce11" office:value-type="float" office:value="444.4" calcext:value-type="float">
            <text:p>444.4</text:p>
          </table:table-cell>
          <table:table-cell table:style-name="ce8" office:value-type="time" office:time-value="PT00H05M01.5S" calcext:value-type="time">
            <text:p>05:01.5</text:p>
          </table:table-cell>
          <table:table-cell table:style-name="ce11" office:value-type="float" office:value="425.3" calcext:value-type="float">
            <text:p>425.3</text:p>
          </table:table-cell>
          <table:table-cell table:style-name="ce16" office:value-type="time" office:time-value="PT00H05M01.2S" calcext:value-type="time">
            <text:p>05:01.2</text:p>
          </table:table-cell>
          <table:table-cell office:value-type="float" office:value="422.1" calcext:value-type="float">
            <text:p>422.1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6M24.3S" calcext:value-type="time">
            <text:p>06:24.3</text:p>
          </table:table-cell>
          <table:table-cell table:style-name="ce11" office:value-type="float" office:value="444.7" calcext:value-type="float">
            <text:p>444.7</text:p>
          </table:table-cell>
          <table:table-cell table:style-name="ce8" office:value-type="time" office:time-value="PT00H05M02.5S" calcext:value-type="time">
            <text:p>05:02.5</text:p>
          </table:table-cell>
          <table:table-cell table:style-name="ce11" office:value-type="float" office:value="427" calcext:value-type="float">
            <text:p>427</text:p>
          </table:table-cell>
          <table:table-cell table:style-name="ce16" office:value-type="time" office:time-value="PT00H05M02.1S" calcext:value-type="time">
            <text:p>05:02.1</text:p>
          </table:table-cell>
          <table:table-cell office:value-type="float" office:value="421.8" calcext:value-type="float">
            <text:p>421.8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6M25.3S" calcext:value-type="time">
            <text:p>06:25.3</text:p>
          </table:table-cell>
          <table:table-cell table:style-name="ce11" office:value-type="float" office:value="445.7" calcext:value-type="float">
            <text:p>445.7</text:p>
          </table:table-cell>
          <table:table-cell table:style-name="ce8" office:value-type="time" office:time-value="PT00H05M03.4S" calcext:value-type="time">
            <text:p>05:03.4</text:p>
          </table:table-cell>
          <table:table-cell table:style-name="ce11" office:value-type="float" office:value="429.2" calcext:value-type="float">
            <text:p>429.2</text:p>
          </table:table-cell>
          <table:table-cell table:style-name="ce16" office:value-type="time" office:time-value="PT00H05M03.1S" calcext:value-type="time">
            <text:p>05:03.1</text:p>
          </table:table-cell>
          <table:table-cell office:value-type="float" office:value="422.1" calcext:value-type="float">
            <text:p>422.1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6M26.3S" calcext:value-type="time">
            <text:p>06:26.3</text:p>
          </table:table-cell>
          <table:table-cell table:style-name="ce11" office:value-type="float" office:value="446" calcext:value-type="float">
            <text:p>446</text:p>
          </table:table-cell>
          <table:table-cell table:style-name="ce8" office:value-type="time" office:time-value="PT00H05M04.4S" calcext:value-type="time">
            <text:p>05:04.4</text:p>
          </table:table-cell>
          <table:table-cell table:style-name="ce11" office:value-type="float" office:value="429" calcext:value-type="float">
            <text:p>429</text:p>
          </table:table-cell>
          <table:table-cell table:style-name="ce16" office:value-type="time" office:time-value="PT00H05M04S" calcext:value-type="time">
            <text:p>05:04.0</text:p>
          </table:table-cell>
          <table:table-cell office:value-type="float" office:value="422.4" calcext:value-type="float">
            <text:p>422.4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6M27.3S" calcext:value-type="time">
            <text:p>06:27.3</text:p>
          </table:table-cell>
          <table:table-cell table:style-name="ce11" office:value-type="float" office:value="444.8" calcext:value-type="float">
            <text:p>444.8</text:p>
          </table:table-cell>
          <table:table-cell table:style-name="ce8" office:value-type="time" office:time-value="PT00H05M05.3S" calcext:value-type="time">
            <text:p>05:05.3</text:p>
          </table:table-cell>
          <table:table-cell table:style-name="ce11" office:value-type="float" office:value="430.1" calcext:value-type="float">
            <text:p>430.1</text:p>
          </table:table-cell>
          <table:table-cell table:style-name="ce16" office:value-type="time" office:time-value="PT00H05M05S" calcext:value-type="time">
            <text:p>05:05.0</text:p>
          </table:table-cell>
          <table:table-cell office:value-type="float" office:value="422.5" calcext:value-type="float">
            <text:p>422.5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6M28.3S" calcext:value-type="time">
            <text:p>06:28.3</text:p>
          </table:table-cell>
          <table:table-cell table:style-name="ce11" office:value-type="float" office:value="442" calcext:value-type="float">
            <text:p>442</text:p>
          </table:table-cell>
          <table:table-cell table:style-name="ce8" office:value-type="time" office:time-value="PT00H05M06.3S" calcext:value-type="time">
            <text:p>05:06.3</text:p>
          </table:table-cell>
          <table:table-cell table:style-name="ce11" office:value-type="float" office:value="430.5" calcext:value-type="float">
            <text:p>430.5</text:p>
          </table:table-cell>
          <table:table-cell table:style-name="ce16" office:value-type="time" office:time-value="PT00H05M05.9S" calcext:value-type="time">
            <text:p>05:05.9</text:p>
          </table:table-cell>
          <table:table-cell office:value-type="float" office:value="423.2" calcext:value-type="float">
            <text:p>423.2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6M29.3S" calcext:value-type="time">
            <text:p>06:29.3</text:p>
          </table:table-cell>
          <table:table-cell table:style-name="ce11" office:value-type="float" office:value="438.5" calcext:value-type="float">
            <text:p>438.5</text:p>
          </table:table-cell>
          <table:table-cell table:style-name="ce8" office:value-type="time" office:time-value="PT00H05M07.2S" calcext:value-type="time">
            <text:p>05:07.2</text:p>
          </table:table-cell>
          <table:table-cell table:style-name="ce11" office:value-type="float" office:value="430.9" calcext:value-type="float">
            <text:p>430.9</text:p>
          </table:table-cell>
          <table:table-cell table:style-name="ce16" office:value-type="time" office:time-value="PT00H05M06.9S" calcext:value-type="time">
            <text:p>05:06.9</text:p>
          </table:table-cell>
          <table:table-cell office:value-type="float" office:value="423.4" calcext:value-type="float">
            <text:p>423.4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6M30.3S" calcext:value-type="time">
            <text:p>06:30.3</text:p>
          </table:table-cell>
          <table:table-cell table:style-name="ce11" office:value-type="float" office:value="434.3" calcext:value-type="float">
            <text:p>434.3</text:p>
          </table:table-cell>
          <table:table-cell table:style-name="ce8" office:value-type="time" office:time-value="PT00H05M08.2S" calcext:value-type="time">
            <text:p>05:08.2</text:p>
          </table:table-cell>
          <table:table-cell table:style-name="ce11" office:value-type="float" office:value="431.5" calcext:value-type="float">
            <text:p>431.5</text:p>
          </table:table-cell>
          <table:table-cell table:style-name="ce16" office:value-type="time" office:time-value="PT00H05M07.8S" calcext:value-type="time">
            <text:p>05:07.8</text:p>
          </table:table-cell>
          <table:table-cell office:value-type="float" office:value="423.9" calcext:value-type="float">
            <text:p>423.9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6M31.3S" calcext:value-type="time">
            <text:p>06:31.3</text:p>
          </table:table-cell>
          <table:table-cell table:style-name="ce11" office:value-type="float" office:value="428.9" calcext:value-type="float">
            <text:p>428.9</text:p>
          </table:table-cell>
          <table:table-cell table:style-name="ce8" office:value-type="time" office:time-value="PT00H05M09.1S" calcext:value-type="time">
            <text:p>05:09.1</text:p>
          </table:table-cell>
          <table:table-cell table:style-name="ce11" office:value-type="float" office:value="431.9" calcext:value-type="float">
            <text:p>431.9</text:p>
          </table:table-cell>
          <table:table-cell table:style-name="ce16" office:value-type="time" office:time-value="PT00H05M08.8S" calcext:value-type="time">
            <text:p>05:08.8</text:p>
          </table:table-cell>
          <table:table-cell office:value-type="float" office:value="424.4" calcext:value-type="float">
            <text:p>424.4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6M32.3S" calcext:value-type="time">
            <text:p>06:32.3</text:p>
          </table:table-cell>
          <table:table-cell table:style-name="ce11" office:value-type="float" office:value="422.5" calcext:value-type="float">
            <text:p>422.5</text:p>
          </table:table-cell>
          <table:table-cell table:style-name="ce8" office:value-type="time" office:time-value="PT00H05M10.1S" calcext:value-type="time">
            <text:p>05:10.1</text:p>
          </table:table-cell>
          <table:table-cell table:style-name="ce11" office:value-type="float" office:value="431.7" calcext:value-type="float">
            <text:p>431.7</text:p>
          </table:table-cell>
          <table:table-cell table:style-name="ce16" office:value-type="time" office:time-value="PT00H05M09.7S" calcext:value-type="time">
            <text:p>05:09.7</text:p>
          </table:table-cell>
          <table:table-cell office:value-type="float" office:value="424.7" calcext:value-type="float">
            <text:p>424.7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6M33.3S" calcext:value-type="time">
            <text:p>06:33.3</text:p>
          </table:table-cell>
          <table:table-cell table:style-name="ce11" office:value-type="float" office:value="415.7" calcext:value-type="float">
            <text:p>415.7</text:p>
          </table:table-cell>
          <table:table-cell table:style-name="ce8" office:value-type="time" office:time-value="PT00H05M11.1S" calcext:value-type="time">
            <text:p>05:11.1</text:p>
          </table:table-cell>
          <table:table-cell table:style-name="ce11" office:value-type="float" office:value="432.2" calcext:value-type="float">
            <text:p>432.2</text:p>
          </table:table-cell>
          <table:table-cell table:style-name="ce16" office:value-type="time" office:time-value="PT00H05M10.7S" calcext:value-type="time">
            <text:p>05:10.7</text:p>
          </table:table-cell>
          <table:table-cell office:value-type="float" office:value="424.9" calcext:value-type="float">
            <text:p>424.9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6M34.3S" calcext:value-type="time">
            <text:p>06:34.3</text:p>
          </table:table-cell>
          <table:table-cell table:style-name="ce11" office:value-type="float" office:value="408.2" calcext:value-type="float">
            <text:p>408.2</text:p>
          </table:table-cell>
          <table:table-cell table:style-name="ce8" office:value-type="time" office:time-value="PT00H05M12S" calcext:value-type="time">
            <text:p>05:12.0</text:p>
          </table:table-cell>
          <table:table-cell table:style-name="ce11" office:value-type="float" office:value="432.4" calcext:value-type="float">
            <text:p>432.4</text:p>
          </table:table-cell>
          <table:table-cell table:style-name="ce16" office:value-type="time" office:time-value="PT00H05M11.6S" calcext:value-type="time">
            <text:p>05:11.6</text:p>
          </table:table-cell>
          <table:table-cell office:value-type="float" office:value="425.3" calcext:value-type="float">
            <text:p>425.3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6M35.3S" calcext:value-type="time">
            <text:p>06:35.3</text:p>
          </table:table-cell>
          <table:table-cell table:style-name="ce11" office:value-type="float" office:value="400" calcext:value-type="float">
            <text:p>400</text:p>
          </table:table-cell>
          <table:table-cell table:style-name="ce8" office:value-type="time" office:time-value="PT00H05M13S" calcext:value-type="time">
            <text:p>05:13.0</text:p>
          </table:table-cell>
          <table:table-cell table:style-name="ce11" office:value-type="float" office:value="432.9" calcext:value-type="float">
            <text:p>432.9</text:p>
          </table:table-cell>
          <table:table-cell table:style-name="ce16" office:value-type="time" office:time-value="PT00H05M12.6S" calcext:value-type="time">
            <text:p>05:12.6</text:p>
          </table:table-cell>
          <table:table-cell office:value-type="float" office:value="425.3" calcext:value-type="float">
            <text:p>425.3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6M36.3S" calcext:value-type="time">
            <text:p>06:36.3</text:p>
          </table:table-cell>
          <table:table-cell table:style-name="ce11" office:value-type="float" office:value="392.1" calcext:value-type="float">
            <text:p>392.1</text:p>
          </table:table-cell>
          <table:table-cell table:style-name="ce8" office:value-type="time" office:time-value="PT00H05M13.9S" calcext:value-type="time">
            <text:p>05:13.9</text:p>
          </table:table-cell>
          <table:table-cell table:style-name="ce11" office:value-type="float" office:value="435.7" calcext:value-type="float">
            <text:p>435.7</text:p>
          </table:table-cell>
          <table:table-cell table:style-name="ce16" office:value-type="time" office:time-value="PT00H05M13.5S" calcext:value-type="time">
            <text:p>05:13.5</text:p>
          </table:table-cell>
          <table:table-cell office:value-type="float" office:value="425.8" calcext:value-type="float">
            <text:p>425.8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6M37.3S" calcext:value-type="time">
            <text:p>06:37.3</text:p>
          </table:table-cell>
          <table:table-cell table:style-name="ce11" office:value-type="float" office:value="384.6" calcext:value-type="float">
            <text:p>384.6</text:p>
          </table:table-cell>
          <table:table-cell table:style-name="ce8" office:value-type="time" office:time-value="PT00H05M14.9S" calcext:value-type="time">
            <text:p>05:14.9</text:p>
          </table:table-cell>
          <table:table-cell table:style-name="ce11" office:value-type="float" office:value="435.8" calcext:value-type="float">
            <text:p>435.8</text:p>
          </table:table-cell>
          <table:table-cell table:style-name="ce16" office:value-type="time" office:time-value="PT00H05M14.5S" calcext:value-type="time">
            <text:p>05:14.5</text:p>
          </table:table-cell>
          <table:table-cell office:value-type="float" office:value="426.4" calcext:value-type="float">
            <text:p>426.4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6M38.3S" calcext:value-type="time">
            <text:p>06:38.3</text:p>
          </table:table-cell>
          <table:table-cell table:style-name="ce11" office:value-type="float" office:value="378.1" calcext:value-type="float">
            <text:p>378.1</text:p>
          </table:table-cell>
          <table:table-cell table:style-name="ce8" office:value-type="time" office:time-value="PT00H05M15.8S" calcext:value-type="time">
            <text:p>05:15.8</text:p>
          </table:table-cell>
          <table:table-cell table:style-name="ce11" office:value-type="float" office:value="436.3" calcext:value-type="float">
            <text:p>436.3</text:p>
          </table:table-cell>
          <table:table-cell table:style-name="ce16" office:value-type="time" office:time-value="PT00H05M15.5S" calcext:value-type="time">
            <text:p>05:15.5</text:p>
          </table:table-cell>
          <table:table-cell office:value-type="float" office:value="427.1" calcext:value-type="float">
            <text:p>427.1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6M39.3S" calcext:value-type="time">
            <text:p>06:39.3</text:p>
          </table:table-cell>
          <table:table-cell table:style-name="ce11" office:value-type="float" office:value="371.5" calcext:value-type="float">
            <text:p>371.5</text:p>
          </table:table-cell>
          <table:table-cell table:style-name="ce8" office:value-type="time" office:time-value="PT00H05M16.8S" calcext:value-type="time">
            <text:p>05:16.8</text:p>
          </table:table-cell>
          <table:table-cell table:style-name="ce11" office:value-type="float" office:value="436.5" calcext:value-type="float">
            <text:p>436.5</text:p>
          </table:table-cell>
          <table:table-cell table:style-name="ce16" office:value-type="time" office:time-value="PT00H05M16.4S" calcext:value-type="time">
            <text:p>05:16.4</text:p>
          </table:table-cell>
          <table:table-cell office:value-type="float" office:value="428" calcext:value-type="float">
            <text:p>428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6M40.3S" calcext:value-type="time">
            <text:p>06:40.3</text:p>
          </table:table-cell>
          <table:table-cell table:style-name="ce11" office:value-type="float" office:value="364.9" calcext:value-type="float">
            <text:p>364.9</text:p>
          </table:table-cell>
          <table:table-cell table:style-name="ce8" office:value-type="time" office:time-value="PT00H05M17.8S" calcext:value-type="time">
            <text:p>05:17.8</text:p>
          </table:table-cell>
          <table:table-cell table:style-name="ce11" office:value-type="float" office:value="436.8" calcext:value-type="float">
            <text:p>436.8</text:p>
          </table:table-cell>
          <table:table-cell table:style-name="ce16" office:value-type="time" office:time-value="PT00H05M17.4S" calcext:value-type="time">
            <text:p>05:17.4</text:p>
          </table:table-cell>
          <table:table-cell office:value-type="float" office:value="429" calcext:value-type="float">
            <text:p>429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6M41.3S" calcext:value-type="time">
            <text:p>06:41.3</text:p>
          </table:table-cell>
          <table:table-cell table:style-name="ce11" office:value-type="float" office:value="359.3" calcext:value-type="float">
            <text:p>359.3</text:p>
          </table:table-cell>
          <table:table-cell table:style-name="ce8" office:value-type="time" office:time-value="PT00H05M18.7S" calcext:value-type="time">
            <text:p>05:18.7</text:p>
          </table:table-cell>
          <table:table-cell table:style-name="ce11" office:value-type="float" office:value="436.8" calcext:value-type="float">
            <text:p>436.8</text:p>
          </table:table-cell>
          <table:table-cell table:style-name="ce16" office:value-type="time" office:time-value="PT00H05M18.3S" calcext:value-type="time">
            <text:p>05:18.3</text:p>
          </table:table-cell>
          <table:table-cell office:value-type="float" office:value="429.6" calcext:value-type="float">
            <text:p>429.6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6M42.3S" calcext:value-type="time">
            <text:p>06:42.3</text:p>
          </table:table-cell>
          <table:table-cell table:style-name="ce11" office:value-type="float" office:value="354.4" calcext:value-type="float">
            <text:p>354.4</text:p>
          </table:table-cell>
          <table:table-cell table:style-name="ce8" office:value-type="time" office:time-value="PT00H05M19.7S" calcext:value-type="time">
            <text:p>05:19.7</text:p>
          </table:table-cell>
          <table:table-cell table:style-name="ce11" office:value-type="float" office:value="437.1" calcext:value-type="float">
            <text:p>437.1</text:p>
          </table:table-cell>
          <table:table-cell table:style-name="ce16" office:value-type="time" office:time-value="PT00H05M19.3S" calcext:value-type="time">
            <text:p>05:19.3</text:p>
          </table:table-cell>
          <table:table-cell office:value-type="float" office:value="430.1" calcext:value-type="float">
            <text:p>430.1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6M43.3S" calcext:value-type="time">
            <text:p>06:43.3</text:p>
          </table:table-cell>
          <table:table-cell table:style-name="ce11" office:value-type="float" office:value="341" calcext:value-type="float">
            <text:p>341</text:p>
          </table:table-cell>
          <table:table-cell table:style-name="ce8" office:value-type="time" office:time-value="PT00H05M20.7S" calcext:value-type="time">
            <text:p>05:20.7</text:p>
          </table:table-cell>
          <table:table-cell table:style-name="ce11" office:value-type="float" office:value="437.8" calcext:value-type="float">
            <text:p>437.8</text:p>
          </table:table-cell>
          <table:table-cell table:style-name="ce16" office:value-type="time" office:time-value="PT00H05M20.2S" calcext:value-type="time">
            <text:p>05:20.2</text:p>
          </table:table-cell>
          <table:table-cell office:value-type="float" office:value="430.3" calcext:value-type="float">
            <text:p>430.3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6M44.3S" calcext:value-type="time">
            <text:p>06:44.3</text:p>
          </table:table-cell>
          <table:table-cell table:style-name="ce11" office:value-type="float" office:value="335.8" calcext:value-type="float">
            <text:p>335.8</text:p>
          </table:table-cell>
          <table:table-cell table:style-name="ce8" office:value-type="time" office:time-value="PT00H05M21.6S" calcext:value-type="time">
            <text:p>05:21.6</text:p>
          </table:table-cell>
          <table:table-cell table:style-name="ce11" office:value-type="float" office:value="438.3" calcext:value-type="float">
            <text:p>438.3</text:p>
          </table:table-cell>
          <table:table-cell table:style-name="ce16" office:value-type="time" office:time-value="PT00H05M21.2S" calcext:value-type="time">
            <text:p>05:21.2</text:p>
          </table:table-cell>
          <table:table-cell office:value-type="float" office:value="430.6" calcext:value-type="float">
            <text:p>430.6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6M45.3S" calcext:value-type="time">
            <text:p>06:45.3</text:p>
          </table:table-cell>
          <table:table-cell table:style-name="ce11" office:value-type="float" office:value="330.8" calcext:value-type="float">
            <text:p>330.8</text:p>
          </table:table-cell>
          <table:table-cell table:style-name="ce8" office:value-type="time" office:time-value="PT00H05M22.6S" calcext:value-type="time">
            <text:p>05:22.6</text:p>
          </table:table-cell>
          <table:table-cell table:style-name="ce11" office:value-type="float" office:value="438.6" calcext:value-type="float">
            <text:p>438.6</text:p>
          </table:table-cell>
          <table:table-cell table:style-name="ce16" office:value-type="time" office:time-value="PT00H05M22.1S" calcext:value-type="time">
            <text:p>05:22.1</text:p>
          </table:table-cell>
          <table:table-cell office:value-type="float" office:value="431.1" calcext:value-type="float">
            <text:p>431.1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6M46.3S" calcext:value-type="time">
            <text:p>06:46.3</text:p>
          </table:table-cell>
          <table:table-cell table:style-name="ce11" office:value-type="float" office:value="325.9" calcext:value-type="float">
            <text:p>325.9</text:p>
          </table:table-cell>
          <table:table-cell table:style-name="ce8" office:value-type="time" office:time-value="PT00H05M23.5S" calcext:value-type="time">
            <text:p>05:23.5</text:p>
          </table:table-cell>
          <table:table-cell table:style-name="ce11" office:value-type="float" office:value="438.8" calcext:value-type="float">
            <text:p>438.8</text:p>
          </table:table-cell>
          <table:table-cell table:style-name="ce16" office:value-type="time" office:time-value="PT00H05M23.1S" calcext:value-type="time">
            <text:p>05:23.1</text:p>
          </table:table-cell>
          <table:table-cell office:value-type="float" office:value="431.6" calcext:value-type="float">
            <text:p>431.6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6M47.3S" calcext:value-type="time">
            <text:p>06:47.3</text:p>
          </table:table-cell>
          <table:table-cell table:style-name="ce11" office:value-type="float" office:value="321.4" calcext:value-type="float">
            <text:p>321.4</text:p>
          </table:table-cell>
          <table:table-cell table:style-name="ce8" office:value-type="time" office:time-value="PT00H05M24.5S" calcext:value-type="time">
            <text:p>05:24.5</text:p>
          </table:table-cell>
          <table:table-cell table:style-name="ce11" office:value-type="float" office:value="438.9" calcext:value-type="float">
            <text:p>438.9</text:p>
          </table:table-cell>
          <table:table-cell table:style-name="ce16" office:value-type="time" office:time-value="PT00H05M24S" calcext:value-type="time">
            <text:p>05:24.0</text:p>
          </table:table-cell>
          <table:table-cell office:value-type="float" office:value="432" calcext:value-type="float">
            <text:p>432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6M48.3S" calcext:value-type="time">
            <text:p>06:48.3</text:p>
          </table:table-cell>
          <table:table-cell table:style-name="ce11" office:value-type="float" office:value="317.3" calcext:value-type="float">
            <text:p>317.3</text:p>
          </table:table-cell>
          <table:table-cell table:style-name="ce8" office:value-type="time" office:time-value="PT00H05M25.4S" calcext:value-type="time">
            <text:p>05:25.4</text:p>
          </table:table-cell>
          <table:table-cell table:style-name="ce11" office:value-type="float" office:value="439.2" calcext:value-type="float">
            <text:p>439.2</text:p>
          </table:table-cell>
          <table:table-cell table:style-name="ce16" office:value-type="time" office:time-value="PT00H05M25S" calcext:value-type="time">
            <text:p>05:25.0</text:p>
          </table:table-cell>
          <table:table-cell office:value-type="float" office:value="432.4" calcext:value-type="float">
            <text:p>432.4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6M49.3S" calcext:value-type="time">
            <text:p>06:49.3</text:p>
          </table:table-cell>
          <table:table-cell table:style-name="ce11" office:value-type="float" office:value="313.5" calcext:value-type="float">
            <text:p>313.5</text:p>
          </table:table-cell>
          <table:table-cell table:style-name="ce8" office:value-type="time" office:time-value="PT00H05M26.4S" calcext:value-type="time">
            <text:p>05:26.4</text:p>
          </table:table-cell>
          <table:table-cell table:style-name="ce11" office:value-type="float" office:value="439.7" calcext:value-type="float">
            <text:p>439.7</text:p>
          </table:table-cell>
          <table:table-cell table:style-name="ce16" office:value-type="time" office:time-value="PT00H05M25.9S" calcext:value-type="time">
            <text:p>05:25.9</text:p>
          </table:table-cell>
          <table:table-cell office:value-type="float" office:value="432.8" calcext:value-type="float">
            <text:p>432.8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6M50.3S" calcext:value-type="time">
            <text:p>06:50.3</text:p>
          </table:table-cell>
          <table:table-cell table:style-name="ce11" office:value-type="float" office:value="310.1" calcext:value-type="float">
            <text:p>310.1</text:p>
          </table:table-cell>
          <table:table-cell table:style-name="ce8" office:value-type="time" office:time-value="PT00H05M27.3S" calcext:value-type="time">
            <text:p>05:27.3</text:p>
          </table:table-cell>
          <table:table-cell table:style-name="ce11" office:value-type="float" office:value="440.2" calcext:value-type="float">
            <text:p>440.2</text:p>
          </table:table-cell>
          <table:table-cell table:style-name="ce16" office:value-type="time" office:time-value="PT00H05M26.9S" calcext:value-type="time">
            <text:p>05:26.9</text:p>
          </table:table-cell>
          <table:table-cell office:value-type="float" office:value="433.2" calcext:value-type="float">
            <text:p>433.2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6M51.3S" calcext:value-type="time">
            <text:p>06:51.3</text:p>
          </table:table-cell>
          <table:table-cell table:style-name="ce11" office:value-type="float" office:value="306.2" calcext:value-type="float">
            <text:p>306.2</text:p>
          </table:table-cell>
          <table:table-cell table:style-name="ce8" office:value-type="time" office:time-value="PT00H05M28.4S" calcext:value-type="time">
            <text:p>05:28.4</text:p>
          </table:table-cell>
          <table:table-cell table:style-name="ce11" office:value-type="float" office:value="441.1" calcext:value-type="float">
            <text:p>441.1</text:p>
          </table:table-cell>
          <table:table-cell table:style-name="ce16" office:value-type="time" office:time-value="PT00H05M27.8S" calcext:value-type="time">
            <text:p>05:27.8</text:p>
          </table:table-cell>
          <table:table-cell office:value-type="float" office:value="433.7" calcext:value-type="float">
            <text:p>433.7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6M52.3S" calcext:value-type="time">
            <text:p>06:52.3</text:p>
          </table:table-cell>
          <table:table-cell table:style-name="ce11" office:value-type="float" office:value="302.5" calcext:value-type="float">
            <text:p>302.5</text:p>
          </table:table-cell>
          <table:table-cell table:style-name="ce8" office:value-type="time" office:time-value="PT00H05M29.3S" calcext:value-type="time">
            <text:p>05:29.3</text:p>
          </table:table-cell>
          <table:table-cell table:style-name="ce11" office:value-type="float" office:value="441.6" calcext:value-type="float">
            <text:p>441.6</text:p>
          </table:table-cell>
          <table:table-cell table:style-name="ce16" office:value-type="time" office:time-value="PT00H05M28.8S" calcext:value-type="time">
            <text:p>05:28.8</text:p>
          </table:table-cell>
          <table:table-cell office:value-type="float" office:value="433.9" calcext:value-type="float">
            <text:p>433.9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6M53.3S" calcext:value-type="time">
            <text:p>06:53.3</text:p>
          </table:table-cell>
          <table:table-cell table:style-name="ce11" office:value-type="float" office:value="307.7" calcext:value-type="float">
            <text:p>307.7</text:p>
          </table:table-cell>
          <table:table-cell table:style-name="ce8" office:value-type="time" office:time-value="PT00H05M30.3S" calcext:value-type="time">
            <text:p>05:30.3</text:p>
          </table:table-cell>
          <table:table-cell table:style-name="ce11" office:value-type="float" office:value="441.5" calcext:value-type="float">
            <text:p>441.5</text:p>
          </table:table-cell>
          <table:table-cell table:style-name="ce16" office:value-type="time" office:time-value="PT00H05M29.7S" calcext:value-type="time">
            <text:p>05:29.7</text:p>
          </table:table-cell>
          <table:table-cell office:value-type="float" office:value="434.2" calcext:value-type="float">
            <text:p>434.2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6M54.3S" calcext:value-type="time">
            <text:p>06:54.3</text:p>
          </table:table-cell>
          <table:table-cell table:style-name="ce11" office:value-type="float" office:value="304.7" calcext:value-type="float">
            <text:p>304.7</text:p>
          </table:table-cell>
          <table:table-cell table:style-name="ce8" office:value-type="time" office:time-value="PT00H05M31.2S" calcext:value-type="time">
            <text:p>05:31.2</text:p>
          </table:table-cell>
          <table:table-cell table:style-name="ce11" office:value-type="float" office:value="441.8" calcext:value-type="float">
            <text:p>441.8</text:p>
          </table:table-cell>
          <table:table-cell table:style-name="ce16" office:value-type="time" office:time-value="PT00H05M30.7S" calcext:value-type="time">
            <text:p>05:30.7</text:p>
          </table:table-cell>
          <table:table-cell office:value-type="float" office:value="434.4" calcext:value-type="float">
            <text:p>434.4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6M55.4S" calcext:value-type="time">
            <text:p>06:55.4</text:p>
          </table:table-cell>
          <table:table-cell table:style-name="ce11" office:value-type="float" office:value="302" calcext:value-type="float">
            <text:p>302</text:p>
          </table:table-cell>
          <table:table-cell table:style-name="ce8" office:value-type="time" office:time-value="PT00H05M32.2S" calcext:value-type="time">
            <text:p>05:32.2</text:p>
          </table:table-cell>
          <table:table-cell table:style-name="ce11" office:value-type="float" office:value="442.4" calcext:value-type="float">
            <text:p>442.4</text:p>
          </table:table-cell>
          <table:table-cell table:style-name="ce16" office:value-type="time" office:time-value="PT00H05M31.6S" calcext:value-type="time">
            <text:p>05:31.6</text:p>
          </table:table-cell>
          <table:table-cell office:value-type="float" office:value="434.2" calcext:value-type="float">
            <text:p>434.2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6M56.4S" calcext:value-type="time">
            <text:p>06:56.4</text:p>
          </table:table-cell>
          <table:table-cell table:style-name="ce11" office:value-type="float" office:value="299.1" calcext:value-type="float">
            <text:p>299.1</text:p>
          </table:table-cell>
          <table:table-cell table:style-name="ce8" office:value-type="time" office:time-value="PT00H05M33.1S" calcext:value-type="time">
            <text:p>05:33.1</text:p>
          </table:table-cell>
          <table:table-cell table:style-name="ce11" office:value-type="float" office:value="442.9" calcext:value-type="float">
            <text:p>442.9</text:p>
          </table:table-cell>
          <table:table-cell table:style-name="ce16" office:value-type="time" office:time-value="PT00H05M32.6S" calcext:value-type="time">
            <text:p>05:32.6</text:p>
          </table:table-cell>
          <table:table-cell office:value-type="float" office:value="434.7" calcext:value-type="float">
            <text:p>434.7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6M57.4S" calcext:value-type="time">
            <text:p>06:57.4</text:p>
          </table:table-cell>
          <table:table-cell table:style-name="ce11" office:value-type="float" office:value="296.6" calcext:value-type="float">
            <text:p>296.6</text:p>
          </table:table-cell>
          <table:table-cell table:style-name="ce8" office:value-type="time" office:time-value="PT00H05M34.1S" calcext:value-type="time">
            <text:p>05:34.1</text:p>
          </table:table-cell>
          <table:table-cell table:style-name="ce11" office:value-type="float" office:value="443.8" calcext:value-type="float">
            <text:p>443.8</text:p>
          </table:table-cell>
          <table:table-cell table:style-name="ce16" office:value-type="time" office:time-value="PT00H05M33.5S" calcext:value-type="time">
            <text:p>05:33.5</text:p>
          </table:table-cell>
          <table:table-cell office:value-type="float" office:value="435.2" calcext:value-type="float">
            <text:p>435.2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6M58.4S" calcext:value-type="time">
            <text:p>06:58.4</text:p>
          </table:table-cell>
          <table:table-cell table:style-name="ce11" office:value-type="float" office:value="293.7" calcext:value-type="float">
            <text:p>293.7</text:p>
          </table:table-cell>
          <table:table-cell table:style-name="ce8" office:value-type="time" office:time-value="PT00H05M35S" calcext:value-type="time">
            <text:p>05:35.0</text:p>
          </table:table-cell>
          <table:table-cell table:style-name="ce11" office:value-type="float" office:value="444" calcext:value-type="float">
            <text:p>444</text:p>
          </table:table-cell>
          <table:table-cell table:style-name="ce16" office:value-type="time" office:time-value="PT00H05M34.5S" calcext:value-type="time">
            <text:p>05:34.5</text:p>
          </table:table-cell>
          <table:table-cell office:value-type="float" office:value="435.7" calcext:value-type="float">
            <text:p>435.7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6M59.4S" calcext:value-type="time">
            <text:p>06:59.4</text:p>
          </table:table-cell>
          <table:table-cell table:style-name="ce11" office:value-type="float" office:value="291.7" calcext:value-type="float">
            <text:p>291.7</text:p>
          </table:table-cell>
          <table:table-cell table:style-name="ce8" office:value-type="time" office:time-value="PT00H05M36S" calcext:value-type="time">
            <text:p>05:36.0</text:p>
          </table:table-cell>
          <table:table-cell table:style-name="ce11" office:value-type="float" office:value="444.1" calcext:value-type="float">
            <text:p>444.1</text:p>
          </table:table-cell>
          <table:table-cell table:style-name="ce16" office:value-type="time" office:time-value="PT00H05M35.5S" calcext:value-type="time">
            <text:p>05:35.5</text:p>
          </table:table-cell>
          <table:table-cell office:value-type="float" office:value="436.2" calcext:value-type="float">
            <text:p>436.2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7M00.4S" calcext:value-type="time">
            <text:p>07:00.4</text:p>
          </table:table-cell>
          <table:table-cell table:style-name="ce11" office:value-type="float" office:value="289.2" calcext:value-type="float">
            <text:p>289.2</text:p>
          </table:table-cell>
          <table:table-cell table:style-name="ce8" office:value-type="time" office:time-value="PT00H05M36.9S" calcext:value-type="time">
            <text:p>05:36.9</text:p>
          </table:table-cell>
          <table:table-cell table:style-name="ce11" office:value-type="float" office:value="442.4" calcext:value-type="float">
            <text:p>442.4</text:p>
          </table:table-cell>
          <table:table-cell table:style-name="ce16" office:value-type="time" office:time-value="PT00H05M36.4S" calcext:value-type="time">
            <text:p>05:36.4</text:p>
          </table:table-cell>
          <table:table-cell office:value-type="float" office:value="436.7" calcext:value-type="float">
            <text:p>436.7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7M01.4S" calcext:value-type="time">
            <text:p>07:01.4</text:p>
          </table:table-cell>
          <table:table-cell table:style-name="ce11" office:value-type="float" office:value="286.6" calcext:value-type="float">
            <text:p>286.6</text:p>
          </table:table-cell>
          <table:table-cell table:style-name="ce8" office:value-type="time" office:time-value="PT00H05M37.9S" calcext:value-type="time">
            <text:p>05:37.9</text:p>
          </table:table-cell>
          <table:table-cell table:style-name="ce11" office:value-type="float" office:value="442.2" calcext:value-type="float">
            <text:p>442.2</text:p>
          </table:table-cell>
          <table:table-cell table:style-name="ce16" office:value-type="time" office:time-value="PT00H05M37.4S" calcext:value-type="time">
            <text:p>05:37.4</text:p>
          </table:table-cell>
          <table:table-cell office:value-type="float" office:value="437.1" calcext:value-type="float">
            <text:p>437.1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7M02.4S" calcext:value-type="time">
            <text:p>07:02.4</text:p>
          </table:table-cell>
          <table:table-cell table:style-name="ce11" office:value-type="float" office:value="284.1" calcext:value-type="float">
            <text:p>284.1</text:p>
          </table:table-cell>
          <table:table-cell table:style-name="ce8" office:value-type="time" office:time-value="PT00H05M38.8S" calcext:value-type="time">
            <text:p>05:38.8</text:p>
          </table:table-cell>
          <table:table-cell table:style-name="ce11" office:value-type="float" office:value="442.7" calcext:value-type="float">
            <text:p>442.7</text:p>
          </table:table-cell>
          <table:table-cell table:style-name="ce16" office:value-type="time" office:time-value="PT00H05M38.3S" calcext:value-type="time">
            <text:p>05:38.3</text:p>
          </table:table-cell>
          <table:table-cell office:value-type="float" office:value="437.6" calcext:value-type="float">
            <text:p>437.6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7M03.4S" calcext:value-type="time">
            <text:p>07:03.4</text:p>
          </table:table-cell>
          <table:table-cell table:style-name="ce11" office:value-type="float" office:value="281.4" calcext:value-type="float">
            <text:p>281.4</text:p>
          </table:table-cell>
          <table:table-cell table:style-name="ce8" office:value-type="time" office:time-value="PT00H05M39.8S" calcext:value-type="time">
            <text:p>05:39.8</text:p>
          </table:table-cell>
          <table:table-cell table:style-name="ce11" office:value-type="float" office:value="442.9" calcext:value-type="float">
            <text:p>442.9</text:p>
          </table:table-cell>
          <table:table-cell table:style-name="ce16" office:value-type="time" office:time-value="PT00H05M39.3S" calcext:value-type="time">
            <text:p>05:39.3</text:p>
          </table:table-cell>
          <table:table-cell office:value-type="float" office:value="437.8" calcext:value-type="float">
            <text:p>437.8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7M04.4S" calcext:value-type="time">
            <text:p>07:04.4</text:p>
          </table:table-cell>
          <table:table-cell table:style-name="ce11" office:value-type="float" office:value="278.9" calcext:value-type="float">
            <text:p>278.9</text:p>
          </table:table-cell>
          <table:table-cell table:style-name="ce8" office:value-type="time" office:time-value="PT00H05M40.7S" calcext:value-type="time">
            <text:p>05:40.7</text:p>
          </table:table-cell>
          <table:table-cell table:style-name="ce11" office:value-type="float" office:value="443.1" calcext:value-type="float">
            <text:p>443.1</text:p>
          </table:table-cell>
          <table:table-cell table:style-name="ce16" office:value-type="time" office:time-value="PT00H05M40.2S" calcext:value-type="time">
            <text:p>05:40.2</text:p>
          </table:table-cell>
          <table:table-cell office:value-type="float" office:value="437.9" calcext:value-type="float">
            <text:p>437.9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7M05.4S" calcext:value-type="time">
            <text:p>07:05.4</text:p>
          </table:table-cell>
          <table:table-cell table:style-name="ce11" office:value-type="float" office:value="276.3" calcext:value-type="float">
            <text:p>276.3</text:p>
          </table:table-cell>
          <table:table-cell table:style-name="ce8" office:value-type="time" office:time-value="PT00H05M41.7S" calcext:value-type="time">
            <text:p>05:41.7</text:p>
          </table:table-cell>
          <table:table-cell table:style-name="ce11" office:value-type="float" office:value="443.3" calcext:value-type="float">
            <text:p>443.3</text:p>
          </table:table-cell>
          <table:table-cell table:style-name="ce16" office:value-type="time" office:time-value="PT00H05M41.2S" calcext:value-type="time">
            <text:p>05:41.2</text:p>
          </table:table-cell>
          <table:table-cell office:value-type="float" office:value="438" calcext:value-type="float">
            <text:p>438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7M06.4S" calcext:value-type="time">
            <text:p>07:06.4</text:p>
          </table:table-cell>
          <table:table-cell table:style-name="ce11" office:value-type="float" office:value="274.1" calcext:value-type="float">
            <text:p>274.1</text:p>
          </table:table-cell>
          <table:table-cell table:style-name="ce8" office:value-type="time" office:time-value="PT00H05M42.6S" calcext:value-type="time">
            <text:p>05:42.6</text:p>
          </table:table-cell>
          <table:table-cell table:style-name="ce11" office:value-type="float" office:value="443.3" calcext:value-type="float">
            <text:p>443.3</text:p>
          </table:table-cell>
          <table:table-cell table:style-name="ce16" office:value-type="time" office:time-value="PT00H05M42.1S" calcext:value-type="time">
            <text:p>05:42.1</text:p>
          </table:table-cell>
          <table:table-cell office:value-type="float" office:value="437.9" calcext:value-type="float">
            <text:p>437.9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time" office:time-value="PT00H07M07.4S" calcext:value-type="time">
            <text:p>07:07.4</text:p>
          </table:table-cell>
          <table:table-cell table:style-name="ce11" office:value-type="float" office:value="271.8" calcext:value-type="float">
            <text:p>271.8</text:p>
          </table:table-cell>
          <table:table-cell table:style-name="ce8" office:value-type="time" office:time-value="PT00H05M43.6S" calcext:value-type="time">
            <text:p>05:43.6</text:p>
          </table:table-cell>
          <table:table-cell table:style-name="ce11" office:value-type="float" office:value="443.3" calcext:value-type="float">
            <text:p>443.3</text:p>
          </table:table-cell>
          <table:table-cell table:style-name="ce16" office:value-type="time" office:time-value="PT00H05M43.1S" calcext:value-type="time">
            <text:p>05:43.1</text:p>
          </table:table-cell>
          <table:table-cell office:value-type="float" office:value="438" calcext:value-type="float">
            <text:p>438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ce9" office:value-type="time" office:time-value="PT00H07M08.4S" calcext:value-type="time">
            <text:p>07:08.4</text:p>
          </table:table-cell>
          <table:table-cell table:style-name="ce12" office:value-type="float" office:value="269.5" calcext:value-type="float">
            <text:p>269.5</text:p>
          </table:table-cell>
          <table:table-cell table:style-name="ce8" office:value-type="time" office:time-value="PT00H05M44.6S" calcext:value-type="time">
            <text:p>05:44.6</text:p>
          </table:table-cell>
          <table:table-cell table:style-name="ce11" office:value-type="float" office:value="443.5" calcext:value-type="float">
            <text:p>443.5</text:p>
          </table:table-cell>
          <table:table-cell table:style-name="ce16" office:value-type="time" office:time-value="PT00H05M44S" calcext:value-type="time">
            <text:p>05:44.0</text:p>
          </table:table-cell>
          <table:table-cell office:value-type="float" office:value="438.1" calcext:value-type="float">
            <text:p>438.1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 table:number-columns-repeated="3"/>
          <table:table-cell table:style-name="ce8" office:value-type="time" office:time-value="PT00H05M45.5S" calcext:value-type="time">
            <text:p>05:45.5</text:p>
          </table:table-cell>
          <table:table-cell table:style-name="ce11" office:value-type="float" office:value="444" calcext:value-type="float">
            <text:p>444</text:p>
          </table:table-cell>
          <table:table-cell table:style-name="ce16" office:value-type="time" office:time-value="PT00H05M45S" calcext:value-type="time">
            <text:p>05:45.0</text:p>
          </table:table-cell>
          <table:table-cell office:value-type="float" office:value="438.2" calcext:value-type="float">
            <text:p>438.2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 table:number-columns-repeated="3"/>
          <table:table-cell table:style-name="ce8" office:value-type="time" office:time-value="PT00H05M46.5S" calcext:value-type="time">
            <text:p>05:46.5</text:p>
          </table:table-cell>
          <table:table-cell table:style-name="ce11" office:value-type="float" office:value="446.1" calcext:value-type="float">
            <text:p>446.1</text:p>
          </table:table-cell>
          <table:table-cell table:style-name="ce16" office:value-type="time" office:time-value="PT00H05M45.9S" calcext:value-type="time">
            <text:p>05:45.9</text:p>
          </table:table-cell>
          <table:table-cell office:value-type="float" office:value="438.4" calcext:value-type="float">
            <text:p>438.4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 table:number-columns-repeated="3"/>
          <table:table-cell table:style-name="ce8" office:value-type="time" office:time-value="PT00H05M47.4S" calcext:value-type="time">
            <text:p>05:47.4</text:p>
          </table:table-cell>
          <table:table-cell table:style-name="ce11" office:value-type="float" office:value="446.6" calcext:value-type="float">
            <text:p>446.6</text:p>
          </table:table-cell>
          <table:table-cell table:style-name="ce16" office:value-type="time" office:time-value="PT00H05M46.9S" calcext:value-type="time">
            <text:p>05:46.9</text:p>
          </table:table-cell>
          <table:table-cell office:value-type="float" office:value="438.4" calcext:value-type="float">
            <text:p>438.4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 table:number-columns-repeated="3"/>
          <table:table-cell table:style-name="ce8" office:value-type="time" office:time-value="PT00H05M48.4S" calcext:value-type="time">
            <text:p>05:48.4</text:p>
          </table:table-cell>
          <table:table-cell table:style-name="ce11" office:value-type="float" office:value="446.9" calcext:value-type="float">
            <text:p>446.9</text:p>
          </table:table-cell>
          <table:table-cell table:style-name="ce16" office:value-type="time" office:time-value="PT00H05M47.8S" calcext:value-type="time">
            <text:p>05:47.8</text:p>
          </table:table-cell>
          <table:table-cell office:value-type="float" office:value="438.5" calcext:value-type="float">
            <text:p>438.5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 table:number-columns-repeated="3"/>
          <table:table-cell table:style-name="ce8" office:value-type="time" office:time-value="PT00H05M49.3S" calcext:value-type="time">
            <text:p>05:49.3</text:p>
          </table:table-cell>
          <table:table-cell table:style-name="ce11" office:value-type="float" office:value="447.4" calcext:value-type="float">
            <text:p>447.4</text:p>
          </table:table-cell>
          <table:table-cell table:style-name="ce16" office:value-type="time" office:time-value="PT00H05M48.8S" calcext:value-type="time">
            <text:p>05:48.8</text:p>
          </table:table-cell>
          <table:table-cell office:value-type="float" office:value="438.6" calcext:value-type="float">
            <text:p>438.6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 table:number-columns-repeated="3"/>
          <table:table-cell table:style-name="ce8" office:value-type="time" office:time-value="PT00H05M50.3S" calcext:value-type="time">
            <text:p>05:50.3</text:p>
          </table:table-cell>
          <table:table-cell table:style-name="ce11" office:value-type="float" office:value="447.3" calcext:value-type="float">
            <text:p>447.3</text:p>
          </table:table-cell>
          <table:table-cell table:style-name="ce16" office:value-type="time" office:time-value="PT00H05M49.8S" calcext:value-type="time">
            <text:p>05:49.8</text:p>
          </table:table-cell>
          <table:table-cell office:value-type="float" office:value="438.7" calcext:value-type="float">
            <text:p>438.7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 table:number-columns-repeated="3"/>
          <table:table-cell table:style-name="ce8" office:value-type="time" office:time-value="PT00H05M51.2S" calcext:value-type="time">
            <text:p>05:51.2</text:p>
          </table:table-cell>
          <table:table-cell table:style-name="ce11" office:value-type="float" office:value="447" calcext:value-type="float">
            <text:p>447</text:p>
          </table:table-cell>
          <table:table-cell table:style-name="ce16" office:value-type="time" office:time-value="PT00H05M50.7S" calcext:value-type="time">
            <text:p>05:50.7</text:p>
          </table:table-cell>
          <table:table-cell office:value-type="float" office:value="438.8" calcext:value-type="float">
            <text:p>438.8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 table:number-columns-repeated="3"/>
          <table:table-cell table:style-name="ce8" office:value-type="time" office:time-value="PT00H05M52.2S" calcext:value-type="time">
            <text:p>05:52.2</text:p>
          </table:table-cell>
          <table:table-cell table:style-name="ce11" office:value-type="float" office:value="447.3" calcext:value-type="float">
            <text:p>447.3</text:p>
          </table:table-cell>
          <table:table-cell table:style-name="ce16" office:value-type="time" office:time-value="PT00H05M51.7S" calcext:value-type="time">
            <text:p>05:51.7</text:p>
          </table:table-cell>
          <table:table-cell office:value-type="float" office:value="439" calcext:value-type="float">
            <text:p>439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 table:number-columns-repeated="3"/>
          <table:table-cell table:style-name="ce8" office:value-type="time" office:time-value="PT00H05M53.1S" calcext:value-type="time">
            <text:p>05:53.1</text:p>
          </table:table-cell>
          <table:table-cell table:style-name="ce11" office:value-type="float" office:value="447.5" calcext:value-type="float">
            <text:p>447.5</text:p>
          </table:table-cell>
          <table:table-cell table:style-name="ce16" office:value-type="time" office:time-value="PT00H05M52.6S" calcext:value-type="time">
            <text:p>05:52.6</text:p>
          </table:table-cell>
          <table:table-cell office:value-type="float" office:value="439.2" calcext:value-type="float">
            <text:p>439.2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 table:number-columns-repeated="3"/>
          <table:table-cell table:style-name="ce8" office:value-type="time" office:time-value="PT00H05M54.1S" calcext:value-type="time">
            <text:p>05:54.1</text:p>
          </table:table-cell>
          <table:table-cell table:style-name="ce11" office:value-type="float" office:value="448" calcext:value-type="float">
            <text:p>448</text:p>
          </table:table-cell>
          <table:table-cell table:style-name="ce16" office:value-type="time" office:time-value="PT00H05M53.6S" calcext:value-type="time">
            <text:p>05:53.6</text:p>
          </table:table-cell>
          <table:table-cell office:value-type="float" office:value="439.7" calcext:value-type="float">
            <text:p>439.7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 table:number-columns-repeated="3"/>
          <table:table-cell table:style-name="ce8" office:value-type="time" office:time-value="PT00H05M55S" calcext:value-type="time">
            <text:p>05:55.0</text:p>
          </table:table-cell>
          <table:table-cell table:style-name="ce11" office:value-type="float" office:value="448.2" calcext:value-type="float">
            <text:p>448.2</text:p>
          </table:table-cell>
          <table:table-cell table:style-name="ce16" office:value-type="time" office:time-value="PT00H05M54.5S" calcext:value-type="time">
            <text:p>05:54.5</text:p>
          </table:table-cell>
          <table:table-cell office:value-type="float" office:value="440.1" calcext:value-type="float">
            <text:p>440.1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 table:number-columns-repeated="3"/>
          <table:table-cell table:style-name="ce8" office:value-type="time" office:time-value="PT00H05M56S" calcext:value-type="time">
            <text:p>05:56.0</text:p>
          </table:table-cell>
          <table:table-cell table:style-name="ce11" office:value-type="float" office:value="448.6" calcext:value-type="float">
            <text:p>448.6</text:p>
          </table:table-cell>
          <table:table-cell table:style-name="ce16" office:value-type="time" office:time-value="PT00H05M55.5S" calcext:value-type="time">
            <text:p>05:55.5</text:p>
          </table:table-cell>
          <table:table-cell office:value-type="float" office:value="440.9" calcext:value-type="float">
            <text:p>440.9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 table:number-columns-repeated="3"/>
          <table:table-cell table:style-name="ce8" office:value-type="time" office:time-value="PT00H05M57S" calcext:value-type="time">
            <text:p>05:57.0</text:p>
          </table:table-cell>
          <table:table-cell table:style-name="ce11" office:value-type="float" office:value="448.7" calcext:value-type="float">
            <text:p>448.7</text:p>
          </table:table-cell>
          <table:table-cell table:style-name="ce16" office:value-type="time" office:time-value="PT00H05M56.4S" calcext:value-type="time">
            <text:p>05:56.4</text:p>
          </table:table-cell>
          <table:table-cell office:value-type="float" office:value="441.8" calcext:value-type="float">
            <text:p>441.8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 table:number-columns-repeated="3"/>
          <table:table-cell table:style-name="ce8" office:value-type="time" office:time-value="PT00H05M57.9S" calcext:value-type="time">
            <text:p>05:57.9</text:p>
          </table:table-cell>
          <table:table-cell table:style-name="ce11" office:value-type="float" office:value="448.9" calcext:value-type="float">
            <text:p>448.9</text:p>
          </table:table-cell>
          <table:table-cell table:style-name="ce16" office:value-type="time" office:time-value="PT00H05M57.4S" calcext:value-type="time">
            <text:p>05:57.4</text:p>
          </table:table-cell>
          <table:table-cell office:value-type="float" office:value="442.3" calcext:value-type="float">
            <text:p>442.3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 table:number-columns-repeated="3"/>
          <table:table-cell table:style-name="ce8" office:value-type="time" office:time-value="PT00H05M58.9S" calcext:value-type="time">
            <text:p>05:58.9</text:p>
          </table:table-cell>
          <table:table-cell table:style-name="ce11" office:value-type="float" office:value="449" calcext:value-type="float">
            <text:p>449</text:p>
          </table:table-cell>
          <table:table-cell table:style-name="ce16" office:value-type="time" office:time-value="PT00H05M58.3S" calcext:value-type="time">
            <text:p>05:58.3</text:p>
          </table:table-cell>
          <table:table-cell office:value-type="float" office:value="443" calcext:value-type="float">
            <text:p>443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 table:number-columns-repeated="3"/>
          <table:table-cell table:style-name="ce8" office:value-type="time" office:time-value="PT00H05M59.8S" calcext:value-type="time">
            <text:p>05:59.8</text:p>
          </table:table-cell>
          <table:table-cell table:style-name="ce11" office:value-type="float" office:value="449.5" calcext:value-type="float">
            <text:p>449.5</text:p>
          </table:table-cell>
          <table:table-cell table:style-name="ce16" office:value-type="time" office:time-value="PT00H05M59.3S" calcext:value-type="time">
            <text:p>05:59.3</text:p>
          </table:table-cell>
          <table:table-cell office:value-type="float" office:value="443.5" calcext:value-type="float">
            <text:p>443.5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 table:number-columns-repeated="3"/>
          <table:table-cell table:style-name="ce8" office:value-type="time" office:time-value="PT00H06M00.8S" calcext:value-type="time">
            <text:p>06:00.8</text:p>
          </table:table-cell>
          <table:table-cell table:style-name="ce11" office:value-type="float" office:value="450" calcext:value-type="float">
            <text:p>450</text:p>
          </table:table-cell>
          <table:table-cell table:style-name="ce16" office:value-type="time" office:time-value="PT00H06M00.2S" calcext:value-type="time">
            <text:p>06:00.2</text:p>
          </table:table-cell>
          <table:table-cell office:value-type="float" office:value="444.6" calcext:value-type="float">
            <text:p>444.6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 table:number-columns-repeated="3"/>
          <table:table-cell table:style-name="ce8" office:value-type="time" office:time-value="PT00H06M01.7S" calcext:value-type="time">
            <text:p>06:01.7</text:p>
          </table:table-cell>
          <table:table-cell table:style-name="ce11" office:value-type="float" office:value="450.4" calcext:value-type="float">
            <text:p>450.4</text:p>
          </table:table-cell>
          <table:table-cell table:style-name="ce16" office:value-type="time" office:time-value="PT00H06M01.2S" calcext:value-type="time">
            <text:p>06:01.2</text:p>
          </table:table-cell>
          <table:table-cell office:value-type="float" office:value="445.4" calcext:value-type="float">
            <text:p>445.4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 table:number-columns-repeated="3"/>
          <table:table-cell table:style-name="ce8" office:value-type="time" office:time-value="PT00H06M02.7S" calcext:value-type="time">
            <text:p>06:02.7</text:p>
          </table:table-cell>
          <table:table-cell table:style-name="ce11" office:value-type="float" office:value="450.4" calcext:value-type="float">
            <text:p>450.4</text:p>
          </table:table-cell>
          <table:table-cell table:style-name="ce16" office:value-type="time" office:time-value="PT00H06M02.1S" calcext:value-type="time">
            <text:p>06:02.1</text:p>
          </table:table-cell>
          <table:table-cell office:value-type="float" office:value="446.2" calcext:value-type="float">
            <text:p>446.2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 table:number-columns-repeated="3"/>
          <table:table-cell table:style-name="ce8" office:value-type="time" office:time-value="PT00H06M03.6S" calcext:value-type="time">
            <text:p>06:03.6</text:p>
          </table:table-cell>
          <table:table-cell table:style-name="ce11" office:value-type="float" office:value="450.6" calcext:value-type="float">
            <text:p>450.6</text:p>
          </table:table-cell>
          <table:table-cell table:style-name="ce16" office:value-type="time" office:time-value="PT00H06M03.1S" calcext:value-type="time">
            <text:p>06:03.1</text:p>
          </table:table-cell>
          <table:table-cell office:value-type="float" office:value="447" calcext:value-type="float">
            <text:p>447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 table:number-columns-repeated="3"/>
          <table:table-cell table:style-name="ce8" office:value-type="time" office:time-value="PT00H06M04.6S" calcext:value-type="time">
            <text:p>06:04.6</text:p>
          </table:table-cell>
          <table:table-cell table:style-name="ce11" office:value-type="float" office:value="451" calcext:value-type="float">
            <text:p>451</text:p>
          </table:table-cell>
          <table:table-cell table:style-name="ce16" office:value-type="time" office:time-value="PT00H06M04.1S" calcext:value-type="time">
            <text:p>06:04.1</text:p>
          </table:table-cell>
          <table:table-cell office:value-type="float" office:value="447.9" calcext:value-type="float">
            <text:p>447.9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 table:number-columns-repeated="3"/>
          <table:table-cell table:style-name="ce8" office:value-type="time" office:time-value="PT00H06M05.5S" calcext:value-type="time">
            <text:p>06:05.5</text:p>
          </table:table-cell>
          <table:table-cell table:style-name="ce11" office:value-type="float" office:value="451.1" calcext:value-type="float">
            <text:p>451.1</text:p>
          </table:table-cell>
          <table:table-cell table:style-name="ce16" office:value-type="time" office:time-value="PT00H06M05S" calcext:value-type="time">
            <text:p>06:05.0</text:p>
          </table:table-cell>
          <table:table-cell office:value-type="float" office:value="448.7" calcext:value-type="float">
            <text:p>448.7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 table:number-columns-repeated="3"/>
          <table:table-cell table:style-name="ce8" office:value-type="time" office:time-value="PT00H06M06.5S" calcext:value-type="time">
            <text:p>06:06.5</text:p>
          </table:table-cell>
          <table:table-cell table:style-name="ce11" office:value-type="float" office:value="451.5" calcext:value-type="float">
            <text:p>451.5</text:p>
          </table:table-cell>
          <table:table-cell table:style-name="ce16" office:value-type="time" office:time-value="PT00H06M06S" calcext:value-type="time">
            <text:p>06:06.0</text:p>
          </table:table-cell>
          <table:table-cell office:value-type="float" office:value="449.4" calcext:value-type="float">
            <text:p>449.4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 table:number-columns-repeated="3"/>
          <table:table-cell table:style-name="ce8" office:value-type="time" office:time-value="PT00H06M07.4S" calcext:value-type="time">
            <text:p>06:07.4</text:p>
          </table:table-cell>
          <table:table-cell table:style-name="ce11" office:value-type="float" office:value="451.4" calcext:value-type="float">
            <text:p>451.4</text:p>
          </table:table-cell>
          <table:table-cell table:style-name="ce16" office:value-type="time" office:time-value="PT00H06M06.9S" calcext:value-type="time">
            <text:p>06:06.9</text:p>
          </table:table-cell>
          <table:table-cell office:value-type="float" office:value="450.4" calcext:value-type="float">
            <text:p>450.4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 table:number-columns-repeated="3"/>
          <table:table-cell table:style-name="ce8" office:value-type="time" office:time-value="PT00H06M08.4S" calcext:value-type="time">
            <text:p>06:08.4</text:p>
          </table:table-cell>
          <table:table-cell table:style-name="ce11" office:value-type="float" office:value="451.9" calcext:value-type="float">
            <text:p>451.9</text:p>
          </table:table-cell>
          <table:table-cell table:style-name="ce16" office:value-type="time" office:time-value="PT00H06M07.9S" calcext:value-type="time">
            <text:p>06:07.9</text:p>
          </table:table-cell>
          <table:table-cell office:value-type="float" office:value="451.3" calcext:value-type="float">
            <text:p>451.3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 table:number-columns-repeated="3"/>
          <table:table-cell table:style-name="ce8" office:value-type="time" office:time-value="PT00H06M09.3S" calcext:value-type="time">
            <text:p>06:09.3</text:p>
          </table:table-cell>
          <table:table-cell table:style-name="ce11" office:value-type="float" office:value="451.9" calcext:value-type="float">
            <text:p>451.9</text:p>
          </table:table-cell>
          <table:table-cell table:style-name="ce16" office:value-type="time" office:time-value="PT00H06M08.8S" calcext:value-type="time">
            <text:p>06:08.8</text:p>
          </table:table-cell>
          <table:table-cell office:value-type="float" office:value="452" calcext:value-type="float">
            <text:p>452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 table:number-columns-repeated="3"/>
          <table:table-cell table:style-name="ce8" office:value-type="time" office:time-value="PT00H06M10.3S" calcext:value-type="time">
            <text:p>06:10.3</text:p>
          </table:table-cell>
          <table:table-cell table:style-name="ce11" office:value-type="float" office:value="452.3" calcext:value-type="float">
            <text:p>452.3</text:p>
          </table:table-cell>
          <table:table-cell table:style-name="ce16" office:value-type="time" office:time-value="PT00H06M09.8S" calcext:value-type="time">
            <text:p>06:09.8</text:p>
          </table:table-cell>
          <table:table-cell office:value-type="float" office:value="451.8" calcext:value-type="float">
            <text:p>451.8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 table:number-columns-repeated="3"/>
          <table:table-cell table:style-name="ce8" office:value-type="time" office:time-value="PT00H06M11.2S" calcext:value-type="time">
            <text:p>06:11.2</text:p>
          </table:table-cell>
          <table:table-cell table:style-name="ce11" office:value-type="float" office:value="452.8" calcext:value-type="float">
            <text:p>452.8</text:p>
          </table:table-cell>
          <table:table-cell table:style-name="ce16" office:value-type="time" office:time-value="PT00H06M10.7S" calcext:value-type="time">
            <text:p>06:10.7</text:p>
          </table:table-cell>
          <table:table-cell office:value-type="float" office:value="451.7" calcext:value-type="float">
            <text:p>451.7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 table:number-columns-repeated="3"/>
          <table:table-cell table:style-name="ce8" office:value-type="time" office:time-value="PT00H06M12.2S" calcext:value-type="time">
            <text:p>06:12.2</text:p>
          </table:table-cell>
          <table:table-cell table:style-name="ce11" office:value-type="float" office:value="453" calcext:value-type="float">
            <text:p>453</text:p>
          </table:table-cell>
          <table:table-cell table:style-name="ce16" office:value-type="time" office:time-value="PT00H06M11.7S" calcext:value-type="time">
            <text:p>06:11.7</text:p>
          </table:table-cell>
          <table:table-cell office:value-type="float" office:value="451.8" calcext:value-type="float">
            <text:p>451.8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 table:number-columns-repeated="3"/>
          <table:table-cell table:style-name="ce8" office:value-type="time" office:time-value="PT00H06M13.1S" calcext:value-type="time">
            <text:p>06:13.1</text:p>
          </table:table-cell>
          <table:table-cell table:style-name="ce11" office:value-type="float" office:value="453.2" calcext:value-type="float">
            <text:p>453.2</text:p>
          </table:table-cell>
          <table:table-cell table:style-name="ce16" office:value-type="time" office:time-value="PT00H06M12.7S" calcext:value-type="time">
            <text:p>06:12.7</text:p>
          </table:table-cell>
          <table:table-cell office:value-type="float" office:value="451.8" calcext:value-type="float">
            <text:p>451.8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 table:number-columns-repeated="3"/>
          <table:table-cell table:style-name="ce8" office:value-type="time" office:time-value="PT00H06M14.1S" calcext:value-type="time">
            <text:p>06:14.1</text:p>
          </table:table-cell>
          <table:table-cell table:style-name="ce11" office:value-type="float" office:value="453.2" calcext:value-type="float">
            <text:p>453.2</text:p>
          </table:table-cell>
          <table:table-cell table:style-name="ce16" office:value-type="time" office:time-value="PT00H06M13.6S" calcext:value-type="time">
            <text:p>06:13.6</text:p>
          </table:table-cell>
          <table:table-cell office:value-type="float" office:value="451.7" calcext:value-type="float">
            <text:p>451.7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 table:number-columns-repeated="3"/>
          <table:table-cell table:style-name="ce8" office:value-type="time" office:time-value="PT00H06M15S" calcext:value-type="time">
            <text:p>06:15.0</text:p>
          </table:table-cell>
          <table:table-cell table:style-name="ce11" office:value-type="float" office:value="453.5" calcext:value-type="float">
            <text:p>453.5</text:p>
          </table:table-cell>
          <table:table-cell table:style-name="ce16" office:value-type="time" office:time-value="PT00H06M14.6S" calcext:value-type="time">
            <text:p>06:14.6</text:p>
          </table:table-cell>
          <table:table-cell office:value-type="float" office:value="451" calcext:value-type="float">
            <text:p>451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 table:number-columns-repeated="3"/>
          <table:table-cell table:style-name="ce8" office:value-type="time" office:time-value="PT00H06M16S" calcext:value-type="time">
            <text:p>06:16.0</text:p>
          </table:table-cell>
          <table:table-cell table:style-name="ce11" office:value-type="float" office:value="453.7" calcext:value-type="float">
            <text:p>453.7</text:p>
          </table:table-cell>
          <table:table-cell table:style-name="ce16" office:value-type="time" office:time-value="PT00H06M15.5S" calcext:value-type="time">
            <text:p>06:15.5</text:p>
          </table:table-cell>
          <table:table-cell office:value-type="float" office:value="450.3" calcext:value-type="float">
            <text:p>450.3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 table:number-columns-repeated="3"/>
          <table:table-cell table:style-name="ce8" office:value-type="time" office:time-value="PT00H06M16.9S" calcext:value-type="time">
            <text:p>06:16.9</text:p>
          </table:table-cell>
          <table:table-cell table:style-name="ce11" office:value-type="float" office:value="453.9" calcext:value-type="float">
            <text:p>453.9</text:p>
          </table:table-cell>
          <table:table-cell table:style-name="ce16" office:value-type="time" office:time-value="PT00H06M16.5S" calcext:value-type="time">
            <text:p>06:16.5</text:p>
          </table:table-cell>
          <table:table-cell office:value-type="float" office:value="449.6" calcext:value-type="float">
            <text:p>449.6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 table:number-columns-repeated="3"/>
          <table:table-cell table:style-name="ce8" office:value-type="time" office:time-value="PT00H06M17.9S" calcext:value-type="time">
            <text:p>06:17.9</text:p>
          </table:table-cell>
          <table:table-cell table:style-name="ce11" office:value-type="float" office:value="453.9" calcext:value-type="float">
            <text:p>453.9</text:p>
          </table:table-cell>
          <table:table-cell table:style-name="ce16" office:value-type="time" office:time-value="PT00H06M17.4S" calcext:value-type="time">
            <text:p>06:17.4</text:p>
          </table:table-cell>
          <table:table-cell office:value-type="float" office:value="449" calcext:value-type="float">
            <text:p>449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 table:number-columns-repeated="3"/>
          <table:table-cell table:style-name="ce8" office:value-type="time" office:time-value="PT00H06M18.8S" calcext:value-type="time">
            <text:p>06:18.8</text:p>
          </table:table-cell>
          <table:table-cell table:style-name="ce11" office:value-type="float" office:value="454.4" calcext:value-type="float">
            <text:p>454.4</text:p>
          </table:table-cell>
          <table:table-cell table:style-name="ce16" office:value-type="time" office:time-value="PT00H06M18.4S" calcext:value-type="time">
            <text:p>06:18.4</text:p>
          </table:table-cell>
          <table:table-cell office:value-type="float" office:value="448.4" calcext:value-type="float">
            <text:p>448.4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 table:number-columns-repeated="3"/>
          <table:table-cell table:style-name="ce8" office:value-type="time" office:time-value="PT00H06M19.8S" calcext:value-type="time">
            <text:p>06:19.8</text:p>
          </table:table-cell>
          <table:table-cell table:style-name="ce11" office:value-type="float" office:value="454.5" calcext:value-type="float">
            <text:p>454.5</text:p>
          </table:table-cell>
          <table:table-cell table:style-name="ce16" office:value-type="time" office:time-value="PT00H06M19.3S" calcext:value-type="time">
            <text:p>06:19.3</text:p>
          </table:table-cell>
          <table:table-cell office:value-type="float" office:value="447.7" calcext:value-type="float">
            <text:p>447.7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 table:number-columns-repeated="3"/>
          <table:table-cell table:style-name="ce8" office:value-type="time" office:time-value="PT00H06M20.8S" calcext:value-type="time">
            <text:p>06:20.8</text:p>
          </table:table-cell>
          <table:table-cell table:style-name="ce11" office:value-type="float" office:value="454.5" calcext:value-type="float">
            <text:p>454.5</text:p>
          </table:table-cell>
          <table:table-cell table:style-name="ce16" office:value-type="time" office:time-value="PT00H06M20.3S" calcext:value-type="time">
            <text:p>06:20.3</text:p>
          </table:table-cell>
          <table:table-cell office:value-type="float" office:value="447.2" calcext:value-type="float">
            <text:p>447.2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 table:number-columns-repeated="3"/>
          <table:table-cell table:style-name="ce8" office:value-type="time" office:time-value="PT00H06M21.7S" calcext:value-type="time">
            <text:p>06:21.7</text:p>
          </table:table-cell>
          <table:table-cell table:style-name="ce11" office:value-type="float" office:value="455.2" calcext:value-type="float">
            <text:p>455.2</text:p>
          </table:table-cell>
          <table:table-cell table:style-name="ce16" office:value-type="time" office:time-value="PT00H06M21.2S" calcext:value-type="time">
            <text:p>06:21.2</text:p>
          </table:table-cell>
          <table:table-cell office:value-type="float" office:value="446.7" calcext:value-type="float">
            <text:p>446.7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 table:number-columns-repeated="3"/>
          <table:table-cell table:style-name="ce8" office:value-type="time" office:time-value="PT00H06M22.7S" calcext:value-type="time">
            <text:p>06:22.7</text:p>
          </table:table-cell>
          <table:table-cell table:style-name="ce11" office:value-type="float" office:value="455.7" calcext:value-type="float">
            <text:p>455.7</text:p>
          </table:table-cell>
          <table:table-cell table:style-name="ce16" office:value-type="time" office:time-value="PT00H06M22.2S" calcext:value-type="time">
            <text:p>06:22.2</text:p>
          </table:table-cell>
          <table:table-cell office:value-type="float" office:value="446.3" calcext:value-type="float">
            <text:p>446.3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 table:number-columns-repeated="3"/>
          <table:table-cell table:style-name="ce8" office:value-type="time" office:time-value="PT00H06M23.6S" calcext:value-type="time">
            <text:p>06:23.6</text:p>
          </table:table-cell>
          <table:table-cell table:style-name="ce11" office:value-type="float" office:value="456.4" calcext:value-type="float">
            <text:p>456.4</text:p>
          </table:table-cell>
          <table:table-cell table:style-name="ce16" office:value-type="time" office:time-value="PT00H06M23.1S" calcext:value-type="time">
            <text:p>06:23.1</text:p>
          </table:table-cell>
          <table:table-cell office:value-type="float" office:value="446.1" calcext:value-type="float">
            <text:p>446.1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 table:number-columns-repeated="3"/>
          <table:table-cell table:style-name="ce8" office:value-type="time" office:time-value="PT00H06M24.6S" calcext:value-type="time">
            <text:p>06:24.6</text:p>
          </table:table-cell>
          <table:table-cell table:style-name="ce11" office:value-type="float" office:value="457" calcext:value-type="float">
            <text:p>457</text:p>
          </table:table-cell>
          <table:table-cell table:style-name="ce16" office:value-type="time" office:time-value="PT00H06M24.1S" calcext:value-type="time">
            <text:p>06:24.1</text:p>
          </table:table-cell>
          <table:table-cell office:value-type="float" office:value="446.4" calcext:value-type="float">
            <text:p>446.4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 table:number-columns-repeated="3"/>
          <table:table-cell table:style-name="ce8" office:value-type="time" office:time-value="PT00H06M25.5S" calcext:value-type="time">
            <text:p>06:25.5</text:p>
          </table:table-cell>
          <table:table-cell table:style-name="ce11" office:value-type="float" office:value="457.2" calcext:value-type="float">
            <text:p>457.2</text:p>
          </table:table-cell>
          <table:table-cell table:style-name="ce16" office:value-type="time" office:time-value="PT00H06M25S" calcext:value-type="time">
            <text:p>06:25.0</text:p>
          </table:table-cell>
          <table:table-cell office:value-type="float" office:value="446.9" calcext:value-type="float">
            <text:p>446.9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 table:number-columns-repeated="3"/>
          <table:table-cell table:style-name="ce8" office:value-type="time" office:time-value="PT00H06M26.5S" calcext:value-type="time">
            <text:p>06:26.5</text:p>
          </table:table-cell>
          <table:table-cell table:style-name="ce11" office:value-type="float" office:value="457.7" calcext:value-type="float">
            <text:p>457.7</text:p>
          </table:table-cell>
          <table:table-cell table:style-name="ce16" office:value-type="time" office:time-value="PT00H06M26S" calcext:value-type="time">
            <text:p>06:26.0</text:p>
          </table:table-cell>
          <table:table-cell office:value-type="float" office:value="447.2" calcext:value-type="float">
            <text:p>447.2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 table:number-columns-repeated="3"/>
          <table:table-cell table:style-name="ce8" office:value-type="time" office:time-value="PT00H06M27.5S" calcext:value-type="time">
            <text:p>06:27.5</text:p>
          </table:table-cell>
          <table:table-cell table:style-name="ce11" office:value-type="float" office:value="458.5" calcext:value-type="float">
            <text:p>458.5</text:p>
          </table:table-cell>
          <table:table-cell table:style-name="ce16" office:value-type="time" office:time-value="PT00H06M26.9S" calcext:value-type="time">
            <text:p>06:26.9</text:p>
          </table:table-cell>
          <table:table-cell office:value-type="float" office:value="447.4" calcext:value-type="float">
            <text:p>447.4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 table:number-columns-repeated="3"/>
          <table:table-cell table:style-name="ce8" office:value-type="time" office:time-value="PT00H06M28.4S" calcext:value-type="time">
            <text:p>06:28.4</text:p>
          </table:table-cell>
          <table:table-cell table:style-name="ce11" office:value-type="float" office:value="459.1" calcext:value-type="float">
            <text:p>459.1</text:p>
          </table:table-cell>
          <table:table-cell table:style-name="ce16" office:value-type="time" office:time-value="PT00H06M27.9S" calcext:value-type="time">
            <text:p>06:27.9</text:p>
          </table:table-cell>
          <table:table-cell office:value-type="float" office:value="448.1" calcext:value-type="float">
            <text:p>448.1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 table:number-columns-repeated="3"/>
          <table:table-cell table:style-name="ce8" office:value-type="time" office:time-value="PT00H06M29.4S" calcext:value-type="time">
            <text:p>06:29.4</text:p>
          </table:table-cell>
          <table:table-cell table:style-name="ce11" office:value-type="float" office:value="459.7" calcext:value-type="float">
            <text:p>459.7</text:p>
          </table:table-cell>
          <table:table-cell table:style-name="ce16" office:value-type="time" office:time-value="PT00H06M28.8S" calcext:value-type="time">
            <text:p>06:28.8</text:p>
          </table:table-cell>
          <table:table-cell office:value-type="float" office:value="448.8" calcext:value-type="float">
            <text:p>448.8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 table:number-columns-repeated="3"/>
          <table:table-cell table:style-name="ce8" office:value-type="time" office:time-value="PT00H06M30.3S" calcext:value-type="time">
            <text:p>06:30.3</text:p>
          </table:table-cell>
          <table:table-cell table:style-name="ce11" office:value-type="float" office:value="460.1" calcext:value-type="float">
            <text:p>460.1</text:p>
          </table:table-cell>
          <table:table-cell table:style-name="ce16" office:value-type="time" office:time-value="PT00H06M29.8S" calcext:value-type="time">
            <text:p>06:29.8</text:p>
          </table:table-cell>
          <table:table-cell office:value-type="float" office:value="449.4" calcext:value-type="float">
            <text:p>449.4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 table:number-columns-repeated="3"/>
          <table:table-cell table:style-name="ce8" office:value-type="time" office:time-value="PT00H06M31.3S" calcext:value-type="time">
            <text:p>06:31.3</text:p>
          </table:table-cell>
          <table:table-cell table:style-name="ce11" office:value-type="float" office:value="460.3" calcext:value-type="float">
            <text:p>460.3</text:p>
          </table:table-cell>
          <table:table-cell table:style-name="ce16" office:value-type="time" office:time-value="PT00H06M30.7S" calcext:value-type="time">
            <text:p>06:30.7</text:p>
          </table:table-cell>
          <table:table-cell office:value-type="float" office:value="450.1" calcext:value-type="float">
            <text:p>450.1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 table:number-columns-repeated="3"/>
          <table:table-cell table:style-name="ce8" office:value-type="time" office:time-value="PT00H06M32.2S" calcext:value-type="time">
            <text:p>06:32.2</text:p>
          </table:table-cell>
          <table:table-cell table:style-name="ce11" office:value-type="float" office:value="460.3" calcext:value-type="float">
            <text:p>460.3</text:p>
          </table:table-cell>
          <table:table-cell table:style-name="ce16" office:value-type="time" office:time-value="PT00H06M31.7S" calcext:value-type="time">
            <text:p>06:31.7</text:p>
          </table:table-cell>
          <table:table-cell office:value-type="float" office:value="450.5" calcext:value-type="float">
            <text:p>450.5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 table:number-columns-repeated="3"/>
          <table:table-cell table:style-name="ce8" office:value-type="time" office:time-value="PT00H06M33.2S" calcext:value-type="time">
            <text:p>06:33.2</text:p>
          </table:table-cell>
          <table:table-cell table:style-name="ce11" office:value-type="float" office:value="460.4" calcext:value-type="float">
            <text:p>460.4</text:p>
          </table:table-cell>
          <table:table-cell table:style-name="ce16" office:value-type="time" office:time-value="PT00H06M32.6S" calcext:value-type="time">
            <text:p>06:32.6</text:p>
          </table:table-cell>
          <table:table-cell office:value-type="float" office:value="450.7" calcext:value-type="float">
            <text:p>450.7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 table:number-columns-repeated="3"/>
          <table:table-cell table:style-name="ce8" office:value-type="time" office:time-value="PT00H06M34.1S" calcext:value-type="time">
            <text:p>06:34.1</text:p>
          </table:table-cell>
          <table:table-cell table:style-name="ce11" office:value-type="float" office:value="460.2" calcext:value-type="float">
            <text:p>460.2</text:p>
          </table:table-cell>
          <table:table-cell table:style-name="ce16" office:value-type="time" office:time-value="PT00H06M33.6S" calcext:value-type="time">
            <text:p>06:33.6</text:p>
          </table:table-cell>
          <table:table-cell office:value-type="float" office:value="451.2" calcext:value-type="float">
            <text:p>451.2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 table:number-columns-repeated="3"/>
          <table:table-cell table:style-name="ce8" office:value-type="time" office:time-value="PT00H06M35.1S" calcext:value-type="time">
            <text:p>06:35.1</text:p>
          </table:table-cell>
          <table:table-cell table:style-name="ce11" office:value-type="float" office:value="460.6" calcext:value-type="float">
            <text:p>460.6</text:p>
          </table:table-cell>
          <table:table-cell table:style-name="ce16" office:value-type="time" office:time-value="PT00H06M34.5S" calcext:value-type="time">
            <text:p>06:34.5</text:p>
          </table:table-cell>
          <table:table-cell office:value-type="float" office:value="451.7" calcext:value-type="float">
            <text:p>451.7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 table:number-columns-repeated="3"/>
          <table:table-cell table:style-name="ce8" office:value-type="time" office:time-value="PT00H06M36S" calcext:value-type="time">
            <text:p>06:36.0</text:p>
          </table:table-cell>
          <table:table-cell table:style-name="ce11" office:value-type="float" office:value="461.2" calcext:value-type="float">
            <text:p>461.2</text:p>
          </table:table-cell>
          <table:table-cell table:style-name="ce16" office:value-type="time" office:time-value="PT00H06M35.5S" calcext:value-type="time">
            <text:p>06:35.5</text:p>
          </table:table-cell>
          <table:table-cell office:value-type="float" office:value="452" calcext:value-type="float">
            <text:p>452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 table:number-columns-repeated="3"/>
          <table:table-cell table:style-name="ce8" office:value-type="time" office:time-value="PT00H06M37S" calcext:value-type="time">
            <text:p>06:37.0</text:p>
          </table:table-cell>
          <table:table-cell table:style-name="ce11" office:value-type="float" office:value="461.2" calcext:value-type="float">
            <text:p>461.2</text:p>
          </table:table-cell>
          <table:table-cell table:style-name="ce16" office:value-type="time" office:time-value="PT00H06M36.4S" calcext:value-type="time">
            <text:p>06:36.4</text:p>
          </table:table-cell>
          <table:table-cell office:value-type="float" office:value="451.8" calcext:value-type="float">
            <text:p>451.8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 table:number-columns-repeated="3"/>
          <table:table-cell table:style-name="ce8" office:value-type="time" office:time-value="PT00H06M37.9S" calcext:value-type="time">
            <text:p>06:37.9</text:p>
          </table:table-cell>
          <table:table-cell table:style-name="ce11" office:value-type="float" office:value="460.9" calcext:value-type="float">
            <text:p>460.9</text:p>
          </table:table-cell>
          <table:table-cell table:style-name="ce16" office:value-type="time" office:time-value="PT00H06M37.4S" calcext:value-type="time">
            <text:p>06:37.4</text:p>
          </table:table-cell>
          <table:table-cell office:value-type="float" office:value="452.1" calcext:value-type="float">
            <text:p>452.1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 table:number-columns-repeated="3"/>
          <table:table-cell table:style-name="ce8" office:value-type="time" office:time-value="PT00H06M38.9S" calcext:value-type="time">
            <text:p>06:38.9</text:p>
          </table:table-cell>
          <table:table-cell table:style-name="ce11" office:value-type="float" office:value="460.7" calcext:value-type="float">
            <text:p>460.7</text:p>
          </table:table-cell>
          <table:table-cell table:style-name="ce16" office:value-type="time" office:time-value="PT00H06M38.4S" calcext:value-type="time">
            <text:p>06:38.4</text:p>
          </table:table-cell>
          <table:table-cell office:value-type="float" office:value="452.7" calcext:value-type="float">
            <text:p>452.7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 table:number-columns-repeated="3"/>
          <table:table-cell table:style-name="ce8" office:value-type="time" office:time-value="PT00H06M39.8S" calcext:value-type="time">
            <text:p>06:39.8</text:p>
          </table:table-cell>
          <table:table-cell table:style-name="ce11" office:value-type="float" office:value="458.3" calcext:value-type="float">
            <text:p>458.3</text:p>
          </table:table-cell>
          <table:table-cell table:style-name="ce16" office:value-type="time" office:time-value="PT00H06M39.3S" calcext:value-type="time">
            <text:p>06:39.3</text:p>
          </table:table-cell>
          <table:table-cell office:value-type="float" office:value="453.2" calcext:value-type="float">
            <text:p>453.2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 table:number-columns-repeated="3"/>
          <table:table-cell table:style-name="ce8" office:value-type="time" office:time-value="PT00H06M40.8S" calcext:value-type="time">
            <text:p>06:40.8</text:p>
          </table:table-cell>
          <table:table-cell table:style-name="ce11" office:value-type="float" office:value="458.3" calcext:value-type="float">
            <text:p>458.3</text:p>
          </table:table-cell>
          <table:table-cell table:style-name="ce16" office:value-type="time" office:time-value="PT00H06M40.3S" calcext:value-type="time">
            <text:p>06:40.3</text:p>
          </table:table-cell>
          <table:table-cell office:value-type="float" office:value="453.7" calcext:value-type="float">
            <text:p>453.7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 table:number-columns-repeated="3"/>
          <table:table-cell table:style-name="ce8" office:value-type="time" office:time-value="PT00H06M41.8S" calcext:value-type="time">
            <text:p>06:41.8</text:p>
          </table:table-cell>
          <table:table-cell table:style-name="ce11" office:value-type="float" office:value="458.6" calcext:value-type="float">
            <text:p>458.6</text:p>
          </table:table-cell>
          <table:table-cell table:style-name="ce16" office:value-type="time" office:time-value="PT00H06M41.2S" calcext:value-type="time">
            <text:p>06:41.2</text:p>
          </table:table-cell>
          <table:table-cell office:value-type="float" office:value="454.3" calcext:value-type="float">
            <text:p>454.3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 table:number-columns-repeated="3"/>
          <table:table-cell table:style-name="ce8" office:value-type="time" office:time-value="PT00H06M42.7S" calcext:value-type="time">
            <text:p>06:42.7</text:p>
          </table:table-cell>
          <table:table-cell table:style-name="ce11" office:value-type="float" office:value="458.9" calcext:value-type="float">
            <text:p>458.9</text:p>
          </table:table-cell>
          <table:table-cell table:style-name="ce16" office:value-type="time" office:time-value="PT00H06M42.2S" calcext:value-type="time">
            <text:p>06:42.2</text:p>
          </table:table-cell>
          <table:table-cell office:value-type="float" office:value="454.3" calcext:value-type="float">
            <text:p>454.3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 table:number-columns-repeated="3"/>
          <table:table-cell table:style-name="ce8" office:value-type="time" office:time-value="PT00H06M43.7S" calcext:value-type="time">
            <text:p>06:43.7</text:p>
          </table:table-cell>
          <table:table-cell table:style-name="ce11" office:value-type="float" office:value="459.1" calcext:value-type="float">
            <text:p>459.1</text:p>
          </table:table-cell>
          <table:table-cell table:style-name="ce16" office:value-type="time" office:time-value="PT00H06M43.1S" calcext:value-type="time">
            <text:p>06:43.1</text:p>
          </table:table-cell>
          <table:table-cell office:value-type="float" office:value="454.8" calcext:value-type="float">
            <text:p>454.8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 table:number-columns-repeated="3"/>
          <table:table-cell table:style-name="ce8" office:value-type="time" office:time-value="PT00H06M44.6S" calcext:value-type="time">
            <text:p>06:44.6</text:p>
          </table:table-cell>
          <table:table-cell table:style-name="ce11" office:value-type="float" office:value="459.7" calcext:value-type="float">
            <text:p>459.7</text:p>
          </table:table-cell>
          <table:table-cell table:style-name="ce16" office:value-type="time" office:time-value="PT00H06M44.1S" calcext:value-type="time">
            <text:p>06:44.1</text:p>
          </table:table-cell>
          <table:table-cell office:value-type="float" office:value="455.4" calcext:value-type="float">
            <text:p>455.4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 table:number-columns-repeated="3"/>
          <table:table-cell table:style-name="ce8" office:value-type="time" office:time-value="PT00H06M45.6S" calcext:value-type="time">
            <text:p>06:45.6</text:p>
          </table:table-cell>
          <table:table-cell table:style-name="ce11" office:value-type="float" office:value="459.5" calcext:value-type="float">
            <text:p>459.5</text:p>
          </table:table-cell>
          <table:table-cell table:style-name="ce16" office:value-type="time" office:time-value="PT00H06M45S" calcext:value-type="time">
            <text:p>06:45.0</text:p>
          </table:table-cell>
          <table:table-cell office:value-type="float" office:value="455.5" calcext:value-type="float">
            <text:p>455.5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 table:number-columns-repeated="3"/>
          <table:table-cell table:style-name="ce8" office:value-type="time" office:time-value="PT00H06M46.5S" calcext:value-type="time">
            <text:p>06:46.5</text:p>
          </table:table-cell>
          <table:table-cell table:style-name="ce11" office:value-type="float" office:value="459.8" calcext:value-type="float">
            <text:p>459.8</text:p>
          </table:table-cell>
          <table:table-cell table:style-name="ce16" office:value-type="time" office:time-value="PT00H06M46S" calcext:value-type="time">
            <text:p>06:46.0</text:p>
          </table:table-cell>
          <table:table-cell office:value-type="float" office:value="455.8" calcext:value-type="float">
            <text:p>455.8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 table:number-columns-repeated="3"/>
          <table:table-cell table:style-name="ce8" office:value-type="time" office:time-value="PT00H06M47.5S" calcext:value-type="time">
            <text:p>06:47.5</text:p>
          </table:table-cell>
          <table:table-cell table:style-name="ce11" office:value-type="float" office:value="460.2" calcext:value-type="float">
            <text:p>460.2</text:p>
          </table:table-cell>
          <table:table-cell table:style-name="ce16" office:value-type="time" office:time-value="PT00H06M46.9S" calcext:value-type="time">
            <text:p>06:46.9</text:p>
          </table:table-cell>
          <table:table-cell office:value-type="float" office:value="456.6" calcext:value-type="float">
            <text:p>456.6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 table:number-columns-repeated="3"/>
          <table:table-cell table:style-name="ce8" office:value-type="time" office:time-value="PT00H06M48.4S" calcext:value-type="time">
            <text:p>06:48.4</text:p>
          </table:table-cell>
          <table:table-cell table:style-name="ce11" office:value-type="float" office:value="460.9" calcext:value-type="float">
            <text:p>460.9</text:p>
          </table:table-cell>
          <table:table-cell table:style-name="ce16" office:value-type="time" office:time-value="PT00H06M47.9S" calcext:value-type="time">
            <text:p>06:47.9</text:p>
          </table:table-cell>
          <table:table-cell office:value-type="float" office:value="457.3" calcext:value-type="float">
            <text:p>457.3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 table:number-columns-repeated="3"/>
          <table:table-cell table:style-name="ce8" office:value-type="time" office:time-value="PT00H06M49.4S" calcext:value-type="time">
            <text:p>06:49.4</text:p>
          </table:table-cell>
          <table:table-cell table:style-name="ce11" office:value-type="float" office:value="464" calcext:value-type="float">
            <text:p>464</text:p>
          </table:table-cell>
          <table:table-cell table:style-name="ce16" office:value-type="time" office:time-value="PT00H06M48.8S" calcext:value-type="time">
            <text:p>06:48.8</text:p>
          </table:table-cell>
          <table:table-cell office:value-type="float" office:value="457.9" calcext:value-type="float">
            <text:p>457.9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 table:number-columns-repeated="3"/>
          <table:table-cell table:style-name="ce8" office:value-type="time" office:time-value="PT00H06M50.3S" calcext:value-type="time">
            <text:p>06:50.3</text:p>
          </table:table-cell>
          <table:table-cell table:style-name="ce11" office:value-type="float" office:value="464.3" calcext:value-type="float">
            <text:p>464.3</text:p>
          </table:table-cell>
          <table:table-cell table:style-name="ce16" office:value-type="time" office:time-value="PT00H06M49.8S" calcext:value-type="time">
            <text:p>06:49.8</text:p>
          </table:table-cell>
          <table:table-cell office:value-type="float" office:value="458.7" calcext:value-type="float">
            <text:p>458.7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 table:number-columns-repeated="3"/>
          <table:table-cell table:style-name="ce8" office:value-type="time" office:time-value="PT00H06M51.3S" calcext:value-type="time">
            <text:p>06:51.3</text:p>
          </table:table-cell>
          <table:table-cell table:style-name="ce11" office:value-type="float" office:value="464.5" calcext:value-type="float">
            <text:p>464.5</text:p>
          </table:table-cell>
          <table:table-cell table:style-name="ce16" office:value-type="time" office:time-value="PT00H06M50.7S" calcext:value-type="time">
            <text:p>06:50.7</text:p>
          </table:table-cell>
          <table:table-cell office:value-type="float" office:value="459.4" calcext:value-type="float">
            <text:p>459.4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 table:number-columns-repeated="3"/>
          <table:table-cell table:style-name="ce8" office:value-type="time" office:time-value="PT00H06M52.2S" calcext:value-type="time">
            <text:p>06:52.2</text:p>
          </table:table-cell>
          <table:table-cell table:style-name="ce11" office:value-type="float" office:value="464.7" calcext:value-type="float">
            <text:p>464.7</text:p>
          </table:table-cell>
          <table:table-cell table:style-name="ce16" office:value-type="time" office:time-value="PT00H06M51.7S" calcext:value-type="time">
            <text:p>06:51.7</text:p>
          </table:table-cell>
          <table:table-cell office:value-type="float" office:value="460" calcext:value-type="float">
            <text:p>460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 table:number-columns-repeated="3"/>
          <table:table-cell table:style-name="ce8" office:value-type="time" office:time-value="PT00H06M53.2S" calcext:value-type="time">
            <text:p>06:53.2</text:p>
          </table:table-cell>
          <table:table-cell table:style-name="ce11" office:value-type="float" office:value="465.3" calcext:value-type="float">
            <text:p>465.3</text:p>
          </table:table-cell>
          <table:table-cell table:style-name="ce16" office:value-type="time" office:time-value="PT00H06M52.6S" calcext:value-type="time">
            <text:p>06:52.6</text:p>
          </table:table-cell>
          <table:table-cell office:value-type="float" office:value="460.5" calcext:value-type="float">
            <text:p>460.5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 table:number-columns-repeated="3"/>
          <table:table-cell table:style-name="ce8" office:value-type="time" office:time-value="PT00H06M54.1S" calcext:value-type="time">
            <text:p>06:54.1</text:p>
          </table:table-cell>
          <table:table-cell table:style-name="ce11" office:value-type="float" office:value="465.1" calcext:value-type="float">
            <text:p>465.1</text:p>
          </table:table-cell>
          <table:table-cell table:style-name="ce16" office:value-type="time" office:time-value="PT00H06M53.6S" calcext:value-type="time">
            <text:p>06:53.6</text:p>
          </table:table-cell>
          <table:table-cell office:value-type="float" office:value="461.4" calcext:value-type="float">
            <text:p>461.4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 table:number-columns-repeated="3"/>
          <table:table-cell table:style-name="ce8" office:value-type="time" office:time-value="PT00H06M55.1S" calcext:value-type="time">
            <text:p>06:55.1</text:p>
          </table:table-cell>
          <table:table-cell table:style-name="ce11" office:value-type="float" office:value="465.9" calcext:value-type="float">
            <text:p>465.9</text:p>
          </table:table-cell>
          <table:table-cell table:style-name="ce16" office:value-type="time" office:time-value="PT00H06M54.5S" calcext:value-type="time">
            <text:p>06:54.5</text:p>
          </table:table-cell>
          <table:table-cell office:value-type="float" office:value="462.1" calcext:value-type="float">
            <text:p>462.1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 table:number-columns-repeated="3"/>
          <table:table-cell table:style-name="ce8" office:value-type="time" office:time-value="PT00H06M56S" calcext:value-type="time">
            <text:p>06:56.0</text:p>
          </table:table-cell>
          <table:table-cell table:style-name="ce11" office:value-type="float" office:value="466.3" calcext:value-type="float">
            <text:p>466.3</text:p>
          </table:table-cell>
          <table:table-cell table:style-name="ce16" office:value-type="time" office:time-value="PT00H06M55.5S" calcext:value-type="time">
            <text:p>06:55.5</text:p>
          </table:table-cell>
          <table:table-cell office:value-type="float" office:value="462.6" calcext:value-type="float">
            <text:p>462.6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 table:number-columns-repeated="3"/>
          <table:table-cell table:style-name="ce8" office:value-type="time" office:time-value="PT00H06M57S" calcext:value-type="time">
            <text:p>06:57.0</text:p>
          </table:table-cell>
          <table:table-cell table:style-name="ce11" office:value-type="float" office:value="467" calcext:value-type="float">
            <text:p>467</text:p>
          </table:table-cell>
          <table:table-cell table:style-name="ce16" office:value-type="time" office:time-value="PT00H06M56.4S" calcext:value-type="time">
            <text:p>06:56.4</text:p>
          </table:table-cell>
          <table:table-cell office:value-type="float" office:value="463.6" calcext:value-type="float">
            <text:p>463.6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 table:number-columns-repeated="3"/>
          <table:table-cell table:style-name="ce8" office:value-type="time" office:time-value="PT00H06M57.9S" calcext:value-type="time">
            <text:p>06:57.9</text:p>
          </table:table-cell>
          <table:table-cell table:style-name="ce11" office:value-type="float" office:value="467.1" calcext:value-type="float">
            <text:p>467.1</text:p>
          </table:table-cell>
          <table:table-cell table:style-name="ce16" office:value-type="time" office:time-value="PT00H06M57.4S" calcext:value-type="time">
            <text:p>06:57.4</text:p>
          </table:table-cell>
          <table:table-cell office:value-type="float" office:value="464.1" calcext:value-type="float">
            <text:p>464.1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 table:number-columns-repeated="3"/>
          <table:table-cell table:style-name="ce8" office:value-type="time" office:time-value="PT00H06M58.9S" calcext:value-type="time">
            <text:p>06:58.9</text:p>
          </table:table-cell>
          <table:table-cell table:style-name="ce11" office:value-type="float" office:value="467.4" calcext:value-type="float">
            <text:p>467.4</text:p>
          </table:table-cell>
          <table:table-cell table:style-name="ce16" office:value-type="time" office:time-value="PT00H06M58.3S" calcext:value-type="time">
            <text:p>06:58.3</text:p>
          </table:table-cell>
          <table:table-cell office:value-type="float" office:value="464.4" calcext:value-type="float">
            <text:p>464.4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 table:number-columns-repeated="3"/>
          <table:table-cell table:style-name="ce8" office:value-type="time" office:time-value="PT00H06M59.8S" calcext:value-type="time">
            <text:p>06:59.8</text:p>
          </table:table-cell>
          <table:table-cell table:style-name="ce11" office:value-type="float" office:value="467.9" calcext:value-type="float">
            <text:p>467.9</text:p>
          </table:table-cell>
          <table:table-cell table:style-name="ce16" office:value-type="time" office:time-value="PT00H06M59.3S" calcext:value-type="time">
            <text:p>06:59.3</text:p>
          </table:table-cell>
          <table:table-cell office:value-type="float" office:value="464.7" calcext:value-type="float">
            <text:p>464.7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 table:number-columns-repeated="3"/>
          <table:table-cell table:style-name="ce8" office:value-type="time" office:time-value="PT00H07M00.8S" calcext:value-type="time">
            <text:p>07:00.8</text:p>
          </table:table-cell>
          <table:table-cell table:style-name="ce11" office:value-type="float" office:value="468.1" calcext:value-type="float">
            <text:p>468.1</text:p>
          </table:table-cell>
          <table:table-cell table:style-name="ce16" office:value-type="time" office:time-value="PT00H07M00.2S" calcext:value-type="time">
            <text:p>07:00.2</text:p>
          </table:table-cell>
          <table:table-cell office:value-type="float" office:value="465.3" calcext:value-type="float">
            <text:p>465.3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 table:number-columns-repeated="3"/>
          <table:table-cell table:style-name="ce8" office:value-type="time" office:time-value="PT00H07M01.8S" calcext:value-type="time">
            <text:p>07:01.8</text:p>
          </table:table-cell>
          <table:table-cell table:style-name="ce11" office:value-type="float" office:value="468.2" calcext:value-type="float">
            <text:p>468.2</text:p>
          </table:table-cell>
          <table:table-cell table:style-name="ce16" office:value-type="time" office:time-value="PT00H07M01.2S" calcext:value-type="time">
            <text:p>07:01.2</text:p>
          </table:table-cell>
          <table:table-cell office:value-type="float" office:value="465.6" calcext:value-type="float">
            <text:p>465.6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 table:number-columns-repeated="3"/>
          <table:table-cell table:style-name="ce8" office:value-type="time" office:time-value="PT00H07M02.8S" calcext:value-type="time">
            <text:p>07:02.8</text:p>
          </table:table-cell>
          <table:table-cell table:style-name="ce11" office:value-type="float" office:value="467.3" calcext:value-type="float">
            <text:p>467.3</text:p>
          </table:table-cell>
          <table:table-cell table:style-name="ce16" office:value-type="time" office:time-value="PT00H07M02.1S" calcext:value-type="time">
            <text:p>07:02.1</text:p>
          </table:table-cell>
          <table:table-cell office:value-type="float" office:value="465.8" calcext:value-type="float">
            <text:p>465.8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 table:number-columns-repeated="3"/>
          <table:table-cell table:style-name="ce8" office:value-type="time" office:time-value="PT00H07M03.7S" calcext:value-type="time">
            <text:p>07:03.7</text:p>
          </table:table-cell>
          <table:table-cell table:style-name="ce11" office:value-type="float" office:value="464.9" calcext:value-type="float">
            <text:p>464.9</text:p>
          </table:table-cell>
          <table:table-cell table:style-name="ce16" office:value-type="time" office:time-value="PT00H07M03.1S" calcext:value-type="time">
            <text:p>07:03.1</text:p>
          </table:table-cell>
          <table:table-cell office:value-type="float" office:value="466.1" calcext:value-type="float">
            <text:p>466.1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 table:number-columns-repeated="3"/>
          <table:table-cell table:style-name="ce8" office:value-type="time" office:time-value="PT00H07M04.7S" calcext:value-type="time">
            <text:p>07:04.7</text:p>
          </table:table-cell>
          <table:table-cell table:style-name="ce11" office:value-type="float" office:value="460.8" calcext:value-type="float">
            <text:p>460.8</text:p>
          </table:table-cell>
          <table:table-cell table:style-name="ce16" office:value-type="time" office:time-value="PT00H07M04.1S" calcext:value-type="time">
            <text:p>07:04.1</text:p>
          </table:table-cell>
          <table:table-cell office:value-type="float" office:value="465.4" calcext:value-type="float">
            <text:p>465.4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 table:number-columns-repeated="3"/>
          <table:table-cell table:style-name="ce8" office:value-type="time" office:time-value="PT00H07M05.6S" calcext:value-type="time">
            <text:p>07:05.6</text:p>
          </table:table-cell>
          <table:table-cell table:style-name="ce11" office:value-type="float" office:value="455.7" calcext:value-type="float">
            <text:p>455.7</text:p>
          </table:table-cell>
          <table:table-cell table:style-name="ce16" office:value-type="time" office:time-value="PT00H07M05S" calcext:value-type="time">
            <text:p>07:05.0</text:p>
          </table:table-cell>
          <table:table-cell office:value-type="float" office:value="463.9" calcext:value-type="float">
            <text:p>463.9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 table:number-columns-repeated="3"/>
          <table:table-cell table:style-name="ce8" office:value-type="time" office:time-value="PT00H07M06.6S" calcext:value-type="time">
            <text:p>07:06.6</text:p>
          </table:table-cell>
          <table:table-cell table:style-name="ce11" office:value-type="float" office:value="449" calcext:value-type="float">
            <text:p>449</text:p>
          </table:table-cell>
          <table:table-cell table:style-name="ce16" office:value-type="time" office:time-value="PT00H07M06S" calcext:value-type="time">
            <text:p>07:06.0</text:p>
          </table:table-cell>
          <table:table-cell office:value-type="float" office:value="461.2" calcext:value-type="float">
            <text:p>461.2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 table:number-columns-repeated="3"/>
          <table:table-cell table:style-name="ce8" office:value-type="time" office:time-value="PT00H07M07.5S" calcext:value-type="time">
            <text:p>07:07.5</text:p>
          </table:table-cell>
          <table:table-cell table:style-name="ce11" office:value-type="float" office:value="441.5" calcext:value-type="float">
            <text:p>441.5</text:p>
          </table:table-cell>
          <table:table-cell table:style-name="ce16" office:value-type="time" office:time-value="PT00H07M06.9S" calcext:value-type="time">
            <text:p>07:06.9</text:p>
          </table:table-cell>
          <table:table-cell office:value-type="float" office:value="457.3" calcext:value-type="float">
            <text:p>457.3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 table:number-columns-repeated="3"/>
          <table:table-cell table:style-name="ce8" office:value-type="time" office:time-value="PT00H07M08.5S" calcext:value-type="time">
            <text:p>07:08.5</text:p>
          </table:table-cell>
          <table:table-cell table:style-name="ce11" office:value-type="float" office:value="433.1" calcext:value-type="float">
            <text:p>433.1</text:p>
          </table:table-cell>
          <table:table-cell table:style-name="ce16" office:value-type="time" office:time-value="PT00H07M07.9S" calcext:value-type="time">
            <text:p>07:07.9</text:p>
          </table:table-cell>
          <table:table-cell office:value-type="float" office:value="452" calcext:value-type="float">
            <text:p>452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 table:number-columns-repeated="3"/>
          <table:table-cell table:style-name="ce8" office:value-type="time" office:time-value="PT00H07M09.4S" calcext:value-type="time">
            <text:p>07:09.4</text:p>
          </table:table-cell>
          <table:table-cell table:style-name="ce11" office:value-type="float" office:value="423.8" calcext:value-type="float">
            <text:p>423.8</text:p>
          </table:table-cell>
          <table:table-cell table:style-name="ce16" office:value-type="time" office:time-value="PT00H07M08.8S" calcext:value-type="time">
            <text:p>07:08.8</text:p>
          </table:table-cell>
          <table:table-cell office:value-type="float" office:value="446.4" calcext:value-type="float">
            <text:p>446.4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 table:number-columns-repeated="3"/>
          <table:table-cell table:style-name="ce8" office:value-type="time" office:time-value="PT00H07M10.4S" calcext:value-type="time">
            <text:p>07:10.4</text:p>
          </table:table-cell>
          <table:table-cell table:style-name="ce11" office:value-type="float" office:value="413.7" calcext:value-type="float">
            <text:p>413.7</text:p>
          </table:table-cell>
          <table:table-cell table:style-name="ce16" office:value-type="time" office:time-value="PT00H07M09.8S" calcext:value-type="time">
            <text:p>07:09.8</text:p>
          </table:table-cell>
          <table:table-cell office:value-type="float" office:value="440.4" calcext:value-type="float">
            <text:p>440.4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 table:number-columns-repeated="3"/>
          <table:table-cell table:style-name="ce8" office:value-type="time" office:time-value="PT00H07M11.3S" calcext:value-type="time">
            <text:p>07:11.3</text:p>
          </table:table-cell>
          <table:table-cell table:style-name="ce11" office:value-type="float" office:value="402.8" calcext:value-type="float">
            <text:p>402.8</text:p>
          </table:table-cell>
          <table:table-cell table:style-name="ce16" office:value-type="time" office:time-value="PT00H07M10.7S" calcext:value-type="time">
            <text:p>07:10.7</text:p>
          </table:table-cell>
          <table:table-cell office:value-type="float" office:value="433.8" calcext:value-type="float">
            <text:p>433.8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 table:number-columns-repeated="3"/>
          <table:table-cell table:style-name="ce8" office:value-type="time" office:time-value="PT00H07M12.3S" calcext:value-type="time">
            <text:p>07:12.3</text:p>
          </table:table-cell>
          <table:table-cell table:style-name="ce11" office:value-type="float" office:value="392.1" calcext:value-type="float">
            <text:p>392.1</text:p>
          </table:table-cell>
          <table:table-cell table:style-name="ce16" office:value-type="time" office:time-value="PT00H07M11.7S" calcext:value-type="time">
            <text:p>07:11.7</text:p>
          </table:table-cell>
          <table:table-cell office:value-type="float" office:value="426.8" calcext:value-type="float">
            <text:p>426.8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 table:number-columns-repeated="3"/>
          <table:table-cell table:style-name="ce8" office:value-type="time" office:time-value="PT00H07M13.2S" calcext:value-type="time">
            <text:p>07:13.2</text:p>
          </table:table-cell>
          <table:table-cell table:style-name="ce11" office:value-type="float" office:value="382.5" calcext:value-type="float">
            <text:p>382.5</text:p>
          </table:table-cell>
          <table:table-cell table:style-name="ce16" office:value-type="time" office:time-value="PT00H07M12.6S" calcext:value-type="time">
            <text:p>07:12.6</text:p>
          </table:table-cell>
          <table:table-cell office:value-type="float" office:value="419.1" calcext:value-type="float">
            <text:p>419.1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 table:number-columns-repeated="3"/>
          <table:table-cell table:style-name="ce8" office:value-type="time" office:time-value="PT00H07M14.2S" calcext:value-type="time">
            <text:p>07:14.2</text:p>
          </table:table-cell>
          <table:table-cell table:style-name="ce11" office:value-type="float" office:value="373.5" calcext:value-type="float">
            <text:p>373.5</text:p>
          </table:table-cell>
          <table:table-cell table:style-name="ce16" office:value-type="time" office:time-value="PT00H07M13.6S" calcext:value-type="time">
            <text:p>07:13.6</text:p>
          </table:table-cell>
          <table:table-cell office:value-type="float" office:value="411.7" calcext:value-type="float">
            <text:p>411.7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 table:number-columns-repeated="3"/>
          <table:table-cell table:style-name="ce8" office:value-type="time" office:time-value="PT00H07M15.1S" calcext:value-type="time">
            <text:p>07:15.1</text:p>
          </table:table-cell>
          <table:table-cell table:style-name="ce11" office:value-type="float" office:value="365.2" calcext:value-type="float">
            <text:p>365.2</text:p>
          </table:table-cell>
          <table:table-cell table:style-name="ce16" office:value-type="time" office:time-value="PT00H07M14.5S" calcext:value-type="time">
            <text:p>07:14.5</text:p>
          </table:table-cell>
          <table:table-cell office:value-type="float" office:value="403" calcext:value-type="float">
            <text:p>403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 table:number-columns-repeated="3"/>
          <table:table-cell table:style-name="ce8" office:value-type="time" office:time-value="PT00H07M16.1S" calcext:value-type="time">
            <text:p>07:16.1</text:p>
          </table:table-cell>
          <table:table-cell table:style-name="ce11" office:value-type="float" office:value="357.6" calcext:value-type="float">
            <text:p>357.6</text:p>
          </table:table-cell>
          <table:table-cell table:style-name="ce16" office:value-type="time" office:time-value="PT00H07M15.5S" calcext:value-type="time">
            <text:p>07:15.5</text:p>
          </table:table-cell>
          <table:table-cell office:value-type="float" office:value="392" calcext:value-type="float">
            <text:p>392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 table:number-columns-repeated="3"/>
          <table:table-cell table:style-name="ce8" office:value-type="time" office:time-value="PT00H07M17S" calcext:value-type="time">
            <text:p>07:17.0</text:p>
          </table:table-cell>
          <table:table-cell table:style-name="ce11" office:value-type="float" office:value="351" calcext:value-type="float">
            <text:p>351</text:p>
          </table:table-cell>
          <table:table-cell table:style-name="ce16" office:value-type="time" office:time-value="PT00H07M16.4S" calcext:value-type="time">
            <text:p>07:16.4</text:p>
          </table:table-cell>
          <table:table-cell office:value-type="float" office:value="382.6" calcext:value-type="float">
            <text:p>382.6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 table:number-columns-repeated="3"/>
          <table:table-cell table:style-name="ce8" office:value-type="time" office:time-value="PT00H07M18S" calcext:value-type="time">
            <text:p>07:18.0</text:p>
          </table:table-cell>
          <table:table-cell table:style-name="ce11" office:value-type="float" office:value="342.7" calcext:value-type="float">
            <text:p>342.7</text:p>
          </table:table-cell>
          <table:table-cell table:style-name="ce16" office:value-type="time" office:time-value="PT00H07M17.4S" calcext:value-type="time">
            <text:p>07:17.4</text:p>
          </table:table-cell>
          <table:table-cell office:value-type="float" office:value="372.9" calcext:value-type="float">
            <text:p>372.9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 table:number-columns-repeated="3"/>
          <table:table-cell table:style-name="ce8" office:value-type="time" office:time-value="PT00H07M18.9S" calcext:value-type="time">
            <text:p>07:18.9</text:p>
          </table:table-cell>
          <table:table-cell table:style-name="ce11" office:value-type="float" office:value="336.6" calcext:value-type="float">
            <text:p>336.6</text:p>
          </table:table-cell>
          <table:table-cell table:style-name="ce16" office:value-type="time" office:time-value="PT00H07M18.3S" calcext:value-type="time">
            <text:p>07:18.3</text:p>
          </table:table-cell>
          <table:table-cell office:value-type="float" office:value="363.6" calcext:value-type="float">
            <text:p>363.6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 table:number-columns-repeated="3"/>
          <table:table-cell table:style-name="ce8" office:value-type="time" office:time-value="PT00H07M19.9S" calcext:value-type="time">
            <text:p>07:19.9</text:p>
          </table:table-cell>
          <table:table-cell table:style-name="ce11" office:value-type="float" office:value="331.4" calcext:value-type="float">
            <text:p>331.4</text:p>
          </table:table-cell>
          <table:table-cell table:style-name="ce16" office:value-type="time" office:time-value="PT00H07M19.3S" calcext:value-type="time">
            <text:p>07:19.3</text:p>
          </table:table-cell>
          <table:table-cell office:value-type="float" office:value="355.3" calcext:value-type="float">
            <text:p>355.3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 table:number-columns-repeated="3"/>
          <table:table-cell table:style-name="ce8" office:value-type="time" office:time-value="PT00H07M20.9S" calcext:value-type="time">
            <text:p>07:20.9</text:p>
          </table:table-cell>
          <table:table-cell table:style-name="ce11" office:value-type="float" office:value="326.3" calcext:value-type="float">
            <text:p>326.3</text:p>
          </table:table-cell>
          <table:table-cell table:style-name="ce16" office:value-type="time" office:time-value="PT00H07M20.2S" calcext:value-type="time">
            <text:p>07:20.2</text:p>
          </table:table-cell>
          <table:table-cell office:value-type="float" office:value="347.6" calcext:value-type="float">
            <text:p>347.6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 table:number-columns-repeated="3"/>
          <table:table-cell table:style-name="ce8" office:value-type="time" office:time-value="PT00H07M21.9S" calcext:value-type="time">
            <text:p>07:21.9</text:p>
          </table:table-cell>
          <table:table-cell table:style-name="ce11" office:value-type="float" office:value="321.3" calcext:value-type="float">
            <text:p>321.3</text:p>
          </table:table-cell>
          <table:table-cell table:style-name="ce16" office:value-type="time" office:time-value="PT00H07M21.2S" calcext:value-type="time">
            <text:p>07:21.2</text:p>
          </table:table-cell>
          <table:table-cell office:value-type="float" office:value="340.6" calcext:value-type="float">
            <text:p>340.6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 table:number-columns-repeated="3"/>
          <table:table-cell table:style-name="ce8" office:value-type="time" office:time-value="PT00H07M22.8S" calcext:value-type="time">
            <text:p>07:22.8</text:p>
          </table:table-cell>
          <table:table-cell table:style-name="ce11" office:value-type="float" office:value="316.5" calcext:value-type="float">
            <text:p>316.5</text:p>
          </table:table-cell>
          <table:table-cell table:style-name="ce16" office:value-type="time" office:time-value="PT00H07M22.2S" calcext:value-type="time">
            <text:p>07:22.2</text:p>
          </table:table-cell>
          <table:table-cell office:value-type="float" office:value="334.2" calcext:value-type="float">
            <text:p>334.2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 table:number-columns-repeated="3"/>
          <table:table-cell table:style-name="ce8" office:value-type="time" office:time-value="PT00H07M23.8S" calcext:value-type="time">
            <text:p>07:23.8</text:p>
          </table:table-cell>
          <table:table-cell table:style-name="ce11" office:value-type="float" office:value="312.4" calcext:value-type="float">
            <text:p>312.4</text:p>
          </table:table-cell>
          <table:table-cell table:style-name="ce16" office:value-type="time" office:time-value="PT00H07M23.1S" calcext:value-type="time">
            <text:p>07:23.1</text:p>
          </table:table-cell>
          <table:table-cell office:value-type="float" office:value="328.5" calcext:value-type="float">
            <text:p>328.5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 table:number-columns-repeated="3"/>
          <table:table-cell table:style-name="ce8" office:value-type="time" office:time-value="PT00H07M24.7S" calcext:value-type="time">
            <text:p>07:24.7</text:p>
          </table:table-cell>
          <table:table-cell table:style-name="ce11" office:value-type="float" office:value="308.2" calcext:value-type="float">
            <text:p>308.2</text:p>
          </table:table-cell>
          <table:table-cell table:style-name="ce16" office:value-type="time" office:time-value="PT00H07M24.1S" calcext:value-type="time">
            <text:p>07:24.1</text:p>
          </table:table-cell>
          <table:table-cell office:value-type="float" office:value="323.1" calcext:value-type="float">
            <text:p>323.1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 table:number-columns-repeated="3"/>
          <table:table-cell table:style-name="ce8" office:value-type="time" office:time-value="PT00H07M25.7S" calcext:value-type="time">
            <text:p>07:25.7</text:p>
          </table:table-cell>
          <table:table-cell table:style-name="ce11" office:value-type="float" office:value="304.5" calcext:value-type="float">
            <text:p>304.5</text:p>
          </table:table-cell>
          <table:table-cell table:style-name="ce16" office:value-type="time" office:time-value="PT00H07M25S" calcext:value-type="time">
            <text:p>07:25.0</text:p>
          </table:table-cell>
          <table:table-cell office:value-type="float" office:value="317.6" calcext:value-type="float">
            <text:p>317.6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 table:number-columns-repeated="3"/>
          <table:table-cell table:style-name="ce8" office:value-type="time" office:time-value="PT00H07M26.6S" calcext:value-type="time">
            <text:p>07:26.6</text:p>
          </table:table-cell>
          <table:table-cell table:style-name="ce11" office:value-type="float" office:value="300.5" calcext:value-type="float">
            <text:p>300.5</text:p>
          </table:table-cell>
          <table:table-cell table:style-name="ce16" office:value-type="time" office:time-value="PT00H07M26S" calcext:value-type="time">
            <text:p>07:26.0</text:p>
          </table:table-cell>
          <table:table-cell office:value-type="float" office:value="312.5" calcext:value-type="float">
            <text:p>312.5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 table:number-columns-repeated="3"/>
          <table:table-cell table:style-name="ce8" office:value-type="time" office:time-value="PT00H07M27.6S" calcext:value-type="time">
            <text:p>07:27.6</text:p>
          </table:table-cell>
          <table:table-cell table:style-name="ce11" office:value-type="float" office:value="298.7" calcext:value-type="float">
            <text:p>298.7</text:p>
          </table:table-cell>
          <table:table-cell table:style-name="ce16" office:value-type="time" office:time-value="PT00H07M26.9S" calcext:value-type="time">
            <text:p>07:26.9</text:p>
          </table:table-cell>
          <table:table-cell office:value-type="float" office:value="308.1" calcext:value-type="float">
            <text:p>308.1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 table:number-columns-repeated="3"/>
          <table:table-cell table:style-name="ce8" office:value-type="time" office:time-value="PT00H07M28.5S" calcext:value-type="time">
            <text:p>07:28.5</text:p>
          </table:table-cell>
          <table:table-cell table:style-name="ce11" office:value-type="float" office:value="295.3" calcext:value-type="float">
            <text:p>295.3</text:p>
          </table:table-cell>
          <table:table-cell table:style-name="ce16" office:value-type="time" office:time-value="PT00H07M27.9S" calcext:value-type="time">
            <text:p>07:27.9</text:p>
          </table:table-cell>
          <table:table-cell office:value-type="float" office:value="303.5" calcext:value-type="float">
            <text:p>303.5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 table:number-columns-repeated="3"/>
          <table:table-cell table:style-name="ce8" office:value-type="time" office:time-value="PT00H07M29.5S" calcext:value-type="time">
            <text:p>07:29.5</text:p>
          </table:table-cell>
          <table:table-cell table:style-name="ce11" office:value-type="float" office:value="291.9" calcext:value-type="float">
            <text:p>291.9</text:p>
          </table:table-cell>
          <table:table-cell table:style-name="ce16" office:value-type="time" office:time-value="PT00H07M28.8S" calcext:value-type="time">
            <text:p>07:28.8</text:p>
          </table:table-cell>
          <table:table-cell office:value-type="float" office:value="299.8" calcext:value-type="float">
            <text:p>299.8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 table:number-columns-repeated="3"/>
          <table:table-cell table:style-name="ce8" office:value-type="time" office:time-value="PT00H07M30.4S" calcext:value-type="time">
            <text:p>07:30.4</text:p>
          </table:table-cell>
          <table:table-cell table:style-name="ce11" office:value-type="float" office:value="288.7" calcext:value-type="float">
            <text:p>288.7</text:p>
          </table:table-cell>
          <table:table-cell table:style-name="ce16" office:value-type="time" office:time-value="PT00H07M29.8S" calcext:value-type="time">
            <text:p>07:29.8</text:p>
          </table:table-cell>
          <table:table-cell office:value-type="float" office:value="298.3" calcext:value-type="float">
            <text:p>298.3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 table:number-columns-repeated="3"/>
          <table:table-cell table:style-name="ce8" office:value-type="time" office:time-value="PT00H07M31.4S" calcext:value-type="time">
            <text:p>07:31.4</text:p>
          </table:table-cell>
          <table:table-cell table:style-name="ce11" office:value-type="float" office:value="285.6" calcext:value-type="float">
            <text:p>285.6</text:p>
          </table:table-cell>
          <table:table-cell table:style-name="ce16" office:value-type="time" office:time-value="PT00H07M30.7S" calcext:value-type="time">
            <text:p>07:30.7</text:p>
          </table:table-cell>
          <table:table-cell office:value-type="float" office:value="294.7" calcext:value-type="float">
            <text:p>294.7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 table:number-columns-repeated="3"/>
          <table:table-cell table:style-name="ce8" office:value-type="time" office:time-value="PT00H07M32.3S" calcext:value-type="time">
            <text:p>07:32.3</text:p>
          </table:table-cell>
          <table:table-cell table:style-name="ce11" office:value-type="float" office:value="282.9" calcext:value-type="float">
            <text:p>282.9</text:p>
          </table:table-cell>
          <table:table-cell table:style-name="ce16" office:value-type="time" office:time-value="PT00H07M31.7S" calcext:value-type="time">
            <text:p>07:31.7</text:p>
          </table:table-cell>
          <table:table-cell office:value-type="float" office:value="291.2" calcext:value-type="float">
            <text:p>291.2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 table:number-columns-repeated="3"/>
          <table:table-cell table:style-name="ce8" office:value-type="time" office:time-value="PT00H07M33.3S" calcext:value-type="time">
            <text:p>07:33.3</text:p>
          </table:table-cell>
          <table:table-cell table:style-name="ce11" office:value-type="float" office:value="280.1" calcext:value-type="float">
            <text:p>280.1</text:p>
          </table:table-cell>
          <table:table-cell table:style-name="ce16" office:value-type="time" office:time-value="PT00H07M32.6S" calcext:value-type="time">
            <text:p>07:32.6</text:p>
          </table:table-cell>
          <table:table-cell office:value-type="float" office:value="287.9" calcext:value-type="float">
            <text:p>287.9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 table:number-columns-repeated="3"/>
          <table:table-cell table:style-name="ce8" office:value-type="time" office:time-value="PT00H07M34.2S" calcext:value-type="time">
            <text:p>07:34.2</text:p>
          </table:table-cell>
          <table:table-cell table:style-name="ce11" office:value-type="float" office:value="275.2" calcext:value-type="float">
            <text:p>275.2</text:p>
          </table:table-cell>
          <table:table-cell table:style-name="ce16" office:value-type="time" office:time-value="PT00H07M33.6S" calcext:value-type="time">
            <text:p>07:33.6</text:p>
          </table:table-cell>
          <table:table-cell office:value-type="float" office:value="284.5" calcext:value-type="float">
            <text:p>284.5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 table:number-columns-repeated="3"/>
          <table:table-cell table:style-name="ce8" office:value-type="time" office:time-value="PT00H07M35.2S" calcext:value-type="time">
            <text:p>07:35.2</text:p>
          </table:table-cell>
          <table:table-cell table:style-name="ce11" office:value-type="float" office:value="272.5" calcext:value-type="float">
            <text:p>272.5</text:p>
          </table:table-cell>
          <table:table-cell table:style-name="ce16" office:value-type="time" office:time-value="PT00H07M34.5S" calcext:value-type="time">
            <text:p>07:34.5</text:p>
          </table:table-cell>
          <table:table-cell office:value-type="float" office:value="281" calcext:value-type="float">
            <text:p>281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 table:number-columns-repeated="3"/>
          <table:table-cell table:style-name="ce8" office:value-type="time" office:time-value="PT00H07M36.1S" calcext:value-type="time">
            <text:p>07:36.1</text:p>
          </table:table-cell>
          <table:table-cell table:style-name="ce11" office:value-type="float" office:value="269.9" calcext:value-type="float">
            <text:p>269.9</text:p>
          </table:table-cell>
          <table:table-cell table:style-name="ce16" office:value-type="time" office:time-value="PT00H07M35.5S" calcext:value-type="time">
            <text:p>07:35.5</text:p>
          </table:table-cell>
          <table:table-cell office:value-type="float" office:value="277.9" calcext:value-type="float">
            <text:p>277.9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 table:number-columns-repeated="3"/>
          <table:table-cell table:style-name="ce8" office:value-type="time" office:time-value="PT00H07M37.1S" calcext:value-type="time">
            <text:p>07:37.1</text:p>
          </table:table-cell>
          <table:table-cell table:style-name="ce11" office:value-type="float" office:value="267.2" calcext:value-type="float">
            <text:p>267.2</text:p>
          </table:table-cell>
          <table:table-cell table:style-name="ce16" office:value-type="time" office:time-value="PT00H07M36.4S" calcext:value-type="time">
            <text:p>07:36.4</text:p>
          </table:table-cell>
          <table:table-cell office:value-type="float" office:value="274.9" calcext:value-type="float">
            <text:p>274.9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 table:number-columns-repeated="3"/>
          <table:table-cell table:style-name="ce8" office:value-type="time" office:time-value="PT00H07M38S" calcext:value-type="time">
            <text:p>07:38.0</text:p>
          </table:table-cell>
          <table:table-cell table:style-name="ce11" office:value-type="float" office:value="264.4" calcext:value-type="float">
            <text:p>264.4</text:p>
          </table:table-cell>
          <table:table-cell table:style-name="ce16" office:value-type="time" office:time-value="PT00H07M37.4S" calcext:value-type="time">
            <text:p>07:37.4</text:p>
          </table:table-cell>
          <table:table-cell office:value-type="float" office:value="271.9" calcext:value-type="float">
            <text:p>271.9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 table:number-columns-repeated="3"/>
          <table:table-cell table:style-name="ce8" office:value-type="time" office:time-value="PT00H07M39S" calcext:value-type="time">
            <text:p>07:39.0</text:p>
          </table:table-cell>
          <table:table-cell table:style-name="ce11" office:value-type="float" office:value="261.9" calcext:value-type="float">
            <text:p>261.9</text:p>
          </table:table-cell>
          <table:table-cell table:style-name="ce16" office:value-type="time" office:time-value="PT00H07M38.3S" calcext:value-type="time">
            <text:p>07:38.3</text:p>
          </table:table-cell>
          <table:table-cell office:value-type="float" office:value="268.9" calcext:value-type="float">
            <text:p>268.9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 table:number-columns-repeated="3"/>
          <table:table-cell table:style-name="ce8" office:value-type="time" office:time-value="PT00H07M40S" calcext:value-type="time">
            <text:p>07:40.0</text:p>
          </table:table-cell>
          <table:table-cell table:style-name="ce11" office:value-type="float" office:value="259.5" calcext:value-type="float">
            <text:p>259.5</text:p>
          </table:table-cell>
          <table:table-cell table:style-name="ce16" office:value-type="time" office:time-value="PT00H07M39.3S" calcext:value-type="time">
            <text:p>07:39.3</text:p>
          </table:table-cell>
          <table:table-cell office:value-type="float" office:value="266.1" calcext:value-type="float">
            <text:p>266.1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 table:number-columns-repeated="3"/>
          <table:table-cell table:style-name="ce8" office:value-type="time" office:time-value="PT00H07M40.9S" calcext:value-type="time">
            <text:p>07:40.9</text:p>
          </table:table-cell>
          <table:table-cell table:style-name="ce11" office:value-type="float" office:value="257.5" calcext:value-type="float">
            <text:p>257.5</text:p>
          </table:table-cell>
          <table:table-cell table:style-name="ce16" office:value-type="time" office:time-value="PT00H07M40.2S" calcext:value-type="time">
            <text:p>07:40.2</text:p>
          </table:table-cell>
          <table:table-cell office:value-type="float" office:value="263.6" calcext:value-type="float">
            <text:p>263.6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 table:number-columns-repeated="3"/>
          <table:table-cell table:style-name="ce8" office:value-type="time" office:time-value="PT00H07M41.9S" calcext:value-type="time">
            <text:p>07:41.9</text:p>
          </table:table-cell>
          <table:table-cell table:style-name="ce11" office:value-type="float" office:value="255" calcext:value-type="float">
            <text:p>255</text:p>
          </table:table-cell>
          <table:table-cell table:style-name="ce16" office:value-type="time" office:time-value="PT00H07M41.2S" calcext:value-type="time">
            <text:p>07:41.2</text:p>
          </table:table-cell>
          <table:table-cell office:value-type="float" office:value="261.2" calcext:value-type="float">
            <text:p>261.2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 table:number-columns-repeated="3"/>
          <table:table-cell table:style-name="ce8" office:value-type="time" office:time-value="PT00H07M42.8S" calcext:value-type="time">
            <text:p>07:42.8</text:p>
          </table:table-cell>
          <table:table-cell table:style-name="ce11" office:value-type="float" office:value="252.5" calcext:value-type="float">
            <text:p>252.5</text:p>
          </table:table-cell>
          <table:table-cell table:style-name="ce16" office:value-type="time" office:time-value="PT00H07M42.1S" calcext:value-type="time">
            <text:p>07:42.1</text:p>
          </table:table-cell>
          <table:table-cell office:value-type="float" office:value="258.8" calcext:value-type="float">
            <text:p>258.8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 table:number-columns-repeated="3"/>
          <table:table-cell table:style-name="ce8" office:value-type="time" office:time-value="PT00H07M43.8S" calcext:value-type="time">
            <text:p>07:43.8</text:p>
          </table:table-cell>
          <table:table-cell table:style-name="ce11" office:value-type="float" office:value="252.5" calcext:value-type="float">
            <text:p>252.5</text:p>
          </table:table-cell>
          <table:table-cell table:style-name="ce16" office:value-type="time" office:time-value="PT00H07M43.1S" calcext:value-type="time">
            <text:p>07:43.1</text:p>
          </table:table-cell>
          <table:table-cell office:value-type="float" office:value="256.3" calcext:value-type="float">
            <text:p>256.3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 table:number-columns-repeated="3"/>
          <table:table-cell table:style-name="ce8" office:value-type="time" office:time-value="PT00H07M44.7S" calcext:value-type="time">
            <text:p>07:44.7</text:p>
          </table:table-cell>
          <table:table-cell table:style-name="ce11" office:value-type="float" office:value="250.4" calcext:value-type="float">
            <text:p>250.4</text:p>
          </table:table-cell>
          <table:table-cell table:style-name="ce16" office:value-type="time" office:time-value="PT00H07M44S" calcext:value-type="time">
            <text:p>07:44.0</text:p>
          </table:table-cell>
          <table:table-cell office:value-type="float" office:value="253.7" calcext:value-type="float">
            <text:p>253.7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 table:number-columns-repeated="3"/>
          <table:table-cell table:style-name="ce8" office:value-type="time" office:time-value="PT00H07M45.7S" calcext:value-type="time">
            <text:p>07:45.7</text:p>
          </table:table-cell>
          <table:table-cell table:style-name="ce11" office:value-type="float" office:value="248.4" calcext:value-type="float">
            <text:p>248.4</text:p>
          </table:table-cell>
          <table:table-cell table:style-name="ce16" office:value-type="time" office:time-value="PT00H07M45S" calcext:value-type="time">
            <text:p>07:45.0</text:p>
          </table:table-cell>
          <table:table-cell office:value-type="float" office:value="251.5" calcext:value-type="float">
            <text:p>251.5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 table:number-columns-repeated="3"/>
          <table:table-cell table:style-name="ce8" office:value-type="time" office:time-value="PT00H07M46.6S" calcext:value-type="time">
            <text:p>07:46.6</text:p>
          </table:table-cell>
          <table:table-cell table:style-name="ce11" office:value-type="float" office:value="246.6" calcext:value-type="float">
            <text:p>246.6</text:p>
          </table:table-cell>
          <table:table-cell table:style-name="ce16" office:value-type="time" office:time-value="PT00H07M46S" calcext:value-type="time">
            <text:p>07:46.0</text:p>
          </table:table-cell>
          <table:table-cell office:value-type="float" office:value="249.2" calcext:value-type="float">
            <text:p>249.2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 table:number-columns-repeated="3"/>
          <table:table-cell table:style-name="ce8" office:value-type="time" office:time-value="PT00H07M47.6S" calcext:value-type="time">
            <text:p>07:47.6</text:p>
          </table:table-cell>
          <table:table-cell table:style-name="ce11" office:value-type="float" office:value="244.8" calcext:value-type="float">
            <text:p>244.8</text:p>
          </table:table-cell>
          <table:table-cell table:style-name="ce16" office:value-type="time" office:time-value="PT00H07M46.9S" calcext:value-type="time">
            <text:p>07:46.9</text:p>
          </table:table-cell>
          <table:table-cell office:value-type="float" office:value="247" calcext:value-type="float">
            <text:p>247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 table:number-columns-repeated="3"/>
          <table:table-cell table:style-name="ce8" office:value-type="time" office:time-value="PT00H07M48.5S" calcext:value-type="time">
            <text:p>07:48.5</text:p>
          </table:table-cell>
          <table:table-cell table:style-name="ce11" office:value-type="float" office:value="242.9" calcext:value-type="float">
            <text:p>242.9</text:p>
          </table:table-cell>
          <table:table-cell table:style-name="ce16" office:value-type="time" office:time-value="PT00H07M47.9S" calcext:value-type="time">
            <text:p>07:47.9</text:p>
          </table:table-cell>
          <table:table-cell office:value-type="float" office:value="244.9" calcext:value-type="float">
            <text:p>244.9</text:p>
          </table:table-cell>
          <table:table-cell table:style-name="ce19"/>
          <table:table-cell/>
          <table:table-cell table:style-name="ce19"/>
          <table:table-cell table:number-columns-repeated="2"/>
        </table:table-row>
        <table:table-row table:style-name="ro2">
          <table:table-cell table:number-columns-repeated="3"/>
          <table:table-cell table:style-name="ce8" office:value-type="time" office:time-value="PT00H07M49.5S" calcext:value-type="time">
            <text:p>07:49.5</text:p>
          </table:table-cell>
          <table:table-cell table:style-name="ce11" office:value-type="float" office:value="241.3" calcext:value-type="float">
            <text:p>241.3</text:p>
          </table:table-cell>
          <table:table-cell table:style-name="ce16" office:value-type="time" office:time-value="PT00H07M48.8S" calcext:value-type="time">
            <text:p>07:48.8</text:p>
          </table:table-cell>
          <table:table-cell office:value-type="float" office:value="243.2" calcext:value-type="float">
            <text:p>243.2</text:p>
          </table:table-cell>
          <table:table-cell table:number-columns-repeated="5"/>
        </table:table-row>
        <table:table-row table:style-name="ro2">
          <table:table-cell table:number-columns-repeated="3"/>
          <table:table-cell table:style-name="ce8" office:value-type="time" office:time-value="PT00H07M50.4S" calcext:value-type="time">
            <text:p>07:50.4</text:p>
          </table:table-cell>
          <table:table-cell table:style-name="ce11" office:value-type="float" office:value="239.4" calcext:value-type="float">
            <text:p>239.4</text:p>
          </table:table-cell>
          <table:table-cell table:style-name="ce16" office:value-type="time" office:time-value="PT00H07M49.8S" calcext:value-type="time">
            <text:p>07:49.8</text:p>
          </table:table-cell>
          <table:table-cell office:value-type="float" office:value="241.4" calcext:value-type="float">
            <text:p>241.4</text:p>
          </table:table-cell>
          <table:table-cell table:number-columns-repeated="5"/>
        </table:table-row>
        <table:table-row table:style-name="ro2">
          <table:table-cell table:number-columns-repeated="3"/>
          <table:table-cell table:style-name="ce8" office:value-type="time" office:time-value="PT00H07M51.4S" calcext:value-type="time">
            <text:p>07:51.4</text:p>
          </table:table-cell>
          <table:table-cell table:style-name="ce11" office:value-type="float" office:value="237.8" calcext:value-type="float">
            <text:p>237.8</text:p>
          </table:table-cell>
          <table:table-cell table:style-name="ce16" office:value-type="time" office:time-value="PT00H07M50.7S" calcext:value-type="time">
            <text:p>07:50.7</text:p>
          </table:table-cell>
          <table:table-cell office:value-type="float" office:value="239.6" calcext:value-type="float">
            <text:p>239.6</text:p>
          </table:table-cell>
          <table:table-cell table:number-columns-repeated="5"/>
        </table:table-row>
        <table:table-row table:style-name="ro2">
          <table:table-cell table:number-columns-repeated="3"/>
          <table:table-cell table:style-name="ce8" office:value-type="time" office:time-value="PT00H07M52.3S" calcext:value-type="time">
            <text:p>07:52.3</text:p>
          </table:table-cell>
          <table:table-cell table:style-name="ce11" office:value-type="float" office:value="236.2" calcext:value-type="float">
            <text:p>236.2</text:p>
          </table:table-cell>
          <table:table-cell table:style-name="ce16" office:value-type="time" office:time-value="PT00H07M51.7S" calcext:value-type="time">
            <text:p>07:51.7</text:p>
          </table:table-cell>
          <table:table-cell office:value-type="float" office:value="237.7" calcext:value-type="float">
            <text:p>237.7</text:p>
          </table:table-cell>
          <table:table-cell table:number-columns-repeated="5"/>
        </table:table-row>
        <table:table-row table:style-name="ro2">
          <table:table-cell table:number-columns-repeated="3"/>
          <table:table-cell table:style-name="ce8" office:value-type="time" office:time-value="PT00H07M53.3S" calcext:value-type="time">
            <text:p>07:53.3</text:p>
          </table:table-cell>
          <table:table-cell table:style-name="ce11" office:value-type="float" office:value="234.8" calcext:value-type="float">
            <text:p>234.8</text:p>
          </table:table-cell>
          <table:table-cell table:style-name="ce16" office:value-type="time" office:time-value="PT00H07M52.6S" calcext:value-type="time">
            <text:p>07:52.6</text:p>
          </table:table-cell>
          <table:table-cell office:value-type="float" office:value="235.9" calcext:value-type="float">
            <text:p>235.9</text:p>
          </table:table-cell>
          <table:table-cell table:number-columns-repeated="5"/>
        </table:table-row>
        <table:table-row table:style-name="ro2">
          <table:table-cell table:number-columns-repeated="3"/>
          <table:table-cell table:style-name="ce8" office:value-type="time" office:time-value="PT00H07M54.2S" calcext:value-type="time">
            <text:p>07:54.2</text:p>
          </table:table-cell>
          <table:table-cell table:style-name="ce11" office:value-type="float" office:value="233.3" calcext:value-type="float">
            <text:p>233.3</text:p>
          </table:table-cell>
          <table:table-cell table:style-name="ce16" office:value-type="time" office:time-value="PT00H07M53.6S" calcext:value-type="time">
            <text:p>07:53.6</text:p>
          </table:table-cell>
          <table:table-cell office:value-type="float" office:value="231.7" calcext:value-type="float">
            <text:p>231.7</text:p>
          </table:table-cell>
          <table:table-cell table:number-columns-repeated="5"/>
        </table:table-row>
        <table:table-row table:style-name="ro2">
          <table:table-cell table:number-columns-repeated="3"/>
          <table:table-cell table:style-name="ce8" office:value-type="time" office:time-value="PT00H07M55.2S" calcext:value-type="time">
            <text:p>07:55.2</text:p>
          </table:table-cell>
          <table:table-cell table:style-name="ce11" office:value-type="float" office:value="231.8" calcext:value-type="float">
            <text:p>231.8</text:p>
          </table:table-cell>
          <table:table-cell table:style-name="ce16" office:value-type="time" office:time-value="PT00H07M54.5S" calcext:value-type="time">
            <text:p>07:54.5</text:p>
          </table:table-cell>
          <table:table-cell office:value-type="float" office:value="229.9" calcext:value-type="float">
            <text:p>229.9</text:p>
          </table:table-cell>
          <table:table-cell table:number-columns-repeated="5"/>
        </table:table-row>
        <table:table-row table:style-name="ro2">
          <table:table-cell table:number-columns-repeated="3"/>
          <table:table-cell table:style-name="ce8" office:value-type="time" office:time-value="PT00H07M56.1S" calcext:value-type="time">
            <text:p>07:56.1</text:p>
          </table:table-cell>
          <table:table-cell table:style-name="ce11" office:value-type="float" office:value="230.2" calcext:value-type="float">
            <text:p>230.2</text:p>
          </table:table-cell>
          <table:table-cell table:style-name="ce16" office:value-type="time" office:time-value="PT00H07M55.5S" calcext:value-type="time">
            <text:p>07:55.5</text:p>
          </table:table-cell>
          <table:table-cell office:value-type="float" office:value="228.1" calcext:value-type="float">
            <text:p>228.1</text:p>
          </table:table-cell>
          <table:table-cell table:number-columns-repeated="5"/>
        </table:table-row>
        <table:table-row table:style-name="ro2">
          <table:table-cell table:number-columns-repeated="3"/>
          <table:table-cell table:style-name="ce8" office:value-type="time" office:time-value="PT00H07M57.1S" calcext:value-type="time">
            <text:p>07:57.1</text:p>
          </table:table-cell>
          <table:table-cell table:style-name="ce11" office:value-type="float" office:value="228.5" calcext:value-type="float">
            <text:p>228.5</text:p>
          </table:table-cell>
          <table:table-cell table:style-name="ce16" office:value-type="time" office:time-value="PT00H07M56.4S" calcext:value-type="time">
            <text:p>07:56.4</text:p>
          </table:table-cell>
          <table:table-cell office:value-type="float" office:value="226.3" calcext:value-type="float">
            <text:p>226.3</text:p>
          </table:table-cell>
          <table:table-cell table:number-columns-repeated="5"/>
        </table:table-row>
        <table:table-row table:style-name="ro2">
          <table:table-cell table:number-columns-repeated="3"/>
          <table:table-cell table:style-name="ce8" office:value-type="time" office:time-value="PT00H07M58S" calcext:value-type="time">
            <text:p>07:58.0</text:p>
          </table:table-cell>
          <table:table-cell table:style-name="ce11" office:value-type="float" office:value="226.8" calcext:value-type="float">
            <text:p>226.8</text:p>
          </table:table-cell>
          <table:table-cell table:style-name="ce16" office:value-type="time" office:time-value="PT00H07M57.4S" calcext:value-type="time">
            <text:p>07:57.4</text:p>
          </table:table-cell>
          <table:table-cell office:value-type="float" office:value="224.7" calcext:value-type="float">
            <text:p>224.7</text:p>
          </table:table-cell>
          <table:table-cell table:number-columns-repeated="5"/>
        </table:table-row>
        <table:table-row table:style-name="ro2">
          <table:table-cell table:number-columns-repeated="3"/>
          <table:table-cell table:style-name="ce8" office:value-type="time" office:time-value="PT00H07M59S" calcext:value-type="time">
            <text:p>07:59.0</text:p>
          </table:table-cell>
          <table:table-cell table:style-name="ce11" office:value-type="float" office:value="225.2" calcext:value-type="float">
            <text:p>225.2</text:p>
          </table:table-cell>
          <table:table-cell table:style-name="ce16" office:value-type="time" office:time-value="PT00H07M58.3S" calcext:value-type="time">
            <text:p>07:58.3</text:p>
          </table:table-cell>
          <table:table-cell office:value-type="float" office:value="223" calcext:value-type="float">
            <text:p>223</text:p>
          </table:table-cell>
          <table:table-cell table:number-columns-repeated="5"/>
        </table:table-row>
        <table:table-row table:style-name="ro2">
          <table:table-cell table:number-columns-repeated="3"/>
          <table:table-cell table:style-name="ce8" office:value-type="time" office:time-value="PT00H07M59.9S" calcext:value-type="time">
            <text:p>07:59.9</text:p>
          </table:table-cell>
          <table:table-cell table:style-name="ce11" office:value-type="float" office:value="223.9" calcext:value-type="float">
            <text:p>223.9</text:p>
          </table:table-cell>
          <table:table-cell table:style-name="ce16" office:value-type="time" office:time-value="PT00H07M59.3S" calcext:value-type="time">
            <text:p>07:59.3</text:p>
          </table:table-cell>
          <table:table-cell office:value-type="float" office:value="221.3" calcext:value-type="float">
            <text:p>221.3</text:p>
          </table:table-cell>
          <table:table-cell table:number-columns-repeated="5"/>
        </table:table-row>
        <table:table-row table:style-name="ro2">
          <table:table-cell table:number-columns-repeated="3"/>
          <table:table-cell table:style-name="ce8" office:value-type="time" office:time-value="PT00H08M00.9S" calcext:value-type="time">
            <text:p>08:00.9</text:p>
          </table:table-cell>
          <table:table-cell table:style-name="ce11" office:value-type="float" office:value="222.3" calcext:value-type="float">
            <text:p>222.3</text:p>
          </table:table-cell>
          <table:table-cell table:style-name="ce16" office:value-type="time" office:time-value="PT00H08M00.3S" calcext:value-type="time">
            <text:p>08:00.3</text:p>
          </table:table-cell>
          <table:table-cell office:value-type="float" office:value="219.6" calcext:value-type="float">
            <text:p>219.6</text:p>
          </table:table-cell>
          <table:table-cell table:number-columns-repeated="5"/>
        </table:table-row>
        <table:table-row table:style-name="ro2">
          <table:table-cell table:number-columns-repeated="3"/>
          <table:table-cell table:style-name="ce8" office:value-type="time" office:time-value="PT00H08M01.9S" calcext:value-type="time">
            <text:p>08:01.9</text:p>
          </table:table-cell>
          <table:table-cell table:style-name="ce11" office:value-type="float" office:value="220.8" calcext:value-type="float">
            <text:p>220.8</text:p>
          </table:table-cell>
          <table:table-cell table:style-name="ce16" office:value-type="time" office:time-value="PT00H08M01.2S" calcext:value-type="time">
            <text:p>08:01.2</text:p>
          </table:table-cell>
          <table:table-cell office:value-type="float" office:value="218" calcext:value-type="float">
            <text:p>218</text:p>
          </table:table-cell>
          <table:table-cell table:number-columns-repeated="5"/>
        </table:table-row>
        <table:table-row table:style-name="ro2">
          <table:table-cell table:number-columns-repeated="3"/>
          <table:table-cell table:style-name="ce8" office:value-type="time" office:time-value="PT00H08M02.8S" calcext:value-type="time">
            <text:p>08:02.8</text:p>
          </table:table-cell>
          <table:table-cell table:style-name="ce11" office:value-type="float" office:value="219.3" calcext:value-type="float">
            <text:p>219.3</text:p>
          </table:table-cell>
          <table:table-cell table:style-name="ce16" office:value-type="time" office:time-value="PT00H08M02.2S" calcext:value-type="time">
            <text:p>08:02.2</text:p>
          </table:table-cell>
          <table:table-cell office:value-type="float" office:value="216.4" calcext:value-type="float">
            <text:p>216.4</text:p>
          </table:table-cell>
          <table:table-cell table:number-columns-repeated="5"/>
        </table:table-row>
        <table:table-row table:style-name="ro2">
          <table:table-cell table:number-columns-repeated="3"/>
          <table:table-cell table:style-name="ce8" office:value-type="time" office:time-value="PT00H08M03.8S" calcext:value-type="time">
            <text:p>08:03.8</text:p>
          </table:table-cell>
          <table:table-cell table:style-name="ce11" office:value-type="float" office:value="217.6" calcext:value-type="float">
            <text:p>217.6</text:p>
          </table:table-cell>
          <table:table-cell table:style-name="ce16" office:value-type="time" office:time-value="PT00H08M03.1S" calcext:value-type="time">
            <text:p>08:03.1</text:p>
          </table:table-cell>
          <table:table-cell office:value-type="float" office:value="214.8" calcext:value-type="float">
            <text:p>214.8</text:p>
          </table:table-cell>
          <table:table-cell table:number-columns-repeated="5"/>
        </table:table-row>
        <table:table-row table:style-name="ro2">
          <table:table-cell table:number-columns-repeated="3"/>
          <table:table-cell table:style-name="ce8" office:value-type="time" office:time-value="PT00H08M04.7S" calcext:value-type="time">
            <text:p>08:04.7</text:p>
          </table:table-cell>
          <table:table-cell table:style-name="ce11" office:value-type="float" office:value="216.1" calcext:value-type="float">
            <text:p>216.1</text:p>
          </table:table-cell>
          <table:table-cell table:style-name="ce16" office:value-type="time" office:time-value="PT00H08M04.1S" calcext:value-type="time">
            <text:p>08:04.1</text:p>
          </table:table-cell>
          <table:table-cell office:value-type="float" office:value="213.3" calcext:value-type="float">
            <text:p>213.3</text:p>
          </table:table-cell>
          <table:table-cell table:number-columns-repeated="5"/>
        </table:table-row>
        <table:table-row table:style-name="ro2">
          <table:table-cell table:number-columns-repeated="3"/>
          <table:table-cell table:style-name="ce8" office:value-type="time" office:time-value="PT00H08M05.7S" calcext:value-type="time">
            <text:p>08:05.7</text:p>
          </table:table-cell>
          <table:table-cell table:style-name="ce11" office:value-type="float" office:value="214.6" calcext:value-type="float">
            <text:p>214.6</text:p>
          </table:table-cell>
          <table:table-cell table:style-name="ce16" office:value-type="time" office:time-value="PT00H08M05S" calcext:value-type="time">
            <text:p>08:05.0</text:p>
          </table:table-cell>
          <table:table-cell office:value-type="float" office:value="211.6" calcext:value-type="float">
            <text:p>211.6</text:p>
          </table:table-cell>
          <table:table-cell table:number-columns-repeated="5"/>
        </table:table-row>
        <table:table-row table:style-name="ro2">
          <table:table-cell table:number-columns-repeated="3"/>
          <table:table-cell table:style-name="ce8" office:value-type="time" office:time-value="PT00H08M06.6S" calcext:value-type="time">
            <text:p>08:06.6</text:p>
          </table:table-cell>
          <table:table-cell table:style-name="ce11" office:value-type="float" office:value="213.3" calcext:value-type="float">
            <text:p>213.3</text:p>
          </table:table-cell>
          <table:table-cell table:style-name="ce16" office:value-type="time" office:time-value="PT00H08M06S" calcext:value-type="time">
            <text:p>08:06.0</text:p>
          </table:table-cell>
          <table:table-cell office:value-type="float" office:value="210.1" calcext:value-type="float">
            <text:p>210.1</text:p>
          </table:table-cell>
          <table:table-cell table:number-columns-repeated="5"/>
        </table:table-row>
        <table:table-row table:style-name="ro2">
          <table:table-cell table:number-columns-repeated="3"/>
          <table:table-cell table:style-name="ce8" office:value-type="time" office:time-value="PT00H08M07.6S" calcext:value-type="time">
            <text:p>08:07.6</text:p>
          </table:table-cell>
          <table:table-cell table:style-name="ce11" office:value-type="float" office:value="211.8" calcext:value-type="float">
            <text:p>211.8</text:p>
          </table:table-cell>
          <table:table-cell table:style-name="ce16" office:value-type="time" office:time-value="PT00H08M06.9S" calcext:value-type="time">
            <text:p>08:06.9</text:p>
          </table:table-cell>
          <table:table-cell office:value-type="float" office:value="208.8" calcext:value-type="float">
            <text:p>208.8</text:p>
          </table:table-cell>
          <table:table-cell table:number-columns-repeated="5"/>
        </table:table-row>
        <table:table-row table:style-name="ro2">
          <table:table-cell table:number-columns-repeated="3"/>
          <table:table-cell table:style-name="ce8" office:value-type="time" office:time-value="PT00H08M08.5S" calcext:value-type="time">
            <text:p>08:08.5</text:p>
          </table:table-cell>
          <table:table-cell table:style-name="ce11" office:value-type="float" office:value="210.3" calcext:value-type="float">
            <text:p>210.3</text:p>
          </table:table-cell>
          <table:table-cell table:style-name="ce16" office:value-type="time" office:time-value="PT00H08M07.9S" calcext:value-type="time">
            <text:p>08:07.9</text:p>
          </table:table-cell>
          <table:table-cell office:value-type="float" office:value="209.8" calcext:value-type="float">
            <text:p>209.8</text:p>
          </table:table-cell>
          <table:table-cell table:number-columns-repeated="5"/>
        </table:table-row>
        <table:table-row table:style-name="ro2">
          <table:table-cell table:number-columns-repeated="3"/>
          <table:table-cell table:style-name="ce8" office:value-type="time" office:time-value="PT00H08M09.5S" calcext:value-type="time">
            <text:p>08:09.5</text:p>
          </table:table-cell>
          <table:table-cell table:style-name="ce11" office:value-type="float" office:value="208.8" calcext:value-type="float">
            <text:p>208.8</text:p>
          </table:table-cell>
          <table:table-cell table:style-name="ce16" office:value-type="time" office:time-value="PT00H08M08.8S" calcext:value-type="time">
            <text:p>08:08.8</text:p>
          </table:table-cell>
          <table:table-cell office:value-type="float" office:value="208.5" calcext:value-type="float">
            <text:p>208.5</text:p>
          </table:table-cell>
          <table:table-cell table:number-columns-repeated="5"/>
        </table:table-row>
        <table:table-row table:style-name="ro2">
          <table:table-cell table:number-columns-repeated="3"/>
          <table:table-cell table:style-name="ce8" office:value-type="time" office:time-value="PT00H08M10.4S" calcext:value-type="time">
            <text:p>08:10.4</text:p>
          </table:table-cell>
          <table:table-cell table:style-name="ce11" office:value-type="float" office:value="207.5" calcext:value-type="float">
            <text:p>207.5</text:p>
          </table:table-cell>
          <table:table-cell table:style-name="ce16" office:value-type="time" office:time-value="PT00H08M09.8S" calcext:value-type="time">
            <text:p>08:09.8</text:p>
          </table:table-cell>
          <table:table-cell office:value-type="float" office:value="207.2" calcext:value-type="float">
            <text:p>207.2</text:p>
          </table:table-cell>
          <table:table-cell table:number-columns-repeated="5"/>
        </table:table-row>
        <table:table-row table:style-name="ro2">
          <table:table-cell table:number-columns-repeated="3"/>
          <table:table-cell table:style-name="ce8" office:value-type="time" office:time-value="PT00H08M11.4S" calcext:value-type="time">
            <text:p>08:11.4</text:p>
          </table:table-cell>
          <table:table-cell table:style-name="ce11" office:value-type="float" office:value="206.2" calcext:value-type="float">
            <text:p>206.2</text:p>
          </table:table-cell>
          <table:table-cell table:style-name="ce16" office:value-type="time" office:time-value="PT00H08M10.7S" calcext:value-type="time">
            <text:p>08:10.7</text:p>
          </table:table-cell>
          <table:table-cell office:value-type="float" office:value="205.9" calcext:value-type="float">
            <text:p>205.9</text:p>
          </table:table-cell>
          <table:table-cell table:number-columns-repeated="5"/>
        </table:table-row>
        <table:table-row table:style-name="ro2">
          <table:table-cell table:number-columns-repeated="3"/>
          <table:table-cell table:style-name="ce8" office:value-type="time" office:time-value="PT00H08M12.3S" calcext:value-type="time">
            <text:p>08:12.3</text:p>
          </table:table-cell>
          <table:table-cell table:style-name="ce11" office:value-type="float" office:value="204.7" calcext:value-type="float">
            <text:p>204.7</text:p>
          </table:table-cell>
          <table:table-cell table:style-name="ce16" office:value-type="time" office:time-value="PT00H08M11.7S" calcext:value-type="time">
            <text:p>08:11.7</text:p>
          </table:table-cell>
          <table:table-cell office:value-type="float" office:value="204.6" calcext:value-type="float">
            <text:p>204.6</text:p>
          </table:table-cell>
          <table:table-cell table:number-columns-repeated="5"/>
        </table:table-row>
        <table:table-row table:style-name="ro2">
          <table:table-cell table:number-columns-repeated="3"/>
          <table:table-cell table:style-name="ce8" office:value-type="time" office:time-value="PT00H08M13.3S" calcext:value-type="time">
            <text:p>08:13.3</text:p>
          </table:table-cell>
          <table:table-cell table:style-name="ce11" office:value-type="float" office:value="203.4" calcext:value-type="float">
            <text:p>203.4</text:p>
          </table:table-cell>
          <table:table-cell table:style-name="ce16" office:value-type="time" office:time-value="PT00H08M12.6S" calcext:value-type="time">
            <text:p>08:12.6</text:p>
          </table:table-cell>
          <table:table-cell office:value-type="float" office:value="203.4" calcext:value-type="float">
            <text:p>203.4</text:p>
          </table:table-cell>
          <table:table-cell table:number-columns-repeated="5"/>
        </table:table-row>
        <table:table-row table:style-name="ro2">
          <table:table-cell table:number-columns-repeated="3"/>
          <table:table-cell table:style-name="ce8" office:value-type="time" office:time-value="PT00H08M14.2S" calcext:value-type="time">
            <text:p>08:14.2</text:p>
          </table:table-cell>
          <table:table-cell table:style-name="ce11" office:value-type="float" office:value="202.4" calcext:value-type="float">
            <text:p>202.4</text:p>
          </table:table-cell>
          <table:table-cell table:style-name="ce16" office:value-type="time" office:time-value="PT00H08M13.6S" calcext:value-type="time">
            <text:p>08:13.6</text:p>
          </table:table-cell>
          <table:table-cell office:value-type="float" office:value="202.2" calcext:value-type="float">
            <text:p>202.2</text:p>
          </table:table-cell>
          <table:table-cell table:number-columns-repeated="5"/>
        </table:table-row>
        <table:table-row table:style-name="ro2">
          <table:table-cell table:number-columns-repeated="3"/>
          <table:table-cell table:style-name="ce8" office:value-type="time" office:time-value="PT00H08M15.2S" calcext:value-type="time">
            <text:p>08:15.2</text:p>
          </table:table-cell>
          <table:table-cell table:style-name="ce11" office:value-type="float" office:value="201.3" calcext:value-type="float">
            <text:p>201.3</text:p>
          </table:table-cell>
          <table:table-cell table:style-name="ce16" office:value-type="time" office:time-value="PT00H08M14.5S" calcext:value-type="time">
            <text:p>08:14.5</text:p>
          </table:table-cell>
          <table:table-cell office:value-type="float" office:value="201.1" calcext:value-type="float">
            <text:p>201.1</text:p>
          </table:table-cell>
          <table:table-cell table:number-columns-repeated="5"/>
        </table:table-row>
        <table:table-row table:style-name="ro2">
          <table:table-cell table:number-columns-repeated="3"/>
          <table:table-cell table:style-name="ce8" office:value-type="time" office:time-value="PT00H08M16.1S" calcext:value-type="time">
            <text:p>08:16.1</text:p>
          </table:table-cell>
          <table:table-cell table:style-name="ce11" office:value-type="float" office:value="200.4" calcext:value-type="float">
            <text:p>200.4</text:p>
          </table:table-cell>
          <table:table-cell table:style-name="ce16" office:value-type="time" office:time-value="PT00H08M15.5S" calcext:value-type="time">
            <text:p>08:15.5</text:p>
          </table:table-cell>
          <table:table-cell office:value-type="float" office:value="199.9" calcext:value-type="float">
            <text:p>199.9</text:p>
          </table:table-cell>
          <table:table-cell table:number-columns-repeated="5"/>
        </table:table-row>
        <table:table-row table:style-name="ro2">
          <table:table-cell table:number-columns-repeated="3"/>
          <table:table-cell table:style-name="ce8" office:value-type="time" office:time-value="PT00H08M17.1S" calcext:value-type="time">
            <text:p>08:17.1</text:p>
          </table:table-cell>
          <table:table-cell table:style-name="ce11" office:value-type="float" office:value="199.4" calcext:value-type="float">
            <text:p>199.4</text:p>
          </table:table-cell>
          <table:table-cell table:style-name="ce16" office:value-type="time" office:time-value="PT00H08M16.4S" calcext:value-type="time">
            <text:p>08:16.4</text:p>
          </table:table-cell>
          <table:table-cell office:value-type="float" office:value="198.7" calcext:value-type="float">
            <text:p>198.7</text:p>
          </table:table-cell>
          <table:table-cell table:number-columns-repeated="5"/>
        </table:table-row>
        <table:table-row table:style-name="ro2">
          <table:table-cell table:number-columns-repeated="3"/>
          <table:table-cell table:style-name="ce8" office:value-type="time" office:time-value="PT00H08M18S" calcext:value-type="time">
            <text:p>08:18.0</text:p>
          </table:table-cell>
          <table:table-cell table:style-name="ce11" office:value-type="float" office:value="198.2" calcext:value-type="float">
            <text:p>198.2</text:p>
          </table:table-cell>
          <table:table-cell table:style-name="ce16" office:value-type="time" office:time-value="PT00H08M17.4S" calcext:value-type="time">
            <text:p>08:17.4</text:p>
          </table:table-cell>
          <table:table-cell office:value-type="float" office:value="197.7" calcext:value-type="float">
            <text:p>197.7</text:p>
          </table:table-cell>
          <table:table-cell table:number-columns-repeated="5"/>
        </table:table-row>
        <table:table-row table:style-name="ro2">
          <table:table-cell table:number-columns-repeated="3"/>
          <table:table-cell table:style-name="ce8" office:value-type="time" office:time-value="PT00H08M19S" calcext:value-type="time">
            <text:p>08:19.0</text:p>
          </table:table-cell>
          <table:table-cell table:style-name="ce11" office:value-type="float" office:value="197.2" calcext:value-type="float">
            <text:p>197.2</text:p>
          </table:table-cell>
          <table:table-cell table:style-name="ce16" office:value-type="time" office:time-value="PT00H08M18.3S" calcext:value-type="time">
            <text:p>08:18.3</text:p>
          </table:table-cell>
          <table:table-cell office:value-type="float" office:value="196.6" calcext:value-type="float">
            <text:p>196.6</text:p>
          </table:table-cell>
          <table:table-cell table:number-columns-repeated="5"/>
        </table:table-row>
        <table:table-row table:style-name="ro2">
          <table:table-cell table:number-columns-repeated="3"/>
          <table:table-cell table:style-name="ce8" office:value-type="time" office:time-value="PT00H08M19.9S" calcext:value-type="time">
            <text:p>08:19.9</text:p>
          </table:table-cell>
          <table:table-cell table:style-name="ce11" office:value-type="float" office:value="196.4" calcext:value-type="float">
            <text:p>196.4</text:p>
          </table:table-cell>
          <table:table-cell table:style-name="ce16" office:value-type="time" office:time-value="PT00H08M19.3S" calcext:value-type="time">
            <text:p>08:19.3</text:p>
          </table:table-cell>
          <table:table-cell office:value-type="float" office:value="195.8" calcext:value-type="float">
            <text:p>195.8</text:p>
          </table:table-cell>
          <table:table-cell table:number-columns-repeated="5"/>
        </table:table-row>
        <table:table-row table:style-name="ro2">
          <table:table-cell table:number-columns-repeated="3"/>
          <table:table-cell table:style-name="ce8" office:value-type="time" office:time-value="PT00H08M20.9S" calcext:value-type="time">
            <text:p>08:20.9</text:p>
          </table:table-cell>
          <table:table-cell table:style-name="ce11" office:value-type="float" office:value="195.5" calcext:value-type="float">
            <text:p>195.5</text:p>
          </table:table-cell>
          <table:table-cell table:style-name="ce16" office:value-type="time" office:time-value="PT00H08M20.2S" calcext:value-type="time">
            <text:p>08:20.2</text:p>
          </table:table-cell>
          <table:table-cell office:value-type="float" office:value="194.8" calcext:value-type="float">
            <text:p>194.8</text:p>
          </table:table-cell>
          <table:table-cell table:number-columns-repeated="5"/>
        </table:table-row>
        <table:table-row table:style-name="ro2">
          <table:table-cell table:number-columns-repeated="3"/>
          <table:table-cell table:style-name="ce8" office:value-type="time" office:time-value="PT00H08M21.9S" calcext:value-type="time">
            <text:p>08:21.9</text:p>
          </table:table-cell>
          <table:table-cell table:style-name="ce11" office:value-type="float" office:value="194.5" calcext:value-type="float">
            <text:p>194.5</text:p>
          </table:table-cell>
          <table:table-cell table:style-name="ce16" office:value-type="time" office:time-value="PT00H08M21.2S" calcext:value-type="time">
            <text:p>08:21.2</text:p>
          </table:table-cell>
          <table:table-cell office:value-type="float" office:value="193.8" calcext:value-type="float">
            <text:p>193.8</text:p>
          </table:table-cell>
          <table:table-cell table:number-columns-repeated="5"/>
        </table:table-row>
        <table:table-row table:style-name="ro2">
          <table:table-cell table:number-columns-repeated="3"/>
          <table:table-cell table:style-name="ce8" office:value-type="time" office:time-value="PT00H08M22.8S" calcext:value-type="time">
            <text:p>08:22.8</text:p>
          </table:table-cell>
          <table:table-cell table:style-name="ce11" office:value-type="float" office:value="193.6" calcext:value-type="float">
            <text:p>193.6</text:p>
          </table:table-cell>
          <table:table-cell table:style-name="ce16" office:value-type="time" office:time-value="PT00H08M22.1S" calcext:value-type="time">
            <text:p>08:22.1</text:p>
          </table:table-cell>
          <table:table-cell office:value-type="float" office:value="192.7" calcext:value-type="float">
            <text:p>192.7</text:p>
          </table:table-cell>
          <table:table-cell table:number-columns-repeated="5"/>
        </table:table-row>
        <table:table-row table:style-name="ro2">
          <table:table-cell table:number-columns-repeated="3"/>
          <table:table-cell table:style-name="ce8" office:value-type="time" office:time-value="PT00H08M23.8S" calcext:value-type="time">
            <text:p>08:23.8</text:p>
          </table:table-cell>
          <table:table-cell table:style-name="ce11" office:value-type="float" office:value="192.6" calcext:value-type="float">
            <text:p>192.6</text:p>
          </table:table-cell>
          <table:table-cell table:style-name="ce16" office:value-type="time" office:time-value="PT00H08M23.1S" calcext:value-type="time">
            <text:p>08:23.1</text:p>
          </table:table-cell>
          <table:table-cell office:value-type="float" office:value="191.6" calcext:value-type="float">
            <text:p>191.6</text:p>
          </table:table-cell>
          <table:table-cell table:number-columns-repeated="5"/>
        </table:table-row>
        <table:table-row table:style-name="ro2">
          <table:table-cell table:number-columns-repeated="3"/>
          <table:table-cell table:style-name="ce8" office:value-type="time" office:time-value="PT00H08M24.7S" calcext:value-type="time">
            <text:p>08:24.7</text:p>
          </table:table-cell>
          <table:table-cell table:style-name="ce11" office:value-type="float" office:value="191.5" calcext:value-type="float">
            <text:p>191.5</text:p>
          </table:table-cell>
          <table:table-cell table:style-name="ce16" office:value-type="time" office:time-value="PT00H08M24.1S" calcext:value-type="time">
            <text:p>08:24.1</text:p>
          </table:table-cell>
          <table:table-cell office:value-type="float" office:value="190.6" calcext:value-type="float">
            <text:p>190.6</text:p>
          </table:table-cell>
          <table:table-cell table:number-columns-repeated="5"/>
        </table:table-row>
        <table:table-row table:style-name="ro2">
          <table:table-cell table:number-columns-repeated="3"/>
          <table:table-cell table:style-name="ce8" office:value-type="time" office:time-value="PT00H08M25.7S" calcext:value-type="time">
            <text:p>08:25.7</text:p>
          </table:table-cell>
          <table:table-cell table:style-name="ce11" office:value-type="float" office:value="190.6" calcext:value-type="float">
            <text:p>190.6</text:p>
          </table:table-cell>
          <table:table-cell table:style-name="ce16" office:value-type="time" office:time-value="PT00H08M25S" calcext:value-type="time">
            <text:p>08:25.0</text:p>
          </table:table-cell>
          <table:table-cell office:value-type="float" office:value="189.6" calcext:value-type="float">
            <text:p>189.6</text:p>
          </table:table-cell>
          <table:table-cell table:number-columns-repeated="5"/>
        </table:table-row>
        <table:table-row table:style-name="ro2">
          <table:table-cell table:number-columns-repeated="3"/>
          <table:table-cell table:style-name="ce8" office:value-type="time" office:time-value="PT00H08M26.6S" calcext:value-type="time">
            <text:p>08:26.6</text:p>
          </table:table-cell>
          <table:table-cell table:style-name="ce11" office:value-type="float" office:value="190.4" calcext:value-type="float">
            <text:p>190.4</text:p>
          </table:table-cell>
          <table:table-cell table:style-name="ce16" office:value-type="time" office:time-value="PT00H08M26S" calcext:value-type="time">
            <text:p>08:26.0</text:p>
          </table:table-cell>
          <table:table-cell office:value-type="float" office:value="188.6" calcext:value-type="float">
            <text:p>188.6</text:p>
          </table:table-cell>
          <table:table-cell table:number-columns-repeated="5"/>
        </table:table-row>
        <table:table-row table:style-name="ro2">
          <table:table-cell table:number-columns-repeated="3"/>
          <table:table-cell table:style-name="ce8" office:value-type="time" office:time-value="PT00H08M27.6S" calcext:value-type="time">
            <text:p>08:27.6</text:p>
          </table:table-cell>
          <table:table-cell table:style-name="ce11" office:value-type="float" office:value="190.8" calcext:value-type="float">
            <text:p>190.8</text:p>
          </table:table-cell>
          <table:table-cell table:style-name="ce16" office:value-type="time" office:time-value="PT00H08M26.9S" calcext:value-type="time">
            <text:p>08:26.9</text:p>
          </table:table-cell>
          <table:table-cell office:value-type="float" office:value="187.5" calcext:value-type="float">
            <text:p>187.5</text:p>
          </table:table-cell>
          <table:table-cell table:number-columns-repeated="5"/>
        </table:table-row>
        <table:table-row table:style-name="ro2">
          <table:table-cell table:number-columns-repeated="3"/>
          <table:table-cell table:style-name="ce8" office:value-type="time" office:time-value="PT00H08M28.5S" calcext:value-type="time">
            <text:p>08:28.5</text:p>
          </table:table-cell>
          <table:table-cell table:style-name="ce11" office:value-type="float" office:value="190.6" calcext:value-type="float">
            <text:p>190.6</text:p>
          </table:table-cell>
          <table:table-cell table:style-name="ce16" office:value-type="time" office:time-value="PT00H08M27.9S" calcext:value-type="time">
            <text:p>08:27.9</text:p>
          </table:table-cell>
          <table:table-cell office:value-type="float" office:value="186.9" calcext:value-type="float">
            <text:p>186.9</text:p>
          </table:table-cell>
          <table:table-cell table:number-columns-repeated="5"/>
        </table:table-row>
        <table:table-row table:style-name="ro2">
          <table:table-cell table:number-columns-repeated="3"/>
          <table:table-cell table:style-name="ce8" office:value-type="time" office:time-value="PT00H08M29.5S" calcext:value-type="time">
            <text:p>08:29.5</text:p>
          </table:table-cell>
          <table:table-cell table:style-name="ce11" office:value-type="float" office:value="187.7" calcext:value-type="float">
            <text:p>187.7</text:p>
          </table:table-cell>
          <table:table-cell table:style-name="ce16" office:value-type="time" office:time-value="PT00H08M28.8S" calcext:value-type="time">
            <text:p>08:28.8</text:p>
          </table:table-cell>
          <table:table-cell office:value-type="float" office:value="186.8" calcext:value-type="float">
            <text:p>186.8</text:p>
          </table:table-cell>
          <table:table-cell table:number-columns-repeated="5"/>
        </table:table-row>
        <table:table-row table:style-name="ro2">
          <table:table-cell table:number-columns-repeated="3"/>
          <table:table-cell table:style-name="ce8" office:value-type="time" office:time-value="PT00H08M30.4S" calcext:value-type="time">
            <text:p>08:30.4</text:p>
          </table:table-cell>
          <table:table-cell table:style-name="ce11" office:value-type="float" office:value="183.6" calcext:value-type="float">
            <text:p>183.6</text:p>
          </table:table-cell>
          <table:table-cell table:style-name="ce16" office:value-type="time" office:time-value="PT00H08M29.8S" calcext:value-type="time">
            <text:p>08:29.8</text:p>
          </table:table-cell>
          <table:table-cell office:value-type="float" office:value="187.3" calcext:value-type="float">
            <text:p>187.3</text:p>
          </table:table-cell>
          <table:table-cell table:number-columns-repeated="5"/>
        </table:table-row>
        <table:table-row table:style-name="ro2">
          <table:table-cell table:number-columns-repeated="3"/>
          <table:table-cell table:style-name="ce8" office:value-type="time" office:time-value="PT00H08M31.4S" calcext:value-type="time">
            <text:p>08:31.4</text:p>
          </table:table-cell>
          <table:table-cell table:style-name="ce11" office:value-type="float" office:value="179.6" calcext:value-type="float">
            <text:p>179.6</text:p>
          </table:table-cell>
          <table:table-cell table:style-name="ce16" office:value-type="time" office:time-value="PT00H08M30.7S" calcext:value-type="time">
            <text:p>08:30.7</text:p>
          </table:table-cell>
          <table:table-cell office:value-type="float" office:value="188.1" calcext:value-type="float">
            <text:p>188.1</text:p>
          </table:table-cell>
          <table:table-cell table:number-columns-repeated="5"/>
        </table:table-row>
        <table:table-row table:style-name="ro2">
          <table:table-cell table:number-columns-repeated="3"/>
          <table:table-cell table:style-name="ce8" office:value-type="time" office:time-value="PT00H08M32.3S" calcext:value-type="time">
            <text:p>08:32.3</text:p>
          </table:table-cell>
          <table:table-cell table:style-name="ce11" office:value-type="float" office:value="175.6" calcext:value-type="float">
            <text:p>175.6</text:p>
          </table:table-cell>
          <table:table-cell table:style-name="ce16" office:value-type="time" office:time-value="PT00H08M31.7S" calcext:value-type="time">
            <text:p>08:31.7</text:p>
          </table:table-cell>
          <table:table-cell office:value-type="float" office:value="189" calcext:value-type="float">
            <text:p>189</text:p>
          </table:table-cell>
          <table:table-cell table:number-columns-repeated="5"/>
        </table:table-row>
        <table:table-row table:style-name="ro2">
          <table:table-cell table:number-columns-repeated="3"/>
          <table:table-cell table:style-name="ce8" office:value-type="time" office:time-value="PT00H08M33.3S" calcext:value-type="time">
            <text:p>08:33.3</text:p>
          </table:table-cell>
          <table:table-cell table:style-name="ce11" office:value-type="float" office:value="170.9" calcext:value-type="float">
            <text:p>170.9</text:p>
          </table:table-cell>
          <table:table-cell table:style-name="ce16" office:value-type="time" office:time-value="PT00H08M32.6S" calcext:value-type="time">
            <text:p>08:32.6</text:p>
          </table:table-cell>
          <table:table-cell office:value-type="float" office:value="190.1" calcext:value-type="float">
            <text:p>190.1</text:p>
          </table:table-cell>
          <table:table-cell table:number-columns-repeated="5"/>
        </table:table-row>
        <table:table-row table:style-name="ro2">
          <table:table-cell table:number-columns-repeated="3"/>
          <table:table-cell table:style-name="ce8" office:value-type="time" office:time-value="PT00H08M34.2S" calcext:value-type="time">
            <text:p>08:34.2</text:p>
          </table:table-cell>
          <table:table-cell table:style-name="ce11" office:value-type="float" office:value="166.5" calcext:value-type="float">
            <text:p>166.5</text:p>
          </table:table-cell>
          <table:table-cell table:style-name="ce16" office:value-type="time" office:time-value="PT00H08M33.6S" calcext:value-type="time">
            <text:p>08:33.6</text:p>
          </table:table-cell>
          <table:table-cell office:value-type="float" office:value="190.9" calcext:value-type="float">
            <text:p>190.9</text:p>
          </table:table-cell>
          <table:table-cell table:number-columns-repeated="5"/>
        </table:table-row>
        <table:table-row table:style-name="ro2">
          <table:table-cell table:number-columns-repeated="3"/>
          <table:table-cell table:style-name="ce8" office:value-type="time" office:time-value="PT00H08M35.2S" calcext:value-type="time">
            <text:p>08:35.2</text:p>
          </table:table-cell>
          <table:table-cell table:style-name="ce11" office:value-type="float" office:value="161.8" calcext:value-type="float">
            <text:p>161.8</text:p>
          </table:table-cell>
          <table:table-cell table:style-name="ce16" office:value-type="time" office:time-value="PT00H08M34.5S" calcext:value-type="time">
            <text:p>08:34.5</text:p>
          </table:table-cell>
          <table:table-cell office:value-type="float" office:value="189.2" calcext:value-type="float">
            <text:p>189.2</text:p>
          </table:table-cell>
          <table:table-cell table:number-columns-repeated="5"/>
        </table:table-row>
        <table:table-row table:style-name="ro2">
          <table:table-cell table:number-columns-repeated="3"/>
          <table:table-cell table:style-name="ce8" office:value-type="time" office:time-value="PT00H08M36.2S" calcext:value-type="time">
            <text:p>08:36.2</text:p>
          </table:table-cell>
          <table:table-cell table:style-name="ce11" office:value-type="float" office:value="156.2" calcext:value-type="float">
            <text:p>156.2</text:p>
          </table:table-cell>
          <table:table-cell table:style-name="ce16" office:value-type="time" office:time-value="PT00H08M35.5S" calcext:value-type="time">
            <text:p>08:35.5</text:p>
          </table:table-cell>
          <table:table-cell office:value-type="float" office:value="187.3" calcext:value-type="float">
            <text:p>187.3</text:p>
          </table:table-cell>
          <table:table-cell table:number-columns-repeated="5"/>
        </table:table-row>
        <table:table-row table:style-name="ro2">
          <table:table-cell table:number-columns-repeated="3"/>
          <table:table-cell table:style-name="ce8" office:value-type="time" office:time-value="PT00H08M37.1S" calcext:value-type="time">
            <text:p>08:37.1</text:p>
          </table:table-cell>
          <table:table-cell table:style-name="ce11" office:value-type="float" office:value="150.1" calcext:value-type="float">
            <text:p>150.1</text:p>
          </table:table-cell>
          <table:table-cell table:style-name="ce16" office:value-type="time" office:time-value="PT00H08M36.4S" calcext:value-type="time">
            <text:p>08:36.4</text:p>
          </table:table-cell>
          <table:table-cell office:value-type="float" office:value="185.3" calcext:value-type="float">
            <text:p>185.3</text:p>
          </table:table-cell>
          <table:table-cell table:number-columns-repeated="5"/>
        </table:table-row>
        <table:table-row table:style-name="ro2">
          <table:table-cell table:number-columns-repeated="3"/>
          <table:table-cell table:style-name="ce8" office:value-type="time" office:time-value="PT00H08M38.1S" calcext:value-type="time">
            <text:p>08:38.1</text:p>
          </table:table-cell>
          <table:table-cell table:style-name="ce11" office:value-type="float" office:value="144.3" calcext:value-type="float">
            <text:p>144.3</text:p>
          </table:table-cell>
          <table:table-cell table:style-name="ce16" office:value-type="time" office:time-value="PT00H08M37.4S" calcext:value-type="time">
            <text:p>08:37.4</text:p>
          </table:table-cell>
          <table:table-cell office:value-type="float" office:value="182.8" calcext:value-type="float">
            <text:p>182.8</text:p>
          </table:table-cell>
          <table:table-cell table:number-columns-repeated="5"/>
        </table:table-row>
        <table:table-row table:style-name="ro2">
          <table:table-cell table:number-columns-repeated="3"/>
          <table:table-cell table:style-name="ce8" office:value-type="time" office:time-value="PT00H08M39S" calcext:value-type="time">
            <text:p>08:39.0</text:p>
          </table:table-cell>
          <table:table-cell table:style-name="ce11" office:value-type="float" office:value="140.7" calcext:value-type="float">
            <text:p>140.7</text:p>
          </table:table-cell>
          <table:table-cell table:style-name="ce16" office:value-type="time" office:time-value="PT00H08M38.3S" calcext:value-type="time">
            <text:p>08:38.3</text:p>
          </table:table-cell>
          <table:table-cell office:value-type="float" office:value="179.9" calcext:value-type="float">
            <text:p>179.9</text:p>
          </table:table-cell>
          <table:table-cell table:number-columns-repeated="5"/>
        </table:table-row>
        <table:table-row table:style-name="ro2">
          <table:table-cell table:number-columns-repeated="3"/>
          <table:table-cell table:style-name="ce8" office:value-type="time" office:time-value="PT00H08M40S" calcext:value-type="time">
            <text:p>08:40.0</text:p>
          </table:table-cell>
          <table:table-cell table:style-name="ce11" office:value-type="float" office:value="138.4" calcext:value-type="float">
            <text:p>138.4</text:p>
          </table:table-cell>
          <table:table-cell table:style-name="ce16" office:value-type="time" office:time-value="PT00H08M39.3S" calcext:value-type="time">
            <text:p>08:39.3</text:p>
          </table:table-cell>
          <table:table-cell office:value-type="float" office:value="177.3" calcext:value-type="float">
            <text:p>177.3</text:p>
          </table:table-cell>
          <table:table-cell table:number-columns-repeated="5"/>
        </table:table-row>
        <table:table-row table:style-name="ro2">
          <table:table-cell table:number-columns-repeated="3"/>
          <table:table-cell table:style-name="ce8" office:value-type="time" office:time-value="PT00H08M40.9S" calcext:value-type="time">
            <text:p>08:40.9</text:p>
          </table:table-cell>
          <table:table-cell table:style-name="ce11" office:value-type="float" office:value="136.1" calcext:value-type="float">
            <text:p>136.1</text:p>
          </table:table-cell>
          <table:table-cell table:style-name="ce16" office:value-type="time" office:time-value="PT00H08M40.2S" calcext:value-type="time">
            <text:p>08:40.2</text:p>
          </table:table-cell>
          <table:table-cell office:value-type="float" office:value="174.4" calcext:value-type="float">
            <text:p>174.4</text:p>
          </table:table-cell>
          <table:table-cell table:number-columns-repeated="5"/>
        </table:table-row>
        <table:table-row table:style-name="ro2">
          <table:table-cell table:number-columns-repeated="3"/>
          <table:table-cell table:style-name="ce8" office:value-type="time" office:time-value="PT00H08M41.9S" calcext:value-type="time">
            <text:p>08:41.9</text:p>
          </table:table-cell>
          <table:table-cell table:style-name="ce11" office:value-type="float" office:value="133.5" calcext:value-type="float">
            <text:p>133.5</text:p>
          </table:table-cell>
          <table:table-cell table:style-name="ce16" office:value-type="time" office:time-value="PT00H08M41.2S" calcext:value-type="time">
            <text:p>08:41.2</text:p>
          </table:table-cell>
          <table:table-cell office:value-type="float" office:value="171.4" calcext:value-type="float">
            <text:p>171.4</text:p>
          </table:table-cell>
          <table:table-cell table:number-columns-repeated="5"/>
        </table:table-row>
        <table:table-row table:style-name="ro2">
          <table:table-cell table:number-columns-repeated="3"/>
          <table:table-cell table:style-name="ce8" office:value-type="time" office:time-value="PT00H08M42.8S" calcext:value-type="time">
            <text:p>08:42.8</text:p>
          </table:table-cell>
          <table:table-cell table:style-name="ce11" office:value-type="float" office:value="131.5" calcext:value-type="float">
            <text:p>131.5</text:p>
          </table:table-cell>
          <table:table-cell table:style-name="ce16" office:value-type="time" office:time-value="PT00H08M42.1S" calcext:value-type="time">
            <text:p>08:42.1</text:p>
          </table:table-cell>
          <table:table-cell office:value-type="float" office:value="168.1" calcext:value-type="float">
            <text:p>168.1</text:p>
          </table:table-cell>
          <table:table-cell table:number-columns-repeated="5"/>
        </table:table-row>
        <table:table-row table:style-name="ro2">
          <table:table-cell table:number-columns-repeated="3"/>
          <table:table-cell table:style-name="ce8" office:value-type="time" office:time-value="PT00H08M43.8S" calcext:value-type="time">
            <text:p>08:43.8</text:p>
          </table:table-cell>
          <table:table-cell table:style-name="ce11" office:value-type="float" office:value="129.2" calcext:value-type="float">
            <text:p>129.2</text:p>
          </table:table-cell>
          <table:table-cell table:style-name="ce16" office:value-type="time" office:time-value="PT00H08M43.1S" calcext:value-type="time">
            <text:p>08:43.1</text:p>
          </table:table-cell>
          <table:table-cell office:value-type="float" office:value="164" calcext:value-type="float">
            <text:p>164</text:p>
          </table:table-cell>
          <table:table-cell table:number-columns-repeated="5"/>
        </table:table-row>
        <table:table-row table:style-name="ro2">
          <table:table-cell table:number-columns-repeated="3"/>
          <table:table-cell table:style-name="ce8" office:value-type="time" office:time-value="PT00H08M44.7S" calcext:value-type="time">
            <text:p>08:44.7</text:p>
          </table:table-cell>
          <table:table-cell table:style-name="ce11" office:value-type="float" office:value="126.7" calcext:value-type="float">
            <text:p>126.7</text:p>
          </table:table-cell>
          <table:table-cell table:style-name="ce16" office:value-type="time" office:time-value="PT00H08M44S" calcext:value-type="time">
            <text:p>08:44.0</text:p>
          </table:table-cell>
          <table:table-cell office:value-type="float" office:value="159.2" calcext:value-type="float">
            <text:p>159.2</text:p>
          </table:table-cell>
          <table:table-cell table:number-columns-repeated="5"/>
        </table:table-row>
        <table:table-row table:style-name="ro2">
          <table:table-cell table:number-columns-repeated="3"/>
          <table:table-cell table:style-name="ce8" office:value-type="time" office:time-value="PT00H08M45.7S" calcext:value-type="time">
            <text:p>08:45.7</text:p>
          </table:table-cell>
          <table:table-cell table:style-name="ce11" office:value-type="float" office:value="124.6" calcext:value-type="float">
            <text:p>124.6</text:p>
          </table:table-cell>
          <table:table-cell table:style-name="ce16" office:value-type="time" office:time-value="PT00H08M45S" calcext:value-type="time">
            <text:p>08:45.0</text:p>
          </table:table-cell>
          <table:table-cell office:value-type="float" office:value="154.2" calcext:value-type="float">
            <text:p>154.2</text:p>
          </table:table-cell>
          <table:table-cell table:number-columns-repeated="5"/>
        </table:table-row>
        <table:table-row table:style-name="ro2">
          <table:table-cell table:number-columns-repeated="3"/>
          <table:table-cell table:style-name="ce8" office:value-type="time" office:time-value="PT00H08M46.6S" calcext:value-type="time">
            <text:p>08:46.6</text:p>
          </table:table-cell>
          <table:table-cell table:style-name="ce11" office:value-type="float" office:value="122.3" calcext:value-type="float">
            <text:p>122.3</text:p>
          </table:table-cell>
          <table:table-cell table:style-name="ce16" office:value-type="time" office:time-value="PT00H08M45.9S" calcext:value-type="time">
            <text:p>08:45.9</text:p>
          </table:table-cell>
          <table:table-cell office:value-type="float" office:value="148.8" calcext:value-type="float">
            <text:p>148.8</text:p>
          </table:table-cell>
          <table:table-cell table:number-columns-repeated="5"/>
        </table:table-row>
        <table:table-row table:style-name="ro2">
          <table:table-cell table:number-columns-repeated="3"/>
          <table:table-cell table:style-name="ce8" office:value-type="time" office:time-value="PT00H08M47.6S" calcext:value-type="time">
            <text:p>08:47.6</text:p>
          </table:table-cell>
          <table:table-cell table:style-name="ce11" office:value-type="float" office:value="120.2" calcext:value-type="float">
            <text:p>120.2</text:p>
          </table:table-cell>
          <table:table-cell table:style-name="ce16" office:value-type="time" office:time-value="PT00H08M46.9S" calcext:value-type="time">
            <text:p>08:46.9</text:p>
          </table:table-cell>
          <table:table-cell office:value-type="float" office:value="143" calcext:value-type="float">
            <text:p>143</text:p>
          </table:table-cell>
          <table:table-cell table:number-columns-repeated="5"/>
        </table:table-row>
        <table:table-row table:style-name="ro2">
          <table:table-cell table:number-columns-repeated="3"/>
          <table:table-cell table:style-name="ce8" office:value-type="time" office:time-value="PT00H08M48.5S" calcext:value-type="time">
            <text:p>08:48.5</text:p>
          </table:table-cell>
          <table:table-cell table:style-name="ce11" office:value-type="float" office:value="118.3" calcext:value-type="float">
            <text:p>118.3</text:p>
          </table:table-cell>
          <table:table-cell table:style-name="ce16" office:value-type="time" office:time-value="PT00H08M47.9S" calcext:value-type="time">
            <text:p>08:47.9</text:p>
          </table:table-cell>
          <table:table-cell office:value-type="float" office:value="135.7" calcext:value-type="float">
            <text:p>135.7</text:p>
          </table:table-cell>
          <table:table-cell table:number-columns-repeated="5"/>
        </table:table-row>
        <table:table-row table:style-name="ro2">
          <table:table-cell table:number-columns-repeated="3"/>
          <table:table-cell table:style-name="ce8" office:value-type="time" office:time-value="PT00H08M49.5S" calcext:value-type="time">
            <text:p>08:49.5</text:p>
          </table:table-cell>
          <table:table-cell table:style-name="ce11" office:value-type="float" office:value="116.5" calcext:value-type="float">
            <text:p>116.5</text:p>
          </table:table-cell>
          <table:table-cell table:style-name="ce16" office:value-type="time" office:time-value="PT00H08M48.8S" calcext:value-type="time">
            <text:p>08:48.8</text:p>
          </table:table-cell>
          <table:table-cell office:value-type="float" office:value="132.8" calcext:value-type="float">
            <text:p>132.8</text:p>
          </table:table-cell>
          <table:table-cell table:number-columns-repeated="5"/>
        </table:table-row>
        <table:table-row table:style-name="ro2">
          <table:table-cell table:number-columns-repeated="3"/>
          <table:table-cell table:style-name="ce8" office:value-type="time" office:time-value="PT00H08M50.4S" calcext:value-type="time">
            <text:p>08:50.4</text:p>
          </table:table-cell>
          <table:table-cell table:style-name="ce11" office:value-type="float" office:value="114.8" calcext:value-type="float">
            <text:p>114.8</text:p>
          </table:table-cell>
          <table:table-cell table:style-name="ce16" office:value-type="time" office:time-value="PT00H08M49.8S" calcext:value-type="time">
            <text:p>08:49.8</text:p>
          </table:table-cell>
          <table:table-cell office:value-type="float" office:value="130" calcext:value-type="float">
            <text:p>130</text:p>
          </table:table-cell>
          <table:table-cell table:number-columns-repeated="5"/>
        </table:table-row>
        <table:table-row table:style-name="ro2">
          <table:table-cell table:number-columns-repeated="3"/>
          <table:table-cell table:style-name="ce8" office:value-type="time" office:time-value="PT00H08M51.4S" calcext:value-type="time">
            <text:p>08:51.4</text:p>
          </table:table-cell>
          <table:table-cell table:style-name="ce11" office:value-type="float" office:value="113.5" calcext:value-type="float">
            <text:p>113.5</text:p>
          </table:table-cell>
          <table:table-cell table:style-name="ce16" office:value-type="time" office:time-value="PT00H08M50.7S" calcext:value-type="time">
            <text:p>08:50.7</text:p>
          </table:table-cell>
          <table:table-cell office:value-type="float" office:value="127.3" calcext:value-type="float">
            <text:p>127.3</text:p>
          </table:table-cell>
          <table:table-cell table:number-columns-repeated="5"/>
        </table:table-row>
        <table:table-row table:style-name="ro2">
          <table:table-cell table:number-columns-repeated="3"/>
          <table:table-cell table:style-name="ce8" office:value-type="time" office:time-value="PT00H08M52.3S" calcext:value-type="time">
            <text:p>08:52.3</text:p>
          </table:table-cell>
          <table:table-cell table:style-name="ce11" office:value-type="float" office:value="112.1" calcext:value-type="float">
            <text:p>112.1</text:p>
          </table:table-cell>
          <table:table-cell table:style-name="ce16" office:value-type="time" office:time-value="PT00H08M51.7S" calcext:value-type="time">
            <text:p>08:51.7</text:p>
          </table:table-cell>
          <table:table-cell office:value-type="float" office:value="125.2" calcext:value-type="float">
            <text:p>125.2</text:p>
          </table:table-cell>
          <table:table-cell table:number-columns-repeated="5"/>
        </table:table-row>
        <table:table-row table:style-name="ro2">
          <table:table-cell table:number-columns-repeated="3"/>
          <table:table-cell table:style-name="ce8" office:value-type="time" office:time-value="PT00H08M53.3S" calcext:value-type="time">
            <text:p>08:53.3</text:p>
          </table:table-cell>
          <table:table-cell table:style-name="ce11" office:value-type="float" office:value="110.8" calcext:value-type="float">
            <text:p>110.8</text:p>
          </table:table-cell>
          <table:table-cell table:style-name="ce16" office:value-type="time" office:time-value="PT00H08M52.6S" calcext:value-type="time">
            <text:p>08:52.6</text:p>
          </table:table-cell>
          <table:table-cell office:value-type="float" office:value="123.3" calcext:value-type="float">
            <text:p>123.3</text:p>
          </table:table-cell>
          <table:table-cell table:number-columns-repeated="5"/>
        </table:table-row>
        <table:table-row table:style-name="ro2">
          <table:table-cell table:number-columns-repeated="3"/>
          <table:table-cell table:style-name="ce8" office:value-type="time" office:time-value="PT00H08M54.2S" calcext:value-type="time">
            <text:p>08:54.2</text:p>
          </table:table-cell>
          <table:table-cell table:style-name="ce11" office:value-type="float" office:value="109.7" calcext:value-type="float">
            <text:p>109.7</text:p>
          </table:table-cell>
          <table:table-cell table:style-name="ce16" office:value-type="time" office:time-value="PT00H08M53.6S" calcext:value-type="time">
            <text:p>08:53.6</text:p>
          </table:table-cell>
          <table:table-cell office:value-type="float" office:value="121.1" calcext:value-type="float">
            <text:p>121.1</text:p>
          </table:table-cell>
          <table:table-cell table:number-columns-repeated="5"/>
        </table:table-row>
        <table:table-row table:style-name="ro2">
          <table:table-cell table:number-columns-repeated="3"/>
          <table:table-cell table:style-name="ce8" office:value-type="time" office:time-value="PT00H08M55.2S" calcext:value-type="time">
            <text:p>08:55.2</text:p>
          </table:table-cell>
          <table:table-cell table:style-name="ce11" office:value-type="float" office:value="108.6" calcext:value-type="float">
            <text:p>108.6</text:p>
          </table:table-cell>
          <table:table-cell table:style-name="ce16" office:value-type="time" office:time-value="PT00H08M54.5S" calcext:value-type="time">
            <text:p>08:54.5</text:p>
          </table:table-cell>
          <table:table-cell office:value-type="float" office:value="119.2" calcext:value-type="float">
            <text:p>119.2</text:p>
          </table:table-cell>
          <table:table-cell table:number-columns-repeated="5"/>
        </table:table-row>
        <table:table-row table:style-name="ro2">
          <table:table-cell table:number-columns-repeated="3"/>
          <table:table-cell table:style-name="ce8" office:value-type="time" office:time-value="PT00H08M56.1S" calcext:value-type="time">
            <text:p>08:56.1</text:p>
          </table:table-cell>
          <table:table-cell table:style-name="ce11" office:value-type="float" office:value="107.8" calcext:value-type="float">
            <text:p>107.8</text:p>
          </table:table-cell>
          <table:table-cell table:style-name="ce16" office:value-type="time" office:time-value="PT00H08M55.5S" calcext:value-type="time">
            <text:p>08:55.5</text:p>
          </table:table-cell>
          <table:table-cell office:value-type="float" office:value="117.4" calcext:value-type="float">
            <text:p>117.4</text:p>
          </table:table-cell>
          <table:table-cell table:number-columns-repeated="5"/>
        </table:table-row>
        <table:table-row table:style-name="ro2">
          <table:table-cell table:number-columns-repeated="3"/>
          <table:table-cell table:style-name="ce8" office:value-type="time" office:time-value="PT00H08M57.1S" calcext:value-type="time">
            <text:p>08:57.1</text:p>
          </table:table-cell>
          <table:table-cell table:style-name="ce11" office:value-type="float" office:value="107" calcext:value-type="float">
            <text:p>107</text:p>
          </table:table-cell>
          <table:table-cell table:style-name="ce16" office:value-type="time" office:time-value="PT00H08M56.5S" calcext:value-type="time">
            <text:p>08:56.5</text:p>
          </table:table-cell>
          <table:table-cell office:value-type="float" office:value="115.6" calcext:value-type="float">
            <text:p>115.6</text:p>
          </table:table-cell>
          <table:table-cell table:number-columns-repeated="5"/>
        </table:table-row>
        <table:table-row table:style-name="ro2">
          <table:table-cell table:number-columns-repeated="3"/>
          <table:table-cell table:style-name="ce8" office:value-type="time" office:time-value="PT00H08M58S" calcext:value-type="time">
            <text:p>08:58.0</text:p>
          </table:table-cell>
          <table:table-cell table:style-name="ce11" office:value-type="float" office:value="106.3" calcext:value-type="float">
            <text:p>106.3</text:p>
          </table:table-cell>
          <table:table-cell table:style-name="ce16" office:value-type="time" office:time-value="PT00H08M57.4S" calcext:value-type="time">
            <text:p>08:57.4</text:p>
          </table:table-cell>
          <table:table-cell office:value-type="float" office:value="113.9" calcext:value-type="float">
            <text:p>113.9</text:p>
          </table:table-cell>
          <table:table-cell table:number-columns-repeated="5"/>
        </table:table-row>
        <table:table-row table:style-name="ro2">
          <table:table-cell table:number-columns-repeated="3"/>
          <table:table-cell table:style-name="ce8" office:value-type="time" office:time-value="PT00H08M59S" calcext:value-type="time">
            <text:p>08:59.0</text:p>
          </table:table-cell>
          <table:table-cell table:style-name="ce11" office:value-type="float" office:value="105.4" calcext:value-type="float">
            <text:p>105.4</text:p>
          </table:table-cell>
          <table:table-cell table:style-name="ce16" office:value-type="time" office:time-value="PT00H08M58.4S" calcext:value-type="time">
            <text:p>08:58.4</text:p>
          </table:table-cell>
          <table:table-cell office:value-type="float" office:value="112.4" calcext:value-type="float">
            <text:p>112.4</text:p>
          </table:table-cell>
          <table:table-cell table:number-columns-repeated="5"/>
        </table:table-row>
        <table:table-row table:style-name="ro2">
          <table:table-cell table:number-columns-repeated="3"/>
          <table:table-cell table:style-name="ce8" office:value-type="time" office:time-value="PT00H08M59.9S" calcext:value-type="time">
            <text:p>08:59.9</text:p>
          </table:table-cell>
          <table:table-cell table:style-name="ce11" office:value-type="float" office:value="104.7" calcext:value-type="float">
            <text:p>104.7</text:p>
          </table:table-cell>
          <table:table-cell table:style-name="ce16" office:value-type="time" office:time-value="PT00H08M59.3S" calcext:value-type="time">
            <text:p>08:59.3</text:p>
          </table:table-cell>
          <table:table-cell office:value-type="float" office:value="110.6" calcext:value-type="float">
            <text:p>110.6</text:p>
          </table:table-cell>
          <table:table-cell table:number-columns-repeated="5"/>
        </table:table-row>
        <table:table-row table:style-name="ro2">
          <table:table-cell table:number-columns-repeated="3"/>
          <table:table-cell table:style-name="ce8" office:value-type="time" office:time-value="PT00H09M00.9S" calcext:value-type="time">
            <text:p>09:00.9</text:p>
          </table:table-cell>
          <table:table-cell table:style-name="ce11" office:value-type="float" office:value="103.9" calcext:value-type="float">
            <text:p>103.9</text:p>
          </table:table-cell>
          <table:table-cell table:style-name="ce16" office:value-type="time" office:time-value="PT00H09M00.3S" calcext:value-type="time">
            <text:p>09:00.3</text:p>
          </table:table-cell>
          <table:table-cell office:value-type="float" office:value="109.2" calcext:value-type="float">
            <text:p>109.2</text:p>
          </table:table-cell>
          <table:table-cell table:number-columns-repeated="5"/>
        </table:table-row>
        <table:table-row table:style-name="ro2">
          <table:table-cell table:number-columns-repeated="3"/>
          <table:table-cell table:style-name="ce8" office:value-type="time" office:time-value="PT00H09M01.9S" calcext:value-type="time">
            <text:p>09:01.9</text:p>
          </table:table-cell>
          <table:table-cell table:style-name="ce11" office:value-type="float" office:value="103" calcext:value-type="float">
            <text:p>103</text:p>
          </table:table-cell>
          <table:table-cell table:style-name="ce16" office:value-type="time" office:time-value="PT00H09M01.2S" calcext:value-type="time">
            <text:p>09:01.2</text:p>
          </table:table-cell>
          <table:table-cell office:value-type="float" office:value="107.9" calcext:value-type="float">
            <text:p>107.9</text:p>
          </table:table-cell>
          <table:table-cell table:number-columns-repeated="5"/>
        </table:table-row>
        <table:table-row table:style-name="ro2">
          <table:table-cell table:number-columns-repeated="3"/>
          <table:table-cell table:style-name="ce8" office:value-type="time" office:time-value="PT00H09M02.8S" calcext:value-type="time">
            <text:p>09:02.8</text:p>
          </table:table-cell>
          <table:table-cell table:style-name="ce11" office:value-type="float" office:value="102.2" calcext:value-type="float">
            <text:p>102.2</text:p>
          </table:table-cell>
          <table:table-cell table:style-name="ce16" office:value-type="time" office:time-value="PT00H09M02.2S" calcext:value-type="time">
            <text:p>09:02.2</text:p>
          </table:table-cell>
          <table:table-cell office:value-type="float" office:value="108.5" calcext:value-type="float">
            <text:p>108.5</text:p>
          </table:table-cell>
          <table:table-cell table:number-columns-repeated="5"/>
        </table:table-row>
        <table:table-row table:style-name="ro2">
          <table:table-cell table:number-columns-repeated="3"/>
          <table:table-cell table:style-name="ce8" office:value-type="time" office:time-value="PT00H09M03.8S" calcext:value-type="time">
            <text:p>09:03.8</text:p>
          </table:table-cell>
          <table:table-cell table:style-name="ce11" office:value-type="float" office:value="101.4" calcext:value-type="float">
            <text:p>101.4</text:p>
          </table:table-cell>
          <table:table-cell table:style-name="ce16" office:value-type="time" office:time-value="PT00H09M03.1S" calcext:value-type="time">
            <text:p>09:03.1</text:p>
          </table:table-cell>
          <table:table-cell office:value-type="float" office:value="107.2" calcext:value-type="float">
            <text:p>107.2</text:p>
          </table:table-cell>
          <table:table-cell table:number-columns-repeated="5"/>
        </table:table-row>
        <table:table-row table:style-name="ro2">
          <table:table-cell table:number-columns-repeated="3"/>
          <table:table-cell table:style-name="ce8" office:value-type="time" office:time-value="PT00H09M04.7S" calcext:value-type="time">
            <text:p>09:04.7</text:p>
          </table:table-cell>
          <table:table-cell table:style-name="ce11" office:value-type="float" office:value="100.5" calcext:value-type="float">
            <text:p>100.5</text:p>
          </table:table-cell>
          <table:table-cell table:style-name="ce16" office:value-type="time" office:time-value="PT00H09M04.1S" calcext:value-type="time">
            <text:p>09:04.1</text:p>
          </table:table-cell>
          <table:table-cell office:value-type="float" office:value="106" calcext:value-type="float">
            <text:p>106</text:p>
          </table:table-cell>
          <table:table-cell table:number-columns-repeated="5"/>
        </table:table-row>
        <table:table-row table:style-name="ro2">
          <table:table-cell table:number-columns-repeated="3"/>
          <table:table-cell table:style-name="ce9" office:value-type="time" office:time-value="PT00H09M05.7S" calcext:value-type="time">
            <text:p>09:05.7</text:p>
          </table:table-cell>
          <table:table-cell table:style-name="ce12" office:value-type="float" office:value="99.7" calcext:value-type="float">
            <text:p>99.7</text:p>
          </table:table-cell>
          <table:table-cell table:style-name="ce16" office:value-type="time" office:time-value="PT00H09M05S" calcext:value-type="time">
            <text:p>09:05.0</text:p>
          </table:table-cell>
          <table:table-cell office:value-type="float" office:value="104.8" calcext:value-type="float">
            <text:p>104.8</text:p>
          </table:table-cell>
          <table:table-cell table:number-columns-repeated="5"/>
        </table:table-row>
        <table:table-row table:style-name="ro2">
          <table:table-cell table:number-columns-repeated="5"/>
          <table:table-cell table:style-name="ce16" office:value-type="time" office:time-value="PT00H09M06S" calcext:value-type="time">
            <text:p>09:06.0</text:p>
          </table:table-cell>
          <table:table-cell office:value-type="float" office:value="103.5" calcext:value-type="float">
            <text:p>103.5</text:p>
          </table:table-cell>
          <table:table-cell table:number-columns-repeated="5"/>
        </table:table-row>
        <table:table-row table:style-name="ro2">
          <table:table-cell table:number-columns-repeated="5"/>
          <table:table-cell table:style-name="ce16" office:value-type="time" office:time-value="PT00H09M06.9S" calcext:value-type="time">
            <text:p>09:06.9</text:p>
          </table:table-cell>
          <table:table-cell office:value-type="float" office:value="102.4" calcext:value-type="float">
            <text:p>102.4</text:p>
          </table:table-cell>
          <table:table-cell table:number-columns-repeated="5"/>
        </table:table-row>
        <table:table-row table:style-name="ro2">
          <table:table-cell table:number-columns-repeated="5"/>
          <table:table-cell table:style-name="ce16" office:value-type="time" office:time-value="PT00H09M07.9S" calcext:value-type="time">
            <text:p>09:07.9</text:p>
          </table:table-cell>
          <table:table-cell office:value-type="float" office:value="101.2" calcext:value-type="float">
            <text:p>101.2</text:p>
          </table:table-cell>
          <table:table-cell table:number-columns-repeated="5"/>
        </table:table-row>
        <table:table-row table:style-name="ro2">
          <table:table-cell table:number-columns-repeated="5"/>
          <table:table-cell table:style-name="ce16" office:value-type="time" office:time-value="PT00H09M08.8S" calcext:value-type="time">
            <text:p>09:08.8</text:p>
          </table:table-cell>
          <table:table-cell office:value-type="float" office:value="100.1" calcext:value-type="float">
            <text:p>100.1</text:p>
          </table:table-cell>
          <table:table-cell table:number-columns-repeated="5"/>
        </table:table-row>
        <table:table-row table:style-name="ro2">
          <table:table-cell table:number-columns-repeated="5"/>
          <table:table-cell table:style-name="ce16" office:value-type="time" office:time-value="PT00H09M09.8S" calcext:value-type="time">
            <text:p>09:09.8</text:p>
          </table:table-cell>
          <table:table-cell office:value-type="float" office:value="99.1" calcext:value-type="float">
            <text:p>99.1</text:p>
          </table:table-cell>
          <table:table-cell table:number-columns-repeated="5"/>
        </table:table-row>
        <table:table-row table:style-name="ro2">
          <table:table-cell table:number-columns-repeated="5"/>
          <table:table-cell table:style-name="ce16" office:value-type="time" office:time-value="PT00H09M10.7S" calcext:value-type="time">
            <text:p>09:10.7</text:p>
          </table:table-cell>
          <table:table-cell office:value-type="float" office:value="98.1" calcext:value-type="float">
            <text:p>98.1</text:p>
          </table:table-cell>
          <table:table-cell table:number-columns-repeated="5"/>
        </table:table-row>
        <table:table-row table:style-name="ro2">
          <table:table-cell table:number-columns-repeated="5"/>
          <table:table-cell table:style-name="ce16" office:value-type="time" office:time-value="PT00H09M11.7S" calcext:value-type="time">
            <text:p>09:11.7</text:p>
          </table:table-cell>
          <table:table-cell office:value-type="float" office:value="97.1" calcext:value-type="float">
            <text:p>97.1</text:p>
          </table:table-cell>
          <table:table-cell table:number-columns-repeated="5"/>
        </table:table-row>
        <table:table-row table:style-name="ro2">
          <table:table-cell table:number-columns-repeated="5"/>
          <table:table-cell table:style-name="ce16" office:value-type="time" office:time-value="PT00H09M12.6S" calcext:value-type="time">
            <text:p>09:12.6</text:p>
          </table:table-cell>
          <table:table-cell office:value-type="float" office:value="96.2" calcext:value-type="float">
            <text:p>96.2</text:p>
          </table:table-cell>
          <table:table-cell table:number-columns-repeated="5"/>
        </table:table-row>
        <table:table-row table:style-name="ro2">
          <table:table-cell table:number-columns-repeated="5"/>
          <table:table-cell table:style-name="ce16" office:value-type="time" office:time-value="PT00H09M13.6S" calcext:value-type="time">
            <text:p>09:13.6</text:p>
          </table:table-cell>
          <table:table-cell office:value-type="float" office:value="95.6" calcext:value-type="float">
            <text:p>95.6</text:p>
          </table:table-cell>
          <table:table-cell table:number-columns-repeated="5"/>
        </table:table-row>
        <table:table-row table:style-name="ro2">
          <table:table-cell table:number-columns-repeated="5"/>
          <table:table-cell table:style-name="ce16" office:value-type="time" office:time-value="PT00H09M14.5S" calcext:value-type="time">
            <text:p>09:14.5</text:p>
          </table:table-cell>
          <table:table-cell office:value-type="float" office:value="94.7" calcext:value-type="float">
            <text:p>94.7</text:p>
          </table:table-cell>
          <table:table-cell table:number-columns-repeated="5"/>
        </table:table-row>
        <table:table-row table:style-name="ro2">
          <table:table-cell table:number-columns-repeated="5"/>
          <table:table-cell table:style-name="ce16" office:value-type="time" office:time-value="PT00H09M15.5S" calcext:value-type="time">
            <text:p>09:15.5</text:p>
          </table:table-cell>
          <table:table-cell office:value-type="float" office:value="93.7" calcext:value-type="float">
            <text:p>93.7</text:p>
          </table:table-cell>
          <table:table-cell table:number-columns-repeated="5"/>
        </table:table-row>
        <table:table-row table:style-name="ro2">
          <table:table-cell table:number-columns-repeated="5"/>
          <table:table-cell table:style-name="ce16" office:value-type="time" office:time-value="PT00H09M16.4S" calcext:value-type="time">
            <text:p>09:16.4</text:p>
          </table:table-cell>
          <table:table-cell office:value-type="float" office:value="92.8" calcext:value-type="float">
            <text:p>92.8</text:p>
          </table:table-cell>
          <table:table-cell table:number-columns-repeated="5"/>
        </table:table-row>
        <table:table-row table:style-name="ro2">
          <table:table-cell table:number-columns-repeated="5"/>
          <table:table-cell table:style-name="ce16" office:value-type="time" office:time-value="PT00H09M17.4S" calcext:value-type="time">
            <text:p>09:17.4</text:p>
          </table:table-cell>
          <table:table-cell office:value-type="float" office:value="92" calcext:value-type="float">
            <text:p>92</text:p>
          </table:table-cell>
          <table:table-cell table:number-columns-repeated="5"/>
        </table:table-row>
        <table:table-row table:style-name="ro2">
          <table:table-cell table:number-columns-repeated="5"/>
          <table:table-cell table:style-name="ce16" office:value-type="time" office:time-value="PT00H09M18.3S" calcext:value-type="time">
            <text:p>09:18.3</text:p>
          </table:table-cell>
          <table:table-cell office:value-type="float" office:value="91.2" calcext:value-type="float">
            <text:p>91.2</text:p>
          </table:table-cell>
          <table:table-cell table:number-columns-repeated="5"/>
        </table:table-row>
        <table:table-row table:style-name="ro2">
          <table:table-cell table:number-columns-repeated="5"/>
          <table:table-cell table:style-name="ce16" office:value-type="time" office:time-value="PT00H09M19.3S" calcext:value-type="time">
            <text:p>09:19.3</text:p>
          </table:table-cell>
          <table:table-cell office:value-type="float" office:value="90.5" calcext:value-type="float">
            <text:p>90.5</text:p>
          </table:table-cell>
          <table:table-cell table:number-columns-repeated="5"/>
        </table:table-row>
        <table:table-row table:style-name="ro2">
          <table:table-cell table:number-columns-repeated="5"/>
          <table:table-cell table:style-name="ce16" office:value-type="time" office:time-value="PT00H09M20.2S" calcext:value-type="time">
            <text:p>09:20.2</text:p>
          </table:table-cell>
          <table:table-cell office:value-type="float" office:value="89.8" calcext:value-type="float">
            <text:p>89.8</text:p>
          </table:table-cell>
          <table:table-cell table:number-columns-repeated="5"/>
        </table:table-row>
        <table:table-row table:style-name="ro2">
          <table:table-cell table:number-columns-repeated="5"/>
          <table:table-cell table:style-name="ce16" office:value-type="time" office:time-value="PT00H09M21.2S" calcext:value-type="time">
            <text:p>09:21.2</text:p>
          </table:table-cell>
          <table:table-cell office:value-type="float" office:value="89.2" calcext:value-type="float">
            <text:p>89.2</text:p>
          </table:table-cell>
          <table:table-cell table:number-columns-repeated="5"/>
        </table:table-row>
        <table:table-row table:style-name="ro2">
          <table:table-cell table:number-columns-repeated="5"/>
          <table:table-cell table:style-name="ce16" office:value-type="time" office:time-value="PT00H09M22.1S" calcext:value-type="time">
            <text:p>09:22.1</text:p>
          </table:table-cell>
          <table:table-cell office:value-type="float" office:value="88.6" calcext:value-type="float">
            <text:p>88.6</text:p>
          </table:table-cell>
          <table:table-cell table:number-columns-repeated="5"/>
        </table:table-row>
        <table:table-row table:style-name="ro2">
          <table:table-cell table:number-columns-repeated="5"/>
          <table:table-cell table:style-name="ce16" office:value-type="time" office:time-value="PT00H09M23.1S" calcext:value-type="time">
            <text:p>09:23.1</text:p>
          </table:table-cell>
          <table:table-cell office:value-type="float" office:value="88" calcext:value-type="float">
            <text:p>88</text:p>
          </table:table-cell>
          <table:table-cell table:number-columns-repeated="5"/>
        </table:table-row>
        <table:table-row table:style-name="ro2" table:number-rows-repeated="1047975">
          <table:table-cell table:number-columns-repeated="12"/>
        </table:table-row>
        <table:table-row table:style-name="ro2">
          <table:table-cell table:number-columns-repeated="12"/>
        </table:table-row>
      </table:table>
      <table:named-expressions/>
      <table:database-ranges>
        <table:database-range table:name="__Anonymous_Sheet_DB__0" table:target-range-address="Sheet1.B9:Sheet1.C37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09"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/>
      <number:text>.</number:text>
      <number:seconds/>
    </number:time-style>
    <number:time-style style:name="N111">
      <number:minutes number:style="long"/>
      <number:text>:</number:text>
      <number:seconds number:style="long"/>
      <number:seconds/>
    </number:time-style>
    <number:time-style style:name="N112">
      <number:minutes number:style="long"/>
      <number:text>:</number:text>
      <number:seconds number:style="long" number:decimal-places="1"/>
    </number:tim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1">0000-00-00</text:date>, <text:time style:data-style-name="N2" text:time-value="15:20:36.8404018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2-01T15:42:05.695460661</dc:date>
    <meta:editing-duration>PT2H35M29S</meta:editing-duration>
    <meta:editing-cycles>18</meta:editing-cycles>
    <meta:generator>LibreOffice/4.3.0.4$Linux_x86 LibreOffice_project/430m0$Build-4</meta:generator>
    <meta:document-statistic meta:table-count="1" meta:cell-count="311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ime-style style:name="N109">
      <number:minutes number:style="long"/>
      <number:text>:</number:text>
      <number:seconds number:style="long"/>
    </number:time-style>
    <style:style style:name="ch1" style:family="chart">
      <style:graphic-properties draw:stroke="solid" svg:stroke-width="0.3cm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svg:stroke-width="0.01cm" draw:fill="solid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6" style:family="chart" style:data-style-name="N109">
      <style:chart-properties chart:display-label="true" chart:logarithmic="false" chart:minimum="0" chart:maximum="0.00694444444444444" chart:interval-major="0.000694444444444444" chart:interval-minor-divisor="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inimum="0" chart:maximum="500" chart:origin="0" chart:interval-major="100" chart:interval-minor-divisor="5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color="#ff420e" draw:fill-color="#ff42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  <style:style style:name="gr1" style:family="graphic">
      <style:graphic-properties draw:opacity="30%" draw:textarea-horizontal-align="center" draw:textarea-vertical-align="middle" draw:shadow-opacity="30%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</office:automatic-styles>
  <office:body>
    <office:chart>
      <chart:chart svg:width="26.977cm" svg:height="18.879cm" xlink:href=".." xlink:type="simple" chart:class="chart:scatter" chart:style-name="ch1">
        <chart:title svg:x="10.348cm" svg:y="0.513cm" chart:style-name="ch2">
          <text:p>Ethiopia Sidamo Guji Natural</text:p>
        </chart:title>
        <chart:subtitle svg:x="12.251cm" svg:y="1.728cm" chart:style-name="ch3">
          <text:p>Multiple Runs</text:p>
        </chart:subtitle>
        <chart:legend svg:x="16.518cm" svg:y="11.532cm" style:legend-expansion="custom" chartooo:width="3.016cm" chartooo:height="2.558cm" style:legend-expansion-aspect-ratio="1.1790461297889" chart:style-name="ch4"/>
        <chart:plot-area chart:style-name="ch5" table:cell-range-address="Sheet1.I9:Sheet1.K600 Sheet1.J7:Sheet1.J7 Sheet1.H7:Sheet1.H7 Sheet1.F7:Sheet1.F7 Sheet1.G9:Sheet1.G600 Sheet1.B7:Sheet1.B7 Sheet1.C9:Sheet1.C600 Sheet1.D7:Sheet1.D7 Sheet1.E9:Sheet1.E600" chart:data-source-has-labels="row" svg:x="0.989cm" svg:y="3.157cm" svg:width="24.91cm" svg:height="14.925cm">
          <chartooo:coordinate-region svg:x="1.86cm" svg:y="3.365cm" svg:width="23.58cm" svg:height="14.053cm"/>
          <chart:axis chart:dimension="x" chart:name="primary-x" chart:style-name="ch6">
            <chart:grid chart:style-name="ch7" chart:class="major"/>
            <chart:grid chart:style-name="ch7" chart:class="minor"/>
          </chart:axis>
          <chart:axis chart:dimension="y" chart:name="primary-y" chart:style-name="ch8">
            <chart:grid chart:style-name="ch7" chart:class="major"/>
            <chart:grid chart:style-name="ch7" chart:class="minor"/>
          </chart:axis>
          <chart:series chart:style-name="ch9" chart:values-cell-range-address="Sheet1.K9:Sheet1.K600" chart:label-cell-address="Sheet1.J7:Sheet1.J7" chart:class="chart:scatter">
            <chart:domain table:cell-range-address="Sheet1.J9:Sheet1.J600"/>
            <chart:data-point chart:repeated="592"/>
          </chart:series>
          <chart:series chart:style-name="ch10" chart:values-cell-range-address="Sheet1.I9:Sheet1.I600" chart:label-cell-address="Sheet1.H7:Sheet1.H7" chart:class="chart:scatter">
            <chart:domain table:cell-range-address="Sheet1.H9:Sheet1.H600"/>
            <chart:data-point chart:repeated="592"/>
          </chart:series>
          <chart:series chart:style-name="ch11" chart:values-cell-range-address="Sheet1.G9:Sheet1.G600" chart:label-cell-address="Sheet1.F7:Sheet1.F7" chart:class="chart:scatter">
            <chart:domain table:cell-range-address="Sheet1.F9:Sheet1.F600"/>
            <chart:data-point chart:repeated="592"/>
          </chart:series>
          <chart:series chart:style-name="ch12" chart:values-cell-range-address="Sheet1.C9:Sheet1.C600" chart:label-cell-address="Sheet1.B7:Sheet1.B7" chart:class="chart:scatter">
            <chart:domain table:cell-range-address="Sheet1.B9:Sheet1.B600"/>
            <chart:data-point chart:repeated="592"/>
          </chart:series>
          <chart:series chart:style-name="ch13" chart:values-cell-range-address="Sheet1.E9:Sheet1.E600" chart:label-cell-address="Sheet1.D7:Sheet1.D7" chart:class="chart:scatter">
            <chart:domain table:cell-range-address="Sheet1.D9:Sheet1.D600"/>
            <chart:data-point chart:repeated="592"/>
          </chart:series>
          <chart:wall chart:style-name="ch14"/>
          <chart:floor chart:style-name="ch15"/>
        </chart:plot-area>
        <draw:rect draw:style-name="gr1" draw:text-style-name="P1" svg:width="23.579cm" svg:height="0.59cm" svg:x="1.86cm" svg:y="5.483cm">
          <text:p/>
        </draw:rect>
        <draw:rect draw:style-name="gr1" draw:text-style-name="P2" svg:width="23.579cm" svg:height="1.667cm" svg:x="1.861cm" svg:y="3.365cm">
          <text:p/>
        </draw:rect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TARGET 3</text:p>
                <draw:g>
                  <svg:desc>Sheet1.J7:Sheet1.J7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TARGET 2</text:p>
                <draw:g>
                  <svg:desc>Sheet1.H7:Sheet1.H7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TARGET</text:p>
                <draw:g>
                  <svg:desc>Sheet1.F7:Sheet1.F7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 Run #10</text:p>
                <draw:g>
                  <svg:desc>Sheet1.B7:Sheet1.B7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 Run #11</text:p>
                <draw:g>
                  <svg:desc>Sheet1.D7:Sheet1.D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J9:Sheet1.J600</svg:desc>
                </draw:g>
              </table:table-cell>
              <table:table-cell office:value-type="float" office:value="NaN">
                <text:p>NaN</text:p>
                <draw:g>
                  <svg:desc>Sheet1.K9:Sheet1.K600</svg:desc>
                </draw:g>
              </table:table-cell>
              <table:table-cell office:value-type="float" office:value="0">
                <text:p>0</text:p>
                <draw:g>
                  <svg:desc>Sheet1.H9:Sheet1.H600</svg:desc>
                </draw:g>
              </table:table-cell>
              <table:table-cell office:value-type="float" office:value="70">
                <text:p>70</text:p>
                <draw:g>
                  <svg:desc>Sheet1.I9:Sheet1.I600</svg:desc>
                </draw:g>
              </table:table-cell>
              <table:table-cell office:value-type="float" office:value="0.00000115740740740741">
                <text:p>0.00000115740740740741</text:p>
                <draw:g>
                  <svg:desc>Sheet1.F9:Sheet1.F600</svg:desc>
                </draw:g>
              </table:table-cell>
              <table:table-cell office:value-type="float" office:value="68.9">
                <text:p>68.9</text:p>
                <draw:g>
                  <svg:desc>Sheet1.G9:Sheet1.G600</svg:desc>
                </draw:g>
              </table:table-cell>
              <table:table-cell office:value-type="float" office:value="0">
                <text:p>0</text:p>
                <draw:g>
                  <svg:desc>Sheet1.B9:Sheet1.B600</svg:desc>
                </draw:g>
              </table:table-cell>
              <table:table-cell office:value-type="float" office:value="70.2">
                <text:p>70.2</text:p>
                <draw:g>
                  <svg:desc>Sheet1.C9:Sheet1.C600</svg:desc>
                </draw:g>
              </table:table-cell>
              <table:table-cell office:value-type="float" office:value="0.00000115740740740741">
                <text:p>0.00000115740740740741</text:p>
                <draw:g>
                  <svg:desc>Sheet1.D9:Sheet1.D600</svg:desc>
                </draw:g>
              </table:table-cell>
              <table:table-cell office:value-type="float" office:value="68">
                <text:p>68</text:p>
                <draw:g>
                  <svg:desc>Sheet1.E9:Sheet1.E6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347222222222222">
                <text:p>0.000347222222222222</text:p>
              </table:table-cell>
              <table:table-cell office:value-type="float" office:value="160">
                <text:p>160</text:p>
              </table:table-cell>
              <table:table-cell office:value-type="float" office:value="0.0000115740740740741">
                <text:p>0.0000115740740740741</text:p>
              </table:table-cell>
              <table:table-cell office:value-type="float" office:value="68.9">
                <text:p>68.9</text:p>
              </table:table-cell>
              <table:table-cell office:value-type="float" office:value="0.0000115740740740741">
                <text:p>0.0000115740740740741</text:p>
              </table:table-cell>
              <table:table-cell office:value-type="float" office:value="77">
                <text:p>77</text:p>
              </table:table-cell>
              <table:table-cell office:value-type="float" office:value="0.0000115740740740741">
                <text:p>0.0000115740740740741</text:p>
              </table:table-cell>
              <table:table-cell office:value-type="float" office:value="67.5">
                <text:p>67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694444444444444">
                <text:p>0.000694444444444444</text:p>
              </table:table-cell>
              <table:table-cell office:value-type="float" office:value="240">
                <text:p>240</text:p>
              </table:table-cell>
              <table:table-cell office:value-type="float" office:value="0.0000231481481481481">
                <text:p>0.0000231481481481481</text:p>
              </table:table-cell>
              <table:table-cell office:value-type="float" office:value="68.6">
                <text:p>68.6</text:p>
              </table:table-cell>
              <table:table-cell office:value-type="float" office:value="0.0000243055555555556">
                <text:p>0.0000243055555555556</text:p>
              </table:table-cell>
              <table:table-cell office:value-type="float" office:value="87.6">
                <text:p>87.6</text:p>
              </table:table-cell>
              <table:table-cell office:value-type="float" office:value="0.0000231481481481481">
                <text:p>0.0000231481481481481</text:p>
              </table:table-cell>
              <table:table-cell office:value-type="float" office:value="68.3">
                <text:p>68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04166666666667">
                <text:p>0.00104166666666667</text:p>
              </table:table-cell>
              <table:table-cell office:value-type="float" office:value="285">
                <text:p>285</text:p>
              </table:table-cell>
              <table:table-cell office:value-type="float" office:value="0.0000335648148148148">
                <text:p>0.0000335648148148148</text:p>
              </table:table-cell>
              <table:table-cell office:value-type="float" office:value="69.3">
                <text:p>69.3</text:p>
              </table:table-cell>
              <table:table-cell office:value-type="float" office:value="0.0000358796296296296">
                <text:p>0.0000358796296296296</text:p>
              </table:table-cell>
              <table:table-cell office:value-type="float" office:value="94">
                <text:p>94</text:p>
              </table:table-cell>
              <table:table-cell office:value-type="float" office:value="0.0000335648148148148">
                <text:p>0.0000335648148148148</text:p>
              </table:table-cell>
              <table:table-cell office:value-type="float" office:value="68.7">
                <text:p>68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38888888888889">
                <text:p>0.00138888888888889</text:p>
              </table:table-cell>
              <table:table-cell office:value-type="float" office:value="310">
                <text:p>310</text:p>
              </table:table-cell>
              <table:table-cell office:value-type="float" office:value="0.0000451388888888889">
                <text:p>0.0000451388888888889</text:p>
              </table:table-cell>
              <table:table-cell office:value-type="float" office:value="70.6">
                <text:p>70.6</text:p>
              </table:table-cell>
              <table:table-cell office:value-type="float" office:value="0.0000474537037037037">
                <text:p>0.0000474537037037037</text:p>
              </table:table-cell>
              <table:table-cell office:value-type="float" office:value="105.1">
                <text:p>105.1</text:p>
              </table:table-cell>
              <table:table-cell office:value-type="float" office:value="0.0000451388888888889">
                <text:p>0.0000451388888888889</text:p>
              </table:table-cell>
              <table:table-cell office:value-type="float" office:value="68.3">
                <text:p>68.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73611111111111">
                <text:p>0.00173611111111111</text:p>
              </table:table-cell>
              <table:table-cell office:value-type="float" office:value="330">
                <text:p>330</text:p>
              </table:table-cell>
              <table:table-cell office:value-type="float" office:value="0.0000555555555555556">
                <text:p>0.0000555555555555556</text:p>
              </table:table-cell>
              <table:table-cell office:value-type="float" office:value="72.3">
                <text:p>72.3</text:p>
              </table:table-cell>
              <table:table-cell office:value-type="float" office:value="0.0000590277777777778">
                <text:p>0.0000590277777777778</text:p>
              </table:table-cell>
              <table:table-cell office:value-type="float" office:value="112">
                <text:p>112</text:p>
              </table:table-cell>
              <table:table-cell office:value-type="float" office:value="0.0000555555555555556">
                <text:p>0.0000555555555555556</text:p>
              </table:table-cell>
              <table:table-cell office:value-type="float" office:value="68.6">
                <text:p>68.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08333333333333">
                <text:p>0.00208333333333333</text:p>
              </table:table-cell>
              <table:table-cell office:value-type="float" office:value="350">
                <text:p>350</text:p>
              </table:table-cell>
              <table:table-cell office:value-type="float" office:value="0.0000671296296296296">
                <text:p>0.0000671296296296296</text:p>
              </table:table-cell>
              <table:table-cell office:value-type="float" office:value="74">
                <text:p>74</text:p>
              </table:table-cell>
              <table:table-cell office:value-type="float" office:value="0.0000706018518518519">
                <text:p>0.0000706018518518519</text:p>
              </table:table-cell>
              <table:table-cell office:value-type="float" office:value="116.7">
                <text:p>116.7</text:p>
              </table:table-cell>
              <table:table-cell office:value-type="float" office:value="0.0000671296296296296">
                <text:p>0.0000671296296296296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43055555555556">
                <text:p>0.00243055555555556</text:p>
              </table:table-cell>
              <table:table-cell office:value-type="float" office:value="365">
                <text:p>365</text:p>
              </table:table-cell>
              <table:table-cell office:value-type="float" office:value="0.0000775462962962963">
                <text:p>0.0000775462962962963</text:p>
              </table:table-cell>
              <table:table-cell office:value-type="float" office:value="76">
                <text:p>76</text:p>
              </table:table-cell>
              <table:table-cell office:value-type="float" office:value="0.0000821759259259259">
                <text:p>0.0000821759259259259</text:p>
              </table:table-cell>
              <table:table-cell office:value-type="float" office:value="120">
                <text:p>120</text:p>
              </table:table-cell>
              <table:table-cell office:value-type="float" office:value="0.0000787037037037037">
                <text:p>0.0000787037037037037</text:p>
              </table:table-cell>
              <table:table-cell office:value-type="float" office:value="71.4">
                <text:p>71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77777777777778">
                <text:p>0.00277777777777778</text:p>
              </table:table-cell>
              <table:table-cell office:value-type="float" office:value="380">
                <text:p>380</text:p>
              </table:table-cell>
              <table:table-cell office:value-type="float" office:value="0.0000891203703703704">
                <text:p>0.0000891203703703704</text:p>
              </table:table-cell>
              <table:table-cell office:value-type="float" office:value="78.2">
                <text:p>78.2</text:p>
              </table:table-cell>
              <table:table-cell office:value-type="float" office:value="0.00009375">
                <text:p>0.00009375</text:p>
              </table:table-cell>
              <table:table-cell office:value-type="float" office:value="121.5">
                <text:p>121.5</text:p>
              </table:table-cell>
              <table:table-cell office:value-type="float" office:value="0.0000891203703703704">
                <text:p>0.0000891203703703704</text:p>
              </table:table-cell>
              <table:table-cell office:value-type="float" office:value="73.7">
                <text:p>73.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125">
                <text:p>0.003125</text:p>
              </table:table-cell>
              <table:table-cell office:value-type="float" office:value="395">
                <text:p>395</text:p>
              </table:table-cell>
              <table:table-cell office:value-type="float" office:value="0.000099537037037037">
                <text:p>0.000099537037037037</text:p>
              </table:table-cell>
              <table:table-cell office:value-type="float" office:value="80.6">
                <text:p>80.6</text:p>
              </table:table-cell>
              <table:table-cell office:value-type="float" office:value="0.000105324074074074">
                <text:p>0.000105324074074074</text:p>
              </table:table-cell>
              <table:table-cell office:value-type="float" office:value="122.5">
                <text:p>122.5</text:p>
              </table:table-cell>
              <table:table-cell office:value-type="float" office:value="0.000100694444444444">
                <text:p>0.000100694444444444</text:p>
              </table:table-cell>
              <table:table-cell office:value-type="float" office:value="76.2">
                <text:p>76.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47222222222222">
                <text:p>0.00347222222222222</text:p>
              </table:table-cell>
              <table:table-cell office:value-type="float" office:value="405">
                <text:p>405</text:p>
              </table:table-cell>
              <table:table-cell office:value-type="float" office:value="0.000111111111111111">
                <text:p>0.000111111111111111</text:p>
              </table:table-cell>
              <table:table-cell office:value-type="float" office:value="83.1">
                <text:p>83.1</text:p>
              </table:table-cell>
              <table:table-cell office:value-type="float" office:value="0.000118055555555556">
                <text:p>0.000118055555555556</text:p>
              </table:table-cell>
              <table:table-cell office:value-type="float" office:value="128.9">
                <text:p>128.9</text:p>
              </table:table-cell>
              <table:table-cell office:value-type="float" office:value="0.000112268518518519">
                <text:p>0.000112268518518519</text:p>
              </table:table-cell>
              <table:table-cell office:value-type="float" office:value="80.3">
                <text:p>80.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81944444444444">
                <text:p>0.00381944444444444</text:p>
              </table:table-cell>
              <table:table-cell office:value-type="float" office:value="415">
                <text:p>415</text:p>
              </table:table-cell>
              <table:table-cell office:value-type="float" office:value="0.000121527777777778">
                <text:p>0.000121527777777778</text:p>
              </table:table-cell>
              <table:table-cell office:value-type="float" office:value="85.5">
                <text:p>85.5</text:p>
              </table:table-cell>
              <table:table-cell office:value-type="float" office:value="0.00012962962962963">
                <text:p>0.00012962962962963</text:p>
              </table:table-cell>
              <table:table-cell office:value-type="float" office:value="134.1">
                <text:p>134.1</text:p>
              </table:table-cell>
              <table:table-cell office:value-type="float" office:value="0.000122685185185185">
                <text:p>0.000122685185185185</text:p>
              </table:table-cell>
              <table:table-cell office:value-type="float" office:value="85.2">
                <text:p>85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16666666666667">
                <text:p>0.00416666666666667</text:p>
              </table:table-cell>
              <table:table-cell office:value-type="float" office:value="425">
                <text:p>425</text:p>
              </table:table-cell>
              <table:table-cell office:value-type="float" office:value="0.000133101851851852">
                <text:p>0.000133101851851852</text:p>
              </table:table-cell>
              <table:table-cell office:value-type="float" office:value="88">
                <text:p>88</text:p>
              </table:table-cell>
              <table:table-cell office:value-type="float" office:value="0.000141203703703704">
                <text:p>0.000141203703703704</text:p>
              </table:table-cell>
              <table:table-cell office:value-type="float" office:value="139.3">
                <text:p>139.3</text:p>
              </table:table-cell>
              <table:table-cell office:value-type="float" office:value="0.000134259259259259">
                <text:p>0.000134259259259259</text:p>
              </table:table-cell>
              <table:table-cell office:value-type="float" office:value="90.2">
                <text:p>90.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51388888888889">
                <text:p>0.00451388888888889</text:p>
              </table:table-cell>
              <table:table-cell office:value-type="float" office:value="435">
                <text:p>435</text:p>
              </table:table-cell>
              <table:table-cell office:value-type="float" office:value="0.000143518518518519">
                <text:p>0.000143518518518519</text:p>
              </table:table-cell>
              <table:table-cell office:value-type="float" office:value="90.6">
                <text:p>90.6</text:p>
              </table:table-cell>
              <table:table-cell office:value-type="float" office:value="0.000152777777777778">
                <text:p>0.000152777777777778</text:p>
              </table:table-cell>
              <table:table-cell office:value-type="float" office:value="146.5">
                <text:p>146.5</text:p>
              </table:table-cell>
              <table:table-cell office:value-type="float" office:value="0.000144675925925926">
                <text:p>0.000144675925925926</text:p>
              </table:table-cell>
              <table:table-cell office:value-type="float" office:value="95.4">
                <text:p>95.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86111111111111">
                <text:p>0.00486111111111111</text:p>
              </table:table-cell>
              <table:table-cell office:value-type="float" office:value="445">
                <text:p>445</text:p>
              </table:table-cell>
              <table:table-cell office:value-type="float" office:value="0.00015625">
                <text:p>0.00015625</text:p>
              </table:table-cell>
              <table:table-cell office:value-type="float" office:value="93.1">
                <text:p>93.1</text:p>
              </table:table-cell>
              <table:table-cell office:value-type="float" office:value="0.000164351851851852">
                <text:p>0.000164351851851852</text:p>
              </table:table-cell>
              <table:table-cell office:value-type="float" office:value="148.4">
                <text:p>148.4</text:p>
              </table:table-cell>
              <table:table-cell office:value-type="float" office:value="0.00015625">
                <text:p>0.00015625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20833333333333">
                <text:p>0.00520833333333333</text:p>
              </table:table-cell>
              <table:table-cell office:value-type="float" office:value="452">
                <text:p>452</text:p>
              </table:table-cell>
              <table:table-cell office:value-type="float" office:value="0.000166666666666667">
                <text:p>0.000166666666666667</text:p>
              </table:table-cell>
              <table:table-cell office:value-type="float" office:value="97.3">
                <text:p>97.3</text:p>
              </table:table-cell>
              <table:table-cell office:value-type="float" office:value="0.000175925925925926">
                <text:p>0.000175925925925926</text:p>
              </table:table-cell>
              <table:table-cell office:value-type="float" office:value="151.9">
                <text:p>151.9</text:p>
              </table:table-cell>
              <table:table-cell office:value-type="float" office:value="0.000166666666666667">
                <text:p>0.000166666666666667</text:p>
              </table:table-cell>
              <table:table-cell office:value-type="float" office:value="108.8">
                <text:p>108.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55555555555555">
                <text:p>0.00555555555555555</text:p>
              </table:table-cell>
              <table:table-cell office:value-type="float" office:value="460">
                <text:p>460</text:p>
              </table:table-cell>
              <table:table-cell office:value-type="float" office:value="0.000178240740740741">
                <text:p>0.000178240740740741</text:p>
              </table:table-cell>
              <table:table-cell office:value-type="float" office:value="102.2">
                <text:p>102.2</text:p>
              </table:table-cell>
              <table:table-cell office:value-type="float" office:value="0.0001875">
                <text:p>0.0001875</text:p>
              </table:table-cell>
              <table:table-cell office:value-type="float" office:value="155.7">
                <text:p>155.7</text:p>
              </table:table-cell>
              <table:table-cell office:value-type="float" office:value="0.000178240740740741">
                <text:p>0.000178240740740741</text:p>
              </table:table-cell>
              <table:table-cell office:value-type="float" office:value="115.2">
                <text:p>115.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90277777777778">
                <text:p>0.00590277777777778</text:p>
              </table:table-cell>
              <table:table-cell office:value-type="float" office:value="467">
                <text:p>467</text:p>
              </table:table-cell>
              <table:table-cell office:value-type="float" office:value="0.000189814814814815">
                <text:p>0.000189814814814815</text:p>
              </table:table-cell>
              <table:table-cell office:value-type="float" office:value="107.3">
                <text:p>107.3</text:p>
              </table:table-cell>
              <table:table-cell office:value-type="float" office:value="0.000199074074074074">
                <text:p>0.000199074074074074</text:p>
              </table:table-cell>
              <table:table-cell office:value-type="float" office:value="161">
                <text:p>161</text:p>
              </table:table-cell>
              <table:table-cell office:value-type="float" office:value="0.000188657407407407">
                <text:p>0.000188657407407407</text:p>
              </table:table-cell>
              <table:table-cell office:value-type="float" office:value="121.1">
                <text:p>121.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200231481481481">
                <text:p>0.000200231481481481</text:p>
              </table:table-cell>
              <table:table-cell office:value-type="float" office:value="112.6">
                <text:p>112.6</text:p>
              </table:table-cell>
              <table:table-cell office:value-type="float" office:value="0.000210648148148148">
                <text:p>0.000210648148148148</text:p>
              </table:table-cell>
              <table:table-cell office:value-type="float" office:value="168.4">
                <text:p>168.4</text:p>
              </table:table-cell>
              <table:table-cell office:value-type="float" office:value="0.000200231481481481">
                <text:p>0.000200231481481481</text:p>
              </table:table-cell>
              <table:table-cell office:value-type="float" office:value="126.5">
                <text:p>126.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211805555555556">
                <text:p>0.000211805555555556</text:p>
              </table:table-cell>
              <table:table-cell office:value-type="float" office:value="118">
                <text:p>118</text:p>
              </table:table-cell>
              <table:table-cell office:value-type="float" office:value="0.000222222222222222">
                <text:p>0.000222222222222222</text:p>
              </table:table-cell>
              <table:table-cell office:value-type="float" office:value="175.8">
                <text:p>175.8</text:p>
              </table:table-cell>
              <table:table-cell office:value-type="float" office:value="0.000210648148148148">
                <text:p>0.000210648148148148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222222222222222">
                <text:p>0.000222222222222222</text:p>
              </table:table-cell>
              <table:table-cell office:value-type="float" office:value="123.1">
                <text:p>123.1</text:p>
              </table:table-cell>
              <table:table-cell office:value-type="float" office:value="0.000233796296296296">
                <text:p>0.000233796296296296</text:p>
              </table:table-cell>
              <table:table-cell office:value-type="float" office:value="181.8">
                <text:p>181.8</text:p>
              </table:table-cell>
              <table:table-cell office:value-type="float" office:value="0.000222222222222222">
                <text:p>0.000222222222222222</text:p>
              </table:table-cell>
              <table:table-cell office:value-type="float" office:value="137.4">
                <text:p>137.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233796296296296">
                <text:p>0.000233796296296296</text:p>
              </table:table-cell>
              <table:table-cell office:value-type="float" office:value="128.2">
                <text:p>128.2</text:p>
              </table:table-cell>
              <table:table-cell office:value-type="float" office:value="0.00024537037037037">
                <text:p>0.00024537037037037</text:p>
              </table:table-cell>
              <table:table-cell office:value-type="float" office:value="189.4">
                <text:p>189.4</text:p>
              </table:table-cell>
              <table:table-cell office:value-type="float" office:value="0.000232638888888889">
                <text:p>0.000232638888888889</text:p>
              </table:table-cell>
              <table:table-cell office:value-type="float" office:value="142.3">
                <text:p>142.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244212962962963">
                <text:p>0.000244212962962963</text:p>
              </table:table-cell>
              <table:table-cell office:value-type="float" office:value="133.2">
                <text:p>133.2</text:p>
              </table:table-cell>
              <table:table-cell office:value-type="float" office:value="0.000256944444444444">
                <text:p>0.000256944444444444</text:p>
              </table:table-cell>
              <table:table-cell office:value-type="float" office:value="194.2">
                <text:p>194.2</text:p>
              </table:table-cell>
              <table:table-cell office:value-type="float" office:value="0.000244212962962963">
                <text:p>0.000244212962962963</text:p>
              </table:table-cell>
              <table:table-cell office:value-type="float" office:value="146.5">
                <text:p>146.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255787037037037">
                <text:p>0.000255787037037037</text:p>
              </table:table-cell>
              <table:table-cell office:value-type="float" office:value="138">
                <text:p>138</text:p>
              </table:table-cell>
              <table:table-cell office:value-type="float" office:value="0.000268518518518519">
                <text:p>0.000268518518518519</text:p>
              </table:table-cell>
              <table:table-cell office:value-type="float" office:value="196.7">
                <text:p>196.7</text:p>
              </table:table-cell>
              <table:table-cell office:value-type="float" office:value="0.00025462962962963">
                <text:p>0.00025462962962963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266203703703704">
                <text:p>0.000266203703703704</text:p>
              </table:table-cell>
              <table:table-cell office:value-type="float" office:value="142.6">
                <text:p>142.6</text:p>
              </table:table-cell>
              <table:table-cell office:value-type="float" office:value="0.000280092592592593">
                <text:p>0.000280092592592593</text:p>
              </table:table-cell>
              <table:table-cell office:value-type="float" office:value="200.8">
                <text:p>200.8</text:p>
              </table:table-cell>
              <table:table-cell office:value-type="float" office:value="0.000266203703703704">
                <text:p>0.000266203703703704</text:p>
              </table:table-cell>
              <table:table-cell office:value-type="float" office:value="155.1">
                <text:p>155.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277777777777778">
                <text:p>0.000277777777777778</text:p>
              </table:table-cell>
              <table:table-cell office:value-type="float" office:value="147">
                <text:p>147</text:p>
              </table:table-cell>
              <table:table-cell office:value-type="float" office:value="0.000291666666666667">
                <text:p>0.000291666666666667</text:p>
              </table:table-cell>
              <table:table-cell office:value-type="float" office:value="201.4">
                <text:p>201.4</text:p>
              </table:table-cell>
              <table:table-cell office:value-type="float" office:value="0.00027662037037037">
                <text:p>0.00027662037037037</text:p>
              </table:table-cell>
              <table:table-cell office:value-type="float" office:value="158.8">
                <text:p>158.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288194444444444">
                <text:p>0.000288194444444444</text:p>
              </table:table-cell>
              <table:table-cell office:value-type="float" office:value="151.3">
                <text:p>151.3</text:p>
              </table:table-cell>
              <table:table-cell office:value-type="float" office:value="0.000303240740740741">
                <text:p>0.000303240740740741</text:p>
              </table:table-cell>
              <table:table-cell office:value-type="float" office:value="200.9">
                <text:p>200.9</text:p>
              </table:table-cell>
              <table:table-cell office:value-type="float" office:value="0.000288194444444444">
                <text:p>0.000288194444444444</text:p>
              </table:table-cell>
              <table:table-cell office:value-type="float" office:value="162.5">
                <text:p>162.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299768518518518">
                <text:p>0.000299768518518518</text:p>
              </table:table-cell>
              <table:table-cell office:value-type="float" office:value="155.4">
                <text:p>155.4</text:p>
              </table:table-cell>
              <table:table-cell office:value-type="float" office:value="0.000314814814814815">
                <text:p>0.000314814814814815</text:p>
              </table:table-cell>
              <table:table-cell office:value-type="float" office:value="198.2">
                <text:p>198.2</text:p>
              </table:table-cell>
              <table:table-cell office:value-type="float" office:value="0.000299768518518518">
                <text:p>0.000299768518518518</text:p>
              </table:table-cell>
              <table:table-cell office:value-type="float" office:value="166.7">
                <text:p>166.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310185185185185">
                <text:p>0.000310185185185185</text:p>
              </table:table-cell>
              <table:table-cell office:value-type="float" office:value="159.4">
                <text:p>159.4</text:p>
              </table:table-cell>
              <table:table-cell office:value-type="float" office:value="0.000326388888888889">
                <text:p>0.000326388888888889</text:p>
              </table:table-cell>
              <table:table-cell office:value-type="float" office:value="194.2">
                <text:p>194.2</text:p>
              </table:table-cell>
              <table:table-cell office:value-type="float" office:value="0.000311342592592593">
                <text:p>0.000311342592592593</text:p>
              </table:table-cell>
              <table:table-cell office:value-type="float" office:value="170.6">
                <text:p>170.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321759259259259">
                <text:p>0.000321759259259259</text:p>
              </table:table-cell>
              <table:table-cell office:value-type="float" office:value="163.3">
                <text:p>163.3</text:p>
              </table:table-cell>
              <table:table-cell office:value-type="float" office:value="0.000337962962962963">
                <text:p>0.000337962962962963</text:p>
              </table:table-cell>
              <table:table-cell office:value-type="float" office:value="189.8">
                <text:p>189.8</text:p>
              </table:table-cell>
              <table:table-cell office:value-type="float" office:value="0.000321759259259259">
                <text:p>0.000321759259259259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332175925925926">
                <text:p>0.000332175925925926</text:p>
              </table:table-cell>
              <table:table-cell office:value-type="float" office:value="167.2">
                <text:p>167.2</text:p>
              </table:table-cell>
              <table:table-cell office:value-type="float" office:value="0.000349537037037037">
                <text:p>0.000349537037037037</text:p>
              </table:table-cell>
              <table:table-cell office:value-type="float" office:value="186.7">
                <text:p>186.7</text:p>
              </table:table-cell>
              <table:table-cell office:value-type="float" office:value="0.000333333333333333">
                <text:p>0.000333333333333333</text:p>
              </table:table-cell>
              <table:table-cell office:value-type="float" office:value="177.4">
                <text:p>177.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34375">
                <text:p>0.00034375</text:p>
              </table:table-cell>
              <table:table-cell office:value-type="float" office:value="170.6">
                <text:p>170.6</text:p>
              </table:table-cell>
              <table:table-cell office:value-type="float" office:value="0.000361111111111111">
                <text:p>0.000361111111111111</text:p>
              </table:table-cell>
              <table:table-cell office:value-type="float" office:value="185">
                <text:p>185</text:p>
              </table:table-cell>
              <table:table-cell office:value-type="float" office:value="0.00034375">
                <text:p>0.00034375</text:p>
              </table:table-cell>
              <table:table-cell office:value-type="float" office:value="180.4">
                <text:p>180.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354166666666667">
                <text:p>0.000354166666666667</text:p>
              </table:table-cell>
              <table:table-cell office:value-type="float" office:value="173.9">
                <text:p>173.9</text:p>
              </table:table-cell>
              <table:table-cell office:value-type="float" office:value="0.000372685185185185">
                <text:p>0.000372685185185185</text:p>
              </table:table-cell>
              <table:table-cell office:value-type="float" office:value="188.2">
                <text:p>188.2</text:p>
              </table:table-cell>
              <table:table-cell office:value-type="float" office:value="0.000355324074074074">
                <text:p>0.000355324074074074</text:p>
              </table:table-cell>
              <table:table-cell office:value-type="float" office:value="184.1">
                <text:p>184.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365740740740741">
                <text:p>0.000365740740740741</text:p>
              </table:table-cell>
              <table:table-cell office:value-type="float" office:value="177.2">
                <text:p>177.2</text:p>
              </table:table-cell>
              <table:table-cell office:value-type="float" office:value="0.000384259259259259">
                <text:p>0.000384259259259259</text:p>
              </table:table-cell>
              <table:table-cell office:value-type="float" office:value="191.1">
                <text:p>191.1</text:p>
              </table:table-cell>
              <table:table-cell office:value-type="float" office:value="0.000365740740740741">
                <text:p>0.000365740740740741</text:p>
              </table:table-cell>
              <table:table-cell office:value-type="float" office:value="187.1">
                <text:p>187.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376157407407407">
                <text:p>0.000376157407407407</text:p>
              </table:table-cell>
              <table:table-cell office:value-type="float" office:value="180.5">
                <text:p>180.5</text:p>
              </table:table-cell>
              <table:table-cell office:value-type="float" office:value="0.000395833333333333">
                <text:p>0.000395833333333333</text:p>
              </table:table-cell>
              <table:table-cell office:value-type="float" office:value="193.4">
                <text:p>193.4</text:p>
              </table:table-cell>
              <table:table-cell office:value-type="float" office:value="0.000377314814814815">
                <text:p>0.000377314814814815</text:p>
              </table:table-cell>
              <table:table-cell office:value-type="float" office:value="190.8">
                <text:p>190.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387731481481481">
                <text:p>0.000387731481481481</text:p>
              </table:table-cell>
              <table:table-cell office:value-type="float" office:value="183.8">
                <text:p>183.8</text:p>
              </table:table-cell>
              <table:table-cell office:value-type="float" office:value="0.000407407407407407">
                <text:p>0.000407407407407407</text:p>
              </table:table-cell>
              <table:table-cell office:value-type="float" office:value="197.6">
                <text:p>197.6</text:p>
              </table:table-cell>
              <table:table-cell office:value-type="float" office:value="0.000387731481481481">
                <text:p>0.000387731481481481</text:p>
              </table:table-cell>
              <table:table-cell office:value-type="float" office:value="194.5">
                <text:p>194.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399305555555556">
                <text:p>0.000399305555555556</text:p>
              </table:table-cell>
              <table:table-cell office:value-type="float" office:value="187.1">
                <text:p>187.1</text:p>
              </table:table-cell>
              <table:table-cell office:value-type="float" office:value="0.000418981481481482">
                <text:p>0.000418981481481482</text:p>
              </table:table-cell>
              <table:table-cell office:value-type="float" office:value="202.8">
                <text:p>202.8</text:p>
              </table:table-cell>
              <table:table-cell office:value-type="float" office:value="0.000399305555555556">
                <text:p>0.000399305555555556</text:p>
              </table:table-cell>
              <table:table-cell office:value-type="float" office:value="194.9">
                <text:p>194.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409722222222222">
                <text:p>0.000409722222222222</text:p>
              </table:table-cell>
              <table:table-cell office:value-type="float" office:value="190.2">
                <text:p>190.2</text:p>
              </table:table-cell>
              <table:table-cell office:value-type="float" office:value="0.000430555555555556">
                <text:p>0.000430555555555556</text:p>
              </table:table-cell>
              <table:table-cell office:value-type="float" office:value="208.9">
                <text:p>208.9</text:p>
              </table:table-cell>
              <table:table-cell office:value-type="float" office:value="0.000409722222222222">
                <text:p>0.000409722222222222</text:p>
              </table:table-cell>
              <table:table-cell office:value-type="float" office:value="198.2">
                <text:p>198.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421296296296296">
                <text:p>0.000421296296296296</text:p>
              </table:table-cell>
              <table:table-cell office:value-type="float" office:value="193.3">
                <text:p>193.3</text:p>
              </table:table-cell>
              <table:table-cell office:value-type="float" office:value="0.00044212962962963">
                <text:p>0.00044212962962963</text:p>
              </table:table-cell>
              <table:table-cell office:value-type="float" office:value="216.7">
                <text:p>216.7</text:p>
              </table:table-cell>
              <table:table-cell office:value-type="float" office:value="0.000421296296296296">
                <text:p>0.000421296296296296</text:p>
              </table:table-cell>
              <table:table-cell office:value-type="float" office:value="201.9">
                <text:p>201.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431712962962963">
                <text:p>0.000431712962962963</text:p>
              </table:table-cell>
              <table:table-cell office:value-type="float" office:value="196.3">
                <text:p>196.3</text:p>
              </table:table-cell>
              <table:table-cell office:value-type="float" office:value="0.000453703703703704">
                <text:p>0.000453703703703704</text:p>
              </table:table-cell>
              <table:table-cell office:value-type="float" office:value="225">
                <text:p>225</text:p>
              </table:table-cell>
              <table:table-cell office:value-type="float" office:value="0.000431712962962963">
                <text:p>0.000431712962962963</text:p>
              </table:table-cell>
              <table:table-cell office:value-type="float" office:value="204.8">
                <text:p>204.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443287037037037">
                <text:p>0.000443287037037037</text:p>
              </table:table-cell>
              <table:table-cell office:value-type="float" office:value="199.5">
                <text:p>199.5</text:p>
              </table:table-cell>
              <table:table-cell office:value-type="float" office:value="0.000465277777777778">
                <text:p>0.000465277777777778</text:p>
              </table:table-cell>
              <table:table-cell office:value-type="float" office:value="232.7">
                <text:p>232.7</text:p>
              </table:table-cell>
              <table:table-cell office:value-type="float" office:value="0.000443287037037037">
                <text:p>0.000443287037037037</text:p>
              </table:table-cell>
              <table:table-cell office:value-type="float" office:value="207.4">
                <text:p>207.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453703703703704">
                <text:p>0.000453703703703704</text:p>
              </table:table-cell>
              <table:table-cell office:value-type="float" office:value="202.5">
                <text:p>202.5</text:p>
              </table:table-cell>
              <table:table-cell office:value-type="float" office:value="0.000476851851851852">
                <text:p>0.000476851851851852</text:p>
              </table:table-cell>
              <table:table-cell office:value-type="float" office:value="237.6">
                <text:p>237.6</text:p>
              </table:table-cell>
              <table:table-cell office:value-type="float" office:value="0.000453703703703704">
                <text:p>0.000453703703703704</text:p>
              </table:table-cell>
              <table:table-cell office:value-type="float" office:value="210.2">
                <text:p>210.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465277777777778">
                <text:p>0.000465277777777778</text:p>
              </table:table-cell>
              <table:table-cell office:value-type="float" office:value="205.5">
                <text:p>205.5</text:p>
              </table:table-cell>
              <table:table-cell office:value-type="float" office:value="0.000488425925925926">
                <text:p>0.000488425925925926</text:p>
              </table:table-cell>
              <table:table-cell office:value-type="float" office:value="237.9">
                <text:p>237.9</text:p>
              </table:table-cell>
              <table:table-cell office:value-type="float" office:value="0.000465277777777778">
                <text:p>0.000465277777777778</text:p>
              </table:table-cell>
              <table:table-cell office:value-type="float" office:value="213.2">
                <text:p>213.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475694444444444">
                <text:p>0.000475694444444444</text:p>
              </table:table-cell>
              <table:table-cell office:value-type="float" office:value="208.2">
                <text:p>208.2</text:p>
              </table:table-cell>
              <table:table-cell office:value-type="float" office:value="0.0005">
                <text:p>0.0005</text:p>
              </table:table-cell>
              <table:table-cell office:value-type="float" office:value="238.5">
                <text:p>238.5</text:p>
              </table:table-cell>
              <table:table-cell office:value-type="float" office:value="0.000475694444444444">
                <text:p>0.000475694444444444</text:p>
              </table:table-cell>
              <table:table-cell office:value-type="float" office:value="216.7">
                <text:p>216.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487268518518519">
                <text:p>0.000487268518518519</text:p>
              </table:table-cell>
              <table:table-cell office:value-type="float" office:value="210.9">
                <text:p>210.9</text:p>
              </table:table-cell>
              <table:table-cell office:value-type="float" office:value="0.000512731481481482">
                <text:p>0.000512731481481482</text:p>
              </table:table-cell>
              <table:table-cell office:value-type="float" office:value="239.3">
                <text:p>239.3</text:p>
              </table:table-cell>
              <table:table-cell office:value-type="float" office:value="0.000487268518518519">
                <text:p>0.000487268518518519</text:p>
              </table:table-cell>
              <table:table-cell office:value-type="float" office:value="218.8">
                <text:p>218.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497685185185185">
                <text:p>0.000497685185185185</text:p>
              </table:table-cell>
              <table:table-cell office:value-type="float" office:value="213.7">
                <text:p>213.7</text:p>
              </table:table-cell>
              <table:table-cell office:value-type="float" office:value="0.000524305555555556">
                <text:p>0.000524305555555556</text:p>
              </table:table-cell>
              <table:table-cell office:value-type="float" office:value="239">
                <text:p>239</text:p>
              </table:table-cell>
              <table:table-cell office:value-type="float" office:value="0.000498842592592593">
                <text:p>0.000498842592592593</text:p>
              </table:table-cell>
              <table:table-cell office:value-type="float" office:value="221.3">
                <text:p>221.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509259259259259">
                <text:p>0.000509259259259259</text:p>
              </table:table-cell>
              <table:table-cell office:value-type="float" office:value="216.3">
                <text:p>216.3</text:p>
              </table:table-cell>
              <table:table-cell office:value-type="float" office:value="0.00053587962962963">
                <text:p>0.00053587962962963</text:p>
              </table:table-cell>
              <table:table-cell office:value-type="float" office:value="239">
                <text:p>239</text:p>
              </table:table-cell>
              <table:table-cell office:value-type="float" office:value="0.000509259259259259">
                <text:p>0.000509259259259259</text:p>
              </table:table-cell>
              <table:table-cell office:value-type="float" office:value="226.9">
                <text:p>226.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519675925925926">
                <text:p>0.000519675925925926</text:p>
              </table:table-cell>
              <table:table-cell office:value-type="float" office:value="219.2">
                <text:p>219.2</text:p>
              </table:table-cell>
              <table:table-cell office:value-type="float" office:value="0.000825231481481482">
                <text:p>0.000825231481481482</text:p>
              </table:table-cell>
              <table:table-cell office:value-type="float" office:value="229.2">
                <text:p>229.2</text:p>
              </table:table-cell>
              <table:table-cell office:value-type="float" office:value="0.000520833333333333">
                <text:p>0.000520833333333333</text:p>
              </table:table-cell>
              <table:table-cell office:value-type="float" office:value="229.1">
                <text:p>229.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53125">
                <text:p>0.00053125</text:p>
              </table:table-cell>
              <table:table-cell office:value-type="float" office:value="221.6">
                <text:p>221.6</text:p>
              </table:table-cell>
              <table:table-cell office:value-type="float" office:value="0.000836805555555556">
                <text:p>0.000836805555555556</text:p>
              </table:table-cell>
              <table:table-cell office:value-type="float" office:value="230.4">
                <text:p>230.4</text:p>
              </table:table-cell>
              <table:table-cell office:value-type="float" office:value="0.00053125">
                <text:p>0.00053125</text:p>
              </table:table-cell>
              <table:table-cell office:value-type="float" office:value="230.6">
                <text:p>230.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541666666666667">
                <text:p>0.000541666666666667</text:p>
              </table:table-cell>
              <table:table-cell office:value-type="float" office:value="223.8">
                <text:p>223.8</text:p>
              </table:table-cell>
              <table:table-cell office:value-type="float" office:value="0.00084837962962963">
                <text:p>0.00084837962962963</text:p>
              </table:table-cell>
              <table:table-cell office:value-type="float" office:value="231.7">
                <text:p>231.7</text:p>
              </table:table-cell>
              <table:table-cell office:value-type="float" office:value="0.000542824074074074">
                <text:p>0.000542824074074074</text:p>
              </table:table-cell>
              <table:table-cell office:value-type="float" office:value="233.2">
                <text:p>233.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553240740740741">
                <text:p>0.000553240740740741</text:p>
              </table:table-cell>
              <table:table-cell office:value-type="float" office:value="226.2">
                <text:p>226.2</text:p>
              </table:table-cell>
              <table:table-cell office:value-type="float" office:value="0.000859953703703704">
                <text:p>0.000859953703703704</text:p>
              </table:table-cell>
              <table:table-cell office:value-type="float" office:value="231.3">
                <text:p>231.3</text:p>
              </table:table-cell>
              <table:table-cell office:value-type="float" office:value="0.000553240740740741">
                <text:p>0.000553240740740741</text:p>
              </table:table-cell>
              <table:table-cell office:value-type="float" office:value="235.5">
                <text:p>235.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563657407407407">
                <text:p>0.000563657407407407</text:p>
              </table:table-cell>
              <table:table-cell office:value-type="float" office:value="228.5">
                <text:p>228.5</text:p>
              </table:table-cell>
              <table:table-cell office:value-type="float" office:value="0.000987268518518519">
                <text:p>0.000987268518518519</text:p>
              </table:table-cell>
              <table:table-cell office:value-type="float" office:value="258.9">
                <text:p>258.9</text:p>
              </table:table-cell>
              <table:table-cell office:value-type="float" office:value="0.000564814814814815">
                <text:p>0.000564814814814815</text:p>
              </table:table-cell>
              <table:table-cell office:value-type="float" office:value="237.9">
                <text:p>237.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575231481481481">
                <text:p>0.000575231481481481</text:p>
              </table:table-cell>
              <table:table-cell office:value-type="float" office:value="230.9">
                <text:p>230.9</text:p>
              </table:table-cell>
              <table:table-cell office:value-type="float" office:value="0.000998842592592593">
                <text:p>0.000998842592592593</text:p>
              </table:table-cell>
              <table:table-cell office:value-type="float" office:value="265.1">
                <text:p>265.1</text:p>
              </table:table-cell>
              <table:table-cell office:value-type="float" office:value="0.000575231481481481">
                <text:p>0.000575231481481481</text:p>
              </table:table-cell>
              <table:table-cell office:value-type="float" office:value="240.1">
                <text:p>240.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585648148148148">
                <text:p>0.000585648148148148</text:p>
              </table:table-cell>
              <table:table-cell office:value-type="float" office:value="233.2">
                <text:p>233.2</text:p>
              </table:table-cell>
              <table:table-cell office:value-type="float" office:value="0.00101041666666667">
                <text:p>0.00101041666666667</text:p>
              </table:table-cell>
              <table:table-cell office:value-type="float" office:value="291">
                <text:p>291</text:p>
              </table:table-cell>
              <table:table-cell office:value-type="float" office:value="0.000586805555555556">
                <text:p>0.000586805555555556</text:p>
              </table:table-cell>
              <table:table-cell office:value-type="float" office:value="241.2">
                <text:p>241.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597222222222222">
                <text:p>0.000597222222222222</text:p>
              </table:table-cell>
              <table:table-cell office:value-type="float" office:value="235.5">
                <text:p>235.5</text:p>
              </table:table-cell>
              <table:table-cell office:value-type="float" office:value="0.00102199074074074">
                <text:p>0.00102199074074074</text:p>
              </table:table-cell>
              <table:table-cell office:value-type="float" office:value="296">
                <text:p>296</text:p>
              </table:table-cell>
              <table:table-cell office:value-type="float" office:value="0.000597222222222222">
                <text:p>0.000597222222222222</text:p>
              </table:table-cell>
              <table:table-cell office:value-type="float" office:value="243.3">
                <text:p>243.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608796296296296">
                <text:p>0.000608796296296296</text:p>
              </table:table-cell>
              <table:table-cell office:value-type="float" office:value="237.5">
                <text:p>237.5</text:p>
              </table:table-cell>
              <table:table-cell office:value-type="float" office:value="0.00103356481481481">
                <text:p>0.00103356481481481</text:p>
              </table:table-cell>
              <table:table-cell office:value-type="float" office:value="298">
                <text:p>298</text:p>
              </table:table-cell>
              <table:table-cell office:value-type="float" office:value="0.000608796296296296">
                <text:p>0.00060879629629629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619212962962963">
                <text:p>0.000619212962962963</text:p>
              </table:table-cell>
              <table:table-cell office:value-type="float" office:value="239.2">
                <text:p>239.2</text:p>
              </table:table-cell>
              <table:table-cell office:value-type="float" office:value="0.00104513888888889">
                <text:p>0.00104513888888889</text:p>
              </table:table-cell>
              <table:table-cell office:value-type="float" office:value="299.9">
                <text:p>299.9</text:p>
              </table:table-cell>
              <table:table-cell office:value-type="float" office:value="0.000619212962962963">
                <text:p>0.000619212962962963</text:p>
              </table:table-cell>
              <table:table-cell office:value-type="float" office:value="247.4">
                <text:p>247.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630787037037037">
                <text:p>0.000630787037037037</text:p>
              </table:table-cell>
              <table:table-cell office:value-type="float" office:value="240.9">
                <text:p>240.9</text:p>
              </table:table-cell>
              <table:table-cell office:value-type="float" office:value="0.00105671296296296">
                <text:p>0.00105671296296296</text:p>
              </table:table-cell>
              <table:table-cell office:value-type="float" office:value="301.7">
                <text:p>301.7</text:p>
              </table:table-cell>
              <table:table-cell office:value-type="float" office:value="0.000630787037037037">
                <text:p>0.000630787037037037</text:p>
              </table:table-cell>
              <table:table-cell office:value-type="float" office:value="249.3">
                <text:p>249.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641203703703704">
                <text:p>0.000641203703703704</text:p>
              </table:table-cell>
              <table:table-cell office:value-type="float" office:value="242.4">
                <text:p>242.4</text:p>
              </table:table-cell>
              <table:table-cell office:value-type="float" office:value="0.00106828703703704">
                <text:p>0.00106828703703704</text:p>
              </table:table-cell>
              <table:table-cell office:value-type="float" office:value="303.4">
                <text:p>303.4</text:p>
              </table:table-cell>
              <table:table-cell office:value-type="float" office:value="0.000641203703703704">
                <text:p>0.000641203703703704</text:p>
              </table:table-cell>
              <table:table-cell office:value-type="float" office:value="252.1">
                <text:p>252.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652777777777778">
                <text:p>0.000652777777777778</text:p>
              </table:table-cell>
              <table:table-cell office:value-type="float" office:value="243.7">
                <text:p>243.7</text:p>
              </table:table-cell>
              <table:table-cell office:value-type="float" office:value="0.00107986111111111">
                <text:p>0.00107986111111111</text:p>
              </table:table-cell>
              <table:table-cell office:value-type="float" office:value="304.9">
                <text:p>304.9</text:p>
              </table:table-cell>
              <table:table-cell office:value-type="float" office:value="0.000652777777777778">
                <text:p>0.000652777777777778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663194444444444">
                <text:p>0.000663194444444444</text:p>
              </table:table-cell>
              <table:table-cell office:value-type="float" office:value="244.9">
                <text:p>244.9</text:p>
              </table:table-cell>
              <table:table-cell office:value-type="float" office:value="0.00109143518518519">
                <text:p>0.00109143518518519</text:p>
              </table:table-cell>
              <table:table-cell office:value-type="float" office:value="306.7">
                <text:p>306.7</text:p>
              </table:table-cell>
              <table:table-cell office:value-type="float" office:value="0.000663194444444444">
                <text:p>0.000663194444444444</text:p>
              </table:table-cell>
              <table:table-cell office:value-type="float" office:value="255.9">
                <text:p>255.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674768518518519">
                <text:p>0.000674768518518519</text:p>
              </table:table-cell>
              <table:table-cell office:value-type="float" office:value="246.1">
                <text:p>246.1</text:p>
              </table:table-cell>
              <table:table-cell office:value-type="float" office:value="0.00110416666666667">
                <text:p>0.00110416666666667</text:p>
              </table:table-cell>
              <table:table-cell office:value-type="float" office:value="307.9">
                <text:p>307.9</text:p>
              </table:table-cell>
              <table:table-cell office:value-type="float" office:value="0.000674768518518519">
                <text:p>0.000674768518518519</text:p>
              </table:table-cell>
              <table:table-cell office:value-type="float" office:value="257.9">
                <text:p>257.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685185185185185">
                <text:p>0.000685185185185185</text:p>
              </table:table-cell>
              <table:table-cell office:value-type="float" office:value="247.1">
                <text:p>247.1</text:p>
              </table:table-cell>
              <table:table-cell office:value-type="float" office:value="0.00111574074074074">
                <text:p>0.00111574074074074</text:p>
              </table:table-cell>
              <table:table-cell office:value-type="float" office:value="308.8">
                <text:p>308.8</text:p>
              </table:table-cell>
              <table:table-cell office:value-type="float" office:value="0.000685185185185185">
                <text:p>0.000685185185185185</text:p>
              </table:table-cell>
              <table:table-cell office:value-type="float" office:value="259.8">
                <text:p>259.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696759259259259">
                <text:p>0.000696759259259259</text:p>
              </table:table-cell>
              <table:table-cell office:value-type="float" office:value="247.9">
                <text:p>247.9</text:p>
              </table:table-cell>
              <table:table-cell office:value-type="float" office:value="0.00112731481481481">
                <text:p>0.00112731481481481</text:p>
              </table:table-cell>
              <table:table-cell office:value-type="float" office:value="309.6">
                <text:p>309.6</text:p>
              </table:table-cell>
              <table:table-cell office:value-type="float" office:value="0.000696759259259259">
                <text:p>0.000696759259259259</text:p>
              </table:table-cell>
              <table:table-cell office:value-type="float" office:value="262.5">
                <text:p>262.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707175925925926">
                <text:p>0.000707175925925926</text:p>
              </table:table-cell>
              <table:table-cell office:value-type="float" office:value="248.9">
                <text:p>248.9</text:p>
              </table:table-cell>
              <table:table-cell office:value-type="float" office:value="0.00113888888888889">
                <text:p>0.00113888888888889</text:p>
              </table:table-cell>
              <table:table-cell office:value-type="float" office:value="308.3">
                <text:p>308.3</text:p>
              </table:table-cell>
              <table:table-cell office:value-type="float" office:value="0.000707175925925926">
                <text:p>0.000707175925925926</text:p>
              </table:table-cell>
              <table:table-cell office:value-type="float" office:value="264.2">
                <text:p>264.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71875">
                <text:p>0.00071875</text:p>
              </table:table-cell>
              <table:table-cell office:value-type="float" office:value="249.7">
                <text:p>249.7</text:p>
              </table:table-cell>
              <table:table-cell office:value-type="float" office:value="0.00115046296296296">
                <text:p>0.00115046296296296</text:p>
              </table:table-cell>
              <table:table-cell office:value-type="float" office:value="307.1">
                <text:p>307.1</text:p>
              </table:table-cell>
              <table:table-cell office:value-type="float" office:value="0.00071875">
                <text:p>0.00071875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729166666666667">
                <text:p>0.000729166666666667</text:p>
              </table:table-cell>
              <table:table-cell office:value-type="float" office:value="250.7">
                <text:p>250.7</text:p>
              </table:table-cell>
              <table:table-cell office:value-type="float" office:value="0.00116203703703704">
                <text:p>0.00116203703703704</text:p>
              </table:table-cell>
              <table:table-cell office:value-type="float" office:value="305.7">
                <text:p>305.7</text:p>
              </table:table-cell>
              <table:table-cell office:value-type="float" office:value="0.000729166666666667">
                <text:p>0.000729166666666667</text:p>
              </table:table-cell>
              <table:table-cell office:value-type="float" office:value="267.5">
                <text:p>267.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740740740740741">
                <text:p>0.000740740740740741</text:p>
              </table:table-cell>
              <table:table-cell office:value-type="float" office:value="251.8">
                <text:p>251.8</text:p>
              </table:table-cell>
              <table:table-cell office:value-type="float" office:value="0.00117361111111111">
                <text:p>0.00117361111111111</text:p>
              </table:table-cell>
              <table:table-cell office:value-type="float" office:value="303.6">
                <text:p>303.6</text:p>
              </table:table-cell>
              <table:table-cell office:value-type="float" office:value="0.000740740740740741">
                <text:p>0.000740740740740741</text:p>
              </table:table-cell>
              <table:table-cell office:value-type="float" office:value="269.4">
                <text:p>269.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751157407407407">
                <text:p>0.000751157407407407</text:p>
              </table:table-cell>
              <table:table-cell office:value-type="float" office:value="253">
                <text:p>253</text:p>
              </table:table-cell>
              <table:table-cell office:value-type="float" office:value="0.00118518518518519">
                <text:p>0.00118518518518519</text:p>
              </table:table-cell>
              <table:table-cell office:value-type="float" office:value="301.6">
                <text:p>301.6</text:p>
              </table:table-cell>
              <table:table-cell office:value-type="float" office:value="0.000751157407407407">
                <text:p>0.000751157407407407</text:p>
              </table:table-cell>
              <table:table-cell office:value-type="float" office:value="270.6">
                <text:p>270.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762731481481482">
                <text:p>0.000762731481481482</text:p>
              </table:table-cell>
              <table:table-cell office:value-type="float" office:value="253.9">
                <text:p>253.9</text:p>
              </table:table-cell>
              <table:table-cell office:value-type="float" office:value="0.00119675925925926">
                <text:p>0.00119675925925926</text:p>
              </table:table-cell>
              <table:table-cell office:value-type="float" office:value="299.8">
                <text:p>299.8</text:p>
              </table:table-cell>
              <table:table-cell office:value-type="float" office:value="0.000762731481481482">
                <text:p>0.000762731481481482</text:p>
              </table:table-cell>
              <table:table-cell office:value-type="float" office:value="272.5">
                <text:p>272.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773148148148148">
                <text:p>0.000773148148148148</text:p>
              </table:table-cell>
              <table:table-cell office:value-type="float" office:value="254.6">
                <text:p>254.6</text:p>
              </table:table-cell>
              <table:table-cell office:value-type="float" office:value="0.00120833333333333">
                <text:p>0.00120833333333333</text:p>
              </table:table-cell>
              <table:table-cell office:value-type="float" office:value="297.7">
                <text:p>297.7</text:p>
              </table:table-cell>
              <table:table-cell office:value-type="float" office:value="0.000774305555555556">
                <text:p>0.000774305555555556</text:p>
              </table:table-cell>
              <table:table-cell office:value-type="float" office:value="274.3">
                <text:p>274.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784722222222222">
                <text:p>0.000784722222222222</text:p>
              </table:table-cell>
              <table:table-cell office:value-type="float" office:value="255.7">
                <text:p>255.7</text:p>
              </table:table-cell>
              <table:table-cell office:value-type="float" office:value="0.00121990740740741">
                <text:p>0.00121990740740741</text:p>
              </table:table-cell>
              <table:table-cell office:value-type="float" office:value="295.7">
                <text:p>295.7</text:p>
              </table:table-cell>
              <table:table-cell office:value-type="float" office:value="0.00078587962962963">
                <text:p>0.00078587962962963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795138888888889">
                <text:p>0.000795138888888889</text:p>
              </table:table-cell>
              <table:table-cell office:value-type="float" office:value="256.9">
                <text:p>256.9</text:p>
              </table:table-cell>
              <table:table-cell office:value-type="float" office:value="0.00123148148148148">
                <text:p>0.00123148148148148</text:p>
              </table:table-cell>
              <table:table-cell office:value-type="float" office:value="293.7">
                <text:p>293.7</text:p>
              </table:table-cell>
              <table:table-cell office:value-type="float" office:value="0.000797453703703704">
                <text:p>0.000797453703703704</text:p>
              </table:table-cell>
              <table:table-cell office:value-type="float" office:value="277.8">
                <text:p>277.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806712962962963">
                <text:p>0.000806712962962963</text:p>
              </table:table-cell>
              <table:table-cell office:value-type="float" office:value="258.4">
                <text:p>258.4</text:p>
              </table:table-cell>
              <table:table-cell office:value-type="float" office:value="0.00124305555555556">
                <text:p>0.00124305555555556</text:p>
              </table:table-cell>
              <table:table-cell office:value-type="float" office:value="290.4">
                <text:p>290.4</text:p>
              </table:table-cell>
              <table:table-cell office:value-type="float" office:value="0.00080787037037037">
                <text:p>0.00080787037037037</text:p>
              </table:table-cell>
              <table:table-cell office:value-type="float" office:value="279.6">
                <text:p>279.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81712962962963">
                <text:p>0.00081712962962963</text:p>
              </table:table-cell>
              <table:table-cell office:value-type="float" office:value="259.7">
                <text:p>259.7</text:p>
              </table:table-cell>
              <table:table-cell office:value-type="float" office:value="0.00125462962962963">
                <text:p>0.00125462962962963</text:p>
              </table:table-cell>
              <table:table-cell office:value-type="float" office:value="290.5">
                <text:p>290.5</text:p>
              </table:table-cell>
              <table:table-cell office:value-type="float" office:value="0.000819444444444444">
                <text:p>0.000819444444444444</text:p>
              </table:table-cell>
              <table:table-cell office:value-type="float" office:value="281.5">
                <text:p>281.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828703703703704">
                <text:p>0.000828703703703704</text:p>
              </table:table-cell>
              <table:table-cell office:value-type="float" office:value="261.2">
                <text:p>261.2</text:p>
              </table:table-cell>
              <table:table-cell office:value-type="float" office:value="0.0012662037037037">
                <text:p>0.0012662037037037</text:p>
              </table:table-cell>
              <table:table-cell office:value-type="float" office:value="290.9">
                <text:p>290.9</text:p>
              </table:table-cell>
              <table:table-cell office:value-type="float" office:value="0.000829861111111111">
                <text:p>0.000829861111111111</text:p>
              </table:table-cell>
              <table:table-cell office:value-type="float" office:value="283.4">
                <text:p>283.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83912037037037">
                <text:p>0.00083912037037037</text:p>
              </table:table-cell>
              <table:table-cell office:value-type="float" office:value="262.7">
                <text:p>262.7</text:p>
              </table:table-cell>
              <table:table-cell office:value-type="float" office:value="0.00127777777777778">
                <text:p>0.00127777777777778</text:p>
              </table:table-cell>
              <table:table-cell office:value-type="float" office:value="291">
                <text:p>291</text:p>
              </table:table-cell>
              <table:table-cell office:value-type="float" office:value="0.000841435185185185">
                <text:p>0.000841435185185185</text:p>
              </table:table-cell>
              <table:table-cell office:value-type="float" office:value="284.8">
                <text:p>284.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850694444444444">
                <text:p>0.000850694444444444</text:p>
              </table:table-cell>
              <table:table-cell office:value-type="float" office:value="264.2">
                <text:p>264.2</text:p>
              </table:table-cell>
              <table:table-cell office:value-type="float" office:value="0.00154398148148148">
                <text:p>0.00154398148148148</text:p>
              </table:table-cell>
              <table:table-cell office:value-type="float" office:value="315.9">
                <text:p>315.9</text:p>
              </table:table-cell>
              <table:table-cell office:value-type="float" office:value="0.000853009259259259">
                <text:p>0.000853009259259259</text:p>
              </table:table-cell>
              <table:table-cell office:value-type="float" office:value="286.4">
                <text:p>286.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862268518518519">
                <text:p>0.000862268518518519</text:p>
              </table:table-cell>
              <table:table-cell office:value-type="float" office:value="265.9">
                <text:p>265.9</text:p>
              </table:table-cell>
              <table:table-cell office:value-type="float" office:value="0.00155555555555556">
                <text:p>0.00155555555555556</text:p>
              </table:table-cell>
              <table:table-cell office:value-type="float" office:value="320.6">
                <text:p>320.6</text:p>
              </table:table-cell>
              <table:table-cell office:value-type="float" office:value="0.000863425925925926">
                <text:p>0.000863425925925926</text:p>
              </table:table-cell>
              <table:table-cell office:value-type="float" office:value="288.2">
                <text:p>288.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872685185185185">
                <text:p>0.000872685185185185</text:p>
              </table:table-cell>
              <table:table-cell office:value-type="float" office:value="267.6">
                <text:p>267.6</text:p>
              </table:table-cell>
              <table:table-cell office:value-type="float" office:value="0.00156712962962963">
                <text:p>0.00156712962962963</text:p>
              </table:table-cell>
              <table:table-cell office:value-type="float" office:value="325.2">
                <text:p>325.2</text:p>
              </table:table-cell>
              <table:table-cell office:value-type="float" office:value="0.000875">
                <text:p>0.000875</text:p>
              </table:table-cell>
              <table:table-cell office:value-type="float" office:value="289.7">
                <text:p>289.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884259259259259">
                <text:p>0.000884259259259259</text:p>
              </table:table-cell>
              <table:table-cell office:value-type="float" office:value="269.4">
                <text:p>269.4</text:p>
              </table:table-cell>
              <table:table-cell office:value-type="float" office:value="0.0015787037037037">
                <text:p>0.0015787037037037</text:p>
              </table:table-cell>
              <table:table-cell office:value-type="float" office:value="329.7">
                <text:p>329.7</text:p>
              </table:table-cell>
              <table:table-cell office:value-type="float" office:value="0.000885416666666667">
                <text:p>0.000885416666666667</text:p>
              </table:table-cell>
              <table:table-cell office:value-type="float" office:value="290.8">
                <text:p>290.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894675925925926">
                <text:p>0.000894675925925926</text:p>
              </table:table-cell>
              <table:table-cell office:value-type="float" office:value="271.2">
                <text:p>271.2</text:p>
              </table:table-cell>
              <table:table-cell office:value-type="float" office:value="0.00159027777777778">
                <text:p>0.00159027777777778</text:p>
              </table:table-cell>
              <table:table-cell office:value-type="float" office:value="334.6">
                <text:p>334.6</text:p>
              </table:table-cell>
              <table:table-cell office:value-type="float" office:value="0.000896990740740741">
                <text:p>0.000896990740740741</text:p>
              </table:table-cell>
              <table:table-cell office:value-type="float" office:value="292.4">
                <text:p>292.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90625">
                <text:p>0.00090625</text:p>
              </table:table-cell>
              <table:table-cell office:value-type="float" office:value="272.6">
                <text:p>272.6</text:p>
              </table:table-cell>
              <table:table-cell office:value-type="float" office:value="0.00160185185185185">
                <text:p>0.00160185185185185</text:p>
              </table:table-cell>
              <table:table-cell office:value-type="float" office:value="340.2">
                <text:p>340.2</text:p>
              </table:table-cell>
              <table:table-cell office:value-type="float" office:value="0.000907407407407407">
                <text:p>0.000907407407407407</text:p>
              </table:table-cell>
              <table:table-cell office:value-type="float" office:value="293.3">
                <text:p>293.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916666666666667">
                <text:p>0.000916666666666667</text:p>
              </table:table-cell>
              <table:table-cell office:value-type="float" office:value="274.1">
                <text:p>274.1</text:p>
              </table:table-cell>
              <table:table-cell office:value-type="float" office:value="0.00161342592592593">
                <text:p>0.00161342592592593</text:p>
              </table:table-cell>
              <table:table-cell office:value-type="float" office:value="342.1">
                <text:p>342.1</text:p>
              </table:table-cell>
              <table:table-cell office:value-type="float" office:value="0.000918981481481482">
                <text:p>0.000918981481481482</text:p>
              </table:table-cell>
              <table:table-cell office:value-type="float" office:value="294.3">
                <text:p>294.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928240740740741">
                <text:p>0.000928240740740741</text:p>
              </table:table-cell>
              <table:table-cell office:value-type="float" office:value="275.9">
                <text:p>275.9</text:p>
              </table:table-cell>
              <table:table-cell office:value-type="float" office:value="0.001625">
                <text:p>0.001625</text:p>
              </table:table-cell>
              <table:table-cell office:value-type="float" office:value="343.6">
                <text:p>343.6</text:p>
              </table:table-cell>
              <table:table-cell office:value-type="float" office:value="0.000929398148148148">
                <text:p>0.000929398148148148</text:p>
              </table:table-cell>
              <table:table-cell office:value-type="float" office:value="295.1">
                <text:p>295.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938657407407407">
                <text:p>0.000938657407407407</text:p>
              </table:table-cell>
              <table:table-cell office:value-type="float" office:value="277.9">
                <text:p>277.9</text:p>
              </table:table-cell>
              <table:table-cell office:value-type="float" office:value="0.00163657407407407">
                <text:p>0.00163657407407407</text:p>
              </table:table-cell>
              <table:table-cell office:value-type="float" office:value="345.1">
                <text:p>345.1</text:p>
              </table:table-cell>
              <table:table-cell office:value-type="float" office:value="0.000940972222222222">
                <text:p>0.000940972222222222</text:p>
              </table:table-cell>
              <table:table-cell office:value-type="float" office:value="295.8">
                <text:p>295.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950231481481482">
                <text:p>0.000950231481481482</text:p>
              </table:table-cell>
              <table:table-cell office:value-type="float" office:value="280">
                <text:p>280</text:p>
              </table:table-cell>
              <table:table-cell office:value-type="float" office:value="0.00164814814814815">
                <text:p>0.00164814814814815</text:p>
              </table:table-cell>
              <table:table-cell office:value-type="float" office:value="346.3">
                <text:p>346.3</text:p>
              </table:table-cell>
              <table:table-cell office:value-type="float" office:value="0.000951388888888889">
                <text:p>0.000951388888888889</text:p>
              </table:table-cell>
              <table:table-cell office:value-type="float" office:value="296.7">
                <text:p>296.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960648148148148">
                <text:p>0.000960648148148148</text:p>
              </table:table-cell>
              <table:table-cell office:value-type="float" office:value="281.7">
                <text:p>281.7</text:p>
              </table:table-cell>
              <table:table-cell office:value-type="float" office:value="0.00165972222222222">
                <text:p>0.00165972222222222</text:p>
              </table:table-cell>
              <table:table-cell office:value-type="float" office:value="347.6">
                <text:p>347.6</text:p>
              </table:table-cell>
              <table:table-cell office:value-type="float" office:value="0.000962962962962963">
                <text:p>0.000962962962962963</text:p>
              </table:table-cell>
              <table:table-cell office:value-type="float" office:value="297.1">
                <text:p>297.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972222222222222">
                <text:p>0.000972222222222222</text:p>
              </table:table-cell>
              <table:table-cell office:value-type="float" office:value="283.4">
                <text:p>283.4</text:p>
              </table:table-cell>
              <table:table-cell office:value-type="float" office:value="0.0016712962962963">
                <text:p>0.0016712962962963</text:p>
              </table:table-cell>
              <table:table-cell office:value-type="float" office:value="348.6">
                <text:p>348.6</text:p>
              </table:table-cell>
              <table:table-cell office:value-type="float" office:value="0.000974537037037037">
                <text:p>0.000974537037037037</text:p>
              </table:table-cell>
              <table:table-cell office:value-type="float" office:value="297.5">
                <text:p>297.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982638888888889">
                <text:p>0.000982638888888889</text:p>
              </table:table-cell>
              <table:table-cell office:value-type="float" office:value="285.4">
                <text:p>285.4</text:p>
              </table:table-cell>
              <table:table-cell office:value-type="float" office:value="0.00168287037037037">
                <text:p>0.00168287037037037</text:p>
              </table:table-cell>
              <table:table-cell office:value-type="float" office:value="349.7">
                <text:p>349.7</text:p>
              </table:table-cell>
              <table:table-cell office:value-type="float" office:value="0.000984953703703704">
                <text:p>0.00098495370370370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994212962962963">
                <text:p>0.000994212962962963</text:p>
              </table:table-cell>
              <table:table-cell office:value-type="float" office:value="287.1">
                <text:p>287.1</text:p>
              </table:table-cell>
              <table:table-cell office:value-type="float" office:value="0.00169560185185185">
                <text:p>0.00169560185185185</text:p>
              </table:table-cell>
              <table:table-cell office:value-type="float" office:value="351.1">
                <text:p>351.1</text:p>
              </table:table-cell>
              <table:table-cell office:value-type="float" office:value="0.000996527777777778">
                <text:p>0.000996527777777778</text:p>
              </table:table-cell>
              <table:table-cell office:value-type="float" office:value="298.5">
                <text:p>298.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00462962962963">
                <text:p>0.00100462962962963</text:p>
              </table:table-cell>
              <table:table-cell office:value-type="float" office:value="289">
                <text:p>289</text:p>
              </table:table-cell>
              <table:table-cell office:value-type="float" office:value="0.00170717592592593">
                <text:p>0.00170717592592593</text:p>
              </table:table-cell>
              <table:table-cell office:value-type="float" office:value="352.2">
                <text:p>352.2</text:p>
              </table:table-cell>
              <table:table-cell office:value-type="float" office:value="0.00100694444444444">
                <text:p>0.00100694444444444</text:p>
              </table:table-cell>
              <table:table-cell office:value-type="float" office:value="298.4">
                <text:p>298.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0162037037037">
                <text:p>0.0010162037037037</text:p>
              </table:table-cell>
              <table:table-cell office:value-type="float" office:value="290.9">
                <text:p>290.9</text:p>
              </table:table-cell>
              <table:table-cell office:value-type="float" office:value="0.00171875">
                <text:p>0.00171875</text:p>
              </table:table-cell>
              <table:table-cell office:value-type="float" office:value="353.1">
                <text:p>353.1</text:p>
              </table:table-cell>
              <table:table-cell office:value-type="float" office:value="0.00101851851851852">
                <text:p>0.00101851851851852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02777777777778">
                <text:p>0.00102777777777778</text:p>
              </table:table-cell>
              <table:table-cell office:value-type="float" office:value="292.6">
                <text:p>292.6</text:p>
              </table:table-cell>
              <table:table-cell office:value-type="float" office:value="0.00173032407407407">
                <text:p>0.00173032407407407</text:p>
              </table:table-cell>
              <table:table-cell office:value-type="float" office:value="354.6">
                <text:p>354.6</text:p>
              </table:table-cell>
              <table:table-cell office:value-type="float" office:value="0.00102893518518519">
                <text:p>0.00102893518518519</text:p>
              </table:table-cell>
              <table:table-cell office:value-type="float" office:value="298.6">
                <text:p>298.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03819444444444">
                <text:p>0.00103819444444444</text:p>
              </table:table-cell>
              <table:table-cell office:value-type="float" office:value="294.2">
                <text:p>294.2</text:p>
              </table:table-cell>
              <table:table-cell office:value-type="float" office:value="0.00174189814814815">
                <text:p>0.00174189814814815</text:p>
              </table:table-cell>
              <table:table-cell office:value-type="float" office:value="355.5">
                <text:p>355.5</text:p>
              </table:table-cell>
              <table:table-cell office:value-type="float" office:value="0.00104050925925926">
                <text:p>0.00104050925925926</text:p>
              </table:table-cell>
              <table:table-cell office:value-type="float" office:value="299.3">
                <text:p>299.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04976851851852">
                <text:p>0.00104976851851852</text:p>
              </table:table-cell>
              <table:table-cell office:value-type="float" office:value="295.6">
                <text:p>295.6</text:p>
              </table:table-cell>
              <table:table-cell office:value-type="float" office:value="0.00175347222222222">
                <text:p>0.00175347222222222</text:p>
              </table:table-cell>
              <table:table-cell office:value-type="float" office:value="356">
                <text:p>356</text:p>
              </table:table-cell>
              <table:table-cell office:value-type="float" office:value="0.00105092592592593">
                <text:p>0.00105092592592593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06018518518519">
                <text:p>0.00106018518518519</text:p>
              </table:table-cell>
              <table:table-cell office:value-type="float" office:value="297">
                <text:p>297</text:p>
              </table:table-cell>
              <table:table-cell office:value-type="float" office:value="0.0017650462962963">
                <text:p>0.0017650462962963</text:p>
              </table:table-cell>
              <table:table-cell office:value-type="float" office:value="357">
                <text:p>357</text:p>
              </table:table-cell>
              <table:table-cell office:value-type="float" office:value="0.0010625">
                <text:p>0.0010625</text:p>
              </table:table-cell>
              <table:table-cell office:value-type="float" office:value="300.7">
                <text:p>300.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07175925925926">
                <text:p>0.00107175925925926</text:p>
              </table:table-cell>
              <table:table-cell office:value-type="float" office:value="298.3">
                <text:p>298.3</text:p>
              </table:table-cell>
              <table:table-cell office:value-type="float" office:value="0.00177662037037037">
                <text:p>0.00177662037037037</text:p>
              </table:table-cell>
              <table:table-cell office:value-type="float" office:value="357.7">
                <text:p>357.7</text:p>
              </table:table-cell>
              <table:table-cell office:value-type="float" office:value="0.00107407407407407">
                <text:p>0.00107407407407407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08217592592593">
                <text:p>0.00108217592592593</text:p>
              </table:table-cell>
              <table:table-cell office:value-type="float" office:value="299.5">
                <text:p>299.5</text:p>
              </table:table-cell>
              <table:table-cell office:value-type="float" office:value="0.00178819444444444">
                <text:p>0.00178819444444444</text:p>
              </table:table-cell>
              <table:table-cell office:value-type="float" office:value="358.6">
                <text:p>358.6</text:p>
              </table:table-cell>
              <table:table-cell office:value-type="float" office:value="0.00108449074074074">
                <text:p>0.00108449074074074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09375">
                <text:p>0.00109375</text:p>
              </table:table-cell>
              <table:table-cell office:value-type="float" office:value="300.6">
                <text:p>300.6</text:p>
              </table:table-cell>
              <table:table-cell office:value-type="float" office:value="0.00179976851851852">
                <text:p>0.00179976851851852</text:p>
              </table:table-cell>
              <table:table-cell office:value-type="float" office:value="359.1">
                <text:p>359.1</text:p>
              </table:table-cell>
              <table:table-cell office:value-type="float" office:value="0.00109606481481481">
                <text:p>0.00109606481481481</text:p>
              </table:table-cell>
              <table:table-cell office:value-type="float" office:value="304.2">
                <text:p>304.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10416666666667">
                <text:p>0.00110416666666667</text:p>
              </table:table-cell>
              <table:table-cell office:value-type="float" office:value="301.8">
                <text:p>301.8</text:p>
              </table:table-cell>
              <table:table-cell office:value-type="float" office:value="0.00181134259259259">
                <text:p>0.00181134259259259</text:p>
              </table:table-cell>
              <table:table-cell office:value-type="float" office:value="359.5">
                <text:p>359.5</text:p>
              </table:table-cell>
              <table:table-cell office:value-type="float" office:value="0.00110648148148148">
                <text:p>0.00110648148148148</text:p>
              </table:table-cell>
              <table:table-cell office:value-type="float" office:value="305.7">
                <text:p>305.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11574074074074">
                <text:p>0.00111574074074074</text:p>
              </table:table-cell>
              <table:table-cell office:value-type="float" office:value="302.9">
                <text:p>302.9</text:p>
              </table:table-cell>
              <table:table-cell office:value-type="float" office:value="0.00182291666666667">
                <text:p>0.00182291666666667</text:p>
              </table:table-cell>
              <table:table-cell office:value-type="float" office:value="359.9">
                <text:p>359.9</text:p>
              </table:table-cell>
              <table:table-cell office:value-type="float" office:value="0.00111805555555556">
                <text:p>0.00111805555555556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12615740740741">
                <text:p>0.00112615740740741</text:p>
              </table:table-cell>
              <table:table-cell office:value-type="float" office:value="304">
                <text:p>304</text:p>
              </table:table-cell>
              <table:table-cell office:value-type="float" office:value="0.00183449074074074">
                <text:p>0.00183449074074074</text:p>
              </table:table-cell>
              <table:table-cell office:value-type="float" office:value="360.7">
                <text:p>360.7</text:p>
              </table:table-cell>
              <table:table-cell office:value-type="float" office:value="0.00112962962962963">
                <text:p>0.00112962962962963</text:p>
              </table:table-cell>
              <table:table-cell office:value-type="float" office:value="308.5">
                <text:p>308.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13773148148148">
                <text:p>0.00113773148148148</text:p>
              </table:table-cell>
              <table:table-cell office:value-type="float" office:value="305">
                <text:p>305</text:p>
              </table:table-cell>
              <table:table-cell office:value-type="float" office:value="0.00184606481481482">
                <text:p>0.00184606481481482</text:p>
              </table:table-cell>
              <table:table-cell office:value-type="float" office:value="361.1">
                <text:p>361.1</text:p>
              </table:table-cell>
              <table:table-cell office:value-type="float" office:value="0.0011400462962963">
                <text:p>0.0011400462962963</text:p>
              </table:table-cell>
              <table:table-cell office:value-type="float" office:value="310.5">
                <text:p>310.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14814814814815">
                <text:p>0.00114814814814815</text:p>
              </table:table-cell>
              <table:table-cell office:value-type="float" office:value="306">
                <text:p>306</text:p>
              </table:table-cell>
              <table:table-cell office:value-type="float" office:value="0.00185763888888889">
                <text:p>0.00185763888888889</text:p>
              </table:table-cell>
              <table:table-cell office:value-type="float" office:value="361.5">
                <text:p>361.5</text:p>
              </table:table-cell>
              <table:table-cell office:value-type="float" office:value="0.00115162037037037">
                <text:p>0.00115162037037037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15972222222222">
                <text:p>0.00115972222222222</text:p>
              </table:table-cell>
              <table:table-cell office:value-type="float" office:value="306.9">
                <text:p>306.9</text:p>
              </table:table-cell>
              <table:table-cell office:value-type="float" office:value="0.00186921296296296">
                <text:p>0.00186921296296296</text:p>
              </table:table-cell>
              <table:table-cell office:value-type="float" office:value="362.2">
                <text:p>362.2</text:p>
              </table:table-cell>
              <table:table-cell office:value-type="float" office:value="0.00116203703703704">
                <text:p>0.00116203703703704</text:p>
              </table:table-cell>
              <table:table-cell office:value-type="float" office:value="311.4">
                <text:p>311.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17013888888889">
                <text:p>0.00117013888888889</text:p>
              </table:table-cell>
              <table:table-cell office:value-type="float" office:value="307.8">
                <text:p>307.8</text:p>
              </table:table-cell>
              <table:table-cell office:value-type="float" office:value="0.00188078703703704">
                <text:p>0.00188078703703704</text:p>
              </table:table-cell>
              <table:table-cell office:value-type="float" office:value="362.3">
                <text:p>362.3</text:p>
              </table:table-cell>
              <table:table-cell office:value-type="float" office:value="0.00117361111111111">
                <text:p>0.00117361111111111</text:p>
              </table:table-cell>
              <table:table-cell office:value-type="float" office:value="311.9">
                <text:p>311.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18171296296296">
                <text:p>0.00118171296296296</text:p>
              </table:table-cell>
              <table:table-cell office:value-type="float" office:value="308.7">
                <text:p>308.7</text:p>
              </table:table-cell>
              <table:table-cell office:value-type="float" office:value="0.00189236111111111">
                <text:p>0.00189236111111111</text:p>
              </table:table-cell>
              <table:table-cell office:value-type="float" office:value="362.6">
                <text:p>362.6</text:p>
              </table:table-cell>
              <table:table-cell office:value-type="float" office:value="0.00118402777777778">
                <text:p>0.00118402777777778</text:p>
              </table:table-cell>
              <table:table-cell office:value-type="float" office:value="312.5">
                <text:p>312.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19212962962963">
                <text:p>0.00119212962962963</text:p>
              </table:table-cell>
              <table:table-cell office:value-type="float" office:value="309.7">
                <text:p>309.7</text:p>
              </table:table-cell>
              <table:table-cell office:value-type="float" office:value="0.00190393518518519">
                <text:p>0.00190393518518519</text:p>
              </table:table-cell>
              <table:table-cell office:value-type="float" office:value="362.8">
                <text:p>362.8</text:p>
              </table:table-cell>
              <table:table-cell office:value-type="float" office:value="0.00119560185185185">
                <text:p>0.00119560185185185</text:p>
              </table:table-cell>
              <table:table-cell office:value-type="float" office:value="313.7">
                <text:p>313.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2037037037037">
                <text:p>0.0012037037037037</text:p>
              </table:table-cell>
              <table:table-cell office:value-type="float" office:value="310.7">
                <text:p>310.7</text:p>
              </table:table-cell>
              <table:table-cell office:value-type="float" office:value="0.00191550925925926">
                <text:p>0.00191550925925926</text:p>
              </table:table-cell>
              <table:table-cell office:value-type="float" office:value="363.2">
                <text:p>363.2</text:p>
              </table:table-cell>
              <table:table-cell office:value-type="float" office:value="0.00120601851851852">
                <text:p>0.00120601851851852</text:p>
              </table:table-cell>
              <table:table-cell office:value-type="float" office:value="314.7">
                <text:p>314.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21412037037037">
                <text:p>0.00121412037037037</text:p>
              </table:table-cell>
              <table:table-cell office:value-type="float" office:value="311.7">
                <text:p>311.7</text:p>
              </table:table-cell>
              <table:table-cell office:value-type="float" office:value="0.00192708333333333">
                <text:p>0.00192708333333333</text:p>
              </table:table-cell>
              <table:table-cell office:value-type="float" office:value="363.5">
                <text:p>363.5</text:p>
              </table:table-cell>
              <table:table-cell office:value-type="float" office:value="0.00121759259259259">
                <text:p>0.00121759259259259</text:p>
              </table:table-cell>
              <table:table-cell office:value-type="float" office:value="315.9">
                <text:p>315.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22569444444444">
                <text:p>0.00122569444444444</text:p>
              </table:table-cell>
              <table:table-cell office:value-type="float" office:value="312.8">
                <text:p>312.8</text:p>
              </table:table-cell>
              <table:table-cell office:value-type="float" office:value="0.00193865740740741">
                <text:p>0.00193865740740741</text:p>
              </table:table-cell>
              <table:table-cell office:value-type="float" office:value="364.3">
                <text:p>364.3</text:p>
              </table:table-cell>
              <table:table-cell office:value-type="float" office:value="0.00122800925925926">
                <text:p>0.00122800925925926</text:p>
              </table:table-cell>
              <table:table-cell office:value-type="float" office:value="317.1">
                <text:p>317.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23611111111111">
                <text:p>0.00123611111111111</text:p>
              </table:table-cell>
              <table:table-cell office:value-type="float" office:value="313.8">
                <text:p>313.8</text:p>
              </table:table-cell>
              <table:table-cell office:value-type="float" office:value="0.00195023148148148">
                <text:p>0.00195023148148148</text:p>
              </table:table-cell>
              <table:table-cell office:value-type="float" office:value="364.6">
                <text:p>364.6</text:p>
              </table:table-cell>
              <table:table-cell office:value-type="float" office:value="0.00123958333333333">
                <text:p>0.00123958333333333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24768518518519">
                <text:p>0.00124768518518519</text:p>
              </table:table-cell>
              <table:table-cell office:value-type="float" office:value="314.6">
                <text:p>314.6</text:p>
              </table:table-cell>
              <table:table-cell office:value-type="float" office:value="0.00196180555555556">
                <text:p>0.00196180555555556</text:p>
              </table:table-cell>
              <table:table-cell office:value-type="float" office:value="357.3">
                <text:p>357.3</text:p>
              </table:table-cell>
              <table:table-cell office:value-type="float" office:value="0.00125">
                <text:p>0.00125</text:p>
              </table:table-cell>
              <table:table-cell office:value-type="float" office:value="319.4">
                <text:p>319.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25925925925926">
                <text:p>0.00125925925925926</text:p>
              </table:table-cell>
              <table:table-cell office:value-type="float" office:value="315.5">
                <text:p>315.5</text:p>
              </table:table-cell>
              <table:table-cell office:value-type="float" office:value="0.00197337962962963">
                <text:p>0.00197337962962963</text:p>
              </table:table-cell>
              <table:table-cell office:value-type="float" office:value="358.1">
                <text:p>358.1</text:p>
              </table:table-cell>
              <table:table-cell office:value-type="float" office:value="0.00126157407407407">
                <text:p>0.00126157407407407</text:p>
              </table:table-cell>
              <table:table-cell office:value-type="float" office:value="321.4">
                <text:p>321.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26967592592593">
                <text:p>0.00126967592592593</text:p>
              </table:table-cell>
              <table:table-cell office:value-type="float" office:value="316.3">
                <text:p>316.3</text:p>
              </table:table-cell>
              <table:table-cell office:value-type="float" office:value="0.0019849537037037">
                <text:p>0.0019849537037037</text:p>
              </table:table-cell>
              <table:table-cell office:value-type="float" office:value="358.6">
                <text:p>358.6</text:p>
              </table:table-cell>
              <table:table-cell office:value-type="float" office:value="0.00127199074074074">
                <text:p>0.00127199074074074</text:p>
              </table:table-cell>
              <table:table-cell office:value-type="float" office:value="323.7">
                <text:p>323.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28125">
                <text:p>0.00128125</text:p>
              </table:table-cell>
              <table:table-cell office:value-type="float" office:value="317.4">
                <text:p>317.4</text:p>
              </table:table-cell>
              <table:table-cell office:value-type="float" office:value="0.00199652777777778">
                <text:p>0.00199652777777778</text:p>
              </table:table-cell>
              <table:table-cell office:value-type="float" office:value="359.2">
                <text:p>359.2</text:p>
              </table:table-cell>
              <table:table-cell office:value-type="float" office:value="0.00128356481481481">
                <text:p>0.00128356481481481</text:p>
              </table:table-cell>
              <table:table-cell office:value-type="float" office:value="325.7">
                <text:p>325.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29166666666667">
                <text:p>0.00129166666666667</text:p>
              </table:table-cell>
              <table:table-cell office:value-type="float" office:value="318.3">
                <text:p>318.3</text:p>
              </table:table-cell>
              <table:table-cell office:value-type="float" office:value="0.00200810185185185">
                <text:p>0.00200810185185185</text:p>
              </table:table-cell>
              <table:table-cell office:value-type="float" office:value="359.9">
                <text:p>359.9</text:p>
              </table:table-cell>
              <table:table-cell office:value-type="float" office:value="0.00129513888888889">
                <text:p>0.00129513888888889</text:p>
              </table:table-cell>
              <table:table-cell office:value-type="float" office:value="327.1">
                <text:p>327.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30324074074074">
                <text:p>0.00130324074074074</text:p>
              </table:table-cell>
              <table:table-cell office:value-type="float" office:value="319.3">
                <text:p>319.3</text:p>
              </table:table-cell>
              <table:table-cell office:value-type="float" office:value="0.00201967592592593">
                <text:p>0.00201967592592593</text:p>
              </table:table-cell>
              <table:table-cell office:value-type="float" office:value="360.1">
                <text:p>360.1</text:p>
              </table:table-cell>
              <table:table-cell office:value-type="float" office:value="0.00130671296296296">
                <text:p>0.00130671296296296</text:p>
              </table:table-cell>
              <table:table-cell office:value-type="float" office:value="328.4">
                <text:p>328.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31365740740741">
                <text:p>0.00131365740740741</text:p>
              </table:table-cell>
              <table:table-cell office:value-type="float" office:value="320.1">
                <text:p>320.1</text:p>
              </table:table-cell>
              <table:table-cell office:value-type="float" office:value="0.00203125">
                <text:p>0.00203125</text:p>
              </table:table-cell>
              <table:table-cell office:value-type="float" office:value="359.9">
                <text:p>359.9</text:p>
              </table:table-cell>
              <table:table-cell office:value-type="float" office:value="0.00131712962962963">
                <text:p>0.00131712962962963</text:p>
              </table:table-cell>
              <table:table-cell office:value-type="float" office:value="329.2">
                <text:p>329.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32523148148148">
                <text:p>0.00132523148148148</text:p>
              </table:table-cell>
              <table:table-cell office:value-type="float" office:value="320.8">
                <text:p>320.8</text:p>
              </table:table-cell>
              <table:table-cell office:value-type="float" office:value="0.00204282407407407">
                <text:p>0.00204282407407407</text:p>
              </table:table-cell>
              <table:table-cell office:value-type="float" office:value="360.7">
                <text:p>360.7</text:p>
              </table:table-cell>
              <table:table-cell office:value-type="float" office:value="0.0013287037037037">
                <text:p>0.0013287037037037</text:p>
              </table:table-cell>
              <table:table-cell office:value-type="float" office:value="330.2">
                <text:p>330.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33564814814815">
                <text:p>0.00133564814814815</text:p>
              </table:table-cell>
              <table:table-cell office:value-type="float" office:value="321.7">
                <text:p>321.7</text:p>
              </table:table-cell>
              <table:table-cell office:value-type="float" office:value="0.00205439814814815">
                <text:p>0.00205439814814815</text:p>
              </table:table-cell>
              <table:table-cell office:value-type="float" office:value="361.1">
                <text:p>361.1</text:p>
              </table:table-cell>
              <table:table-cell office:value-type="float" office:value="0.00133912037037037">
                <text:p>0.00133912037037037</text:p>
              </table:table-cell>
              <table:table-cell office:value-type="float" office:value="330.9">
                <text:p>330.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34722222222222">
                <text:p>0.00134722222222222</text:p>
              </table:table-cell>
              <table:table-cell office:value-type="float" office:value="322.6">
                <text:p>322.6</text:p>
              </table:table-cell>
              <table:table-cell office:value-type="float" office:value="0.00206597222222222">
                <text:p>0.00206597222222222</text:p>
              </table:table-cell>
              <table:table-cell office:value-type="float" office:value="361.9">
                <text:p>361.9</text:p>
              </table:table-cell>
              <table:table-cell office:value-type="float" office:value="0.00135069444444444">
                <text:p>0.00135069444444444</text:p>
              </table:table-cell>
              <table:table-cell office:value-type="float" office:value="331.8">
                <text:p>331.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35763888888889">
                <text:p>0.00135763888888889</text:p>
              </table:table-cell>
              <table:table-cell office:value-type="float" office:value="323.6">
                <text:p>323.6</text:p>
              </table:table-cell>
              <table:table-cell office:value-type="float" office:value="0.0020775462962963">
                <text:p>0.0020775462962963</text:p>
              </table:table-cell>
              <table:table-cell office:value-type="float" office:value="370.6">
                <text:p>370.6</text:p>
              </table:table-cell>
              <table:table-cell office:value-type="float" office:value="0.00136111111111111">
                <text:p>0.00136111111111111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36921296296296">
                <text:p>0.00136921296296296</text:p>
              </table:table-cell>
              <table:table-cell office:value-type="float" office:value="324.4">
                <text:p>324.4</text:p>
              </table:table-cell>
              <table:table-cell office:value-type="float" office:value="0.00208912037037037">
                <text:p>0.00208912037037037</text:p>
              </table:table-cell>
              <table:table-cell office:value-type="float" office:value="371">
                <text:p>371</text:p>
              </table:table-cell>
              <table:table-cell office:value-type="float" office:value="0.00137268518518519">
                <text:p>0.00137268518518519</text:p>
              </table:table-cell>
              <table:table-cell office:value-type="float" office:value="332.5">
                <text:p>332.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37962962962963">
                <text:p>0.00137962962962963</text:p>
              </table:table-cell>
              <table:table-cell office:value-type="float" office:value="325.2">
                <text:p>325.2</text:p>
              </table:table-cell>
              <table:table-cell office:value-type="float" office:value="0.00210069444444444">
                <text:p>0.00210069444444444</text:p>
              </table:table-cell>
              <table:table-cell office:value-type="float" office:value="371.7">
                <text:p>371.7</text:p>
              </table:table-cell>
              <table:table-cell office:value-type="float" office:value="0.00138310185185185">
                <text:p>0.00138310185185185</text:p>
              </table:table-cell>
              <table:table-cell office:value-type="float" office:value="332.2">
                <text:p>332.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3912037037037">
                <text:p>0.0013912037037037</text:p>
              </table:table-cell>
              <table:table-cell office:value-type="float" office:value="326">
                <text:p>326</text:p>
              </table:table-cell>
              <table:table-cell office:value-type="float" office:value="0.00211226851851852">
                <text:p>0.00211226851851852</text:p>
              </table:table-cell>
              <table:table-cell office:value-type="float" office:value="372.4">
                <text:p>372.4</text:p>
              </table:table-cell>
              <table:table-cell office:value-type="float" office:value="0.00139467592592593">
                <text:p>0.00139467592592593</text:p>
              </table:table-cell>
              <table:table-cell office:value-type="float" office:value="332.3">
                <text:p>332.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40162037037037">
                <text:p>0.00140162037037037</text:p>
              </table:table-cell>
              <table:table-cell office:value-type="float" office:value="326.8">
                <text:p>326.8</text:p>
              </table:table-cell>
              <table:table-cell office:value-type="float" office:value="0.00212384259259259">
                <text:p>0.00212384259259259</text:p>
              </table:table-cell>
              <table:table-cell office:value-type="float" office:value="373.1">
                <text:p>373.1</text:p>
              </table:table-cell>
              <table:table-cell office:value-type="float" office:value="0.00140509259259259">
                <text:p>0.00140509259259259</text:p>
              </table:table-cell>
              <table:table-cell office:value-type="float" office:value="332.6">
                <text:p>332.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41319444444444">
                <text:p>0.00141319444444444</text:p>
              </table:table-cell>
              <table:table-cell office:value-type="float" office:value="327.5">
                <text:p>327.5</text:p>
              </table:table-cell>
              <table:table-cell office:value-type="float" office:value="0.00213657407407407">
                <text:p>0.00213657407407407</text:p>
              </table:table-cell>
              <table:table-cell office:value-type="float" office:value="373.8">
                <text:p>373.8</text:p>
              </table:table-cell>
              <table:table-cell office:value-type="float" office:value="0.00141666666666667">
                <text:p>0.00141666666666667</text:p>
              </table:table-cell>
              <table:table-cell office:value-type="float" office:value="332.4">
                <text:p>332.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42361111111111">
                <text:p>0.00142361111111111</text:p>
              </table:table-cell>
              <table:table-cell office:value-type="float" office:value="327.2">
                <text:p>327.2</text:p>
              </table:table-cell>
              <table:table-cell office:value-type="float" office:value="0.00214814814814815">
                <text:p>0.00214814814814815</text:p>
              </table:table-cell>
              <table:table-cell office:value-type="float" office:value="375.2">
                <text:p>375.2</text:p>
              </table:table-cell>
              <table:table-cell office:value-type="float" office:value="0.00142708333333333">
                <text:p>0.00142708333333333</text:p>
              </table:table-cell>
              <table:table-cell office:value-type="float" office:value="332.8">
                <text:p>332.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43518518518519">
                <text:p>0.00143518518518519</text:p>
              </table:table-cell>
              <table:table-cell office:value-type="float" office:value="328.2">
                <text:p>328.2</text:p>
              </table:table-cell>
              <table:table-cell office:value-type="float" office:value="0.00215972222222222">
                <text:p>0.00215972222222222</text:p>
              </table:table-cell>
              <table:table-cell office:value-type="float" office:value="375.5">
                <text:p>375.5</text:p>
              </table:table-cell>
              <table:table-cell office:value-type="float" office:value="0.00143865740740741">
                <text:p>0.00143865740740741</text:p>
              </table:table-cell>
              <table:table-cell office:value-type="float" office:value="332.9">
                <text:p>332.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44560185185185">
                <text:p>0.00144560185185185</text:p>
              </table:table-cell>
              <table:table-cell office:value-type="float" office:value="328.7">
                <text:p>328.7</text:p>
              </table:table-cell>
              <table:table-cell office:value-type="float" office:value="0.0021712962962963">
                <text:p>0.0021712962962963</text:p>
              </table:table-cell>
              <table:table-cell office:value-type="float" office:value="376.1">
                <text:p>376.1</text:p>
              </table:table-cell>
              <table:table-cell office:value-type="float" office:value="0.00144907407407407">
                <text:p>0.00144907407407407</text:p>
              </table:table-cell>
              <table:table-cell office:value-type="float" office:value="333.7">
                <text:p>333.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45717592592593">
                <text:p>0.00145717592592593</text:p>
              </table:table-cell>
              <table:table-cell office:value-type="float" office:value="329.8">
                <text:p>329.8</text:p>
              </table:table-cell>
              <table:table-cell office:value-type="float" office:value="0.00218287037037037">
                <text:p>0.00218287037037037</text:p>
              </table:table-cell>
              <table:table-cell office:value-type="float" office:value="376.5">
                <text:p>376.5</text:p>
              </table:table-cell>
              <table:table-cell office:value-type="float" office:value="0.00146064814814815">
                <text:p>0.00146064814814815</text:p>
              </table:table-cell>
              <table:table-cell office:value-type="float" office:value="333.9">
                <text:p>333.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46875">
                <text:p>0.00146875</text:p>
              </table:table-cell>
              <table:table-cell office:value-type="float" office:value="330.7">
                <text:p>330.7</text:p>
              </table:table-cell>
              <table:table-cell office:value-type="float" office:value="0.00219560185185185">
                <text:p>0.00219560185185185</text:p>
              </table:table-cell>
              <table:table-cell office:value-type="float" office:value="377">
                <text:p>377</text:p>
              </table:table-cell>
              <table:table-cell office:value-type="float" office:value="0.00147106481481482">
                <text:p>0.00147106481481482</text:p>
              </table:table-cell>
              <table:table-cell office:value-type="float" office:value="333.9">
                <text:p>333.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47916666666667">
                <text:p>0.00147916666666667</text:p>
              </table:table-cell>
              <table:table-cell office:value-type="float" office:value="331.6">
                <text:p>331.6</text:p>
              </table:table-cell>
              <table:table-cell office:value-type="float" office:value="0.00220717592592593">
                <text:p>0.00220717592592593</text:p>
              </table:table-cell>
              <table:table-cell office:value-type="float" office:value="378.1">
                <text:p>378.1</text:p>
              </table:table-cell>
              <table:table-cell office:value-type="float" office:value="0.00148263888888889">
                <text:p>0.00148263888888889</text:p>
              </table:table-cell>
              <table:table-cell office:value-type="float" office:value="333.7">
                <text:p>333.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49074074074074">
                <text:p>0.00149074074074074</text:p>
              </table:table-cell>
              <table:table-cell office:value-type="float" office:value="332.6">
                <text:p>332.6</text:p>
              </table:table-cell>
              <table:table-cell office:value-type="float" office:value="0.00221875">
                <text:p>0.00221875</text:p>
              </table:table-cell>
              <table:table-cell office:value-type="float" office:value="378.6">
                <text:p>378.6</text:p>
              </table:table-cell>
              <table:table-cell office:value-type="float" office:value="0.00149305555555556">
                <text:p>0.00149305555555556</text:p>
              </table:table-cell>
              <table:table-cell office:value-type="float" office:value="334.2">
                <text:p>334.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50115740740741">
                <text:p>0.00150115740740741</text:p>
              </table:table-cell>
              <table:table-cell office:value-type="float" office:value="333.5">
                <text:p>333.5</text:p>
              </table:table-cell>
              <table:table-cell office:value-type="float" office:value="0.00223032407407407">
                <text:p>0.00223032407407407</text:p>
              </table:table-cell>
              <table:table-cell office:value-type="float" office:value="379.1">
                <text:p>379.1</text:p>
              </table:table-cell>
              <table:table-cell office:value-type="float" office:value="0.00150462962962963">
                <text:p>0.00150462962962963</text:p>
              </table:table-cell>
              <table:table-cell office:value-type="float" office:value="334.8">
                <text:p>334.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51273148148148">
                <text:p>0.00151273148148148</text:p>
              </table:table-cell>
              <table:table-cell office:value-type="float" office:value="334.2">
                <text:p>334.2</text:p>
              </table:table-cell>
              <table:table-cell office:value-type="float" office:value="0.00224189814814815">
                <text:p>0.00224189814814815</text:p>
              </table:table-cell>
              <table:table-cell office:value-type="float" office:value="379.7">
                <text:p>379.7</text:p>
              </table:table-cell>
              <table:table-cell office:value-type="float" office:value="0.0015150462962963">
                <text:p>0.0015150462962963</text:p>
              </table:table-cell>
              <table:table-cell office:value-type="float" office:value="335.5">
                <text:p>335.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52314814814815">
                <text:p>0.00152314814814815</text:p>
              </table:table-cell>
              <table:table-cell office:value-type="float" office:value="334.9">
                <text:p>334.9</text:p>
              </table:table-cell>
              <table:table-cell office:value-type="float" office:value="0.00225347222222222">
                <text:p>0.00225347222222222</text:p>
              </table:table-cell>
              <table:table-cell office:value-type="float" office:value="380.5">
                <text:p>380.5</text:p>
              </table:table-cell>
              <table:table-cell office:value-type="float" office:value="0.00152662037037037">
                <text:p>0.00152662037037037</text:p>
              </table:table-cell>
              <table:table-cell office:value-type="float" office:value="336.7">
                <text:p>336.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53472222222222">
                <text:p>0.00153472222222222</text:p>
              </table:table-cell>
              <table:table-cell office:value-type="float" office:value="335.7">
                <text:p>335.7</text:p>
              </table:table-cell>
              <table:table-cell office:value-type="float" office:value="0.0022650462962963">
                <text:p>0.0022650462962963</text:p>
              </table:table-cell>
              <table:table-cell office:value-type="float" office:value="381.2">
                <text:p>381.2</text:p>
              </table:table-cell>
              <table:table-cell office:value-type="float" office:value="0.00153703703703704">
                <text:p>0.00153703703703704</text:p>
              </table:table-cell>
              <table:table-cell office:value-type="float" office:value="336.8">
                <text:p>336.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54513888888889">
                <text:p>0.00154513888888889</text:p>
              </table:table-cell>
              <table:table-cell office:value-type="float" office:value="336.5">
                <text:p>336.5</text:p>
              </table:table-cell>
              <table:table-cell office:value-type="float" office:value="0.00227662037037037">
                <text:p>0.00227662037037037</text:p>
              </table:table-cell>
              <table:table-cell office:value-type="float" office:value="381.8">
                <text:p>381.8</text:p>
              </table:table-cell>
              <table:table-cell office:value-type="float" office:value="0.00154861111111111">
                <text:p>0.00154861111111111</text:p>
              </table:table-cell>
              <table:table-cell office:value-type="float" office:value="337.1">
                <text:p>337.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55671296296296">
                <text:p>0.00155671296296296</text:p>
              </table:table-cell>
              <table:table-cell office:value-type="float" office:value="337.1">
                <text:p>337.1</text:p>
              </table:table-cell>
              <table:table-cell office:value-type="float" office:value="0.00228819444444444">
                <text:p>0.00228819444444444</text:p>
              </table:table-cell>
              <table:table-cell office:value-type="float" office:value="382.2">
                <text:p>382.2</text:p>
              </table:table-cell>
              <table:table-cell office:value-type="float" office:value="0.00155902777777778">
                <text:p>0.00155902777777778</text:p>
              </table:table-cell>
              <table:table-cell office:value-type="float" office:value="337.7">
                <text:p>337.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56828703703704">
                <text:p>0.00156828703703704</text:p>
              </table:table-cell>
              <table:table-cell office:value-type="float" office:value="337.9">
                <text:p>337.9</text:p>
              </table:table-cell>
              <table:table-cell office:value-type="float" office:value="0.00229976851851852">
                <text:p>0.00229976851851852</text:p>
              </table:table-cell>
              <table:table-cell office:value-type="float" office:value="383">
                <text:p>383</text:p>
              </table:table-cell>
              <table:table-cell office:value-type="float" office:value="0.00157060185185185">
                <text:p>0.00157060185185185</text:p>
              </table:table-cell>
              <table:table-cell office:value-type="float" office:value="338.7">
                <text:p>338.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5787037037037">
                <text:p>0.0015787037037037</text:p>
              </table:table-cell>
              <table:table-cell office:value-type="float" office:value="338.8">
                <text:p>338.8</text:p>
              </table:table-cell>
              <table:table-cell office:value-type="float" office:value="0.00231134259259259">
                <text:p>0.00231134259259259</text:p>
              </table:table-cell>
              <table:table-cell office:value-type="float" office:value="383.7">
                <text:p>383.7</text:p>
              </table:table-cell>
              <table:table-cell office:value-type="float" office:value="0.00158101851851852">
                <text:p>0.00158101851851852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59027777777778">
                <text:p>0.00159027777777778</text:p>
              </table:table-cell>
              <table:table-cell office:value-type="float" office:value="340.8">
                <text:p>340.8</text:p>
              </table:table-cell>
              <table:table-cell office:value-type="float" office:value="0.00232291666666667">
                <text:p>0.00232291666666667</text:p>
              </table:table-cell>
              <table:table-cell office:value-type="float" office:value="383.9">
                <text:p>383.9</text:p>
              </table:table-cell>
              <table:table-cell office:value-type="float" office:value="0.00159259259259259">
                <text:p>0.00159259259259259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60069444444444">
                <text:p>0.00160069444444444</text:p>
              </table:table-cell>
              <table:table-cell office:value-type="float" office:value="341.4">
                <text:p>341.4</text:p>
              </table:table-cell>
              <table:table-cell office:value-type="float" office:value="0.00233449074074074">
                <text:p>0.00233449074074074</text:p>
              </table:table-cell>
              <table:table-cell office:value-type="float" office:value="384.6">
                <text:p>384.6</text:p>
              </table:table-cell>
              <table:table-cell office:value-type="float" office:value="0.00160416666666667">
                <text:p>0.00160416666666667</text:p>
              </table:table-cell>
              <table:table-cell office:value-type="float" office:value="342.9">
                <text:p>342.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61226851851852">
                <text:p>0.00161226851851852</text:p>
              </table:table-cell>
              <table:table-cell office:value-type="float" office:value="341.8">
                <text:p>341.8</text:p>
              </table:table-cell>
              <table:table-cell office:value-type="float" office:value="0.00234606481481481">
                <text:p>0.00234606481481481</text:p>
              </table:table-cell>
              <table:table-cell office:value-type="float" office:value="384.4">
                <text:p>384.4</text:p>
              </table:table-cell>
              <table:table-cell office:value-type="float" office:value="0.00161574074074074">
                <text:p>0.00161574074074074</text:p>
              </table:table-cell>
              <table:table-cell office:value-type="float" office:value="343.9">
                <text:p>343.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62268518518519">
                <text:p>0.00162268518518519</text:p>
              </table:table-cell>
              <table:table-cell office:value-type="float" office:value="342.2">
                <text:p>342.2</text:p>
              </table:table-cell>
              <table:table-cell office:value-type="float" office:value="0.00235763888888889">
                <text:p>0.00235763888888889</text:p>
              </table:table-cell>
              <table:table-cell office:value-type="float" office:value="384">
                <text:p>384</text:p>
              </table:table-cell>
              <table:table-cell office:value-type="float" office:value="0.00162615740740741">
                <text:p>0.00162615740740741</text:p>
              </table:table-cell>
              <table:table-cell office:value-type="float" office:value="344.9">
                <text:p>344.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63425925925926">
                <text:p>0.00163425925925926</text:p>
              </table:table-cell>
              <table:table-cell office:value-type="float" office:value="342.9">
                <text:p>342.9</text:p>
              </table:table-cell>
              <table:table-cell office:value-type="float" office:value="0.00236921296296296">
                <text:p>0.00236921296296296</text:p>
              </table:table-cell>
              <table:table-cell office:value-type="float" office:value="383.7">
                <text:p>383.7</text:p>
              </table:table-cell>
              <table:table-cell office:value-type="float" office:value="0.00163773148148148">
                <text:p>0.00163773148148148</text:p>
              </table:table-cell>
              <table:table-cell office:value-type="float" office:value="345.5">
                <text:p>345.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64467592592593">
                <text:p>0.00164467592592593</text:p>
              </table:table-cell>
              <table:table-cell office:value-type="float" office:value="343.6">
                <text:p>343.6</text:p>
              </table:table-cell>
              <table:table-cell office:value-type="float" office:value="0.00238078703703704">
                <text:p>0.00238078703703704</text:p>
              </table:table-cell>
              <table:table-cell office:value-type="float" office:value="383.3">
                <text:p>383.3</text:p>
              </table:table-cell>
              <table:table-cell office:value-type="float" office:value="0.00164814814814815">
                <text:p>0.00164814814814815</text:p>
              </table:table-cell>
              <table:table-cell office:value-type="float" office:value="347.1">
                <text:p>347.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65625">
                <text:p>0.00165625</text:p>
              </table:table-cell>
              <table:table-cell office:value-type="float" office:value="344.4">
                <text:p>344.4</text:p>
              </table:table-cell>
              <table:table-cell office:value-type="float" office:value="0.00239236111111111">
                <text:p>0.00239236111111111</text:p>
              </table:table-cell>
              <table:table-cell office:value-type="float" office:value="383.1">
                <text:p>383.1</text:p>
              </table:table-cell>
              <table:table-cell office:value-type="float" office:value="0.00165972222222222">
                <text:p>0.00165972222222222</text:p>
              </table:table-cell>
              <table:table-cell office:value-type="float" office:value="348.5">
                <text:p>348.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66666666666667">
                <text:p>0.00166666666666667</text:p>
              </table:table-cell>
              <table:table-cell office:value-type="float" office:value="345.1">
                <text:p>345.1</text:p>
              </table:table-cell>
              <table:table-cell office:value-type="float" office:value="0.00240393518518519">
                <text:p>0.00240393518518519</text:p>
              </table:table-cell>
              <table:table-cell office:value-type="float" office:value="374.9">
                <text:p>374.9</text:p>
              </table:table-cell>
              <table:table-cell office:value-type="float" office:value="0.00167013888888889">
                <text:p>0.00167013888888889</text:p>
              </table:table-cell>
              <table:table-cell office:value-type="float" office:value="349.5">
                <text:p>349.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67824074074074">
                <text:p>0.00167824074074074</text:p>
              </table:table-cell>
              <table:table-cell office:value-type="float" office:value="345.9">
                <text:p>345.9</text:p>
              </table:table-cell>
              <table:table-cell office:value-type="float" office:value="0.00241550925925926">
                <text:p>0.00241550925925926</text:p>
              </table:table-cell>
              <table:table-cell office:value-type="float" office:value="374.6">
                <text:p>374.6</text:p>
              </table:table-cell>
              <table:table-cell office:value-type="float" office:value="0.00168171296296296">
                <text:p>0.00168171296296296</text:p>
              </table:table-cell>
              <table:table-cell office:value-type="float" office:value="350.6">
                <text:p>350.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68865740740741">
                <text:p>0.00168865740740741</text:p>
              </table:table-cell>
              <table:table-cell office:value-type="float" office:value="346.5">
                <text:p>346.5</text:p>
              </table:table-cell>
              <table:table-cell office:value-type="float" office:value="0.00242708333333333">
                <text:p>0.00242708333333333</text:p>
              </table:table-cell>
              <table:table-cell office:value-type="float" office:value="374.2">
                <text:p>374.2</text:p>
              </table:table-cell>
              <table:table-cell office:value-type="float" office:value="0.00169212962962963">
                <text:p>0.00169212962962963</text:p>
              </table:table-cell>
              <table:table-cell office:value-type="float" office:value="352.2">
                <text:p>352.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70023148148148">
                <text:p>0.00170023148148148</text:p>
              </table:table-cell>
              <table:table-cell office:value-type="float" office:value="347.2">
                <text:p>347.2</text:p>
              </table:table-cell>
              <table:table-cell office:value-type="float" office:value="0.00243865740740741">
                <text:p>0.00243865740740741</text:p>
              </table:table-cell>
              <table:table-cell office:value-type="float" office:value="374">
                <text:p>374</text:p>
              </table:table-cell>
              <table:table-cell office:value-type="float" office:value="0.0017037037037037">
                <text:p>0.0017037037037037</text:p>
              </table:table-cell>
              <table:table-cell office:value-type="float" office:value="352.6">
                <text:p>352.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71064814814815">
                <text:p>0.00171064814814815</text:p>
              </table:table-cell>
              <table:table-cell office:value-type="float" office:value="347.8">
                <text:p>347.8</text:p>
              </table:table-cell>
              <table:table-cell office:value-type="float" office:value="0.00245023148148148">
                <text:p>0.00245023148148148</text:p>
              </table:table-cell>
              <table:table-cell office:value-type="float" office:value="373.8">
                <text:p>373.8</text:p>
              </table:table-cell>
              <table:table-cell office:value-type="float" office:value="0.00171412037037037">
                <text:p>0.00171412037037037</text:p>
              </table:table-cell>
              <table:table-cell office:value-type="float" office:value="354.3">
                <text:p>354.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72222222222222">
                <text:p>0.00172222222222222</text:p>
              </table:table-cell>
              <table:table-cell office:value-type="float" office:value="348.6">
                <text:p>348.6</text:p>
              </table:table-cell>
              <table:table-cell office:value-type="float" office:value="0.00246180555555556">
                <text:p>0.00246180555555556</text:p>
              </table:table-cell>
              <table:table-cell office:value-type="float" office:value="374.7">
                <text:p>374.7</text:p>
              </table:table-cell>
              <table:table-cell office:value-type="float" office:value="0.00172569444444444">
                <text:p>0.00172569444444444</text:p>
              </table:table-cell>
              <table:table-cell office:value-type="float" office:value="355.1">
                <text:p>355.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73263888888889">
                <text:p>0.00173263888888889</text:p>
              </table:table-cell>
              <table:table-cell office:value-type="float" office:value="349.3">
                <text:p>349.3</text:p>
              </table:table-cell>
              <table:table-cell office:value-type="float" office:value="0.00247337962962963">
                <text:p>0.00247337962962963</text:p>
              </table:table-cell>
              <table:table-cell office:value-type="float" office:value="374.4">
                <text:p>374.4</text:p>
              </table:table-cell>
              <table:table-cell office:value-type="float" office:value="0.00173611111111111">
                <text:p>0.00173611111111111</text:p>
              </table:table-cell>
              <table:table-cell office:value-type="float" office:value="355.8">
                <text:p>355.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74421296296296">
                <text:p>0.00174421296296296</text:p>
              </table:table-cell>
              <table:table-cell office:value-type="float" office:value="349.8">
                <text:p>349.8</text:p>
              </table:table-cell>
              <table:table-cell office:value-type="float" office:value="0.0024849537037037">
                <text:p>0.0024849537037037</text:p>
              </table:table-cell>
              <table:table-cell office:value-type="float" office:value="375.3">
                <text:p>375.3</text:p>
              </table:table-cell>
              <table:table-cell office:value-type="float" office:value="0.00174768518518519">
                <text:p>0.00174768518518519</text:p>
              </table:table-cell>
              <table:table-cell office:value-type="float" office:value="356.9">
                <text:p>356.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75462962962963">
                <text:p>0.00175462962962963</text:p>
              </table:table-cell>
              <table:table-cell office:value-type="float" office:value="350.5">
                <text:p>350.5</text:p>
              </table:table-cell>
              <table:table-cell office:value-type="float" office:value="0.00249652777777778">
                <text:p>0.00249652777777778</text:p>
              </table:table-cell>
              <table:table-cell office:value-type="float" office:value="376.2">
                <text:p>376.2</text:p>
              </table:table-cell>
              <table:table-cell office:value-type="float" office:value="0.00175810185185185">
                <text:p>0.00175810185185185</text:p>
              </table:table-cell>
              <table:table-cell office:value-type="float" office:value="357.2">
                <text:p>357.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7662037037037">
                <text:p>0.0017662037037037</text:p>
              </table:table-cell>
              <table:table-cell office:value-type="float" office:value="351.2">
                <text:p>351.2</text:p>
              </table:table-cell>
              <table:table-cell office:value-type="float" office:value="0.00250925925925926">
                <text:p>0.00250925925925926</text:p>
              </table:table-cell>
              <table:table-cell office:value-type="float" office:value="377.3">
                <text:p>377.3</text:p>
              </table:table-cell>
              <table:table-cell office:value-type="float" office:value="0.00176967592592593">
                <text:p>0.00176967592592593</text:p>
              </table:table-cell>
              <table:table-cell office:value-type="float" office:value="358.2">
                <text:p>358.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77662037037037">
                <text:p>0.00177662037037037</text:p>
              </table:table-cell>
              <table:table-cell office:value-type="float" office:value="352.3">
                <text:p>352.3</text:p>
              </table:table-cell>
              <table:table-cell office:value-type="float" office:value="0.00252083333333333">
                <text:p>0.00252083333333333</text:p>
              </table:table-cell>
              <table:table-cell office:value-type="float" office:value="386.4">
                <text:p>386.4</text:p>
              </table:table-cell>
              <table:table-cell office:value-type="float" office:value="0.00178009259259259">
                <text:p>0.00178009259259259</text:p>
              </table:table-cell>
              <table:table-cell office:value-type="float" office:value="358.6">
                <text:p>358.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78819444444444">
                <text:p>0.00178819444444444</text:p>
              </table:table-cell>
              <table:table-cell office:value-type="float" office:value="352.8">
                <text:p>352.8</text:p>
              </table:table-cell>
              <table:table-cell office:value-type="float" office:value="0.00253240740740741">
                <text:p>0.00253240740740741</text:p>
              </table:table-cell>
              <table:table-cell office:value-type="float" office:value="386.9">
                <text:p>386.9</text:p>
              </table:table-cell>
              <table:table-cell office:value-type="float" office:value="0.00179166666666667">
                <text:p>0.00179166666666667</text:p>
              </table:table-cell>
              <table:table-cell office:value-type="float" office:value="358.8">
                <text:p>358.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79861111111111">
                <text:p>0.00179861111111111</text:p>
              </table:table-cell>
              <table:table-cell office:value-type="float" office:value="353.4">
                <text:p>353.4</text:p>
              </table:table-cell>
              <table:table-cell office:value-type="float" office:value="0.00254398148148148">
                <text:p>0.00254398148148148</text:p>
              </table:table-cell>
              <table:table-cell office:value-type="float" office:value="388">
                <text:p>388</text:p>
              </table:table-cell>
              <table:table-cell office:value-type="float" office:value="0.00180208333333333">
                <text:p>0.00180208333333333</text:p>
              </table:table-cell>
              <table:table-cell office:value-type="float" office:value="358.5">
                <text:p>358.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81018518518519">
                <text:p>0.00181018518518519</text:p>
              </table:table-cell>
              <table:table-cell office:value-type="float" office:value="354">
                <text:p>354</text:p>
              </table:table-cell>
              <table:table-cell office:value-type="float" office:value="0.00255555555555556">
                <text:p>0.00255555555555556</text:p>
              </table:table-cell>
              <table:table-cell office:value-type="float" office:value="388.7">
                <text:p>388.7</text:p>
              </table:table-cell>
              <table:table-cell office:value-type="float" office:value="0.00181365740740741">
                <text:p>0.00181365740740741</text:p>
              </table:table-cell>
              <table:table-cell office:value-type="float" office:value="358.5">
                <text:p>358.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82060185185185">
                <text:p>0.00182060185185185</text:p>
              </table:table-cell>
              <table:table-cell office:value-type="float" office:value="354.8">
                <text:p>354.8</text:p>
              </table:table-cell>
              <table:table-cell office:value-type="float" office:value="0.00256712962962963">
                <text:p>0.00256712962962963</text:p>
              </table:table-cell>
              <table:table-cell office:value-type="float" office:value="389.4">
                <text:p>389.4</text:p>
              </table:table-cell>
              <table:table-cell office:value-type="float" office:value="0.00182407407407407">
                <text:p>0.00182407407407407</text:p>
              </table:table-cell>
              <table:table-cell office:value-type="float" office:value="357.8">
                <text:p>357.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83217592592593">
                <text:p>0.00183217592592593</text:p>
              </table:table-cell>
              <table:table-cell office:value-type="float" office:value="355.3">
                <text:p>355.3</text:p>
              </table:table-cell>
              <table:table-cell office:value-type="float" office:value="0.0025787037037037">
                <text:p>0.0025787037037037</text:p>
              </table:table-cell>
              <table:table-cell office:value-type="float" office:value="390.3">
                <text:p>390.3</text:p>
              </table:table-cell>
              <table:table-cell office:value-type="float" office:value="0.00183564814814815">
                <text:p>0.00183564814814815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84259259259259">
                <text:p>0.00184259259259259</text:p>
              </table:table-cell>
              <table:table-cell office:value-type="float" office:value="355.9">
                <text:p>355.9</text:p>
              </table:table-cell>
              <table:table-cell office:value-type="float" office:value="0.00259027777777778">
                <text:p>0.00259027777777778</text:p>
              </table:table-cell>
              <table:table-cell office:value-type="float" office:value="392.1">
                <text:p>392.1</text:p>
              </table:table-cell>
              <table:table-cell office:value-type="float" office:value="0.00184606481481482">
                <text:p>0.00184606481481482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85416666666667">
                <text:p>0.00185416666666667</text:p>
              </table:table-cell>
              <table:table-cell office:value-type="float" office:value="356.5">
                <text:p>356.5</text:p>
              </table:table-cell>
              <table:table-cell office:value-type="float" office:value="0.00260185185185185">
                <text:p>0.00260185185185185</text:p>
              </table:table-cell>
              <table:table-cell office:value-type="float" office:value="392.8">
                <text:p>392.8</text:p>
              </table:table-cell>
              <table:table-cell office:value-type="float" office:value="0.00185763888888889">
                <text:p>0.00185763888888889</text:p>
              </table:table-cell>
              <table:table-cell office:value-type="float" office:value="358.1">
                <text:p>358.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86458333333333">
                <text:p>0.00186458333333333</text:p>
              </table:table-cell>
              <table:table-cell office:value-type="float" office:value="356.1">
                <text:p>356.1</text:p>
              </table:table-cell>
              <table:table-cell office:value-type="float" office:value="0.00261342592592593">
                <text:p>0.00261342592592593</text:p>
              </table:table-cell>
              <table:table-cell office:value-type="float" office:value="393.3">
                <text:p>393.3</text:p>
              </table:table-cell>
              <table:table-cell office:value-type="float" office:value="0.00186921296296296">
                <text:p>0.00186921296296296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87615740740741">
                <text:p>0.00187615740740741</text:p>
              </table:table-cell>
              <table:table-cell office:value-type="float" office:value="356.7">
                <text:p>356.7</text:p>
              </table:table-cell>
              <table:table-cell office:value-type="float" office:value="0.002625">
                <text:p>0.002625</text:p>
              </table:table-cell>
              <table:table-cell office:value-type="float" office:value="393.7">
                <text:p>393.7</text:p>
              </table:table-cell>
              <table:table-cell office:value-type="float" office:value="0.00187962962962963">
                <text:p>0.00187962962962963</text:p>
              </table:table-cell>
              <table:table-cell office:value-type="float" office:value="358.7">
                <text:p>358.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88657407407407">
                <text:p>0.00188657407407407</text:p>
              </table:table-cell>
              <table:table-cell office:value-type="float" office:value="357.2">
                <text:p>357.2</text:p>
              </table:table-cell>
              <table:table-cell office:value-type="float" office:value="0.00263657407407407">
                <text:p>0.00263657407407407</text:p>
              </table:table-cell>
              <table:table-cell office:value-type="float" office:value="394">
                <text:p>394</text:p>
              </table:table-cell>
              <table:table-cell office:value-type="float" office:value="0.0018912037037037">
                <text:p>0.0018912037037037</text:p>
              </table:table-cell>
              <table:table-cell office:value-type="float" office:value="358.5">
                <text:p>358.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89814814814815">
                <text:p>0.00189814814814815</text:p>
              </table:table-cell>
              <table:table-cell office:value-type="float" office:value="357.7">
                <text:p>357.7</text:p>
              </table:table-cell>
              <table:table-cell office:value-type="float" office:value="0.00264814814814815">
                <text:p>0.00264814814814815</text:p>
              </table:table-cell>
              <table:table-cell office:value-type="float" office:value="394.6">
                <text:p>394.6</text:p>
              </table:table-cell>
              <table:table-cell office:value-type="float" office:value="0.00190162037037037">
                <text:p>0.00190162037037037</text:p>
              </table:table-cell>
              <table:table-cell office:value-type="float" office:value="358.7">
                <text:p>358.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90856481481481">
                <text:p>0.00190856481481481</text:p>
              </table:table-cell>
              <table:table-cell office:value-type="float" office:value="358.4">
                <text:p>358.4</text:p>
              </table:table-cell>
              <table:table-cell office:value-type="float" office:value="0.00265972222222222">
                <text:p>0.00265972222222222</text:p>
              </table:table-cell>
              <table:table-cell office:value-type="float" office:value="394.7">
                <text:p>394.7</text:p>
              </table:table-cell>
              <table:table-cell office:value-type="float" office:value="0.00191319444444444">
                <text:p>0.00191319444444444</text:p>
              </table:table-cell>
              <table:table-cell office:value-type="float" office:value="359.3">
                <text:p>359.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92013888888889">
                <text:p>0.00192013888888889</text:p>
              </table:table-cell>
              <table:table-cell office:value-type="float" office:value="359">
                <text:p>359</text:p>
              </table:table-cell>
              <table:table-cell office:value-type="float" office:value="0.0026712962962963">
                <text:p>0.0026712962962963</text:p>
              </table:table-cell>
              <table:table-cell office:value-type="float" office:value="395.3">
                <text:p>395.3</text:p>
              </table:table-cell>
              <table:table-cell office:value-type="float" office:value="0.00192361111111111">
                <text:p>0.00192361111111111</text:p>
              </table:table-cell>
              <table:table-cell office:value-type="float" office:value="359.6">
                <text:p>359.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93055555555556">
                <text:p>0.00193055555555556</text:p>
              </table:table-cell>
              <table:table-cell office:value-type="float" office:value="359.8">
                <text:p>359.8</text:p>
              </table:table-cell>
              <table:table-cell office:value-type="float" office:value="0.00268287037037037">
                <text:p>0.00268287037037037</text:p>
              </table:table-cell>
              <table:table-cell office:value-type="float" office:value="395.8">
                <text:p>395.8</text:p>
              </table:table-cell>
              <table:table-cell office:value-type="float" office:value="0.00193518518518519">
                <text:p>0.00193518518518519</text:p>
              </table:table-cell>
              <table:table-cell office:value-type="float" office:value="360.5">
                <text:p>360.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94212962962963">
                <text:p>0.00194212962962963</text:p>
              </table:table-cell>
              <table:table-cell office:value-type="float" office:value="360.4">
                <text:p>360.4</text:p>
              </table:table-cell>
              <table:table-cell office:value-type="float" office:value="0.00269444444444444">
                <text:p>0.00269444444444444</text:p>
              </table:table-cell>
              <table:table-cell office:value-type="float" office:value="396">
                <text:p>396</text:p>
              </table:table-cell>
              <table:table-cell office:value-type="float" office:value="0.00194560185185185">
                <text:p>0.00194560185185185</text:p>
              </table:table-cell>
              <table:table-cell office:value-type="float" office:value="361.3">
                <text:p>361.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9537037037037">
                <text:p>0.0019537037037037</text:p>
              </table:table-cell>
              <table:table-cell office:value-type="float" office:value="361.2">
                <text:p>361.2</text:p>
              </table:table-cell>
              <table:table-cell office:value-type="float" office:value="0.00270601851851852">
                <text:p>0.00270601851851852</text:p>
              </table:table-cell>
              <table:table-cell office:value-type="float" office:value="396.2">
                <text:p>396.2</text:p>
              </table:table-cell>
              <table:table-cell office:value-type="float" office:value="0.00195717592592593">
                <text:p>0.00195717592592593</text:p>
              </table:table-cell>
              <table:table-cell office:value-type="float" office:value="362.1">
                <text:p>362.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96412037037037">
                <text:p>0.00196412037037037</text:p>
              </table:table-cell>
              <table:table-cell office:value-type="float" office:value="361.8">
                <text:p>361.8</text:p>
              </table:table-cell>
              <table:table-cell office:value-type="float" office:value="0.00271759259259259">
                <text:p>0.00271759259259259</text:p>
              </table:table-cell>
              <table:table-cell office:value-type="float" office:value="389.5">
                <text:p>389.5</text:p>
              </table:table-cell>
              <table:table-cell office:value-type="float" office:value="0.00196759259259259">
                <text:p>0.00196759259259259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97569444444444">
                <text:p>0.00197569444444444</text:p>
              </table:table-cell>
              <table:table-cell office:value-type="float" office:value="362.4">
                <text:p>362.4</text:p>
              </table:table-cell>
              <table:table-cell office:value-type="float" office:value="0.00272916666666667">
                <text:p>0.00272916666666667</text:p>
              </table:table-cell>
              <table:table-cell office:value-type="float" office:value="389.6">
                <text:p>389.6</text:p>
              </table:table-cell>
              <table:table-cell office:value-type="float" office:value="0.00197916666666667">
                <text:p>0.00197916666666667</text:p>
              </table:table-cell>
              <table:table-cell office:value-type="float" office:value="361.5">
                <text:p>361.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98611111111111">
                <text:p>0.00198611111111111</text:p>
              </table:table-cell>
              <table:table-cell office:value-type="float" office:value="362.9">
                <text:p>362.9</text:p>
              </table:table-cell>
              <table:table-cell office:value-type="float" office:value="0.00274074074074074">
                <text:p>0.00274074074074074</text:p>
              </table:table-cell>
              <table:table-cell office:value-type="float" office:value="389.4">
                <text:p>389.4</text:p>
              </table:table-cell>
              <table:table-cell office:value-type="float" office:value="0.00198958333333333">
                <text:p>0.00198958333333333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99768518518519">
                <text:p>0.00199768518518519</text:p>
              </table:table-cell>
              <table:table-cell office:value-type="float" office:value="363.2">
                <text:p>363.2</text:p>
              </table:table-cell>
              <table:table-cell office:value-type="float" office:value="0.00275231481481481">
                <text:p>0.00275231481481481</text:p>
              </table:table-cell>
              <table:table-cell office:value-type="float" office:value="389.5">
                <text:p>389.5</text:p>
              </table:table-cell>
              <table:table-cell office:value-type="float" office:value="0.00200115740740741">
                <text:p>0.00200115740740741</text:p>
              </table:table-cell>
              <table:table-cell office:value-type="float" office:value="363.4">
                <text:p>363.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00810185185185">
                <text:p>0.00200810185185185</text:p>
              </table:table-cell>
              <table:table-cell office:value-type="float" office:value="363.7">
                <text:p>363.7</text:p>
              </table:table-cell>
              <table:table-cell office:value-type="float" office:value="0.00276388888888889">
                <text:p>0.00276388888888889</text:p>
              </table:table-cell>
              <table:table-cell office:value-type="float" office:value="389.7">
                <text:p>389.7</text:p>
              </table:table-cell>
              <table:table-cell office:value-type="float" office:value="0.00201157407407407">
                <text:p>0.00201157407407407</text:p>
              </table:table-cell>
              <table:table-cell office:value-type="float" office:value="364.7">
                <text:p>364.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01967592592593">
                <text:p>0.00201967592592593</text:p>
              </table:table-cell>
              <table:table-cell office:value-type="float" office:value="364.5">
                <text:p>364.5</text:p>
              </table:table-cell>
              <table:table-cell office:value-type="float" office:value="0.00277546296296296">
                <text:p>0.00277546296296296</text:p>
              </table:table-cell>
              <table:table-cell office:value-type="float" office:value="390">
                <text:p>390</text:p>
              </table:table-cell>
              <table:table-cell office:value-type="float" office:value="0.00202314814814815">
                <text:p>0.00202314814814815</text:p>
              </table:table-cell>
              <table:table-cell office:value-type="float" office:value="365.4">
                <text:p>365.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03009259259259">
                <text:p>0.00203009259259259</text:p>
              </table:table-cell>
              <table:table-cell office:value-type="float" office:value="366.3">
                <text:p>366.3</text:p>
              </table:table-cell>
              <table:table-cell office:value-type="float" office:value="0.00278819444444444">
                <text:p>0.00278819444444444</text:p>
              </table:table-cell>
              <table:table-cell office:value-type="float" office:value="389.3">
                <text:p>389.3</text:p>
              </table:table-cell>
              <table:table-cell office:value-type="float" office:value="0.00203356481481481">
                <text:p>0.00203356481481481</text:p>
              </table:table-cell>
              <table:table-cell office:value-type="float" office:value="366.1">
                <text:p>366.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04166666666667">
                <text:p>0.00204166666666667</text:p>
              </table:table-cell>
              <table:table-cell office:value-type="float" office:value="366.9">
                <text:p>366.9</text:p>
              </table:table-cell>
              <table:table-cell office:value-type="float" office:value="0.00279976851851852">
                <text:p>0.00279976851851852</text:p>
              </table:table-cell>
              <table:table-cell office:value-type="float" office:value="389.2">
                <text:p>389.2</text:p>
              </table:table-cell>
              <table:table-cell office:value-type="float" office:value="0.00204513888888889">
                <text:p>0.00204513888888889</text:p>
              </table:table-cell>
              <table:table-cell office:value-type="float" office:value="366.9">
                <text:p>366.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05208333333333">
                <text:p>0.00205208333333333</text:p>
              </table:table-cell>
              <table:table-cell office:value-type="float" office:value="367.8">
                <text:p>367.8</text:p>
              </table:table-cell>
              <table:table-cell office:value-type="float" office:value="0.00281134259259259">
                <text:p>0.00281134259259259</text:p>
              </table:table-cell>
              <table:table-cell office:value-type="float" office:value="389.3">
                <text:p>389.3</text:p>
              </table:table-cell>
              <table:table-cell office:value-type="float" office:value="0.00205555555555556">
                <text:p>0.00205555555555556</text:p>
              </table:table-cell>
              <table:table-cell office:value-type="float" office:value="367.7">
                <text:p>367.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06365740740741">
                <text:p>0.00206365740740741</text:p>
              </table:table-cell>
              <table:table-cell office:value-type="float" office:value="368.4">
                <text:p>368.4</text:p>
              </table:table-cell>
              <table:table-cell office:value-type="float" office:value="0.00282291666666667">
                <text:p>0.00282291666666667</text:p>
              </table:table-cell>
              <table:table-cell office:value-type="float" office:value="389.4">
                <text:p>389.4</text:p>
              </table:table-cell>
              <table:table-cell office:value-type="float" office:value="0.00206712962962963">
                <text:p>0.00206712962962963</text:p>
              </table:table-cell>
              <table:table-cell office:value-type="float" office:value="368.2">
                <text:p>368.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07407407407407">
                <text:p>0.00207407407407407</text:p>
              </table:table-cell>
              <table:table-cell office:value-type="float" office:value="368.9">
                <text:p>368.9</text:p>
              </table:table-cell>
              <table:table-cell office:value-type="float" office:value="0.00283449074074074">
                <text:p>0.00283449074074074</text:p>
              </table:table-cell>
              <table:table-cell office:value-type="float" office:value="396.6">
                <text:p>396.6</text:p>
              </table:table-cell>
              <table:table-cell office:value-type="float" office:value="0.0020775462962963">
                <text:p>0.0020775462962963</text:p>
              </table:table-cell>
              <table:table-cell office:value-type="float" office:value="369.8">
                <text:p>369.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08564814814815">
                <text:p>0.00208564814814815</text:p>
              </table:table-cell>
              <table:table-cell office:value-type="float" office:value="369.3">
                <text:p>369.3</text:p>
              </table:table-cell>
              <table:table-cell office:value-type="float" office:value="0.00284606481481481">
                <text:p>0.00284606481481481</text:p>
              </table:table-cell>
              <table:table-cell office:value-type="float" office:value="397">
                <text:p>397</text:p>
              </table:table-cell>
              <table:table-cell office:value-type="float" office:value="0.00208912037037037">
                <text:p>0.00208912037037037</text:p>
              </table:table-cell>
              <table:table-cell office:value-type="float" office:value="370.8">
                <text:p>370.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09722222222222">
                <text:p>0.00209722222222222</text:p>
              </table:table-cell>
              <table:table-cell office:value-type="float" office:value="369.5">
                <text:p>369.5</text:p>
              </table:table-cell>
              <table:table-cell office:value-type="float" office:value="0.00285763888888889">
                <text:p>0.00285763888888889</text:p>
              </table:table-cell>
              <table:table-cell office:value-type="float" office:value="397.6">
                <text:p>397.6</text:p>
              </table:table-cell>
              <table:table-cell office:value-type="float" office:value="0.00209953703703704">
                <text:p>0.00209953703703704</text:p>
              </table:table-cell>
              <table:table-cell office:value-type="float" office:value="371.2">
                <text:p>371.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10763888888889">
                <text:p>0.00210763888888889</text:p>
              </table:table-cell>
              <table:table-cell office:value-type="float" office:value="369.8">
                <text:p>369.8</text:p>
              </table:table-cell>
              <table:table-cell office:value-type="float" office:value="0.00286921296296296">
                <text:p>0.00286921296296296</text:p>
              </table:table-cell>
              <table:table-cell office:value-type="float" office:value="398.3">
                <text:p>398.3</text:p>
              </table:table-cell>
              <table:table-cell office:value-type="float" office:value="0.00211111111111111">
                <text:p>0.00211111111111111</text:p>
              </table:table-cell>
              <table:table-cell office:value-type="float" office:value="371.1">
                <text:p>371.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11921296296296">
                <text:p>0.00211921296296296</text:p>
              </table:table-cell>
              <table:table-cell office:value-type="float" office:value="368">
                <text:p>368</text:p>
              </table:table-cell>
              <table:table-cell office:value-type="float" office:value="0.00288078703703704">
                <text:p>0.00288078703703704</text:p>
              </table:table-cell>
              <table:table-cell office:value-type="float" office:value="398.7">
                <text:p>398.7</text:p>
              </table:table-cell>
              <table:table-cell office:value-type="float" office:value="0.00212152777777778">
                <text:p>0.00212152777777778</text:p>
              </table:table-cell>
              <table:table-cell office:value-type="float" office:value="371.2">
                <text:p>371.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12962962962963">
                <text:p>0.00212962962962963</text:p>
              </table:table-cell>
              <table:table-cell office:value-type="float" office:value="368.3">
                <text:p>368.3</text:p>
              </table:table-cell>
              <table:table-cell office:value-type="float" office:value="0.00289236111111111">
                <text:p>0.00289236111111111</text:p>
              </table:table-cell>
              <table:table-cell office:value-type="float" office:value="399.4">
                <text:p>399.4</text:p>
              </table:table-cell>
              <table:table-cell office:value-type="float" office:value="0.00213310185185185">
                <text:p>0.00213310185185185</text:p>
              </table:table-cell>
              <table:table-cell office:value-type="float" office:value="371.4">
                <text:p>371.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1412037037037">
                <text:p>0.0021412037037037</text:p>
              </table:table-cell>
              <table:table-cell office:value-type="float" office:value="368.6">
                <text:p>368.6</text:p>
              </table:table-cell>
              <table:table-cell office:value-type="float" office:value="0.00290393518518519">
                <text:p>0.00290393518518519</text:p>
              </table:table-cell>
              <table:table-cell office:value-type="float" office:value="400.4">
                <text:p>400.4</text:p>
              </table:table-cell>
              <table:table-cell office:value-type="float" office:value="0.00214351851851852">
                <text:p>0.00214351851851852</text:p>
              </table:table-cell>
              <table:table-cell office:value-type="float" office:value="371.8">
                <text:p>371.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15162037037037">
                <text:p>0.00215162037037037</text:p>
              </table:table-cell>
              <table:table-cell office:value-type="float" office:value="369.1">
                <text:p>369.1</text:p>
              </table:table-cell>
              <table:table-cell office:value-type="float" office:value="0.00291550925925926">
                <text:p>0.00291550925925926</text:p>
              </table:table-cell>
              <table:table-cell office:value-type="float" office:value="400">
                <text:p>400</text:p>
              </table:table-cell>
              <table:table-cell office:value-type="float" office:value="0.00215509259259259">
                <text:p>0.00215509259259259</text:p>
              </table:table-cell>
              <table:table-cell office:value-type="float" office:value="371.7">
                <text:p>371.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16319444444444">
                <text:p>0.00216319444444444</text:p>
              </table:table-cell>
              <table:table-cell office:value-type="float" office:value="369.8">
                <text:p>369.8</text:p>
              </table:table-cell>
              <table:table-cell office:value-type="float" office:value="0.00292708333333333">
                <text:p>0.00292708333333333</text:p>
              </table:table-cell>
              <table:table-cell office:value-type="float" office:value="400.7">
                <text:p>400.7</text:p>
              </table:table-cell>
              <table:table-cell office:value-type="float" office:value="0.00216666666666667">
                <text:p>0.00216666666666667</text:p>
              </table:table-cell>
              <table:table-cell office:value-type="float" office:value="371.8">
                <text:p>371.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17361111111111">
                <text:p>0.00217361111111111</text:p>
              </table:table-cell>
              <table:table-cell office:value-type="float" office:value="370.3">
                <text:p>370.3</text:p>
              </table:table-cell>
              <table:table-cell office:value-type="float" office:value="0.00293865740740741">
                <text:p>0.00293865740740741</text:p>
              </table:table-cell>
              <table:table-cell office:value-type="float" office:value="401.2">
                <text:p>401.2</text:p>
              </table:table-cell>
              <table:table-cell office:value-type="float" office:value="0.00217708333333333">
                <text:p>0.00217708333333333</text:p>
              </table:table-cell>
              <table:table-cell office:value-type="float" office:value="371.8">
                <text:p>371.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18518518518519">
                <text:p>0.00218518518518519</text:p>
              </table:table-cell>
              <table:table-cell office:value-type="float" office:value="370.2">
                <text:p>370.2</text:p>
              </table:table-cell>
              <table:table-cell office:value-type="float" office:value="0.00295023148148148">
                <text:p>0.00295023148148148</text:p>
              </table:table-cell>
              <table:table-cell office:value-type="float" office:value="400.5">
                <text:p>400.5</text:p>
              </table:table-cell>
              <table:table-cell office:value-type="float" office:value="0.00218865740740741">
                <text:p>0.00218865740740741</text:p>
              </table:table-cell>
              <table:table-cell office:value-type="float" office:value="371.3">
                <text:p>371.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19560185185185">
                <text:p>0.00219560185185185</text:p>
              </table:table-cell>
              <table:table-cell office:value-type="float" office:value="370.4">
                <text:p>370.4</text:p>
              </table:table-cell>
              <table:table-cell office:value-type="float" office:value="0.00296180555555556">
                <text:p>0.00296180555555556</text:p>
              </table:table-cell>
              <table:table-cell office:value-type="float" office:value="401">
                <text:p>401</text:p>
              </table:table-cell>
              <table:table-cell office:value-type="float" office:value="0.00219907407407407">
                <text:p>0.00219907407407407</text:p>
              </table:table-cell>
              <table:table-cell office:value-type="float" office:value="371.6">
                <text:p>371.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20717592592593">
                <text:p>0.00220717592592593</text:p>
              </table:table-cell>
              <table:table-cell office:value-type="float" office:value="370.5">
                <text:p>370.5</text:p>
              </table:table-cell>
              <table:table-cell office:value-type="float" office:value="0.00297337962962963">
                <text:p>0.00297337962962963</text:p>
              </table:table-cell>
              <table:table-cell office:value-type="float" office:value="401.6">
                <text:p>401.6</text:p>
              </table:table-cell>
              <table:table-cell office:value-type="float" office:value="0.00221064814814815">
                <text:p>0.00221064814814815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21875">
                <text:p>0.00221875</text:p>
              </table:table-cell>
              <table:table-cell office:value-type="float" office:value="370.1">
                <text:p>370.1</text:p>
              </table:table-cell>
              <table:table-cell office:value-type="float" office:value="0.0029849537037037">
                <text:p>0.0029849537037037</text:p>
              </table:table-cell>
              <table:table-cell office:value-type="float" office:value="401.8">
                <text:p>401.8</text:p>
              </table:table-cell>
              <table:table-cell office:value-type="float" office:value="0.00222106481481481">
                <text:p>0.00222106481481481</text:p>
              </table:table-cell>
              <table:table-cell office:value-type="float" office:value="372.3">
                <text:p>372.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22916666666667">
                <text:p>0.00222916666666667</text:p>
              </table:table-cell>
              <table:table-cell office:value-type="float" office:value="370.1">
                <text:p>370.1</text:p>
              </table:table-cell>
              <table:table-cell office:value-type="float" office:value="0.00299652777777778">
                <text:p>0.00299652777777778</text:p>
              </table:table-cell>
              <table:table-cell office:value-type="float" office:value="402.4">
                <text:p>402.4</text:p>
              </table:table-cell>
              <table:table-cell office:value-type="float" office:value="0.00223263888888889">
                <text:p>0.00223263888888889</text:p>
              </table:table-cell>
              <table:table-cell office:value-type="float" office:value="372.7">
                <text:p>372.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24074074074074">
                <text:p>0.00224074074074074</text:p>
              </table:table-cell>
              <table:table-cell office:value-type="float" office:value="369.9">
                <text:p>369.9</text:p>
              </table:table-cell>
              <table:table-cell office:value-type="float" office:value="0.00300810185185185">
                <text:p>0.00300810185185185</text:p>
              </table:table-cell>
              <table:table-cell office:value-type="float" office:value="402.6">
                <text:p>402.6</text:p>
              </table:table-cell>
              <table:table-cell office:value-type="float" office:value="0.00224305555555556">
                <text:p>0.00224305555555556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25115740740741">
                <text:p>0.00225115740740741</text:p>
              </table:table-cell>
              <table:table-cell office:value-type="float" office:value="370">
                <text:p>370</text:p>
              </table:table-cell>
              <table:table-cell office:value-type="float" office:value="0.00302083333333333">
                <text:p>0.00302083333333333</text:p>
              </table:table-cell>
              <table:table-cell office:value-type="float" office:value="403.1">
                <text:p>403.1</text:p>
              </table:table-cell>
              <table:table-cell office:value-type="float" office:value="0.00225462962962963">
                <text:p>0.00225462962962963</text:p>
              </table:table-cell>
              <table:table-cell office:value-type="float" office:value="372.9">
                <text:p>372.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26273148148148">
                <text:p>0.00226273148148148</text:p>
              </table:table-cell>
              <table:table-cell office:value-type="float" office:value="370.1">
                <text:p>370.1</text:p>
              </table:table-cell>
              <table:table-cell office:value-type="float" office:value="0.00303240740740741">
                <text:p>0.00303240740740741</text:p>
              </table:table-cell>
              <table:table-cell office:value-type="float" office:value="404.6">
                <text:p>404.6</text:p>
              </table:table-cell>
              <table:table-cell office:value-type="float" office:value="0.0022650462962963">
                <text:p>0.0022650462962963</text:p>
              </table:table-cell>
              <table:table-cell office:value-type="float" office:value="373.6">
                <text:p>373.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27314814814815">
                <text:p>0.00227314814814815</text:p>
              </table:table-cell>
              <table:table-cell office:value-type="float" office:value="370.6">
                <text:p>370.6</text:p>
              </table:table-cell>
              <table:table-cell office:value-type="float" office:value="0.00304398148148148">
                <text:p>0.00304398148148148</text:p>
              </table:table-cell>
              <table:table-cell office:value-type="float" office:value="404.7">
                <text:p>404.7</text:p>
              </table:table-cell>
              <table:table-cell office:value-type="float" office:value="0.00227662037037037">
                <text:p>0.00227662037037037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28472222222222">
                <text:p>0.00228472222222222</text:p>
              </table:table-cell>
              <table:table-cell office:value-type="float" office:value="373.1">
                <text:p>373.1</text:p>
              </table:table-cell>
              <table:table-cell office:value-type="float" office:value="0.00305555555555556">
                <text:p>0.00305555555555556</text:p>
              </table:table-cell>
              <table:table-cell office:value-type="float" office:value="405">
                <text:p>405</text:p>
              </table:table-cell>
              <table:table-cell office:value-type="float" office:value="0.00228703703703704">
                <text:p>0.00228703703703704</text:p>
              </table:table-cell>
              <table:table-cell office:value-type="float" office:value="374.5">
                <text:p>374.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29513888888889">
                <text:p>0.00229513888888889</text:p>
              </table:table-cell>
              <table:table-cell office:value-type="float" office:value="373.5">
                <text:p>373.5</text:p>
              </table:table-cell>
              <table:table-cell office:value-type="float" office:value="0.00306712962962963">
                <text:p>0.00306712962962963</text:p>
              </table:table-cell>
              <table:table-cell office:value-type="float" office:value="406.4">
                <text:p>406.4</text:p>
              </table:table-cell>
              <table:table-cell office:value-type="float" office:value="0.00229861111111111">
                <text:p>0.00229861111111111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30671296296296">
                <text:p>0.00230671296296296</text:p>
              </table:table-cell>
              <table:table-cell office:value-type="float" office:value="373.6">
                <text:p>373.6</text:p>
              </table:table-cell>
              <table:table-cell office:value-type="float" office:value="0.0030787037037037">
                <text:p>0.0030787037037037</text:p>
              </table:table-cell>
              <table:table-cell office:value-type="float" office:value="407">
                <text:p>407</text:p>
              </table:table-cell>
              <table:table-cell office:value-type="float" office:value="0.00230902777777778">
                <text:p>0.00230902777777778</text:p>
              </table:table-cell>
              <table:table-cell office:value-type="float" office:value="375.2">
                <text:p>375.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31712962962963">
                <text:p>0.00231712962962963</text:p>
              </table:table-cell>
              <table:table-cell office:value-type="float" office:value="373.7">
                <text:p>373.7</text:p>
              </table:table-cell>
              <table:table-cell office:value-type="float" office:value="0.00309027777777778">
                <text:p>0.00309027777777778</text:p>
              </table:table-cell>
              <table:table-cell office:value-type="float" office:value="407.3">
                <text:p>407.3</text:p>
              </table:table-cell>
              <table:table-cell office:value-type="float" office:value="0.00232060185185185">
                <text:p>0.00232060185185185</text:p>
              </table:table-cell>
              <table:table-cell office:value-type="float" office:value="375.5">
                <text:p>375.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3287037037037">
                <text:p>0.0023287037037037</text:p>
              </table:table-cell>
              <table:table-cell office:value-type="float" office:value="374">
                <text:p>374</text:p>
              </table:table-cell>
              <table:table-cell office:value-type="float" office:value="0.00310185185185185">
                <text:p>0.00310185185185185</text:p>
              </table:table-cell>
              <table:table-cell office:value-type="float" office:value="407.7">
                <text:p>407.7</text:p>
              </table:table-cell>
              <table:table-cell office:value-type="float" office:value="0.00233101851851852">
                <text:p>0.00233101851851852</text:p>
              </table:table-cell>
              <table:table-cell office:value-type="float" office:value="375.7">
                <text:p>375.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33912037037037">
                <text:p>0.00233912037037037</text:p>
              </table:table-cell>
              <table:table-cell office:value-type="float" office:value="374.4">
                <text:p>374.4</text:p>
              </table:table-cell>
              <table:table-cell office:value-type="float" office:value="0.00311342592592593">
                <text:p>0.00311342592592593</text:p>
              </table:table-cell>
              <table:table-cell office:value-type="float" office:value="408.1">
                <text:p>408.1</text:p>
              </table:table-cell>
              <table:table-cell office:value-type="float" office:value="0.00234259259259259">
                <text:p>0.00234259259259259</text:p>
              </table:table-cell>
              <table:table-cell office:value-type="float" office:value="375.4">
                <text:p>375.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35069444444444">
                <text:p>0.00235069444444444</text:p>
              </table:table-cell>
              <table:table-cell office:value-type="float" office:value="375.1">
                <text:p>375.1</text:p>
              </table:table-cell>
              <table:table-cell office:value-type="float" office:value="0.003125">
                <text:p>0.003125</text:p>
              </table:table-cell>
              <table:table-cell office:value-type="float" office:value="408.2">
                <text:p>408.2</text:p>
              </table:table-cell>
              <table:table-cell office:value-type="float" office:value="0.00235300925925926">
                <text:p>0.00235300925925926</text:p>
              </table:table-cell>
              <table:table-cell office:value-type="float" office:value="375.8">
                <text:p>375.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36111111111111">
                <text:p>0.00236111111111111</text:p>
              </table:table-cell>
              <table:table-cell office:value-type="float" office:value="375.2">
                <text:p>375.2</text:p>
              </table:table-cell>
              <table:table-cell office:value-type="float" office:value="0.00313657407407407">
                <text:p>0.00313657407407407</text:p>
              </table:table-cell>
              <table:table-cell office:value-type="float" office:value="408.5">
                <text:p>408.5</text:p>
              </table:table-cell>
              <table:table-cell office:value-type="float" office:value="0.00236458333333333">
                <text:p>0.00236458333333333</text:p>
              </table:table-cell>
              <table:table-cell office:value-type="float" office:value="376.4">
                <text:p>376.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37268518518519">
                <text:p>0.00237268518518519</text:p>
              </table:table-cell>
              <table:table-cell office:value-type="float" office:value="375.8">
                <text:p>375.8</text:p>
              </table:table-cell>
              <table:table-cell office:value-type="float" office:value="0.00314814814814815">
                <text:p>0.00314814814814815</text:p>
              </table:table-cell>
              <table:table-cell office:value-type="float" office:value="408.9">
                <text:p>408.9</text:p>
              </table:table-cell>
              <table:table-cell office:value-type="float" office:value="0.00237615740740741">
                <text:p>0.00237615740740741</text:p>
              </table:table-cell>
              <table:table-cell office:value-type="float" office:value="376.4">
                <text:p>376.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38310185185185">
                <text:p>0.00238310185185185</text:p>
              </table:table-cell>
              <table:table-cell office:value-type="float" office:value="377">
                <text:p>377</text:p>
              </table:table-cell>
              <table:table-cell office:value-type="float" office:value="0.00315972222222222">
                <text:p>0.00315972222222222</text:p>
              </table:table-cell>
              <table:table-cell office:value-type="float" office:value="409.5">
                <text:p>409.5</text:p>
              </table:table-cell>
              <table:table-cell office:value-type="float" office:value="0.00238657407407407">
                <text:p>0.00238657407407407</text:p>
              </table:table-cell>
              <table:table-cell office:value-type="float" office:value="373.2">
                <text:p>373.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39467592592593">
                <text:p>0.00239467592592593</text:p>
              </table:table-cell>
              <table:table-cell office:value-type="float" office:value="377.9">
                <text:p>377.9</text:p>
              </table:table-cell>
              <table:table-cell office:value-type="float" office:value="0.0031712962962963">
                <text:p>0.0031712962962963</text:p>
              </table:table-cell>
              <table:table-cell office:value-type="float" office:value="410">
                <text:p>410</text:p>
              </table:table-cell>
              <table:table-cell office:value-type="float" office:value="0.00239814814814815">
                <text:p>0.00239814814814815</text:p>
              </table:table-cell>
              <table:table-cell office:value-type="float" office:value="373.1">
                <text:p>373.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40509259259259">
                <text:p>0.00240509259259259</text:p>
              </table:table-cell>
              <table:table-cell office:value-type="float" office:value="378.8">
                <text:p>378.8</text:p>
              </table:table-cell>
              <table:table-cell office:value-type="float" office:value="0.00318287037037037">
                <text:p>0.00318287037037037</text:p>
              </table:table-cell>
              <table:table-cell office:value-type="float" office:value="410.3">
                <text:p>410.3</text:p>
              </table:table-cell>
              <table:table-cell office:value-type="float" office:value="0.00240856481481481">
                <text:p>0.00240856481481481</text:p>
              </table:table-cell>
              <table:table-cell office:value-type="float" office:value="373.3">
                <text:p>373.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41666666666667">
                <text:p>0.00241666666666667</text:p>
              </table:table-cell>
              <table:table-cell office:value-type="float" office:value="379.7">
                <text:p>379.7</text:p>
              </table:table-cell>
              <table:table-cell office:value-type="float" office:value="0.00319444444444444">
                <text:p>0.00319444444444444</text:p>
              </table:table-cell>
              <table:table-cell office:value-type="float" office:value="402.7">
                <text:p>402.7</text:p>
              </table:table-cell>
              <table:table-cell office:value-type="float" office:value="0.00242013888888889">
                <text:p>0.00242013888888889</text:p>
              </table:table-cell>
              <table:table-cell office:value-type="float" office:value="373.6">
                <text:p>373.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42708333333333">
                <text:p>0.00242708333333333</text:p>
              </table:table-cell>
              <table:table-cell office:value-type="float" office:value="380.4">
                <text:p>380.4</text:p>
              </table:table-cell>
              <table:table-cell office:value-type="float" office:value="0.00320601851851852">
                <text:p>0.00320601851851852</text:p>
              </table:table-cell>
              <table:table-cell office:value-type="float" office:value="403">
                <text:p>403</text:p>
              </table:table-cell>
              <table:table-cell office:value-type="float" office:value="0.00243055555555556">
                <text:p>0.00243055555555556</text:p>
              </table:table-cell>
              <table:table-cell office:value-type="float" office:value="373.9">
                <text:p>373.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43865740740741">
                <text:p>0.00243865740740741</text:p>
              </table:table-cell>
              <table:table-cell office:value-type="float" office:value="380.9">
                <text:p>380.9</text:p>
              </table:table-cell>
              <table:table-cell office:value-type="float" office:value="0.00321759259259259">
                <text:p>0.00321759259259259</text:p>
              </table:table-cell>
              <table:table-cell office:value-type="float" office:value="403.2">
                <text:p>403.2</text:p>
              </table:table-cell>
              <table:table-cell office:value-type="float" office:value="0.00244212962962963">
                <text:p>0.00244212962962963</text:p>
              </table:table-cell>
              <table:table-cell office:value-type="float" office:value="374.2">
                <text:p>374.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44907407407407">
                <text:p>0.00244907407407407</text:p>
              </table:table-cell>
              <table:table-cell office:value-type="float" office:value="381.2">
                <text:p>381.2</text:p>
              </table:table-cell>
              <table:table-cell office:value-type="float" office:value="0.00322916666666667">
                <text:p>0.00322916666666667</text:p>
              </table:table-cell>
              <table:table-cell office:value-type="float" office:value="403.5">
                <text:p>403.5</text:p>
              </table:table-cell>
              <table:table-cell office:value-type="float" office:value="0.0024525462962963">
                <text:p>0.0024525462962963</text:p>
              </table:table-cell>
              <table:table-cell office:value-type="float" office:value="374.4">
                <text:p>374.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46064814814815">
                <text:p>0.00246064814814815</text:p>
              </table:table-cell>
              <table:table-cell office:value-type="float" office:value="381.3">
                <text:p>381.3</text:p>
              </table:table-cell>
              <table:table-cell office:value-type="float" office:value="0.00324074074074074">
                <text:p>0.00324074074074074</text:p>
              </table:table-cell>
              <table:table-cell office:value-type="float" office:value="404.1">
                <text:p>404.1</text:p>
              </table:table-cell>
              <table:table-cell office:value-type="float" office:value="0.00246412037037037">
                <text:p>0.00246412037037037</text:p>
              </table:table-cell>
              <table:table-cell office:value-type="float" office:value="374.4">
                <text:p>374.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47106481481481">
                <text:p>0.00247106481481481</text:p>
              </table:table-cell>
              <table:table-cell office:value-type="float" office:value="381.9">
                <text:p>381.9</text:p>
              </table:table-cell>
              <table:table-cell office:value-type="float" office:value="0.00325231481481481">
                <text:p>0.00325231481481481</text:p>
              </table:table-cell>
              <table:table-cell office:value-type="float" office:value="404.2">
                <text:p>404.2</text:p>
              </table:table-cell>
              <table:table-cell office:value-type="float" office:value="0.00247453703703704">
                <text:p>0.00247453703703704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48263888888889">
                <text:p>0.00248263888888889</text:p>
              </table:table-cell>
              <table:table-cell office:value-type="float" office:value="382.3">
                <text:p>382.3</text:p>
              </table:table-cell>
              <table:table-cell office:value-type="float" office:value="0.00326388888888889">
                <text:p>0.00326388888888889</text:p>
              </table:table-cell>
              <table:table-cell office:value-type="float" office:value="403.5">
                <text:p>403.5</text:p>
              </table:table-cell>
              <table:table-cell office:value-type="float" office:value="0.00248611111111111">
                <text:p>0.00248611111111111</text:p>
              </table:table-cell>
              <table:table-cell office:value-type="float" office:value="375.8">
                <text:p>375.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49305555555556">
                <text:p>0.00249305555555556</text:p>
              </table:table-cell>
              <table:table-cell office:value-type="float" office:value="382.6">
                <text:p>382.6</text:p>
              </table:table-cell>
              <table:table-cell office:value-type="float" office:value="0.00327546296296296">
                <text:p>0.00327546296296296</text:p>
              </table:table-cell>
              <table:table-cell office:value-type="float" office:value="403.9">
                <text:p>403.9</text:p>
              </table:table-cell>
              <table:table-cell office:value-type="float" office:value="0.00249652777777778">
                <text:p>0.00249652777777778</text:p>
              </table:table-cell>
              <table:table-cell office:value-type="float" office:value="379.5">
                <text:p>379.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50462962962963">
                <text:p>0.00250462962962963</text:p>
              </table:table-cell>
              <table:table-cell office:value-type="float" office:value="383.1">
                <text:p>383.1</text:p>
              </table:table-cell>
              <table:table-cell office:value-type="float" office:value="0.00328703703703704">
                <text:p>0.00328703703703704</text:p>
              </table:table-cell>
              <table:table-cell office:value-type="float" office:value="404.1">
                <text:p>404.1</text:p>
              </table:table-cell>
              <table:table-cell office:value-type="float" office:value="0.00250810185185185">
                <text:p>0.00250810185185185</text:p>
              </table:table-cell>
              <table:table-cell office:value-type="float" office:value="380.2">
                <text:p>380.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5162037037037">
                <text:p>0.0025162037037037</text:p>
              </table:table-cell>
              <table:table-cell office:value-type="float" office:value="383.4">
                <text:p>383.4</text:p>
              </table:table-cell>
              <table:table-cell office:value-type="float" office:value="0.00329861111111111">
                <text:p>0.00329861111111111</text:p>
              </table:table-cell>
              <table:table-cell office:value-type="float" office:value="404.3">
                <text:p>404.3</text:p>
              </table:table-cell>
              <table:table-cell office:value-type="float" office:value="0.00251851851851852">
                <text:p>0.00251851851851852</text:p>
              </table:table-cell>
              <table:table-cell office:value-type="float" office:value="380.5">
                <text:p>380.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52662037037037">
                <text:p>0.00252662037037037</text:p>
              </table:table-cell>
              <table:table-cell office:value-type="float" office:value="384">
                <text:p>384</text:p>
              </table:table-cell>
              <table:table-cell office:value-type="float" office:value="0.00331018518518519">
                <text:p>0.00331018518518519</text:p>
              </table:table-cell>
              <table:table-cell office:value-type="float" office:value="412.3">
                <text:p>412.3</text:p>
              </table:table-cell>
              <table:table-cell office:value-type="float" office:value="0.00253009259259259">
                <text:p>0.00253009259259259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53819444444444">
                <text:p>0.00253819444444444</text:p>
              </table:table-cell>
              <table:table-cell office:value-type="float" office:value="384.2">
                <text:p>384.2</text:p>
              </table:table-cell>
              <table:table-cell office:value-type="float" office:value="0.00332175925925926">
                <text:p>0.00332175925925926</text:p>
              </table:table-cell>
              <table:table-cell office:value-type="float" office:value="412.5">
                <text:p>412.5</text:p>
              </table:table-cell>
              <table:table-cell office:value-type="float" office:value="0.00254050925925926">
                <text:p>0.00254050925925926</text:p>
              </table:table-cell>
              <table:table-cell office:value-type="float" office:value="381.6">
                <text:p>381.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54861111111111">
                <text:p>0.00254861111111111</text:p>
              </table:table-cell>
              <table:table-cell office:value-type="float" office:value="384.2">
                <text:p>384.2</text:p>
              </table:table-cell>
              <table:table-cell office:value-type="float" office:value="0.00333333333333333">
                <text:p>0.00333333333333333</text:p>
              </table:table-cell>
              <table:table-cell office:value-type="float" office:value="412.3">
                <text:p>412.3</text:p>
              </table:table-cell>
              <table:table-cell office:value-type="float" office:value="0.00255208333333333">
                <text:p>0.00255208333333333</text:p>
              </table:table-cell>
              <table:table-cell office:value-type="float" office:value="382.6">
                <text:p>382.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56018518518519">
                <text:p>0.00256018518518519</text:p>
              </table:table-cell>
              <table:table-cell office:value-type="float" office:value="384.4">
                <text:p>384.4</text:p>
              </table:table-cell>
              <table:table-cell office:value-type="float" office:value="0.00334490740740741">
                <text:p>0.00334490740740741</text:p>
              </table:table-cell>
              <table:table-cell office:value-type="float" office:value="412.5">
                <text:p>412.5</text:p>
              </table:table-cell>
              <table:table-cell office:value-type="float" office:value="0.0025625">
                <text:p>0.0025625</text:p>
              </table:table-cell>
              <table:table-cell office:value-type="float" office:value="383.5">
                <text:p>383.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57060185185185">
                <text:p>0.00257060185185185</text:p>
              </table:table-cell>
              <table:table-cell office:value-type="float" office:value="384.7">
                <text:p>384.7</text:p>
              </table:table-cell>
              <table:table-cell office:value-type="float" office:value="0.00335648148148148">
                <text:p>0.00335648148148148</text:p>
              </table:table-cell>
              <table:table-cell office:value-type="float" office:value="412.5">
                <text:p>412.5</text:p>
              </table:table-cell>
              <table:table-cell office:value-type="float" office:value="0.00257407407407407">
                <text:p>0.00257407407407407</text:p>
              </table:table-cell>
              <table:table-cell office:value-type="float" office:value="384.3">
                <text:p>384.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58217592592593">
                <text:p>0.00258217592592593</text:p>
              </table:table-cell>
              <table:table-cell office:value-type="float" office:value="385.2">
                <text:p>385.2</text:p>
              </table:table-cell>
              <table:table-cell office:value-type="float" office:value="0.00336805555555556">
                <text:p>0.00336805555555556</text:p>
              </table:table-cell>
              <table:table-cell office:value-type="float" office:value="412.8">
                <text:p>412.8</text:p>
              </table:table-cell>
              <table:table-cell office:value-type="float" office:value="0.00258449074074074">
                <text:p>0.00258449074074074</text:p>
              </table:table-cell>
              <table:table-cell office:value-type="float" office:value="384.7">
                <text:p>384.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59259259259259">
                <text:p>0.00259259259259259</text:p>
              </table:table-cell>
              <table:table-cell office:value-type="float" office:value="385.5">
                <text:p>385.5</text:p>
              </table:table-cell>
              <table:table-cell office:value-type="float" office:value="0.00337962962962963">
                <text:p>0.00337962962962963</text:p>
              </table:table-cell>
              <table:table-cell office:value-type="float" office:value="413.8">
                <text:p>413.8</text:p>
              </table:table-cell>
              <table:table-cell office:value-type="float" office:value="0.00259606481481481">
                <text:p>0.00259606481481481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60416666666667">
                <text:p>0.00260416666666667</text:p>
              </table:table-cell>
              <table:table-cell office:value-type="float" office:value="386">
                <text:p>386</text:p>
              </table:table-cell>
              <table:table-cell office:value-type="float" office:value="0.0033912037037037">
                <text:p>0.0033912037037037</text:p>
              </table:table-cell>
              <table:table-cell office:value-type="float" office:value="413.7">
                <text:p>413.7</text:p>
              </table:table-cell>
              <table:table-cell office:value-type="float" office:value="0.00260648148148148">
                <text:p>0.00260648148148148</text:p>
              </table:table-cell>
              <table:table-cell office:value-type="float" office:value="385.8">
                <text:p>385.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61458333333333">
                <text:p>0.00261458333333333</text:p>
              </table:table-cell>
              <table:table-cell office:value-type="float" office:value="386.7">
                <text:p>386.7</text:p>
              </table:table-cell>
              <table:table-cell office:value-type="float" office:value="0.00340277777777778">
                <text:p>0.00340277777777778</text:p>
              </table:table-cell>
              <table:table-cell office:value-type="float" office:value="414.1">
                <text:p>414.1</text:p>
              </table:table-cell>
              <table:table-cell office:value-type="float" office:value="0.00261805555555556">
                <text:p>0.00261805555555556</text:p>
              </table:table-cell>
              <table:table-cell office:value-type="float" office:value="386.3">
                <text:p>386.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62615740740741">
                <text:p>0.00262615740740741</text:p>
              </table:table-cell>
              <table:table-cell office:value-type="float" office:value="387.7">
                <text:p>387.7</text:p>
              </table:table-cell>
              <table:table-cell office:value-type="float" office:value="0.00341435185185185">
                <text:p>0.00341435185185185</text:p>
              </table:table-cell>
              <table:table-cell office:value-type="float" office:value="414.5">
                <text:p>414.5</text:p>
              </table:table-cell>
              <table:table-cell office:value-type="float" office:value="0.00262847222222222">
                <text:p>0.00262847222222222</text:p>
              </table:table-cell>
              <table:table-cell office:value-type="float" office:value="387.3">
                <text:p>387.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63657407407407">
                <text:p>0.00263657407407407</text:p>
              </table:table-cell>
              <table:table-cell office:value-type="float" office:value="388.5">
                <text:p>388.5</text:p>
              </table:table-cell>
              <table:table-cell office:value-type="float" office:value="0.00342592592592593">
                <text:p>0.00342592592592593</text:p>
              </table:table-cell>
              <table:table-cell office:value-type="float" office:value="414.8">
                <text:p>414.8</text:p>
              </table:table-cell>
              <table:table-cell office:value-type="float" office:value="0.0026400462962963">
                <text:p>0.0026400462962963</text:p>
              </table:table-cell>
              <table:table-cell office:value-type="float" office:value="388.2">
                <text:p>388.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64814814814815">
                <text:p>0.00264814814814815</text:p>
              </table:table-cell>
              <table:table-cell office:value-type="float" office:value="389.2">
                <text:p>389.2</text:p>
              </table:table-cell>
              <table:table-cell office:value-type="float" office:value="0.0034375">
                <text:p>0.0034375</text:p>
              </table:table-cell>
              <table:table-cell office:value-type="float" office:value="415.4">
                <text:p>415.4</text:p>
              </table:table-cell>
              <table:table-cell office:value-type="float" office:value="0.00265162037037037">
                <text:p>0.00265162037037037</text:p>
              </table:table-cell>
              <table:table-cell office:value-type="float" office:value="389.3">
                <text:p>389.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65856481481481">
                <text:p>0.00265856481481481</text:p>
              </table:table-cell>
              <table:table-cell office:value-type="float" office:value="390">
                <text:p>390</text:p>
              </table:table-cell>
              <table:table-cell office:value-type="float" office:value="0.00344907407407407">
                <text:p>0.00344907407407407</text:p>
              </table:table-cell>
              <table:table-cell office:value-type="float" office:value="416.3">
                <text:p>416.3</text:p>
              </table:table-cell>
              <table:table-cell office:value-type="float" office:value="0.00266203703703704">
                <text:p>0.00266203703703704</text:p>
              </table:table-cell>
              <table:table-cell office:value-type="float" office:value="389.8">
                <text:p>389.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67013888888889">
                <text:p>0.00267013888888889</text:p>
              </table:table-cell>
              <table:table-cell office:value-type="float" office:value="390.6">
                <text:p>390.6</text:p>
              </table:table-cell>
              <table:table-cell office:value-type="float" office:value="0.00346064814814815">
                <text:p>0.00346064814814815</text:p>
              </table:table-cell>
              <table:table-cell office:value-type="float" office:value="415.8">
                <text:p>415.8</text:p>
              </table:table-cell>
              <table:table-cell office:value-type="float" office:value="0.00267361111111111">
                <text:p>0.00267361111111111</text:p>
              </table:table-cell>
              <table:table-cell office:value-type="float" office:value="390.6">
                <text:p>390.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68055555555556">
                <text:p>0.00268055555555556</text:p>
              </table:table-cell>
              <table:table-cell office:value-type="float" office:value="391.2">
                <text:p>391.2</text:p>
              </table:table-cell>
              <table:table-cell office:value-type="float" office:value="0.00347222222222222">
                <text:p>0.00347222222222222</text:p>
              </table:table-cell>
              <table:table-cell office:value-type="float" office:value="416.2">
                <text:p>416.2</text:p>
              </table:table-cell>
              <table:table-cell office:value-type="float" office:value="0.00268402777777778">
                <text:p>0.00268402777777778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69212962962963">
                <text:p>0.00269212962962963</text:p>
              </table:table-cell>
              <table:table-cell office:value-type="float" office:value="391.8">
                <text:p>391.8</text:p>
              </table:table-cell>
              <table:table-cell office:value-type="float" office:value="0.0034837962962963">
                <text:p>0.0034837962962963</text:p>
              </table:table-cell>
              <table:table-cell office:value-type="float" office:value="416.5">
                <text:p>416.5</text:p>
              </table:table-cell>
              <table:table-cell office:value-type="float" office:value="0.00269560185185185">
                <text:p>0.00269560185185185</text:p>
              </table:table-cell>
              <table:table-cell office:value-type="float" office:value="391.6">
                <text:p>391.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7025462962963">
                <text:p>0.0027025462962963</text:p>
              </table:table-cell>
              <table:table-cell office:value-type="float" office:value="392.4">
                <text:p>392.4</text:p>
              </table:table-cell>
              <table:table-cell office:value-type="float" office:value="0.00349537037037037">
                <text:p>0.00349537037037037</text:p>
              </table:table-cell>
              <table:table-cell office:value-type="float" office:value="417.1">
                <text:p>417.1</text:p>
              </table:table-cell>
              <table:table-cell office:value-type="float" office:value="0.00270601851851852">
                <text:p>0.00270601851851852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71412037037037">
                <text:p>0.00271412037037037</text:p>
              </table:table-cell>
              <table:table-cell office:value-type="float" office:value="392.9">
                <text:p>392.9</text:p>
              </table:table-cell>
              <table:table-cell office:value-type="float" office:value="0.00350694444444444">
                <text:p>0.00350694444444444</text:p>
              </table:table-cell>
              <table:table-cell office:value-type="float" office:value="417.6">
                <text:p>417.6</text:p>
              </table:table-cell>
              <table:table-cell office:value-type="float" office:value="0.00271759259259259">
                <text:p>0.00271759259259259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72453703703704">
                <text:p>0.00272453703703704</text:p>
              </table:table-cell>
              <table:table-cell office:value-type="float" office:value="393.3">
                <text:p>393.3</text:p>
              </table:table-cell>
              <table:table-cell office:value-type="float" office:value="0.00351851851851852">
                <text:p>0.00351851851851852</text:p>
              </table:table-cell>
              <table:table-cell office:value-type="float" office:value="418.2">
                <text:p>418.2</text:p>
              </table:table-cell>
              <table:table-cell office:value-type="float" office:value="0.00272800925925926">
                <text:p>0.00272800925925926</text:p>
              </table:table-cell>
              <table:table-cell office:value-type="float" office:value="392.8">
                <text:p>392.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73611111111111">
                <text:p>0.00273611111111111</text:p>
              </table:table-cell>
              <table:table-cell office:value-type="float" office:value="393.8">
                <text:p>393.8</text:p>
              </table:table-cell>
              <table:table-cell office:value-type="float" office:value="0.00353009259259259">
                <text:p>0.00353009259259259</text:p>
              </table:table-cell>
              <table:table-cell office:value-type="float" office:value="418.6">
                <text:p>418.6</text:p>
              </table:table-cell>
              <table:table-cell office:value-type="float" office:value="0.00273958333333333">
                <text:p>0.00273958333333333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74768518518519">
                <text:p>0.00274768518518519</text:p>
              </table:table-cell>
              <table:table-cell office:value-type="float" office:value="393.8">
                <text:p>393.8</text:p>
              </table:table-cell>
              <table:table-cell office:value-type="float" office:value="0.00354166666666667">
                <text:p>0.00354166666666667</text:p>
              </table:table-cell>
              <table:table-cell office:value-type="float" office:value="418.9">
                <text:p>418.9</text:p>
              </table:table-cell>
              <table:table-cell office:value-type="float" office:value="0.00275">
                <text:p>0.00275</text:p>
              </table:table-cell>
              <table:table-cell office:value-type="float" office:value="393.3">
                <text:p>393.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75925925925926">
                <text:p>0.00275925925925926</text:p>
              </table:table-cell>
              <table:table-cell office:value-type="float" office:value="394.4">
                <text:p>394.4</text:p>
              </table:table-cell>
              <table:table-cell office:value-type="float" office:value="0.00355324074074074">
                <text:p>0.00355324074074074</text:p>
              </table:table-cell>
              <table:table-cell office:value-type="float" office:value="419.4">
                <text:p>419.4</text:p>
              </table:table-cell>
              <table:table-cell office:value-type="float" office:value="0.00276157407407407">
                <text:p>0.00276157407407407</text:p>
              </table:table-cell>
              <table:table-cell office:value-type="float" office:value="392.9">
                <text:p>392.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76967592592593">
                <text:p>0.00276967592592593</text:p>
              </table:table-cell>
              <table:table-cell office:value-type="float" office:value="394.9">
                <text:p>394.9</text:p>
              </table:table-cell>
              <table:table-cell office:value-type="float" office:value="0.00356597222222222">
                <text:p>0.00356597222222222</text:p>
              </table:table-cell>
              <table:table-cell office:value-type="float" office:value="419.7">
                <text:p>419.7</text:p>
              </table:table-cell>
              <table:table-cell office:value-type="float" office:value="0.00277199074074074">
                <text:p>0.00277199074074074</text:p>
              </table:table-cell>
              <table:table-cell office:value-type="float" office:value="393.5">
                <text:p>393.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78125">
                <text:p>0.00278125</text:p>
              </table:table-cell>
              <table:table-cell office:value-type="float" office:value="395">
                <text:p>395</text:p>
              </table:table-cell>
              <table:table-cell office:value-type="float" office:value="0.0035775462962963">
                <text:p>0.0035775462962963</text:p>
              </table:table-cell>
              <table:table-cell office:value-type="float" office:value="413.2">
                <text:p>413.2</text:p>
              </table:table-cell>
              <table:table-cell office:value-type="float" office:value="0.00278356481481481">
                <text:p>0.00278356481481481</text:p>
              </table:table-cell>
              <table:table-cell office:value-type="float" office:value="393.6">
                <text:p>393.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79166666666667">
                <text:p>0.00279166666666667</text:p>
              </table:table-cell>
              <table:table-cell office:value-type="float" office:value="395.1">
                <text:p>395.1</text:p>
              </table:table-cell>
              <table:table-cell office:value-type="float" office:value="0.00358912037037037">
                <text:p>0.00358912037037037</text:p>
              </table:table-cell>
              <table:table-cell office:value-type="float" office:value="414">
                <text:p>414</text:p>
              </table:table-cell>
              <table:table-cell office:value-type="float" office:value="0.00279398148148148">
                <text:p>0.00279398148148148</text:p>
              </table:table-cell>
              <table:table-cell office:value-type="float" office:value="394.3">
                <text:p>394.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80324074074074">
                <text:p>0.00280324074074074</text:p>
              </table:table-cell>
              <table:table-cell office:value-type="float" office:value="395.1">
                <text:p>395.1</text:p>
              </table:table-cell>
              <table:table-cell office:value-type="float" office:value="0.00360069444444444">
                <text:p>0.00360069444444444</text:p>
              </table:table-cell>
              <table:table-cell office:value-type="float" office:value="414.4">
                <text:p>414.4</text:p>
              </table:table-cell>
              <table:table-cell office:value-type="float" office:value="0.00280555555555556">
                <text:p>0.00280555555555556</text:p>
              </table:table-cell>
              <table:table-cell office:value-type="float" office:value="394.8">
                <text:p>394.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81365740740741">
                <text:p>0.00281365740740741</text:p>
              </table:table-cell>
              <table:table-cell office:value-type="float" office:value="394.9">
                <text:p>394.9</text:p>
              </table:table-cell>
              <table:table-cell office:value-type="float" office:value="0.00361226851851852">
                <text:p>0.00361226851851852</text:p>
              </table:table-cell>
              <table:table-cell office:value-type="float" office:value="414.5">
                <text:p>414.5</text:p>
              </table:table-cell>
              <table:table-cell office:value-type="float" office:value="0.00281597222222222">
                <text:p>0.00281597222222222</text:p>
              </table:table-cell>
              <table:table-cell office:value-type="float" office:value="395.2">
                <text:p>395.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82523148148148">
                <text:p>0.00282523148148148</text:p>
              </table:table-cell>
              <table:table-cell office:value-type="float" office:value="394.9">
                <text:p>394.9</text:p>
              </table:table-cell>
              <table:table-cell office:value-type="float" office:value="0.00362384259259259">
                <text:p>0.00362384259259259</text:p>
              </table:table-cell>
              <table:table-cell office:value-type="float" office:value="414.8">
                <text:p>414.8</text:p>
              </table:table-cell>
              <table:table-cell office:value-type="float" office:value="0.0028275462962963">
                <text:p>0.0028275462962963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83564814814815">
                <text:p>0.00283564814814815</text:p>
              </table:table-cell>
              <table:table-cell office:value-type="float" office:value="395.1">
                <text:p>395.1</text:p>
              </table:table-cell>
              <table:table-cell office:value-type="float" office:value="0.00363541666666667">
                <text:p>0.00363541666666667</text:p>
              </table:table-cell>
              <table:table-cell office:value-type="float" office:value="415">
                <text:p>415</text:p>
              </table:table-cell>
              <table:table-cell office:value-type="float" office:value="0.00283796296296296">
                <text:p>0.00283796296296296</text:p>
              </table:table-cell>
              <table:table-cell office:value-type="float" office:value="393.4">
                <text:p>393.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84722222222222">
                <text:p>0.00284722222222222</text:p>
              </table:table-cell>
              <table:table-cell office:value-type="float" office:value="395.1">
                <text:p>395.1</text:p>
              </table:table-cell>
              <table:table-cell office:value-type="float" office:value="0.00364699074074074">
                <text:p>0.00364699074074074</text:p>
              </table:table-cell>
              <table:table-cell office:value-type="float" office:value="414.5">
                <text:p>414.5</text:p>
              </table:table-cell>
              <table:table-cell office:value-type="float" office:value="0.00284953703703704">
                <text:p>0.00284953703703704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85763888888889">
                <text:p>0.00285763888888889</text:p>
              </table:table-cell>
              <table:table-cell office:value-type="float" office:value="395.3">
                <text:p>395.3</text:p>
              </table:table-cell>
              <table:table-cell office:value-type="float" office:value="0.00365856481481481">
                <text:p>0.00365856481481481</text:p>
              </table:table-cell>
              <table:table-cell office:value-type="float" office:value="415">
                <text:p>415</text:p>
              </table:table-cell>
              <table:table-cell office:value-type="float" office:value="0.0028599537037037">
                <text:p>0.0028599537037037</text:p>
              </table:table-cell>
              <table:table-cell office:value-type="float" office:value="394.2">
                <text:p>394.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86921296296296">
                <text:p>0.00286921296296296</text:p>
              </table:table-cell>
              <table:table-cell office:value-type="float" office:value="395.4">
                <text:p>395.4</text:p>
              </table:table-cell>
              <table:table-cell office:value-type="float" office:value="0.00367013888888889">
                <text:p>0.00367013888888889</text:p>
              </table:table-cell>
              <table:table-cell office:value-type="float" office:value="415.2">
                <text:p>415.2</text:p>
              </table:table-cell>
              <table:table-cell office:value-type="float" office:value="0.00287152777777778">
                <text:p>0.00287152777777778</text:p>
              </table:table-cell>
              <table:table-cell office:value-type="float" office:value="394.9">
                <text:p>394.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87962962962963">
                <text:p>0.00287962962962963</text:p>
              </table:table-cell>
              <table:table-cell office:value-type="float" office:value="395.4">
                <text:p>395.4</text:p>
              </table:table-cell>
              <table:table-cell office:value-type="float" office:value="0.00368171296296296">
                <text:p>0.00368171296296296</text:p>
              </table:table-cell>
              <table:table-cell office:value-type="float" office:value="414.4">
                <text:p>414.4</text:p>
              </table:table-cell>
              <table:table-cell office:value-type="float" office:value="0.00288194444444444">
                <text:p>0.00288194444444444</text:p>
              </table:table-cell>
              <table:table-cell office:value-type="float" office:value="394.9">
                <text:p>394.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8912037037037">
                <text:p>0.0028912037037037</text:p>
              </table:table-cell>
              <table:table-cell office:value-type="float" office:value="395.5">
                <text:p>395.5</text:p>
              </table:table-cell>
              <table:table-cell office:value-type="float" office:value="0.00369328703703704">
                <text:p>0.00369328703703704</text:p>
              </table:table-cell>
              <table:table-cell office:value-type="float" office:value="422.3">
                <text:p>422.3</text:p>
              </table:table-cell>
              <table:table-cell office:value-type="float" office:value="0.00289351851851852">
                <text:p>0.00289351851851852</text:p>
              </table:table-cell>
              <table:table-cell office:value-type="float" office:value="395.8">
                <text:p>395.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90162037037037">
                <text:p>0.00290162037037037</text:p>
              </table:table-cell>
              <table:table-cell office:value-type="float" office:value="395.6">
                <text:p>395.6</text:p>
              </table:table-cell>
              <table:table-cell office:value-type="float" office:value="0.00370486111111111">
                <text:p>0.00370486111111111</text:p>
              </table:table-cell>
              <table:table-cell office:value-type="float" office:value="422.5">
                <text:p>422.5</text:p>
              </table:table-cell>
              <table:table-cell office:value-type="float" office:value="0.00290509259259259">
                <text:p>0.00290509259259259</text:p>
              </table:table-cell>
              <table:table-cell office:value-type="float" office:value="396.1">
                <text:p>396.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91319444444444">
                <text:p>0.00291319444444444</text:p>
              </table:table-cell>
              <table:table-cell office:value-type="float" office:value="396">
                <text:p>396</text:p>
              </table:table-cell>
              <table:table-cell office:value-type="float" office:value="0.00371759259259259">
                <text:p>0.00371759259259259</text:p>
              </table:table-cell>
              <table:table-cell office:value-type="float" office:value="422.8">
                <text:p>422.8</text:p>
              </table:table-cell>
              <table:table-cell office:value-type="float" office:value="0.00291550925925926">
                <text:p>0.00291550925925926</text:p>
              </table:table-cell>
              <table:table-cell office:value-type="float" office:value="396.8">
                <text:p>396.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92361111111111">
                <text:p>0.00292361111111111</text:p>
              </table:table-cell>
              <table:table-cell office:value-type="float" office:value="396.2">
                <text:p>396.2</text:p>
              </table:table-cell>
              <table:table-cell office:value-type="float" office:value="0.00372916666666667">
                <text:p>0.00372916666666667</text:p>
              </table:table-cell>
              <table:table-cell office:value-type="float" office:value="423.5">
                <text:p>423.5</text:p>
              </table:table-cell>
              <table:table-cell office:value-type="float" office:value="0.00292708333333333">
                <text:p>0.00292708333333333</text:p>
              </table:table-cell>
              <table:table-cell office:value-type="float" office:value="397.4">
                <text:p>397.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93518518518519">
                <text:p>0.00293518518518519</text:p>
              </table:table-cell>
              <table:table-cell office:value-type="float" office:value="396.4">
                <text:p>396.4</text:p>
              </table:table-cell>
              <table:table-cell office:value-type="float" office:value="0.00374074074074074">
                <text:p>0.00374074074074074</text:p>
              </table:table-cell>
              <table:table-cell office:value-type="float" office:value="423.9">
                <text:p>423.9</text:p>
              </table:table-cell>
              <table:table-cell office:value-type="float" office:value="0.00293865740740741">
                <text:p>0.00293865740740741</text:p>
              </table:table-cell>
              <table:table-cell office:value-type="float" office:value="400.8">
                <text:p>400.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94560185185185">
                <text:p>0.00294560185185185</text:p>
              </table:table-cell>
              <table:table-cell office:value-type="float" office:value="396.8">
                <text:p>396.8</text:p>
              </table:table-cell>
              <table:table-cell office:value-type="float" office:value="0.00375231481481481">
                <text:p>0.00375231481481481</text:p>
              </table:table-cell>
              <table:table-cell office:value-type="float" office:value="424">
                <text:p>424</text:p>
              </table:table-cell>
              <table:table-cell office:value-type="float" office:value="0.00294907407407407">
                <text:p>0.00294907407407407</text:p>
              </table:table-cell>
              <table:table-cell office:value-type="float" office:value="401.3">
                <text:p>401.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95717592592593">
                <text:p>0.00295717592592593</text:p>
              </table:table-cell>
              <table:table-cell office:value-type="float" office:value="397.2">
                <text:p>397.2</text:p>
              </table:table-cell>
              <table:table-cell office:value-type="float" office:value="0.00376388888888889">
                <text:p>0.00376388888888889</text:p>
              </table:table-cell>
              <table:table-cell office:value-type="float" office:value="425">
                <text:p>425</text:p>
              </table:table-cell>
              <table:table-cell office:value-type="float" office:value="0.00296064814814815">
                <text:p>0.00296064814814815</text:p>
              </table:table-cell>
              <table:table-cell office:value-type="float" office:value="401.9">
                <text:p>401.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96759259259259">
                <text:p>0.00296759259259259</text:p>
              </table:table-cell>
              <table:table-cell office:value-type="float" office:value="397.9">
                <text:p>397.9</text:p>
              </table:table-cell>
              <table:table-cell office:value-type="float" office:value="0.00377546296296296">
                <text:p>0.00377546296296296</text:p>
              </table:table-cell>
              <table:table-cell office:value-type="float" office:value="424.8">
                <text:p>424.8</text:p>
              </table:table-cell>
              <table:table-cell office:value-type="float" office:value="0.00297106481481481">
                <text:p>0.00297106481481481</text:p>
              </table:table-cell>
              <table:table-cell office:value-type="float" office:value="403.5">
                <text:p>403.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97916666666667">
                <text:p>0.00297916666666667</text:p>
              </table:table-cell>
              <table:table-cell office:value-type="float" office:value="398.5">
                <text:p>398.5</text:p>
              </table:table-cell>
              <table:table-cell office:value-type="float" office:value="0.00378703703703704">
                <text:p>0.00378703703703704</text:p>
              </table:table-cell>
              <table:table-cell office:value-type="float" office:value="425.1">
                <text:p>425.1</text:p>
              </table:table-cell>
              <table:table-cell office:value-type="float" office:value="0.00298263888888889">
                <text:p>0.00298263888888889</text:p>
              </table:table-cell>
              <table:table-cell office:value-type="float" office:value="404.7">
                <text:p>404.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98958333333333">
                <text:p>0.00298958333333333</text:p>
              </table:table-cell>
              <table:table-cell office:value-type="float" office:value="399.1">
                <text:p>399.1</text:p>
              </table:table-cell>
              <table:table-cell office:value-type="float" office:value="0.00379861111111111">
                <text:p>0.00379861111111111</text:p>
              </table:table-cell>
              <table:table-cell office:value-type="float" office:value="426.5">
                <text:p>426.5</text:p>
              </table:table-cell>
              <table:table-cell office:value-type="float" office:value="0.00299305555555556">
                <text:p>0.00299305555555556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00115740740741">
                <text:p>0.00300115740740741</text:p>
              </table:table-cell>
              <table:table-cell office:value-type="float" office:value="399.4">
                <text:p>399.4</text:p>
              </table:table-cell>
              <table:table-cell office:value-type="float" office:value="0.00381018518518519">
                <text:p>0.00381018518518519</text:p>
              </table:table-cell>
              <table:table-cell office:value-type="float" office:value="427.1">
                <text:p>427.1</text:p>
              </table:table-cell>
              <table:table-cell office:value-type="float" office:value="0.00300462962962963">
                <text:p>0.00300462962962963</text:p>
              </table:table-cell>
              <table:table-cell office:value-type="float" office:value="406.8">
                <text:p>406.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01273148148148">
                <text:p>0.00301273148148148</text:p>
              </table:table-cell>
              <table:table-cell office:value-type="float" office:value="400">
                <text:p>400</text:p>
              </table:table-cell>
              <table:table-cell office:value-type="float" office:value="0.00382175925925926">
                <text:p>0.00382175925925926</text:p>
              </table:table-cell>
              <table:table-cell office:value-type="float" office:value="427.6">
                <text:p>427.6</text:p>
              </table:table-cell>
              <table:table-cell office:value-type="float" office:value="0.0030150462962963">
                <text:p>0.0030150462962963</text:p>
              </table:table-cell>
              <table:table-cell office:value-type="float" office:value="407.4">
                <text:p>407.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02314814814815">
                <text:p>0.00302314814814815</text:p>
              </table:table-cell>
              <table:table-cell office:value-type="float" office:value="400.7">
                <text:p>400.7</text:p>
              </table:table-cell>
              <table:table-cell office:value-type="float" office:value="0.00383333333333333">
                <text:p>0.00383333333333333</text:p>
              </table:table-cell>
              <table:table-cell office:value-type="float" office:value="428.2">
                <text:p>428.2</text:p>
              </table:table-cell>
              <table:table-cell office:value-type="float" office:value="0.00302662037037037">
                <text:p>0.00302662037037037</text:p>
              </table:table-cell>
              <table:table-cell office:value-type="float" office:value="408.3">
                <text:p>408.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03472222222222">
                <text:p>0.00303472222222222</text:p>
              </table:table-cell>
              <table:table-cell office:value-type="float" office:value="401.6">
                <text:p>401.6</text:p>
              </table:table-cell>
              <table:table-cell office:value-type="float" office:value="0.00384490740740741">
                <text:p>0.00384490740740741</text:p>
              </table:table-cell>
              <table:table-cell office:value-type="float" office:value="428.4">
                <text:p>428.4</text:p>
              </table:table-cell>
              <table:table-cell office:value-type="float" office:value="0.00303703703703704">
                <text:p>0.00303703703703704</text:p>
              </table:table-cell>
              <table:table-cell office:value-type="float" office:value="409.6">
                <text:p>409.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04513888888889">
                <text:p>0.00304513888888889</text:p>
              </table:table-cell>
              <table:table-cell office:value-type="float" office:value="402.2">
                <text:p>402.2</text:p>
              </table:table-cell>
              <table:table-cell office:value-type="float" office:value="0.00385648148148148">
                <text:p>0.00385648148148148</text:p>
              </table:table-cell>
              <table:table-cell office:value-type="float" office:value="428.9">
                <text:p>428.9</text:p>
              </table:table-cell>
              <table:table-cell office:value-type="float" office:value="0.00304861111111111">
                <text:p>0.00304861111111111</text:p>
              </table:table-cell>
              <table:table-cell office:value-type="float" office:value="410.6">
                <text:p>410.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05671296296296">
                <text:p>0.00305671296296296</text:p>
              </table:table-cell>
              <table:table-cell office:value-type="float" office:value="402.7">
                <text:p>402.7</text:p>
              </table:table-cell>
              <table:table-cell office:value-type="float" office:value="0.0039837962962963">
                <text:p>0.0039837962962963</text:p>
              </table:table-cell>
              <table:table-cell office:value-type="float" office:value="432.2">
                <text:p>432.2</text:p>
              </table:table-cell>
              <table:table-cell office:value-type="float" office:value="0.00305902777777778">
                <text:p>0.00305902777777778</text:p>
              </table:table-cell>
              <table:table-cell office:value-type="float" office:value="412">
                <text:p>41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06712962962963">
                <text:p>0.00306712962962963</text:p>
              </table:table-cell>
              <table:table-cell office:value-type="float" office:value="403.4">
                <text:p>403.4</text:p>
              </table:table-cell>
              <table:table-cell office:value-type="float" office:value="0.00399537037037037">
                <text:p>0.00399537037037037</text:p>
              </table:table-cell>
              <table:table-cell office:value-type="float" office:value="432.7">
                <text:p>432.7</text:p>
              </table:table-cell>
              <table:table-cell office:value-type="float" office:value="0.00307060185185185">
                <text:p>0.00307060185185185</text:p>
              </table:table-cell>
              <table:table-cell office:value-type="float" office:value="412.7">
                <text:p>412.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0787037037037">
                <text:p>0.0030787037037037</text:p>
              </table:table-cell>
              <table:table-cell office:value-type="float" office:value="404.1">
                <text:p>404.1</text:p>
              </table:table-cell>
              <table:table-cell office:value-type="float" office:value="0.00400694444444444">
                <text:p>0.00400694444444444</text:p>
              </table:table-cell>
              <table:table-cell office:value-type="float" office:value="433.2">
                <text:p>433.2</text:p>
              </table:table-cell>
              <table:table-cell office:value-type="float" office:value="0.00308101851851852">
                <text:p>0.00308101851851852</text:p>
              </table:table-cell>
              <table:table-cell office:value-type="float" office:value="413.3">
                <text:p>413.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08912037037037">
                <text:p>0.00308912037037037</text:p>
              </table:table-cell>
              <table:table-cell office:value-type="float" office:value="404.4">
                <text:p>404.4</text:p>
              </table:table-cell>
              <table:table-cell office:value-type="float" office:value="0.00401851851851852">
                <text:p>0.00401851851851852</text:p>
              </table:table-cell>
              <table:table-cell office:value-type="float" office:value="433.9">
                <text:p>433.9</text:p>
              </table:table-cell>
              <table:table-cell office:value-type="float" office:value="0.00309259259259259">
                <text:p>0.00309259259259259</text:p>
              </table:table-cell>
              <table:table-cell office:value-type="float" office:value="414.3">
                <text:p>414.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10069444444444">
                <text:p>0.00310069444444444</text:p>
              </table:table-cell>
              <table:table-cell office:value-type="float" office:value="404.9">
                <text:p>404.9</text:p>
              </table:table-cell>
              <table:table-cell office:value-type="float" office:value="0.00403009259259259">
                <text:p>0.00403009259259259</text:p>
              </table:table-cell>
              <table:table-cell office:value-type="float" office:value="435.2">
                <text:p>435.2</text:p>
              </table:table-cell>
              <table:table-cell office:value-type="float" office:value="0.00310300925925926">
                <text:p>0.00310300925925926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11111111111111">
                <text:p>0.00311111111111111</text:p>
              </table:table-cell>
              <table:table-cell office:value-type="float" office:value="405.5">
                <text:p>405.5</text:p>
              </table:table-cell>
              <table:table-cell office:value-type="float" office:value="0.00404166666666667">
                <text:p>0.00404166666666667</text:p>
              </table:table-cell>
              <table:table-cell office:value-type="float" office:value="436.1">
                <text:p>436.1</text:p>
              </table:table-cell>
              <table:table-cell office:value-type="float" office:value="0.00311458333333333">
                <text:p>0.00311458333333333</text:p>
              </table:table-cell>
              <table:table-cell office:value-type="float" office:value="416.1">
                <text:p>416.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12268518518519">
                <text:p>0.00312268518518519</text:p>
              </table:table-cell>
              <table:table-cell office:value-type="float" office:value="405.9">
                <text:p>405.9</text:p>
              </table:table-cell>
              <table:table-cell office:value-type="float" office:value="0.00405324074074074">
                <text:p>0.00405324074074074</text:p>
              </table:table-cell>
              <table:table-cell office:value-type="float" office:value="436.7">
                <text:p>436.7</text:p>
              </table:table-cell>
              <table:table-cell office:value-type="float" office:value="0.003125">
                <text:p>0.003125</text:p>
              </table:table-cell>
              <table:table-cell office:value-type="float" office:value="417.3">
                <text:p>417.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13310185185185">
                <text:p>0.00313310185185185</text:p>
              </table:table-cell>
              <table:table-cell office:value-type="float" office:value="406.3">
                <text:p>406.3</text:p>
              </table:table-cell>
              <table:table-cell office:value-type="float" office:value="0.00406481481481481">
                <text:p>0.00406481481481481</text:p>
              </table:table-cell>
              <table:table-cell office:value-type="float" office:value="436.8">
                <text:p>436.8</text:p>
              </table:table-cell>
              <table:table-cell office:value-type="float" office:value="0.00313657407407407">
                <text:p>0.00313657407407407</text:p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14467592592593">
                <text:p>0.00314467592592593</text:p>
              </table:table-cell>
              <table:table-cell office:value-type="float" office:value="406.7">
                <text:p>406.7</text:p>
              </table:table-cell>
              <table:table-cell office:value-type="float" office:value="0.00407638888888889">
                <text:p>0.00407638888888889</text:p>
              </table:table-cell>
              <table:table-cell office:value-type="float" office:value="437">
                <text:p>437</text:p>
              </table:table-cell>
              <table:table-cell office:value-type="float" office:value="0.00314814814814815">
                <text:p>0.00314814814814815</text:p>
              </table:table-cell>
              <table:table-cell office:value-type="float" office:value="418.6">
                <text:p>418.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15509259259259">
                <text:p>0.00315509259259259</text:p>
              </table:table-cell>
              <table:table-cell office:value-type="float" office:value="407.3">
                <text:p>407.3</text:p>
              </table:table-cell>
              <table:table-cell office:value-type="float" office:value="0.00408796296296296">
                <text:p>0.00408796296296296</text:p>
              </table:table-cell>
              <table:table-cell office:value-type="float" office:value="437.3">
                <text:p>437.3</text:p>
              </table:table-cell>
              <table:table-cell office:value-type="float" office:value="0.00315856481481481">
                <text:p>0.00315856481481481</text:p>
              </table:table-cell>
              <table:table-cell office:value-type="float" office:value="419.1">
                <text:p>419.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16666666666667">
                <text:p>0.00316666666666667</text:p>
              </table:table-cell>
              <table:table-cell office:value-type="float" office:value="407.8">
                <text:p>407.8</text:p>
              </table:table-cell>
              <table:table-cell office:value-type="float" office:value="0.00409953703703704">
                <text:p>0.00409953703703704</text:p>
              </table:table-cell>
              <table:table-cell office:value-type="float" office:value="437.8">
                <text:p>437.8</text:p>
              </table:table-cell>
              <table:table-cell office:value-type="float" office:value="0.00317013888888889">
                <text:p>0.00317013888888889</text:p>
              </table:table-cell>
              <table:table-cell office:value-type="float" office:value="419.3">
                <text:p>419.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17708333333333">
                <text:p>0.00317708333333333</text:p>
              </table:table-cell>
              <table:table-cell office:value-type="float" office:value="408.4">
                <text:p>408.4</text:p>
              </table:table-cell>
              <table:table-cell office:value-type="float" office:value="0.00411111111111111">
                <text:p>0.00411111111111111</text:p>
              </table:table-cell>
              <table:table-cell office:value-type="float" office:value="437.5">
                <text:p>437.5</text:p>
              </table:table-cell>
              <table:table-cell office:value-type="float" office:value="0.00318055555555556">
                <text:p>0.00318055555555556</text:p>
              </table:table-cell>
              <table:table-cell office:value-type="float" office:value="419.8">
                <text:p>419.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18865740740741">
                <text:p>0.00318865740740741</text:p>
              </table:table-cell>
              <table:table-cell office:value-type="float" office:value="409">
                <text:p>409</text:p>
              </table:table-cell>
              <table:table-cell office:value-type="float" office:value="0.00412268518518519">
                <text:p>0.00412268518518519</text:p>
              </table:table-cell>
              <table:table-cell office:value-type="float" office:value="437.7">
                <text:p>437.7</text:p>
              </table:table-cell>
              <table:table-cell office:value-type="float" office:value="0.00319212962962963">
                <text:p>0.00319212962962963</text:p>
              </table:table-cell>
              <table:table-cell office:value-type="float" office:value="420.4">
                <text:p>420.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19907407407407">
                <text:p>0.00319907407407407</text:p>
              </table:table-cell>
              <table:table-cell office:value-type="float" office:value="409.5">
                <text:p>409.5</text:p>
              </table:table-cell>
              <table:table-cell office:value-type="float" office:value="0.00413425925925926">
                <text:p>0.00413425925925926</text:p>
              </table:table-cell>
              <table:table-cell office:value-type="float" office:value="437.5">
                <text:p>437.5</text:p>
              </table:table-cell>
              <table:table-cell office:value-type="float" office:value="0.0032025462962963">
                <text:p>0.0032025462962963</text:p>
              </table:table-cell>
              <table:table-cell office:value-type="float" office:value="420.4">
                <text:p>420.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21064814814815">
                <text:p>0.00321064814814815</text:p>
              </table:table-cell>
              <table:table-cell office:value-type="float" office:value="410.2">
                <text:p>410.2</text:p>
              </table:table-cell>
              <table:table-cell office:value-type="float" office:value="0.00414583333333333">
                <text:p>0.00414583333333333</text:p>
              </table:table-cell>
              <table:table-cell office:value-type="float" office:value="438.2">
                <text:p>438.2</text:p>
              </table:table-cell>
              <table:table-cell office:value-type="float" office:value="0.00321412037037037">
                <text:p>0.00321412037037037</text:p>
              </table:table-cell>
              <table:table-cell office:value-type="float" office:value="420.4">
                <text:p>420.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22106481481481">
                <text:p>0.00322106481481481</text:p>
              </table:table-cell>
              <table:table-cell office:value-type="float" office:value="410.9">
                <text:p>410.9</text:p>
              </table:table-cell>
              <table:table-cell office:value-type="float" office:value="0.00415740740740741">
                <text:p>0.00415740740740741</text:p>
              </table:table-cell>
              <table:table-cell office:value-type="float" office:value="438.6">
                <text:p>438.6</text:p>
              </table:table-cell>
              <table:table-cell office:value-type="float" office:value="0.00322453703703704">
                <text:p>0.00322453703703704</text:p>
              </table:table-cell>
              <table:table-cell office:value-type="float" office:value="420.3">
                <text:p>420.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23263888888889">
                <text:p>0.00323263888888889</text:p>
              </table:table-cell>
              <table:table-cell office:value-type="float" office:value="411.4">
                <text:p>411.4</text:p>
              </table:table-cell>
              <table:table-cell office:value-type="float" office:value="0.00416898148148148">
                <text:p>0.00416898148148148</text:p>
              </table:table-cell>
              <table:table-cell office:value-type="float" office:value="438.8">
                <text:p>438.8</text:p>
              </table:table-cell>
              <table:table-cell office:value-type="float" office:value="0.00323611111111111">
                <text:p>0.00323611111111111</text:p>
              </table:table-cell>
              <table:table-cell office:value-type="float" office:value="420.5">
                <text:p>420.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24305555555556">
                <text:p>0.00324305555555556</text:p>
              </table:table-cell>
              <table:table-cell office:value-type="float" office:value="412.1">
                <text:p>412.1</text:p>
              </table:table-cell>
              <table:table-cell office:value-type="float" office:value="0.00418055555555556">
                <text:p>0.00418055555555556</text:p>
              </table:table-cell>
              <table:table-cell office:value-type="float" office:value="439.4">
                <text:p>439.4</text:p>
              </table:table-cell>
              <table:table-cell office:value-type="float" office:value="0.00324652777777778">
                <text:p>0.00324652777777778</text:p>
              </table:table-cell>
              <table:table-cell office:value-type="float" office:value="421.2">
                <text:p>421.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25462962962963">
                <text:p>0.00325462962962963</text:p>
              </table:table-cell>
              <table:table-cell office:value-type="float" office:value="412.7">
                <text:p>412.7</text:p>
              </table:table-cell>
              <table:table-cell office:value-type="float" office:value="0.00419212962962963">
                <text:p>0.00419212962962963</text:p>
              </table:table-cell>
              <table:table-cell office:value-type="float" office:value="440.1">
                <text:p>440.1</text:p>
              </table:table-cell>
              <table:table-cell office:value-type="float" office:value="0.00325810185185185">
                <text:p>0.00325810185185185</text:p>
              </table:table-cell>
              <table:table-cell office:value-type="float" office:value="421.6">
                <text:p>421.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2650462962963">
                <text:p>0.0032650462962963</text:p>
              </table:table-cell>
              <table:table-cell office:value-type="float" office:value="413.4">
                <text:p>413.4</text:p>
              </table:table-cell>
              <table:table-cell office:value-type="float" office:value="0.0042037037037037">
                <text:p>0.0042037037037037</text:p>
              </table:table-cell>
              <table:table-cell office:value-type="float" office:value="440.1">
                <text:p>440.1</text:p>
              </table:table-cell>
              <table:table-cell office:value-type="float" office:value="0.00326851851851852">
                <text:p>0.00326851851851852</text:p>
              </table:table-cell>
              <table:table-cell office:value-type="float" office:value="422.4">
                <text:p>422.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27662037037037">
                <text:p>0.00327662037037037</text:p>
              </table:table-cell>
              <table:table-cell office:value-type="float" office:value="414">
                <text:p>414</text:p>
              </table:table-cell>
              <table:table-cell office:value-type="float" office:value="0.00421527777777778">
                <text:p>0.00421527777777778</text:p>
              </table:table-cell>
              <table:table-cell office:value-type="float" office:value="440.6">
                <text:p>440.6</text:p>
              </table:table-cell>
              <table:table-cell office:value-type="float" office:value="0.00328009259259259">
                <text:p>0.00328009259259259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28703703703704">
                <text:p>0.00328703703703704</text:p>
              </table:table-cell>
              <table:table-cell office:value-type="float" office:value="414.6">
                <text:p>414.6</text:p>
              </table:table-cell>
              <table:table-cell office:value-type="float" office:value="0.00422685185185185">
                <text:p>0.00422685185185185</text:p>
              </table:table-cell>
              <table:table-cell office:value-type="float" office:value="441.5">
                <text:p>441.5</text:p>
              </table:table-cell>
              <table:table-cell office:value-type="float" office:value="0.00329166666666667">
                <text:p>0.00329166666666667</text:p>
              </table:table-cell>
              <table:table-cell office:value-type="float" office:value="423.8">
                <text:p>423.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29861111111111">
                <text:p>0.00329861111111111</text:p>
              </table:table-cell>
              <table:table-cell office:value-type="float" office:value="415.2">
                <text:p>415.2</text:p>
              </table:table-cell>
              <table:table-cell office:value-type="float" office:value="0.00423842592592593">
                <text:p>0.00423842592592593</text:p>
              </table:table-cell>
              <table:table-cell office:value-type="float" office:value="441.9">
                <text:p>441.9</text:p>
              </table:table-cell>
              <table:table-cell office:value-type="float" office:value="0.00330208333333333">
                <text:p>0.00330208333333333</text:p>
              </table:table-cell>
              <table:table-cell office:value-type="float" office:value="424.4">
                <text:p>424.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30902777777778">
                <text:p>0.00330902777777778</text:p>
              </table:table-cell>
              <table:table-cell office:value-type="float" office:value="415.8">
                <text:p>415.8</text:p>
              </table:table-cell>
              <table:table-cell office:value-type="float" office:value="0.00425">
                <text:p>0.00425</text:p>
              </table:table-cell>
              <table:table-cell office:value-type="float" office:value="442.5">
                <text:p>442.5</text:p>
              </table:table-cell>
              <table:table-cell office:value-type="float" office:value="0.00331365740740741">
                <text:p>0.00331365740740741</text:p>
              </table:table-cell>
              <table:table-cell office:value-type="float" office:value="425.3">
                <text:p>425.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32060185185185">
                <text:p>0.00332060185185185</text:p>
              </table:table-cell>
              <table:table-cell office:value-type="float" office:value="416.4">
                <text:p>416.4</text:p>
              </table:table-cell>
              <table:table-cell office:value-type="float" office:value="0.00426157407407407">
                <text:p>0.00426157407407407</text:p>
              </table:table-cell>
              <table:table-cell office:value-type="float" office:value="442.9">
                <text:p>442.9</text:p>
              </table:table-cell>
              <table:table-cell office:value-type="float" office:value="0.00332407407407407">
                <text:p>0.00332407407407407</text:p>
              </table:table-cell>
              <table:table-cell office:value-type="float" office:value="425.7">
                <text:p>425.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33217592592593">
                <text:p>0.00333217592592593</text:p>
              </table:table-cell>
              <table:table-cell office:value-type="float" office:value="417.2">
                <text:p>417.2</text:p>
              </table:table-cell>
              <table:table-cell office:value-type="float" office:value="0.00427314814814815">
                <text:p>0.00427314814814815</text:p>
              </table:table-cell>
              <table:table-cell office:value-type="float" office:value="443.1">
                <text:p>443.1</text:p>
              </table:table-cell>
              <table:table-cell office:value-type="float" office:value="0.00333564814814815">
                <text:p>0.00333564814814815</text:p>
              </table:table-cell>
              <table:table-cell office:value-type="float" office:value="423.5">
                <text:p>423.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34259259259259">
                <text:p>0.00334259259259259</text:p>
              </table:table-cell>
              <table:table-cell office:value-type="float" office:value="417.5">
                <text:p>417.5</text:p>
              </table:table-cell>
              <table:table-cell office:value-type="float" office:value="0.00428472222222222">
                <text:p>0.00428472222222222</text:p>
              </table:table-cell>
              <table:table-cell office:value-type="float" office:value="443.3">
                <text:p>443.3</text:p>
              </table:table-cell>
              <table:table-cell office:value-type="float" office:value="0.00334606481481481">
                <text:p>0.00334606481481481</text:p>
              </table:table-cell>
              <table:table-cell office:value-type="float" office:value="423.7">
                <text:p>423.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35416666666667">
                <text:p>0.00335416666666667</text:p>
              </table:table-cell>
              <table:table-cell office:value-type="float" office:value="417.8">
                <text:p>417.8</text:p>
              </table:table-cell>
              <table:table-cell office:value-type="float" office:value="0.0042962962962963">
                <text:p>0.0042962962962963</text:p>
              </table:table-cell>
              <table:table-cell office:value-type="float" office:value="442.5">
                <text:p>442.5</text:p>
              </table:table-cell>
              <table:table-cell office:value-type="float" office:value="0.00335763888888889">
                <text:p>0.00335763888888889</text:p>
              </table:table-cell>
              <table:table-cell office:value-type="float" office:value="424">
                <text:p>42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36458333333333">
                <text:p>0.00336458333333333</text:p>
              </table:table-cell>
              <table:table-cell office:value-type="float" office:value="418.1">
                <text:p>418.1</text:p>
              </table:table-cell>
              <table:table-cell office:value-type="float" office:value="0.00430902777777778">
                <text:p>0.00430902777777778</text:p>
              </table:table-cell>
              <table:table-cell office:value-type="float" office:value="441.7">
                <text:p>441.7</text:p>
              </table:table-cell>
              <table:table-cell office:value-type="float" office:value="0.00336805555555556">
                <text:p>0.00336805555555556</text:p>
              </table:table-cell>
              <table:table-cell office:value-type="float" office:value="424.2">
                <text:p>424.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37615740740741">
                <text:p>0.00337615740740741</text:p>
              </table:table-cell>
              <table:table-cell office:value-type="float" office:value="418.5">
                <text:p>418.5</text:p>
              </table:table-cell>
              <table:table-cell office:value-type="float" office:value="0.00432060185185185">
                <text:p>0.00432060185185185</text:p>
              </table:table-cell>
              <table:table-cell office:value-type="float" office:value="442.9">
                <text:p>442.9</text:p>
              </table:table-cell>
              <table:table-cell office:value-type="float" office:value="0.00337962962962963">
                <text:p>0.00337962962962963</text:p>
              </table:table-cell>
              <table:table-cell office:value-type="float" office:value="424.7">
                <text:p>424.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38657407407407">
                <text:p>0.00338657407407407</text:p>
              </table:table-cell>
              <table:table-cell office:value-type="float" office:value="419">
                <text:p>419</text:p>
              </table:table-cell>
              <table:table-cell office:value-type="float" office:value="0.00433217592592593">
                <text:p>0.00433217592592593</text:p>
              </table:table-cell>
              <table:table-cell office:value-type="float" office:value="443">
                <text:p>443</text:p>
              </table:table-cell>
              <table:table-cell office:value-type="float" office:value="0.0033900462962963">
                <text:p>0.0033900462962963</text:p>
              </table:table-cell>
              <table:table-cell office:value-type="float" office:value="423.7">
                <text:p>423.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39814814814815">
                <text:p>0.00339814814814815</text:p>
              </table:table-cell>
              <table:table-cell office:value-type="float" office:value="419.4">
                <text:p>419.4</text:p>
              </table:table-cell>
              <table:table-cell office:value-type="float" office:value="0.00434375">
                <text:p>0.00434375</text:p>
              </table:table-cell>
              <table:table-cell office:value-type="float" office:value="442.8">
                <text:p>442.8</text:p>
              </table:table-cell>
              <table:table-cell office:value-type="float" office:value="0.00340162037037037">
                <text:p>0.00340162037037037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40856481481481">
                <text:p>0.00340856481481481</text:p>
              </table:table-cell>
              <table:table-cell office:value-type="float" office:value="419.6">
                <text:p>419.6</text:p>
              </table:table-cell>
              <table:table-cell office:value-type="float" office:value="0.00435532407407407">
                <text:p>0.00435532407407407</text:p>
              </table:table-cell>
              <table:table-cell office:value-type="float" office:value="442.4">
                <text:p>442.4</text:p>
              </table:table-cell>
              <table:table-cell office:value-type="float" office:value="0.00341203703703704">
                <text:p>0.00341203703703704</text:p>
              </table:table-cell>
              <table:table-cell office:value-type="float" office:value="420.3">
                <text:p>420.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42013888888889">
                <text:p>0.00342013888888889</text:p>
              </table:table-cell>
              <table:table-cell office:value-type="float" office:value="420">
                <text:p>420</text:p>
              </table:table-cell>
              <table:table-cell office:value-type="float" office:value="0.00436689814814815">
                <text:p>0.00436689814814815</text:p>
              </table:table-cell>
              <table:table-cell office:value-type="float" office:value="442.4">
                <text:p>442.4</text:p>
              </table:table-cell>
              <table:table-cell office:value-type="float" office:value="0.00342361111111111">
                <text:p>0.00342361111111111</text:p>
              </table:table-cell>
              <table:table-cell office:value-type="float" office:value="419.7">
                <text:p>419.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43055555555556">
                <text:p>0.00343055555555556</text:p>
              </table:table-cell>
              <table:table-cell office:value-type="float" office:value="420.4">
                <text:p>420.4</text:p>
              </table:table-cell>
              <table:table-cell office:value-type="float" office:value="0.00437847222222222">
                <text:p>0.00437847222222222</text:p>
              </table:table-cell>
              <table:table-cell office:value-type="float" office:value="442.6">
                <text:p>442.6</text:p>
              </table:table-cell>
              <table:table-cell office:value-type="float" office:value="0.00343518518518519">
                <text:p>0.00343518518518519</text:p>
              </table:table-cell>
              <table:table-cell office:value-type="float" office:value="420.3">
                <text:p>420.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44212962962963">
                <text:p>0.00344212962962963</text:p>
              </table:table-cell>
              <table:table-cell office:value-type="float" office:value="420.9">
                <text:p>420.9</text:p>
              </table:table-cell>
              <table:table-cell office:value-type="float" office:value="0.0043900462962963">
                <text:p>0.0043900462962963</text:p>
              </table:table-cell>
              <table:table-cell office:value-type="float" office:value="442.5">
                <text:p>442.5</text:p>
              </table:table-cell>
              <table:table-cell office:value-type="float" office:value="0.00344560185185185">
                <text:p>0.00344560185185185</text:p>
              </table:table-cell>
              <table:table-cell office:value-type="float" office:value="423.5">
                <text:p>423.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4525462962963">
                <text:p>0.0034525462962963</text:p>
              </table:table-cell>
              <table:table-cell office:value-type="float" office:value="421.6">
                <text:p>421.6</text:p>
              </table:table-cell>
              <table:table-cell office:value-type="float" office:value="0.00440162037037037">
                <text:p>0.00440162037037037</text:p>
              </table:table-cell>
              <table:table-cell office:value-type="float" office:value="442.9">
                <text:p>442.9</text:p>
              </table:table-cell>
              <table:table-cell office:value-type="float" office:value="0.00345717592592593">
                <text:p>0.00345717592592593</text:p>
              </table:table-cell>
              <table:table-cell office:value-type="float" office:value="423.9">
                <text:p>423.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46412037037037">
                <text:p>0.00346412037037037</text:p>
              </table:table-cell>
              <table:table-cell office:value-type="float" office:value="421.7">
                <text:p>421.7</text:p>
              </table:table-cell>
              <table:table-cell office:value-type="float" office:value="0.00441319444444444">
                <text:p>0.00441319444444444</text:p>
              </table:table-cell>
              <table:table-cell office:value-type="float" office:value="444">
                <text:p>444</text:p>
              </table:table-cell>
              <table:table-cell office:value-type="float" office:value="0.00346759259259259">
                <text:p>0.00346759259259259</text:p>
              </table:table-cell>
              <table:table-cell office:value-type="float" office:value="424.5">
                <text:p>424.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47453703703704">
                <text:p>0.00347453703703704</text:p>
              </table:table-cell>
              <table:table-cell office:value-type="float" office:value="422">
                <text:p>422</text:p>
              </table:table-cell>
              <table:table-cell office:value-type="float" office:value="0.00442476851851852">
                <text:p>0.00442476851851852</text:p>
              </table:table-cell>
              <table:table-cell office:value-type="float" office:value="445.2">
                <text:p>445.2</text:p>
              </table:table-cell>
              <table:table-cell office:value-type="float" office:value="0.00347916666666667">
                <text:p>0.00347916666666667</text:p>
              </table:table-cell>
              <table:table-cell office:value-type="float" office:value="425.2">
                <text:p>425.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48611111111111">
                <text:p>0.00348611111111111</text:p>
              </table:table-cell>
              <table:table-cell office:value-type="float" office:value="422.1">
                <text:p>422.1</text:p>
              </table:table-cell>
              <table:table-cell office:value-type="float" office:value="0.00443634259259259">
                <text:p>0.00443634259259259</text:p>
              </table:table-cell>
              <table:table-cell office:value-type="float" office:value="444.4">
                <text:p>444.4</text:p>
              </table:table-cell>
              <table:table-cell office:value-type="float" office:value="0.00348958333333333">
                <text:p>0.00348958333333333</text:p>
              </table:table-cell>
              <table:table-cell office:value-type="float" office:value="425.3">
                <text:p>425.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49652777777778">
                <text:p>0.00349652777777778</text:p>
              </table:table-cell>
              <table:table-cell office:value-type="float" office:value="421.8">
                <text:p>421.8</text:p>
              </table:table-cell>
              <table:table-cell office:value-type="float" office:value="0.00444791666666667">
                <text:p>0.00444791666666667</text:p>
              </table:table-cell>
              <table:table-cell office:value-type="float" office:value="444.7">
                <text:p>444.7</text:p>
              </table:table-cell>
              <table:table-cell office:value-type="float" office:value="0.00350115740740741">
                <text:p>0.00350115740740741</text:p>
              </table:table-cell>
              <table:table-cell office:value-type="float" office:value="427">
                <text:p>42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50810185185185">
                <text:p>0.00350810185185185</text:p>
              </table:table-cell>
              <table:table-cell office:value-type="float" office:value="422.1">
                <text:p>422.1</text:p>
              </table:table-cell>
              <table:table-cell office:value-type="float" office:value="0.00445949074074074">
                <text:p>0.00445949074074074</text:p>
              </table:table-cell>
              <table:table-cell office:value-type="float" office:value="445.7">
                <text:p>445.7</text:p>
              </table:table-cell>
              <table:table-cell office:value-type="float" office:value="0.00351157407407407">
                <text:p>0.00351157407407407</text:p>
              </table:table-cell>
              <table:table-cell office:value-type="float" office:value="429.2">
                <text:p>429.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51851851851852">
                <text:p>0.00351851851851852</text:p>
              </table:table-cell>
              <table:table-cell office:value-type="float" office:value="422.4">
                <text:p>422.4</text:p>
              </table:table-cell>
              <table:table-cell office:value-type="float" office:value="0.00447106481481482">
                <text:p>0.00447106481481482</text:p>
              </table:table-cell>
              <table:table-cell office:value-type="float" office:value="446">
                <text:p>446</text:p>
              </table:table-cell>
              <table:table-cell office:value-type="float" office:value="0.00352314814814815">
                <text:p>0.00352314814814815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53009259259259">
                <text:p>0.00353009259259259</text:p>
              </table:table-cell>
              <table:table-cell office:value-type="float" office:value="422.5">
                <text:p>422.5</text:p>
              </table:table-cell>
              <table:table-cell office:value-type="float" office:value="0.00448263888888889">
                <text:p>0.00448263888888889</text:p>
              </table:table-cell>
              <table:table-cell office:value-type="float" office:value="444.8">
                <text:p>444.8</text:p>
              </table:table-cell>
              <table:table-cell office:value-type="float" office:value="0.00353356481481481">
                <text:p>0.00353356481481481</text:p>
              </table:table-cell>
              <table:table-cell office:value-type="float" office:value="430.1">
                <text:p>430.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54050925925926">
                <text:p>0.00354050925925926</text:p>
              </table:table-cell>
              <table:table-cell office:value-type="float" office:value="423.2">
                <text:p>423.2</text:p>
              </table:table-cell>
              <table:table-cell office:value-type="float" office:value="0.00449421296296296">
                <text:p>0.00449421296296296</text:p>
              </table:table-cell>
              <table:table-cell office:value-type="float" office:value="442">
                <text:p>442</text:p>
              </table:table-cell>
              <table:table-cell office:value-type="float" office:value="0.00354513888888889">
                <text:p>0.00354513888888889</text:p>
              </table:table-cell>
              <table:table-cell office:value-type="float" office:value="430.5">
                <text:p>430.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55208333333333">
                <text:p>0.00355208333333333</text:p>
              </table:table-cell>
              <table:table-cell office:value-type="float" office:value="423.4">
                <text:p>423.4</text:p>
              </table:table-cell>
              <table:table-cell office:value-type="float" office:value="0.00450578703703704">
                <text:p>0.00450578703703704</text:p>
              </table:table-cell>
              <table:table-cell office:value-type="float" office:value="438.5">
                <text:p>438.5</text:p>
              </table:table-cell>
              <table:table-cell office:value-type="float" office:value="0.00355555555555556">
                <text:p>0.00355555555555556</text:p>
              </table:table-cell>
              <table:table-cell office:value-type="float" office:value="430.9">
                <text:p>430.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5625">
                <text:p>0.0035625</text:p>
              </table:table-cell>
              <table:table-cell office:value-type="float" office:value="423.9">
                <text:p>423.9</text:p>
              </table:table-cell>
              <table:table-cell office:value-type="float" office:value="0.00451736111111111">
                <text:p>0.00451736111111111</text:p>
              </table:table-cell>
              <table:table-cell office:value-type="float" office:value="434.3">
                <text:p>434.3</text:p>
              </table:table-cell>
              <table:table-cell office:value-type="float" office:value="0.00356712962962963">
                <text:p>0.00356712962962963</text:p>
              </table:table-cell>
              <table:table-cell office:value-type="float" office:value="431.5">
                <text:p>431.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57407407407407">
                <text:p>0.00357407407407407</text:p>
              </table:table-cell>
              <table:table-cell office:value-type="float" office:value="424.4">
                <text:p>424.4</text:p>
              </table:table-cell>
              <table:table-cell office:value-type="float" office:value="0.00452893518518519">
                <text:p>0.00452893518518519</text:p>
              </table:table-cell>
              <table:table-cell office:value-type="float" office:value="428.9">
                <text:p>428.9</text:p>
              </table:table-cell>
              <table:table-cell office:value-type="float" office:value="0.0035775462962963">
                <text:p>0.0035775462962963</text:p>
              </table:table-cell>
              <table:table-cell office:value-type="float" office:value="431.9">
                <text:p>431.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58449074074074">
                <text:p>0.00358449074074074</text:p>
              </table:table-cell>
              <table:table-cell office:value-type="float" office:value="424.7">
                <text:p>424.7</text:p>
              </table:table-cell>
              <table:table-cell office:value-type="float" office:value="0.00454050925925926">
                <text:p>0.00454050925925926</text:p>
              </table:table-cell>
              <table:table-cell office:value-type="float" office:value="422.5">
                <text:p>422.5</text:p>
              </table:table-cell>
              <table:table-cell office:value-type="float" office:value="0.00358912037037037">
                <text:p>0.00358912037037037</text:p>
              </table:table-cell>
              <table:table-cell office:value-type="float" office:value="431.7">
                <text:p>431.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59606481481481">
                <text:p>0.00359606481481481</text:p>
              </table:table-cell>
              <table:table-cell office:value-type="float" office:value="424.9">
                <text:p>424.9</text:p>
              </table:table-cell>
              <table:table-cell office:value-type="float" office:value="0.00455208333333333">
                <text:p>0.00455208333333333</text:p>
              </table:table-cell>
              <table:table-cell office:value-type="float" office:value="415.7">
                <text:p>415.7</text:p>
              </table:table-cell>
              <table:table-cell office:value-type="float" office:value="0.00360069444444444">
                <text:p>0.00360069444444444</text:p>
              </table:table-cell>
              <table:table-cell office:value-type="float" office:value="432.2">
                <text:p>432.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60648148148148">
                <text:p>0.00360648148148148</text:p>
              </table:table-cell>
              <table:table-cell office:value-type="float" office:value="425.3">
                <text:p>425.3</text:p>
              </table:table-cell>
              <table:table-cell office:value-type="float" office:value="0.00456365740740741">
                <text:p>0.00456365740740741</text:p>
              </table:table-cell>
              <table:table-cell office:value-type="float" office:value="408.2">
                <text:p>408.2</text:p>
              </table:table-cell>
              <table:table-cell office:value-type="float" office:value="0.00361111111111111">
                <text:p>0.00361111111111111</text:p>
              </table:table-cell>
              <table:table-cell office:value-type="float" office:value="432.4">
                <text:p>432.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61805555555556">
                <text:p>0.00361805555555556</text:p>
              </table:table-cell>
              <table:table-cell office:value-type="float" office:value="425.3">
                <text:p>425.3</text:p>
              </table:table-cell>
              <table:table-cell office:value-type="float" office:value="0.00457523148148148">
                <text:p>0.00457523148148148</text:p>
              </table:table-cell>
              <table:table-cell office:value-type="float" office:value="400">
                <text:p>400</text:p>
              </table:table-cell>
              <table:table-cell office:value-type="float" office:value="0.00362268518518519">
                <text:p>0.00362268518518519</text:p>
              </table:table-cell>
              <table:table-cell office:value-type="float" office:value="432.9">
                <text:p>432.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62847222222222">
                <text:p>0.00362847222222222</text:p>
              </table:table-cell>
              <table:table-cell office:value-type="float" office:value="425.8">
                <text:p>425.8</text:p>
              </table:table-cell>
              <table:table-cell office:value-type="float" office:value="0.00458680555555556">
                <text:p>0.00458680555555556</text:p>
              </table:table-cell>
              <table:table-cell office:value-type="float" office:value="392.1">
                <text:p>392.1</text:p>
              </table:table-cell>
              <table:table-cell office:value-type="float" office:value="0.00363310185185185">
                <text:p>0.00363310185185185</text:p>
              </table:table-cell>
              <table:table-cell office:value-type="float" office:value="435.7">
                <text:p>435.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6400462962963">
                <text:p>0.0036400462962963</text:p>
              </table:table-cell>
              <table:table-cell office:value-type="float" office:value="426.4">
                <text:p>426.4</text:p>
              </table:table-cell>
              <table:table-cell office:value-type="float" office:value="0.00459837962962963">
                <text:p>0.00459837962962963</text:p>
              </table:table-cell>
              <table:table-cell office:value-type="float" office:value="384.6">
                <text:p>384.6</text:p>
              </table:table-cell>
              <table:table-cell office:value-type="float" office:value="0.00364467592592593">
                <text:p>0.00364467592592593</text:p>
              </table:table-cell>
              <table:table-cell office:value-type="float" office:value="435.8">
                <text:p>435.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65162037037037">
                <text:p>0.00365162037037037</text:p>
              </table:table-cell>
              <table:table-cell office:value-type="float" office:value="427.1">
                <text:p>427.1</text:p>
              </table:table-cell>
              <table:table-cell office:value-type="float" office:value="0.0046099537037037">
                <text:p>0.0046099537037037</text:p>
              </table:table-cell>
              <table:table-cell office:value-type="float" office:value="378.1">
                <text:p>378.1</text:p>
              </table:table-cell>
              <table:table-cell office:value-type="float" office:value="0.00365509259259259">
                <text:p>0.00365509259259259</text:p>
              </table:table-cell>
              <table:table-cell office:value-type="float" office:value="436.3">
                <text:p>436.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66203703703704">
                <text:p>0.00366203703703704</text:p>
              </table:table-cell>
              <table:table-cell office:value-type="float" office:value="428">
                <text:p>428</text:p>
              </table:table-cell>
              <table:table-cell office:value-type="float" office:value="0.00462152777777778">
                <text:p>0.00462152777777778</text:p>
              </table:table-cell>
              <table:table-cell office:value-type="float" office:value="371.5">
                <text:p>371.5</text:p>
              </table:table-cell>
              <table:table-cell office:value-type="float" office:value="0.00366666666666667">
                <text:p>0.00366666666666667</text:p>
              </table:table-cell>
              <table:table-cell office:value-type="float" office:value="436.5">
                <text:p>436.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67361111111111">
                <text:p>0.00367361111111111</text:p>
              </table:table-cell>
              <table:table-cell office:value-type="float" office:value="429">
                <text:p>429</text:p>
              </table:table-cell>
              <table:table-cell office:value-type="float" office:value="0.00463310185185185">
                <text:p>0.00463310185185185</text:p>
              </table:table-cell>
              <table:table-cell office:value-type="float" office:value="364.9">
                <text:p>364.9</text:p>
              </table:table-cell>
              <table:table-cell office:value-type="float" office:value="0.00367824074074074">
                <text:p>0.00367824074074074</text:p>
              </table:table-cell>
              <table:table-cell office:value-type="float" office:value="436.8">
                <text:p>436.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68402777777778">
                <text:p>0.00368402777777778</text:p>
              </table:table-cell>
              <table:table-cell office:value-type="float" office:value="429.6">
                <text:p>429.6</text:p>
              </table:table-cell>
              <table:table-cell office:value-type="float" office:value="0.00464467592592593">
                <text:p>0.00464467592592593</text:p>
              </table:table-cell>
              <table:table-cell office:value-type="float" office:value="359.3">
                <text:p>359.3</text:p>
              </table:table-cell>
              <table:table-cell office:value-type="float" office:value="0.00368865740740741">
                <text:p>0.00368865740740741</text:p>
              </table:table-cell>
              <table:table-cell office:value-type="float" office:value="436.8">
                <text:p>436.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69560185185185">
                <text:p>0.00369560185185185</text:p>
              </table:table-cell>
              <table:table-cell office:value-type="float" office:value="430.1">
                <text:p>430.1</text:p>
              </table:table-cell>
              <table:table-cell office:value-type="float" office:value="0.00465625">
                <text:p>0.00465625</text:p>
              </table:table-cell>
              <table:table-cell office:value-type="float" office:value="354.4">
                <text:p>354.4</text:p>
              </table:table-cell>
              <table:table-cell office:value-type="float" office:value="0.00370023148148148">
                <text:p>0.00370023148148148</text:p>
              </table:table-cell>
              <table:table-cell office:value-type="float" office:value="437.1">
                <text:p>437.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70601851851852">
                <text:p>0.00370601851851852</text:p>
              </table:table-cell>
              <table:table-cell office:value-type="float" office:value="430.3">
                <text:p>430.3</text:p>
              </table:table-cell>
              <table:table-cell office:value-type="float" office:value="0.00466782407407407">
                <text:p>0.00466782407407407</text:p>
              </table:table-cell>
              <table:table-cell office:value-type="float" office:value="341">
                <text:p>341</text:p>
              </table:table-cell>
              <table:table-cell office:value-type="float" office:value="0.00371180555555556">
                <text:p>0.00371180555555556</text:p>
              </table:table-cell>
              <table:table-cell office:value-type="float" office:value="437.8">
                <text:p>437.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71759259259259">
                <text:p>0.00371759259259259</text:p>
              </table:table-cell>
              <table:table-cell office:value-type="float" office:value="430.6">
                <text:p>430.6</text:p>
              </table:table-cell>
              <table:table-cell office:value-type="float" office:value="0.00467939814814815">
                <text:p>0.00467939814814815</text:p>
              </table:table-cell>
              <table:table-cell office:value-type="float" office:value="335.8">
                <text:p>335.8</text:p>
              </table:table-cell>
              <table:table-cell office:value-type="float" office:value="0.00372222222222222">
                <text:p>0.00372222222222222</text:p>
              </table:table-cell>
              <table:table-cell office:value-type="float" office:value="438.3">
                <text:p>438.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72800925925926">
                <text:p>0.00372800925925926</text:p>
              </table:table-cell>
              <table:table-cell office:value-type="float" office:value="431.1">
                <text:p>431.1</text:p>
              </table:table-cell>
              <table:table-cell office:value-type="float" office:value="0.00469097222222222">
                <text:p>0.00469097222222222</text:p>
              </table:table-cell>
              <table:table-cell office:value-type="float" office:value="330.8">
                <text:p>330.8</text:p>
              </table:table-cell>
              <table:table-cell office:value-type="float" office:value="0.0037337962962963">
                <text:p>0.0037337962962963</text:p>
              </table:table-cell>
              <table:table-cell office:value-type="float" office:value="438.6">
                <text:p>438.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73958333333333">
                <text:p>0.00373958333333333</text:p>
              </table:table-cell>
              <table:table-cell office:value-type="float" office:value="431.6">
                <text:p>431.6</text:p>
              </table:table-cell>
              <table:table-cell office:value-type="float" office:value="0.0047025462962963">
                <text:p>0.0047025462962963</text:p>
              </table:table-cell>
              <table:table-cell office:value-type="float" office:value="325.9">
                <text:p>325.9</text:p>
              </table:table-cell>
              <table:table-cell office:value-type="float" office:value="0.00374421296296296">
                <text:p>0.00374421296296296</text:p>
              </table:table-cell>
              <table:table-cell office:value-type="float" office:value="438.8">
                <text:p>438.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75">
                <text:p>0.00375</text:p>
              </table:table-cell>
              <table:table-cell office:value-type="float" office:value="432">
                <text:p>432</text:p>
              </table:table-cell>
              <table:table-cell office:value-type="float" office:value="0.00471412037037037">
                <text:p>0.00471412037037037</text:p>
              </table:table-cell>
              <table:table-cell office:value-type="float" office:value="321.4">
                <text:p>321.4</text:p>
              </table:table-cell>
              <table:table-cell office:value-type="float" office:value="0.00375578703703704">
                <text:p>0.00375578703703704</text:p>
              </table:table-cell>
              <table:table-cell office:value-type="float" office:value="438.9">
                <text:p>438.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76157407407407">
                <text:p>0.00376157407407407</text:p>
              </table:table-cell>
              <table:table-cell office:value-type="float" office:value="432.4">
                <text:p>432.4</text:p>
              </table:table-cell>
              <table:table-cell office:value-type="float" office:value="0.00472569444444444">
                <text:p>0.00472569444444444</text:p>
              </table:table-cell>
              <table:table-cell office:value-type="float" office:value="317.3">
                <text:p>317.3</text:p>
              </table:table-cell>
              <table:table-cell office:value-type="float" office:value="0.0037662037037037">
                <text:p>0.0037662037037037</text:p>
              </table:table-cell>
              <table:table-cell office:value-type="float" office:value="439.2">
                <text:p>439.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77199074074074">
                <text:p>0.00377199074074074</text:p>
              </table:table-cell>
              <table:table-cell office:value-type="float" office:value="432.8">
                <text:p>432.8</text:p>
              </table:table-cell>
              <table:table-cell office:value-type="float" office:value="0.00473726851851852">
                <text:p>0.00473726851851852</text:p>
              </table:table-cell>
              <table:table-cell office:value-type="float" office:value="313.5">
                <text:p>313.5</text:p>
              </table:table-cell>
              <table:table-cell office:value-type="float" office:value="0.00377777777777778">
                <text:p>0.00377777777777778</text:p>
              </table:table-cell>
              <table:table-cell office:value-type="float" office:value="439.7">
                <text:p>439.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78356481481481">
                <text:p>0.00378356481481481</text:p>
              </table:table-cell>
              <table:table-cell office:value-type="float" office:value="433.2">
                <text:p>433.2</text:p>
              </table:table-cell>
              <table:table-cell office:value-type="float" office:value="0.00474884259259259">
                <text:p>0.00474884259259259</text:p>
              </table:table-cell>
              <table:table-cell office:value-type="float" office:value="310.1">
                <text:p>310.1</text:p>
              </table:table-cell>
              <table:table-cell office:value-type="float" office:value="0.00378819444444444">
                <text:p>0.00378819444444444</text:p>
              </table:table-cell>
              <table:table-cell office:value-type="float" office:value="440.2">
                <text:p>440.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79398148148148">
                <text:p>0.00379398148148148</text:p>
              </table:table-cell>
              <table:table-cell office:value-type="float" office:value="433.7">
                <text:p>433.7</text:p>
              </table:table-cell>
              <table:table-cell office:value-type="float" office:value="0.00476041666666667">
                <text:p>0.00476041666666667</text:p>
              </table:table-cell>
              <table:table-cell office:value-type="float" office:value="306.2">
                <text:p>306.2</text:p>
              </table:table-cell>
              <table:table-cell office:value-type="float" office:value="0.00380092592592593">
                <text:p>0.00380092592592593</text:p>
              </table:table-cell>
              <table:table-cell office:value-type="float" office:value="441.1">
                <text:p>441.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80555555555556">
                <text:p>0.00380555555555556</text:p>
              </table:table-cell>
              <table:table-cell office:value-type="float" office:value="433.9">
                <text:p>433.9</text:p>
              </table:table-cell>
              <table:table-cell office:value-type="float" office:value="0.00477199074074074">
                <text:p>0.00477199074074074</text:p>
              </table:table-cell>
              <table:table-cell office:value-type="float" office:value="302.5">
                <text:p>302.5</text:p>
              </table:table-cell>
              <table:table-cell office:value-type="float" office:value="0.00381134259259259">
                <text:p>0.00381134259259259</text:p>
              </table:table-cell>
              <table:table-cell office:value-type="float" office:value="441.6">
                <text:p>441.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81597222222222">
                <text:p>0.00381597222222222</text:p>
              </table:table-cell>
              <table:table-cell office:value-type="float" office:value="434.2">
                <text:p>434.2</text:p>
              </table:table-cell>
              <table:table-cell office:value-type="float" office:value="0.00478356481481482">
                <text:p>0.00478356481481482</text:p>
              </table:table-cell>
              <table:table-cell office:value-type="float" office:value="307.7">
                <text:p>307.7</text:p>
              </table:table-cell>
              <table:table-cell office:value-type="float" office:value="0.00382291666666667">
                <text:p>0.00382291666666667</text:p>
              </table:table-cell>
              <table:table-cell office:value-type="float" office:value="441.5">
                <text:p>441.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8275462962963">
                <text:p>0.0038275462962963</text:p>
              </table:table-cell>
              <table:table-cell office:value-type="float" office:value="434.4">
                <text:p>434.4</text:p>
              </table:table-cell>
              <table:table-cell office:value-type="float" office:value="0.00479513888888889">
                <text:p>0.00479513888888889</text:p>
              </table:table-cell>
              <table:table-cell office:value-type="float" office:value="304.7">
                <text:p>304.7</text:p>
              </table:table-cell>
              <table:table-cell office:value-type="float" office:value="0.00383333333333333">
                <text:p>0.00383333333333333</text:p>
              </table:table-cell>
              <table:table-cell office:value-type="float" office:value="441.8">
                <text:p>441.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83796296296296">
                <text:p>0.00383796296296296</text:p>
              </table:table-cell>
              <table:table-cell office:value-type="float" office:value="434.2">
                <text:p>434.2</text:p>
              </table:table-cell>
              <table:table-cell office:value-type="float" office:value="0.00480787037037037">
                <text:p>0.00480787037037037</text:p>
              </table:table-cell>
              <table:table-cell office:value-type="float" office:value="302">
                <text:p>302</text:p>
              </table:table-cell>
              <table:table-cell office:value-type="float" office:value="0.00384490740740741">
                <text:p>0.00384490740740741</text:p>
              </table:table-cell>
              <table:table-cell office:value-type="float" office:value="442.4">
                <text:p>442.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84953703703704">
                <text:p>0.00384953703703704</text:p>
              </table:table-cell>
              <table:table-cell office:value-type="float" office:value="434.7">
                <text:p>434.7</text:p>
              </table:table-cell>
              <table:table-cell office:value-type="float" office:value="0.00481944444444444">
                <text:p>0.00481944444444444</text:p>
              </table:table-cell>
              <table:table-cell office:value-type="float" office:value="299.1">
                <text:p>299.1</text:p>
              </table:table-cell>
              <table:table-cell office:value-type="float" office:value="0.00385532407407407">
                <text:p>0.00385532407407407</text:p>
              </table:table-cell>
              <table:table-cell office:value-type="float" office:value="442.9">
                <text:p>442.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8599537037037">
                <text:p>0.0038599537037037</text:p>
              </table:table-cell>
              <table:table-cell office:value-type="float" office:value="435.2">
                <text:p>435.2</text:p>
              </table:table-cell>
              <table:table-cell office:value-type="float" office:value="0.00483101851851852">
                <text:p>0.00483101851851852</text:p>
              </table:table-cell>
              <table:table-cell office:value-type="float" office:value="296.6">
                <text:p>296.6</text:p>
              </table:table-cell>
              <table:table-cell office:value-type="float" office:value="0.00386689814814815">
                <text:p>0.00386689814814815</text:p>
              </table:table-cell>
              <table:table-cell office:value-type="float" office:value="443.8">
                <text:p>443.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87152777777778">
                <text:p>0.00387152777777778</text:p>
              </table:table-cell>
              <table:table-cell office:value-type="float" office:value="435.7">
                <text:p>435.7</text:p>
              </table:table-cell>
              <table:table-cell office:value-type="float" office:value="0.00484259259259259">
                <text:p>0.00484259259259259</text:p>
              </table:table-cell>
              <table:table-cell office:value-type="float" office:value="293.7">
                <text:p>293.7</text:p>
              </table:table-cell>
              <table:table-cell office:value-type="float" office:value="0.00387731481481481">
                <text:p>0.00387731481481481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88310185185185">
                <text:p>0.00388310185185185</text:p>
              </table:table-cell>
              <table:table-cell office:value-type="float" office:value="436.2">
                <text:p>436.2</text:p>
              </table:table-cell>
              <table:table-cell office:value-type="float" office:value="0.00485416666666667">
                <text:p>0.00485416666666667</text:p>
              </table:table-cell>
              <table:table-cell office:value-type="float" office:value="291.7">
                <text:p>291.7</text:p>
              </table:table-cell>
              <table:table-cell office:value-type="float" office:value="0.00388888888888889">
                <text:p>0.00388888888888889</text:p>
              </table:table-cell>
              <table:table-cell office:value-type="float" office:value="444.1">
                <text:p>444.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89351851851852">
                <text:p>0.00389351851851852</text:p>
              </table:table-cell>
              <table:table-cell office:value-type="float" office:value="436.7">
                <text:p>436.7</text:p>
              </table:table-cell>
              <table:table-cell office:value-type="float" office:value="0.00486574074074074">
                <text:p>0.00486574074074074</text:p>
              </table:table-cell>
              <table:table-cell office:value-type="float" office:value="289.2">
                <text:p>289.2</text:p>
              </table:table-cell>
              <table:table-cell office:value-type="float" office:value="0.00389930555555556">
                <text:p>0.00389930555555556</text:p>
              </table:table-cell>
              <table:table-cell office:value-type="float" office:value="442.4">
                <text:p>442.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90509259259259">
                <text:p>0.00390509259259259</text:p>
              </table:table-cell>
              <table:table-cell office:value-type="float" office:value="437.1">
                <text:p>437.1</text:p>
              </table:table-cell>
              <table:table-cell office:value-type="float" office:value="0.00487731481481482">
                <text:p>0.00487731481481482</text:p>
              </table:table-cell>
              <table:table-cell office:value-type="float" office:value="286.6">
                <text:p>286.6</text:p>
              </table:table-cell>
              <table:table-cell office:value-type="float" office:value="0.00391087962962963">
                <text:p>0.00391087962962963</text:p>
              </table:table-cell>
              <table:table-cell office:value-type="float" office:value="442.2">
                <text:p>442.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91550925925926">
                <text:p>0.00391550925925926</text:p>
              </table:table-cell>
              <table:table-cell office:value-type="float" office:value="437.6">
                <text:p>437.6</text:p>
              </table:table-cell>
              <table:table-cell office:value-type="float" office:value="0.00488888888888889">
                <text:p>0.00488888888888889</text:p>
              </table:table-cell>
              <table:table-cell office:value-type="float" office:value="284.1">
                <text:p>284.1</text:p>
              </table:table-cell>
              <table:table-cell office:value-type="float" office:value="0.0039212962962963">
                <text:p>0.0039212962962963</text:p>
              </table:table-cell>
              <table:table-cell office:value-type="float" office:value="442.7">
                <text:p>442.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92708333333333">
                <text:p>0.00392708333333333</text:p>
              </table:table-cell>
              <table:table-cell office:value-type="float" office:value="437.8">
                <text:p>437.8</text:p>
              </table:table-cell>
              <table:table-cell office:value-type="float" office:value="0.00490046296296296">
                <text:p>0.00490046296296296</text:p>
              </table:table-cell>
              <table:table-cell office:value-type="float" office:value="281.4">
                <text:p>281.4</text:p>
              </table:table-cell>
              <table:table-cell office:value-type="float" office:value="0.00393287037037037">
                <text:p>0.00393287037037037</text:p>
              </table:table-cell>
              <table:table-cell office:value-type="float" office:value="442.9">
                <text:p>442.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9375">
                <text:p>0.0039375</text:p>
              </table:table-cell>
              <table:table-cell office:value-type="float" office:value="437.9">
                <text:p>437.9</text:p>
              </table:table-cell>
              <table:table-cell office:value-type="float" office:value="0.00491203703703704">
                <text:p>0.00491203703703704</text:p>
              </table:table-cell>
              <table:table-cell office:value-type="float" office:value="278.9">
                <text:p>278.9</text:p>
              </table:table-cell>
              <table:table-cell office:value-type="float" office:value="0.00394328703703704">
                <text:p>0.00394328703703704</text:p>
              </table:table-cell>
              <table:table-cell office:value-type="float" office:value="443.1">
                <text:p>443.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94907407407407">
                <text:p>0.00394907407407407</text:p>
              </table:table-cell>
              <table:table-cell office:value-type="float" office:value="438">
                <text:p>438</text:p>
              </table:table-cell>
              <table:table-cell office:value-type="float" office:value="0.00492361111111111">
                <text:p>0.00492361111111111</text:p>
              </table:table-cell>
              <table:table-cell office:value-type="float" office:value="276.3">
                <text:p>276.3</text:p>
              </table:table-cell>
              <table:table-cell office:value-type="float" office:value="0.00395486111111111">
                <text:p>0.00395486111111111</text:p>
              </table:table-cell>
              <table:table-cell office:value-type="float" office:value="443.3">
                <text:p>443.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95949074074074">
                <text:p>0.00395949074074074</text:p>
              </table:table-cell>
              <table:table-cell office:value-type="float" office:value="437.9">
                <text:p>437.9</text:p>
              </table:table-cell>
              <table:table-cell office:value-type="float" office:value="0.00493518518518519">
                <text:p>0.00493518518518519</text:p>
              </table:table-cell>
              <table:table-cell office:value-type="float" office:value="274.1">
                <text:p>274.1</text:p>
              </table:table-cell>
              <table:table-cell office:value-type="float" office:value="0.00396527777777778">
                <text:p>0.00396527777777778</text:p>
              </table:table-cell>
              <table:table-cell office:value-type="float" office:value="443.3">
                <text:p>443.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97106481481481">
                <text:p>0.00397106481481481</text:p>
              </table:table-cell>
              <table:table-cell office:value-type="float" office:value="438">
                <text:p>438</text:p>
              </table:table-cell>
              <table:table-cell office:value-type="float" office:value="0.00494675925925926">
                <text:p>0.00494675925925926</text:p>
              </table:table-cell>
              <table:table-cell office:value-type="float" office:value="271.8">
                <text:p>271.8</text:p>
              </table:table-cell>
              <table:table-cell office:value-type="float" office:value="0.00397685185185185">
                <text:p>0.00397685185185185</text:p>
              </table:table-cell>
              <table:table-cell office:value-type="float" office:value="443.3">
                <text:p>443.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98148148148148">
                <text:p>0.00398148148148148</text:p>
              </table:table-cell>
              <table:table-cell office:value-type="float" office:value="438.1">
                <text:p>438.1</text:p>
              </table:table-cell>
              <table:table-cell office:value-type="float" office:value="0.00495833333333333">
                <text:p>0.00495833333333333</text:p>
              </table:table-cell>
              <table:table-cell office:value-type="float" office:value="269.5">
                <text:p>269.5</text:p>
              </table:table-cell>
              <table:table-cell office:value-type="float" office:value="0.00398842592592593">
                <text:p>0.00398842592592593</text:p>
              </table:table-cell>
              <table:table-cell office:value-type="float" office:value="443.5">
                <text:p>443.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99305555555556">
                <text:p>0.00399305555555556</text:p>
              </table:table-cell>
              <table:table-cell office:value-type="float" office:value="438.2">
                <text:p>438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99884259259259">
                <text:p>0.00399884259259259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00347222222222">
                <text:p>0.00400347222222222</text:p>
              </table:table-cell>
              <table:table-cell office:value-type="float" office:value="438.4">
                <text:p>438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01041666666667">
                <text:p>0.00401041666666667</text:p>
              </table:table-cell>
              <table:table-cell office:value-type="float" office:value="446.1">
                <text:p>446.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0150462962963">
                <text:p>0.0040150462962963</text:p>
              </table:table-cell>
              <table:table-cell office:value-type="float" office:value="438.4">
                <text:p>438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02083333333333">
                <text:p>0.00402083333333333</text:p>
              </table:table-cell>
              <table:table-cell office:value-type="float" office:value="446.6">
                <text:p>446.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02546296296296">
                <text:p>0.00402546296296296</text:p>
              </table:table-cell>
              <table:table-cell office:value-type="float" office:value="438.5">
                <text:p>438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03240740740741">
                <text:p>0.00403240740740741</text:p>
              </table:table-cell>
              <table:table-cell office:value-type="float" office:value="446.9">
                <text:p>446.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03703703703704">
                <text:p>0.00403703703703704</text:p>
              </table:table-cell>
              <table:table-cell office:value-type="float" office:value="438.6">
                <text:p>438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04282407407407">
                <text:p>0.00404282407407407</text:p>
              </table:table-cell>
              <table:table-cell office:value-type="float" office:value="447.4">
                <text:p>447.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04861111111111">
                <text:p>0.00404861111111111</text:p>
              </table:table-cell>
              <table:table-cell office:value-type="float" office:value="438.7">
                <text:p>438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05439814814815">
                <text:p>0.00405439814814815</text:p>
              </table:table-cell>
              <table:table-cell office:value-type="float" office:value="447.3">
                <text:p>447.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05902777777778">
                <text:p>0.00405902777777778</text:p>
              </table:table-cell>
              <table:table-cell office:value-type="float" office:value="438.8">
                <text:p>438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06481481481481">
                <text:p>0.00406481481481481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07060185185185">
                <text:p>0.00407060185185185</text:p>
              </table:table-cell>
              <table:table-cell office:value-type="float" office:value="439">
                <text:p>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07638888888889">
                <text:p>0.00407638888888889</text:p>
              </table:table-cell>
              <table:table-cell office:value-type="float" office:value="447.3">
                <text:p>447.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08101851851852">
                <text:p>0.00408101851851852</text:p>
              </table:table-cell>
              <table:table-cell office:value-type="float" office:value="439.2">
                <text:p>439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08680555555556">
                <text:p>0.00408680555555556</text:p>
              </table:table-cell>
              <table:table-cell office:value-type="float" office:value="447.5">
                <text:p>447.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09259259259259">
                <text:p>0.00409259259259259</text:p>
              </table:table-cell>
              <table:table-cell office:value-type="float" office:value="439.7">
                <text:p>439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09837962962963">
                <text:p>0.00409837962962963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10300925925926">
                <text:p>0.00410300925925926</text:p>
              </table:table-cell>
              <table:table-cell office:value-type="float" office:value="440.1">
                <text:p>44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1087962962963">
                <text:p>0.0041087962962963</text:p>
              </table:table-cell>
              <table:table-cell office:value-type="float" office:value="448.2">
                <text:p>448.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11458333333333">
                <text:p>0.00411458333333333</text:p>
              </table:table-cell>
              <table:table-cell office:value-type="float" office:value="440.9">
                <text:p>44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12037037037037">
                <text:p>0.00412037037037037</text:p>
              </table:table-cell>
              <table:table-cell office:value-type="float" office:value="448.6">
                <text:p>448.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125">
                <text:p>0.004125</text:p>
              </table:table-cell>
              <table:table-cell office:value-type="float" office:value="441.8">
                <text:p>44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13194444444444">
                <text:p>0.00413194444444444</text:p>
              </table:table-cell>
              <table:table-cell office:value-type="float" office:value="448.7">
                <text:p>448.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13657407407407">
                <text:p>0.00413657407407407</text:p>
              </table:table-cell>
              <table:table-cell office:value-type="float" office:value="442.3">
                <text:p>442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14236111111111">
                <text:p>0.00414236111111111</text:p>
              </table:table-cell>
              <table:table-cell office:value-type="float" office:value="448.9">
                <text:p>448.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14699074074074">
                <text:p>0.00414699074074074</text:p>
              </table:table-cell>
              <table:table-cell office:value-type="float" office:value="443">
                <text:p>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15393518518519">
                <text:p>0.00415393518518519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15856481481482">
                <text:p>0.00415856481481482</text:p>
              </table:table-cell>
              <table:table-cell office:value-type="float" office:value="443.5">
                <text:p>44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16435185185185">
                <text:p>0.00416435185185185</text:p>
              </table:table-cell>
              <table:table-cell office:value-type="float" office:value="449.5">
                <text:p>449.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16898148148148">
                <text:p>0.00416898148148148</text:p>
              </table:table-cell>
              <table:table-cell office:value-type="float" office:value="444.6">
                <text:p>444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17592592592593">
                <text:p>0.00417592592592593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18055555555556">
                <text:p>0.00418055555555556</text:p>
              </table:table-cell>
              <table:table-cell office:value-type="float" office:value="445.4">
                <text:p>445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18634259259259">
                <text:p>0.00418634259259259</text:p>
              </table:table-cell>
              <table:table-cell office:value-type="float" office:value="450.4">
                <text:p>450.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19097222222222">
                <text:p>0.00419097222222222</text:p>
              </table:table-cell>
              <table:table-cell office:value-type="float" office:value="446.2">
                <text:p>446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19791666666667">
                <text:p>0.00419791666666667</text:p>
              </table:table-cell>
              <table:table-cell office:value-type="float" office:value="450.4">
                <text:p>450.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2025462962963">
                <text:p>0.0042025462962963</text:p>
              </table:table-cell>
              <table:table-cell office:value-type="float" office:value="447">
                <text:p>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20833333333333">
                <text:p>0.00420833333333333</text:p>
              </table:table-cell>
              <table:table-cell office:value-type="float" office:value="450.6">
                <text:p>450.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21412037037037">
                <text:p>0.00421412037037037</text:p>
              </table:table-cell>
              <table:table-cell office:value-type="float" office:value="447.9">
                <text:p>447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21990740740741">
                <text:p>0.00421990740740741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22453703703704">
                <text:p>0.00422453703703704</text:p>
              </table:table-cell>
              <table:table-cell office:value-type="float" office:value="448.7">
                <text:p>448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23032407407407">
                <text:p>0.00423032407407407</text:p>
              </table:table-cell>
              <table:table-cell office:value-type="float" office:value="451.1">
                <text:p>451.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23611111111111">
                <text:p>0.00423611111111111</text:p>
              </table:table-cell>
              <table:table-cell office:value-type="float" office:value="449.4">
                <text:p>449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24189814814815">
                <text:p>0.00424189814814815</text:p>
              </table:table-cell>
              <table:table-cell office:value-type="float" office:value="451.5">
                <text:p>451.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24652777777778">
                <text:p>0.00424652777777778</text:p>
              </table:table-cell>
              <table:table-cell office:value-type="float" office:value="450.4">
                <text:p>45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25231481481482">
                <text:p>0.00425231481481482</text:p>
              </table:table-cell>
              <table:table-cell office:value-type="float" office:value="451.4">
                <text:p>451.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25810185185185">
                <text:p>0.00425810185185185</text:p>
              </table:table-cell>
              <table:table-cell office:value-type="float" office:value="451.3">
                <text:p>451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26388888888889">
                <text:p>0.00426388888888889</text:p>
              </table:table-cell>
              <table:table-cell office:value-type="float" office:value="451.9">
                <text:p>451.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26851851851852">
                <text:p>0.00426851851851852</text:p>
              </table:table-cell>
              <table:table-cell office:value-type="float" office:value="452">
                <text:p>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27430555555556">
                <text:p>0.00427430555555556</text:p>
              </table:table-cell>
              <table:table-cell office:value-type="float" office:value="451.9">
                <text:p>451.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28009259259259">
                <text:p>0.00428009259259259</text:p>
              </table:table-cell>
              <table:table-cell office:value-type="float" office:value="451.8">
                <text:p>45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28587962962963">
                <text:p>0.00428587962962963</text:p>
              </table:table-cell>
              <table:table-cell office:value-type="float" office:value="452.3">
                <text:p>452.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29050925925926">
                <text:p>0.00429050925925926</text:p>
              </table:table-cell>
              <table:table-cell office:value-type="float" office:value="451.7">
                <text:p>451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2962962962963">
                <text:p>0.0042962962962963</text:p>
              </table:table-cell>
              <table:table-cell office:value-type="float" office:value="452.8">
                <text:p>452.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30208333333333">
                <text:p>0.00430208333333333</text:p>
              </table:table-cell>
              <table:table-cell office:value-type="float" office:value="451.8">
                <text:p>45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30787037037037">
                <text:p>0.00430787037037037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31365740740741">
                <text:p>0.00431365740740741</text:p>
              </table:table-cell>
              <table:table-cell office:value-type="float" office:value="451.8">
                <text:p>45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31828703703704">
                <text:p>0.00431828703703704</text:p>
              </table:table-cell>
              <table:table-cell office:value-type="float" office:value="453.2">
                <text:p>453.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32407407407407">
                <text:p>0.00432407407407407</text:p>
              </table:table-cell>
              <table:table-cell office:value-type="float" office:value="451.7">
                <text:p>451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32986111111111">
                <text:p>0.00432986111111111</text:p>
              </table:table-cell>
              <table:table-cell office:value-type="float" office:value="453.2">
                <text:p>453.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33564814814815">
                <text:p>0.00433564814814815</text:p>
              </table:table-cell>
              <table:table-cell office:value-type="float" office:value="451">
                <text:p>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34027777777778">
                <text:p>0.00434027777777778</text:p>
              </table:table-cell>
              <table:table-cell office:value-type="float" office:value="453.5">
                <text:p>453.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34606481481482">
                <text:p>0.00434606481481482</text:p>
              </table:table-cell>
              <table:table-cell office:value-type="float" office:value="450.3">
                <text:p>45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35185185185185">
                <text:p>0.00435185185185185</text:p>
              </table:table-cell>
              <table:table-cell office:value-type="float" office:value="453.7">
                <text:p>453.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35763888888889">
                <text:p>0.00435763888888889</text:p>
              </table:table-cell>
              <table:table-cell office:value-type="float" office:value="449.6">
                <text:p>449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36226851851852">
                <text:p>0.00436226851851852</text:p>
              </table:table-cell>
              <table:table-cell office:value-type="float" office:value="453.9">
                <text:p>453.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36805555555556">
                <text:p>0.00436805555555556</text:p>
              </table:table-cell>
              <table:table-cell office:value-type="float" office:value="449">
                <text:p>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37384259259259">
                <text:p>0.00437384259259259</text:p>
              </table:table-cell>
              <table:table-cell office:value-type="float" office:value="453.9">
                <text:p>453.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37962962962963">
                <text:p>0.00437962962962963</text:p>
              </table:table-cell>
              <table:table-cell office:value-type="float" office:value="448.4">
                <text:p>448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38425925925926">
                <text:p>0.00438425925925926</text:p>
              </table:table-cell>
              <table:table-cell office:value-type="float" office:value="454.4">
                <text:p>454.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3900462962963">
                <text:p>0.0043900462962963</text:p>
              </table:table-cell>
              <table:table-cell office:value-type="float" office:value="447.7">
                <text:p>447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39583333333333">
                <text:p>0.00439583333333333</text:p>
              </table:table-cell>
              <table:table-cell office:value-type="float" office:value="454.5">
                <text:p>454.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40162037037037">
                <text:p>0.00440162037037037</text:p>
              </table:table-cell>
              <table:table-cell office:value-type="float" office:value="447.2">
                <text:p>447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40740740740741">
                <text:p>0.00440740740740741</text:p>
              </table:table-cell>
              <table:table-cell office:value-type="float" office:value="454.5">
                <text:p>454.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41203703703704">
                <text:p>0.00441203703703704</text:p>
              </table:table-cell>
              <table:table-cell office:value-type="float" office:value="446.7">
                <text:p>446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41782407407407">
                <text:p>0.00441782407407407</text:p>
              </table:table-cell>
              <table:table-cell office:value-type="float" office:value="455.2">
                <text:p>455.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42361111111111">
                <text:p>0.00442361111111111</text:p>
              </table:table-cell>
              <table:table-cell office:value-type="float" office:value="446.3">
                <text:p>446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42939814814815">
                <text:p>0.00442939814814815</text:p>
              </table:table-cell>
              <table:table-cell office:value-type="float" office:value="455.7">
                <text:p>455.7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43402777777778">
                <text:p>0.00443402777777778</text:p>
              </table:table-cell>
              <table:table-cell office:value-type="float" office:value="446.1">
                <text:p>446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43981481481482">
                <text:p>0.00443981481481482</text:p>
              </table:table-cell>
              <table:table-cell office:value-type="float" office:value="456.4">
                <text:p>456.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44560185185185">
                <text:p>0.00444560185185185</text:p>
              </table:table-cell>
              <table:table-cell office:value-type="float" office:value="446.4">
                <text:p>446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45138888888889">
                <text:p>0.00445138888888889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45601851851852">
                <text:p>0.00445601851851852</text:p>
              </table:table-cell>
              <table:table-cell office:value-type="float" office:value="446.9">
                <text:p>446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46180555555556">
                <text:p>0.00446180555555556</text:p>
              </table:table-cell>
              <table:table-cell office:value-type="float" office:value="457.2">
                <text:p>457.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46759259259259">
                <text:p>0.00446759259259259</text:p>
              </table:table-cell>
              <table:table-cell office:value-type="float" office:value="447.2">
                <text:p>447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47337962962963">
                <text:p>0.00447337962962963</text:p>
              </table:table-cell>
              <table:table-cell office:value-type="float" office:value="457.7">
                <text:p>457.7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47800925925926">
                <text:p>0.00447800925925926</text:p>
              </table:table-cell>
              <table:table-cell office:value-type="float" office:value="447.4">
                <text:p>447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4849537037037">
                <text:p>0.0044849537037037</text:p>
              </table:table-cell>
              <table:table-cell office:value-type="float" office:value="458.5">
                <text:p>458.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48958333333333">
                <text:p>0.00448958333333333</text:p>
              </table:table-cell>
              <table:table-cell office:value-type="float" office:value="448.1">
                <text:p>448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49537037037037">
                <text:p>0.00449537037037037</text:p>
              </table:table-cell>
              <table:table-cell office:value-type="float" office:value="459.1">
                <text:p>459.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5">
                <text:p>0.0045</text:p>
              </table:table-cell>
              <table:table-cell office:value-type="float" office:value="448.8">
                <text:p>448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50694444444444">
                <text:p>0.00450694444444444</text:p>
              </table:table-cell>
              <table:table-cell office:value-type="float" office:value="459.7">
                <text:p>459.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51157407407407">
                <text:p>0.00451157407407407</text:p>
              </table:table-cell>
              <table:table-cell office:value-type="float" office:value="449.4">
                <text:p>449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51736111111111">
                <text:p>0.00451736111111111</text:p>
              </table:table-cell>
              <table:table-cell office:value-type="float" office:value="460.1">
                <text:p>460.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52199074074074">
                <text:p>0.00452199074074074</text:p>
              </table:table-cell>
              <table:table-cell office:value-type="float" office:value="450.1">
                <text:p>45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52893518518519">
                <text:p>0.00452893518518519</text:p>
              </table:table-cell>
              <table:table-cell office:value-type="float" office:value="460.3">
                <text:p>460.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53356481481482">
                <text:p>0.00453356481481482</text:p>
              </table:table-cell>
              <table:table-cell office:value-type="float" office:value="450.5">
                <text:p>45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53935185185185">
                <text:p>0.00453935185185185</text:p>
              </table:table-cell>
              <table:table-cell office:value-type="float" office:value="460.3">
                <text:p>460.3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54398148148148">
                <text:p>0.00454398148148148</text:p>
              </table:table-cell>
              <table:table-cell office:value-type="float" office:value="450.7">
                <text:p>45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55092592592593">
                <text:p>0.00455092592592593</text:p>
              </table:table-cell>
              <table:table-cell office:value-type="float" office:value="460.4">
                <text:p>460.4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55555555555556">
                <text:p>0.00455555555555556</text:p>
              </table:table-cell>
              <table:table-cell office:value-type="float" office:value="451.2">
                <text:p>45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56134259259259">
                <text:p>0.00456134259259259</text:p>
              </table:table-cell>
              <table:table-cell office:value-type="float" office:value="460.2">
                <text:p>460.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56597222222222">
                <text:p>0.00456597222222222</text:p>
              </table:table-cell>
              <table:table-cell office:value-type="float" office:value="451.7">
                <text:p>451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57291666666667">
                <text:p>0.00457291666666667</text:p>
              </table:table-cell>
              <table:table-cell office:value-type="float" office:value="460.6">
                <text:p>460.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5775462962963">
                <text:p>0.0045775462962963</text:p>
              </table:table-cell>
              <table:table-cell office:value-type="float" office:value="452">
                <text:p>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58333333333333">
                <text:p>0.00458333333333333</text:p>
              </table:table-cell>
              <table:table-cell office:value-type="float" office:value="461.2">
                <text:p>461.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58796296296296">
                <text:p>0.00458796296296296</text:p>
              </table:table-cell>
              <table:table-cell office:value-type="float" office:value="451.8">
                <text:p>45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59490740740741">
                <text:p>0.00459490740740741</text:p>
              </table:table-cell>
              <table:table-cell office:value-type="float" office:value="461.2">
                <text:p>461.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59953703703704">
                <text:p>0.00459953703703704</text:p>
              </table:table-cell>
              <table:table-cell office:value-type="float" office:value="452.1">
                <text:p>452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60532407407407">
                <text:p>0.00460532407407407</text:p>
              </table:table-cell>
              <table:table-cell office:value-type="float" office:value="460.9">
                <text:p>460.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61111111111111">
                <text:p>0.00461111111111111</text:p>
              </table:table-cell>
              <table:table-cell office:value-type="float" office:value="452.7">
                <text:p>452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61689814814815">
                <text:p>0.00461689814814815</text:p>
              </table:table-cell>
              <table:table-cell office:value-type="float" office:value="460.7">
                <text:p>460.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62152777777778">
                <text:p>0.00462152777777778</text:p>
              </table:table-cell>
              <table:table-cell office:value-type="float" office:value="453.2">
                <text:p>453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62731481481482">
                <text:p>0.00462731481481482</text:p>
              </table:table-cell>
              <table:table-cell office:value-type="float" office:value="458.3">
                <text:p>458.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63310185185185">
                <text:p>0.00463310185185185</text:p>
              </table:table-cell>
              <table:table-cell office:value-type="float" office:value="453.7">
                <text:p>453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63888888888889">
                <text:p>0.00463888888888889</text:p>
              </table:table-cell>
              <table:table-cell office:value-type="float" office:value="458.3">
                <text:p>458.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64351851851852">
                <text:p>0.00464351851851852</text:p>
              </table:table-cell>
              <table:table-cell office:value-type="float" office:value="454.3">
                <text:p>454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65046296296296">
                <text:p>0.00465046296296296</text:p>
              </table:table-cell>
              <table:table-cell office:value-type="float" office:value="458.6">
                <text:p>458.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65509259259259">
                <text:p>0.00465509259259259</text:p>
              </table:table-cell>
              <table:table-cell office:value-type="float" office:value="454.3">
                <text:p>454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66087962962963">
                <text:p>0.00466087962962963</text:p>
              </table:table-cell>
              <table:table-cell office:value-type="float" office:value="458.9">
                <text:p>458.9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66550925925926">
                <text:p>0.00466550925925926</text:p>
              </table:table-cell>
              <table:table-cell office:value-type="float" office:value="454.8">
                <text:p>454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6724537037037">
                <text:p>0.0046724537037037</text:p>
              </table:table-cell>
              <table:table-cell office:value-type="float" office:value="459.1">
                <text:p>459.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67708333333333">
                <text:p>0.00467708333333333</text:p>
              </table:table-cell>
              <table:table-cell office:value-type="float" office:value="455.4">
                <text:p>455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68287037037037">
                <text:p>0.00468287037037037</text:p>
              </table:table-cell>
              <table:table-cell office:value-type="float" office:value="459.7">
                <text:p>459.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6875">
                <text:p>0.0046875</text:p>
              </table:table-cell>
              <table:table-cell office:value-type="float" office:value="455.5">
                <text:p>455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69444444444444">
                <text:p>0.00469444444444444</text:p>
              </table:table-cell>
              <table:table-cell office:value-type="float" office:value="459.5">
                <text:p>459.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69907407407407">
                <text:p>0.00469907407407407</text:p>
              </table:table-cell>
              <table:table-cell office:value-type="float" office:value="455.8">
                <text:p>455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70486111111111">
                <text:p>0.00470486111111111</text:p>
              </table:table-cell>
              <table:table-cell office:value-type="float" office:value="459.8">
                <text:p>459.8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70949074074074">
                <text:p>0.00470949074074074</text:p>
              </table:table-cell>
              <table:table-cell office:value-type="float" office:value="456.6">
                <text:p>456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71643518518519">
                <text:p>0.00471643518518519</text:p>
              </table:table-cell>
              <table:table-cell office:value-type="float" office:value="460.2">
                <text:p>460.2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72106481481482">
                <text:p>0.00472106481481482</text:p>
              </table:table-cell>
              <table:table-cell office:value-type="float" office:value="457.3">
                <text:p>457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72685185185185">
                <text:p>0.00472685185185185</text:p>
              </table:table-cell>
              <table:table-cell office:value-type="float" office:value="460.9">
                <text:p>460.9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73148148148148">
                <text:p>0.00473148148148148</text:p>
              </table:table-cell>
              <table:table-cell office:value-type="float" office:value="457.9">
                <text:p>457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73842592592593">
                <text:p>0.00473842592592593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74305555555556">
                <text:p>0.00474305555555556</text:p>
              </table:table-cell>
              <table:table-cell office:value-type="float" office:value="458.7">
                <text:p>458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74884259259259">
                <text:p>0.00474884259259259</text:p>
              </table:table-cell>
              <table:table-cell office:value-type="float" office:value="464.3">
                <text:p>464.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75347222222222">
                <text:p>0.00475347222222222</text:p>
              </table:table-cell>
              <table:table-cell office:value-type="float" office:value="459.4">
                <text:p>459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76041666666667">
                <text:p>0.00476041666666667</text:p>
              </table:table-cell>
              <table:table-cell office:value-type="float" office:value="464.5">
                <text:p>464.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7650462962963">
                <text:p>0.0047650462962963</text:p>
              </table:table-cell>
              <table:table-cell office:value-type="float" office:value="460">
                <text:p>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77083333333333">
                <text:p>0.00477083333333333</text:p>
              </table:table-cell>
              <table:table-cell office:value-type="float" office:value="464.7">
                <text:p>464.7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77546296296296">
                <text:p>0.00477546296296296</text:p>
              </table:table-cell>
              <table:table-cell office:value-type="float" office:value="460.5">
                <text:p>46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78240740740741">
                <text:p>0.00478240740740741</text:p>
              </table:table-cell>
              <table:table-cell office:value-type="float" office:value="465.3">
                <text:p>465.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78703703703704">
                <text:p>0.00478703703703704</text:p>
              </table:table-cell>
              <table:table-cell office:value-type="float" office:value="461.4">
                <text:p>46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79282407407407">
                <text:p>0.00479282407407407</text:p>
              </table:table-cell>
              <table:table-cell office:value-type="float" office:value="465.1">
                <text:p>465.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7974537037037">
                <text:p>0.0047974537037037</text:p>
              </table:table-cell>
              <table:table-cell office:value-type="float" office:value="462.1">
                <text:p>462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80439814814815">
                <text:p>0.00480439814814815</text:p>
              </table:table-cell>
              <table:table-cell office:value-type="float" office:value="465.9">
                <text:p>465.9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80902777777778">
                <text:p>0.00480902777777778</text:p>
              </table:table-cell>
              <table:table-cell office:value-type="float" office:value="462.6">
                <text:p>462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81481481481482">
                <text:p>0.00481481481481482</text:p>
              </table:table-cell>
              <table:table-cell office:value-type="float" office:value="466.3">
                <text:p>466.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81944444444444">
                <text:p>0.00481944444444444</text:p>
              </table:table-cell>
              <table:table-cell office:value-type="float" office:value="463.6">
                <text:p>463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82638888888889">
                <text:p>0.00482638888888889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83101851851852">
                <text:p>0.00483101851851852</text:p>
              </table:table-cell>
              <table:table-cell office:value-type="float" office:value="464.1">
                <text:p>464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83680555555556">
                <text:p>0.00483680555555556</text:p>
              </table:table-cell>
              <table:table-cell office:value-type="float" office:value="467.1">
                <text:p>467.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84143518518519">
                <text:p>0.00484143518518519</text:p>
              </table:table-cell>
              <table:table-cell office:value-type="float" office:value="464.4">
                <text:p>464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84837962962963">
                <text:p>0.00484837962962963</text:p>
              </table:table-cell>
              <table:table-cell office:value-type="float" office:value="467.4">
                <text:p>467.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85300925925926">
                <text:p>0.00485300925925926</text:p>
              </table:table-cell>
              <table:table-cell office:value-type="float" office:value="464.7">
                <text:p>464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8587962962963">
                <text:p>0.0048587962962963</text:p>
              </table:table-cell>
              <table:table-cell office:value-type="float" office:value="467.9">
                <text:p>467.9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86342592592593">
                <text:p>0.00486342592592593</text:p>
              </table:table-cell>
              <table:table-cell office:value-type="float" office:value="465.3">
                <text:p>465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87037037037037">
                <text:p>0.00487037037037037</text:p>
              </table:table-cell>
              <table:table-cell office:value-type="float" office:value="468.1">
                <text:p>468.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875">
                <text:p>0.004875</text:p>
              </table:table-cell>
              <table:table-cell office:value-type="float" office:value="465.6">
                <text:p>46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88194444444444">
                <text:p>0.00488194444444444</text:p>
              </table:table-cell>
              <table:table-cell office:value-type="float" office:value="468.2">
                <text:p>468.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88541666666667">
                <text:p>0.00488541666666667</text:p>
              </table:table-cell>
              <table:table-cell office:value-type="float" office:value="465.8">
                <text:p>465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89351851851852">
                <text:p>0.00489351851851852</text:p>
              </table:table-cell>
              <table:table-cell office:value-type="float" office:value="467.3">
                <text:p>467.3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89699074074074">
                <text:p>0.00489699074074074</text:p>
              </table:table-cell>
              <table:table-cell office:value-type="float" office:value="466.1">
                <text:p>466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90393518518519">
                <text:p>0.00490393518518519</text:p>
              </table:table-cell>
              <table:table-cell office:value-type="float" office:value="464.9">
                <text:p>464.9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90856481481481">
                <text:p>0.00490856481481481</text:p>
              </table:table-cell>
              <table:table-cell office:value-type="float" office:value="465.4">
                <text:p>465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91550925925926">
                <text:p>0.00491550925925926</text:p>
              </table:table-cell>
              <table:table-cell office:value-type="float" office:value="460.8">
                <text:p>460.8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91898148148148">
                <text:p>0.00491898148148148</text:p>
              </table:table-cell>
              <table:table-cell office:value-type="float" office:value="463.9">
                <text:p>463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92592592592593">
                <text:p>0.00492592592592593</text:p>
              </table:table-cell>
              <table:table-cell office:value-type="float" office:value="455.7">
                <text:p>455.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93055555555556">
                <text:p>0.00493055555555556</text:p>
              </table:table-cell>
              <table:table-cell office:value-type="float" office:value="461.2">
                <text:p>46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9375">
                <text:p>0.0049375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94097222222222">
                <text:p>0.00494097222222222</text:p>
              </table:table-cell>
              <table:table-cell office:value-type="float" office:value="457.3">
                <text:p>457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94791666666667">
                <text:p>0.00494791666666667</text:p>
              </table:table-cell>
              <table:table-cell office:value-type="float" office:value="441.5">
                <text:p>441.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9525462962963">
                <text:p>0.0049525462962963</text:p>
              </table:table-cell>
              <table:table-cell office:value-type="float" office:value="452">
                <text:p>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95949074074074">
                <text:p>0.00495949074074074</text:p>
              </table:table-cell>
              <table:table-cell office:value-type="float" office:value="433.1">
                <text:p>433.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96296296296296">
                <text:p>0.00496296296296296</text:p>
              </table:table-cell>
              <table:table-cell office:value-type="float" office:value="446.4">
                <text:p>446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96990740740741">
                <text:p>0.00496990740740741</text:p>
              </table:table-cell>
              <table:table-cell office:value-type="float" office:value="423.8">
                <text:p>423.8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97453703703704">
                <text:p>0.00497453703703704</text:p>
              </table:table-cell>
              <table:table-cell office:value-type="float" office:value="440.4">
                <text:p>44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98148148148148">
                <text:p>0.00498148148148148</text:p>
              </table:table-cell>
              <table:table-cell office:value-type="float" office:value="413.7">
                <text:p>413.7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9849537037037">
                <text:p>0.0049849537037037</text:p>
              </table:table-cell>
              <table:table-cell office:value-type="float" office:value="433.8">
                <text:p>433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99189814814815">
                <text:p>0.00499189814814815</text:p>
              </table:table-cell>
              <table:table-cell office:value-type="float" office:value="402.8">
                <text:p>402.8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99652777777778">
                <text:p>0.00499652777777778</text:p>
              </table:table-cell>
              <table:table-cell office:value-type="float" office:value="426.8">
                <text:p>426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00347222222222">
                <text:p>0.00500347222222222</text:p>
              </table:table-cell>
              <table:table-cell office:value-type="float" office:value="392.1">
                <text:p>392.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00694444444444">
                <text:p>0.00500694444444444</text:p>
              </table:table-cell>
              <table:table-cell office:value-type="float" office:value="419.1">
                <text:p>419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01388888888889">
                <text:p>0.00501388888888889</text:p>
              </table:table-cell>
              <table:table-cell office:value-type="float" office:value="382.5">
                <text:p>382.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01851851851852">
                <text:p>0.00501851851851852</text:p>
              </table:table-cell>
              <table:table-cell office:value-type="float" office:value="411.7">
                <text:p>411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02546296296296">
                <text:p>0.00502546296296296</text:p>
              </table:table-cell>
              <table:table-cell office:value-type="float" office:value="373.5">
                <text:p>373.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02893518518519">
                <text:p>0.00502893518518519</text:p>
              </table:table-cell>
              <table:table-cell office:value-type="float" office:value="403">
                <text:p>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03587962962963">
                <text:p>0.00503587962962963</text:p>
              </table:table-cell>
              <table:table-cell office:value-type="float" office:value="365.2">
                <text:p>365.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04050925925926">
                <text:p>0.00504050925925926</text:p>
              </table:table-cell>
              <table:table-cell office:value-type="float" office:value="392">
                <text:p>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0474537037037">
                <text:p>0.0050474537037037</text:p>
              </table:table-cell>
              <table:table-cell office:value-type="float" office:value="357.6">
                <text:p>357.6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05092592592593">
                <text:p>0.00505092592592593</text:p>
              </table:table-cell>
              <table:table-cell office:value-type="float" office:value="382.6">
                <text:p>382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05787037037037">
                <text:p>0.00505787037037037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0625">
                <text:p>0.0050625</text:p>
              </table:table-cell>
              <table:table-cell office:value-type="float" office:value="372.9">
                <text:p>372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06944444444444">
                <text:p>0.00506944444444444</text:p>
              </table:table-cell>
              <table:table-cell office:value-type="float" office:value="342.7">
                <text:p>342.7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07291666666667">
                <text:p>0.00507291666666667</text:p>
              </table:table-cell>
              <table:table-cell office:value-type="float" office:value="363.6">
                <text:p>363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07986111111111">
                <text:p>0.00507986111111111</text:p>
              </table:table-cell>
              <table:table-cell office:value-type="float" office:value="336.6">
                <text:p>336.6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08449074074074">
                <text:p>0.00508449074074074</text:p>
              </table:table-cell>
              <table:table-cell office:value-type="float" office:value="355.3">
                <text:p>355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09143518518519">
                <text:p>0.00509143518518519</text:p>
              </table:table-cell>
              <table:table-cell office:value-type="float" office:value="331.4">
                <text:p>331.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09490740740741">
                <text:p>0.00509490740740741</text:p>
              </table:table-cell>
              <table:table-cell office:value-type="float" office:value="347.6">
                <text:p>347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10300925925926">
                <text:p>0.00510300925925926</text:p>
              </table:table-cell>
              <table:table-cell office:value-type="float" office:value="326.3">
                <text:p>326.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10648148148148">
                <text:p>0.00510648148148148</text:p>
              </table:table-cell>
              <table:table-cell office:value-type="float" office:value="340.6">
                <text:p>34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11458333333333">
                <text:p>0.00511458333333333</text:p>
              </table:table-cell>
              <table:table-cell office:value-type="float" office:value="321.3">
                <text:p>321.3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11805555555556">
                <text:p>0.00511805555555556</text:p>
              </table:table-cell>
              <table:table-cell office:value-type="float" office:value="334.2">
                <text:p>334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125">
                <text:p>0.005125</text:p>
              </table:table-cell>
              <table:table-cell office:value-type="float" office:value="316.5">
                <text:p>316.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12847222222222">
                <text:p>0.00512847222222222</text:p>
              </table:table-cell>
              <table:table-cell office:value-type="float" office:value="328.5">
                <text:p>328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13657407407407">
                <text:p>0.00513657407407407</text:p>
              </table:table-cell>
              <table:table-cell office:value-type="float" office:value="312.4">
                <text:p>312.4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1400462962963">
                <text:p>0.0051400462962963</text:p>
              </table:table-cell>
              <table:table-cell office:value-type="float" office:value="323.1">
                <text:p>323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14699074074074">
                <text:p>0.00514699074074074</text:p>
              </table:table-cell>
              <table:table-cell office:value-type="float" office:value="308.2">
                <text:p>308.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15046296296296">
                <text:p>0.00515046296296296</text:p>
              </table:table-cell>
              <table:table-cell office:value-type="float" office:value="317.6">
                <text:p>317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15856481481482">
                <text:p>0.00515856481481482</text:p>
              </table:table-cell>
              <table:table-cell office:value-type="float" office:value="304.5">
                <text:p>304.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16203703703704">
                <text:p>0.00516203703703704</text:p>
              </table:table-cell>
              <table:table-cell office:value-type="float" office:value="312.5">
                <text:p>31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16898148148148">
                <text:p>0.00516898148148148</text:p>
              </table:table-cell>
              <table:table-cell office:value-type="float" office:value="300.5">
                <text:p>300.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1724537037037">
                <text:p>0.0051724537037037</text:p>
              </table:table-cell>
              <table:table-cell office:value-type="float" office:value="308.1">
                <text:p>308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18055555555556">
                <text:p>0.00518055555555556</text:p>
              </table:table-cell>
              <table:table-cell office:value-type="float" office:value="298.7">
                <text:p>298.7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18402777777778">
                <text:p>0.00518402777777778</text:p>
              </table:table-cell>
              <table:table-cell office:value-type="float" office:value="303.5">
                <text:p>30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19097222222222">
                <text:p>0.00519097222222222</text:p>
              </table:table-cell>
              <table:table-cell office:value-type="float" office:value="295.3">
                <text:p>295.3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19444444444444">
                <text:p>0.00519444444444444</text:p>
              </table:table-cell>
              <table:table-cell office:value-type="float" office:value="299.8">
                <text:p>299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2025462962963">
                <text:p>0.0052025462962963</text:p>
              </table:table-cell>
              <table:table-cell office:value-type="float" office:value="291.9">
                <text:p>291.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20601851851852">
                <text:p>0.00520601851851852</text:p>
              </table:table-cell>
              <table:table-cell office:value-type="float" office:value="298.3">
                <text:p>298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21296296296296">
                <text:p>0.00521296296296296</text:p>
              </table:table-cell>
              <table:table-cell office:value-type="float" office:value="288.7">
                <text:p>288.7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21643518518519">
                <text:p>0.00521643518518519</text:p>
              </table:table-cell>
              <table:table-cell office:value-type="float" office:value="294.7">
                <text:p>294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22453703703704">
                <text:p>0.00522453703703704</text:p>
              </table:table-cell>
              <table:table-cell office:value-type="float" office:value="285.6">
                <text:p>285.6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22800925925926">
                <text:p>0.00522800925925926</text:p>
              </table:table-cell>
              <table:table-cell office:value-type="float" office:value="291.2">
                <text:p>29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2349537037037">
                <text:p>0.0052349537037037</text:p>
              </table:table-cell>
              <table:table-cell office:value-type="float" office:value="282.9">
                <text:p>282.9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23842592592593">
                <text:p>0.00523842592592593</text:p>
              </table:table-cell>
              <table:table-cell office:value-type="float" office:value="287.9">
                <text:p>287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24652777777778">
                <text:p>0.00524652777777778</text:p>
              </table:table-cell>
              <table:table-cell office:value-type="float" office:value="280.1">
                <text:p>280.1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25">
                <text:p>0.00525</text:p>
              </table:table-cell>
              <table:table-cell office:value-type="float" office:value="284.5">
                <text:p>28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25694444444444">
                <text:p>0.00525694444444444</text:p>
              </table:table-cell>
              <table:table-cell office:value-type="float" office:value="275.2">
                <text:p>275.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26041666666667">
                <text:p>0.00526041666666667</text:p>
              </table:table-cell>
              <table:table-cell office:value-type="float" office:value="281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26851851851852">
                <text:p>0.00526851851851852</text:p>
              </table:table-cell>
              <table:table-cell office:value-type="float" office:value="272.5">
                <text:p>272.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27199074074074">
                <text:p>0.00527199074074074</text:p>
              </table:table-cell>
              <table:table-cell office:value-type="float" office:value="277.9">
                <text:p>277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27893518518519">
                <text:p>0.00527893518518519</text:p>
              </table:table-cell>
              <table:table-cell office:value-type="float" office:value="269.9">
                <text:p>269.9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28240740740741">
                <text:p>0.00528240740740741</text:p>
              </table:table-cell>
              <table:table-cell office:value-type="float" office:value="274.9">
                <text:p>274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29050925925926">
                <text:p>0.00529050925925926</text:p>
              </table:table-cell>
              <table:table-cell office:value-type="float" office:value="267.2">
                <text:p>267.2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29398148148148">
                <text:p>0.00529398148148148</text:p>
              </table:table-cell>
              <table:table-cell office:value-type="float" office:value="271.9">
                <text:p>271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30092592592593">
                <text:p>0.00530092592592593</text:p>
              </table:table-cell>
              <table:table-cell office:value-type="float" office:value="264.4">
                <text:p>264.4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30439814814815">
                <text:p>0.00530439814814815</text:p>
              </table:table-cell>
              <table:table-cell office:value-type="float" office:value="268.9">
                <text:p>268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3125">
                <text:p>0.0053125</text:p>
              </table:table-cell>
              <table:table-cell office:value-type="float" office:value="261.9">
                <text:p>261.9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31597222222222">
                <text:p>0.00531597222222222</text:p>
              </table:table-cell>
              <table:table-cell office:value-type="float" office:value="266.1">
                <text:p>266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32407407407407">
                <text:p>0.00532407407407407</text:p>
              </table:table-cell>
              <table:table-cell office:value-type="float" office:value="259.5">
                <text:p>259.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32638888888889">
                <text:p>0.00532638888888889</text:p>
              </table:table-cell>
              <table:table-cell office:value-type="float" office:value="263.6">
                <text:p>263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33449074074074">
                <text:p>0.00533449074074074</text:p>
              </table:table-cell>
              <table:table-cell office:value-type="float" office:value="257.5">
                <text:p>257.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33796296296296">
                <text:p>0.00533796296296296</text:p>
              </table:table-cell>
              <table:table-cell office:value-type="float" office:value="261.2">
                <text:p>26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34606481481482">
                <text:p>0.00534606481481482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34837962962963">
                <text:p>0.00534837962962963</text:p>
              </table:table-cell>
              <table:table-cell office:value-type="float" office:value="258.8">
                <text:p>258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35648148148148">
                <text:p>0.00535648148148148</text:p>
              </table:table-cell>
              <table:table-cell office:value-type="float" office:value="252.5">
                <text:p>252.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3599537037037">
                <text:p>0.0053599537037037</text:p>
              </table:table-cell>
              <table:table-cell office:value-type="float" office:value="256.3">
                <text:p>256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36805555555556">
                <text:p>0.00536805555555556</text:p>
              </table:table-cell>
              <table:table-cell office:value-type="float" office:value="252.5">
                <text:p>252.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37037037037037">
                <text:p>0.00537037037037037</text:p>
              </table:table-cell>
              <table:table-cell office:value-type="float" office:value="253.7">
                <text:p>253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37847222222222">
                <text:p>0.00537847222222222</text:p>
              </table:table-cell>
              <table:table-cell office:value-type="float" office:value="250.4">
                <text:p>250.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38194444444444">
                <text:p>0.00538194444444444</text:p>
              </table:table-cell>
              <table:table-cell office:value-type="float" office:value="251.5">
                <text:p>251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3900462962963">
                <text:p>0.0053900462962963</text:p>
              </table:table-cell>
              <table:table-cell office:value-type="float" office:value="248.4">
                <text:p>248.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39351851851852">
                <text:p>0.00539351851851852</text:p>
              </table:table-cell>
              <table:table-cell office:value-type="float" office:value="249.2">
                <text:p>249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40046296296296">
                <text:p>0.00540046296296296</text:p>
              </table:table-cell>
              <table:table-cell office:value-type="float" office:value="246.6">
                <text:p>246.6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40393518518519">
                <text:p>0.00540393518518519</text:p>
              </table:table-cell>
              <table:table-cell office:value-type="float" office:value="247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41203703703704">
                <text:p>0.00541203703703704</text:p>
              </table:table-cell>
              <table:table-cell office:value-type="float" office:value="244.8">
                <text:p>244.8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41550925925926">
                <text:p>0.00541550925925926</text:p>
              </table:table-cell>
              <table:table-cell office:value-type="float" office:value="244.9">
                <text:p>244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4224537037037">
                <text:p>0.0054224537037037</text:p>
              </table:table-cell>
              <table:table-cell office:value-type="float" office:value="242.9">
                <text:p>242.9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42592592592593">
                <text:p>0.00542592592592593</text:p>
              </table:table-cell>
              <table:table-cell office:value-type="float" office:value="243.2">
                <text:p>243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43402777777778">
                <text:p>0.00543402777777778</text:p>
              </table:table-cell>
              <table:table-cell office:value-type="float" office:value="241.3">
                <text:p>241.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4375">
                <text:p>0.0054375</text:p>
              </table:table-cell>
              <table:table-cell office:value-type="float" office:value="241.4">
                <text:p>24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44444444444444">
                <text:p>0.00544444444444444</text:p>
              </table:table-cell>
              <table:table-cell office:value-type="float" office:value="239.4">
                <text:p>239.4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44791666666667">
                <text:p>0.00544791666666667</text:p>
              </table:table-cell>
              <table:table-cell office:value-type="float" office:value="239.6">
                <text:p>239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45601851851852">
                <text:p>0.00545601851851852</text:p>
              </table:table-cell>
              <table:table-cell office:value-type="float" office:value="237.8">
                <text:p>237.8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45949074074074">
                <text:p>0.00545949074074074</text:p>
              </table:table-cell>
              <table:table-cell office:value-type="float" office:value="237.7">
                <text:p>237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46643518518519">
                <text:p>0.00546643518518519</text:p>
              </table:table-cell>
              <table:table-cell office:value-type="float" office:value="236.2">
                <text:p>236.2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46990740740741">
                <text:p>0.00546990740740741</text:p>
              </table:table-cell>
              <table:table-cell office:value-type="float" office:value="235.9">
                <text:p>235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47800925925926">
                <text:p>0.00547800925925926</text:p>
              </table:table-cell>
              <table:table-cell office:value-type="float" office:value="234.8">
                <text:p>234.8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48148148148148">
                <text:p>0.00548148148148148</text:p>
              </table:table-cell>
              <table:table-cell office:value-type="float" office:value="231.7">
                <text:p>231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48842592592593">
                <text:p>0.00548842592592593</text:p>
              </table:table-cell>
              <table:table-cell office:value-type="float" office:value="233.3">
                <text:p>233.3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49189814814815">
                <text:p>0.00549189814814815</text:p>
              </table:table-cell>
              <table:table-cell office:value-type="float" office:value="229.9">
                <text:p>229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5">
                <text:p>0.0055</text:p>
              </table:table-cell>
              <table:table-cell office:value-type="float" office:value="231.8">
                <text:p>231.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50347222222222">
                <text:p>0.00550347222222222</text:p>
              </table:table-cell>
              <table:table-cell office:value-type="float" office:value="228.1">
                <text:p>228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51041666666667">
                <text:p>0.00551041666666667</text:p>
              </table:table-cell>
              <table:table-cell office:value-type="float" office:value="230.2">
                <text:p>230.2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51388888888889">
                <text:p>0.00551388888888889</text:p>
              </table:table-cell>
              <table:table-cell office:value-type="float" office:value="226.3">
                <text:p>226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52199074074074">
                <text:p>0.00552199074074074</text:p>
              </table:table-cell>
              <table:table-cell office:value-type="float" office:value="228.5">
                <text:p>228.5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52546296296296">
                <text:p>0.00552546296296296</text:p>
              </table:table-cell>
              <table:table-cell office:value-type="float" office:value="224.7">
                <text:p>224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53240740740741">
                <text:p>0.00553240740740741</text:p>
              </table:table-cell>
              <table:table-cell office:value-type="float" office:value="226.8">
                <text:p>226.8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53587962962963">
                <text:p>0.00553587962962963</text:p>
              </table:table-cell>
              <table:table-cell office:value-type="float" office:value="223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54398148148148">
                <text:p>0.00554398148148148</text:p>
              </table:table-cell>
              <table:table-cell office:value-type="float" office:value="225.2">
                <text:p>225.2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5474537037037">
                <text:p>0.0055474537037037</text:p>
              </table:table-cell>
              <table:table-cell office:value-type="float" office:value="221.3">
                <text:p>221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55439814814815">
                <text:p>0.00555439814814815</text:p>
              </table:table-cell>
              <table:table-cell office:value-type="float" office:value="223.9">
                <text:p>223.9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55902777777778">
                <text:p>0.00555902777777778</text:p>
              </table:table-cell>
              <table:table-cell office:value-type="float" office:value="219.6">
                <text:p>219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56597222222222">
                <text:p>0.00556597222222222</text:p>
              </table:table-cell>
              <table:table-cell office:value-type="float" office:value="222.3">
                <text:p>222.3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56944444444444">
                <text:p>0.00556944444444444</text:p>
              </table:table-cell>
              <table:table-cell office:value-type="float" office:value="218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5775462962963">
                <text:p>0.0055775462962963</text:p>
              </table:table-cell>
              <table:table-cell office:value-type="float" office:value="220.8">
                <text:p>220.8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58101851851852">
                <text:p>0.00558101851851852</text:p>
              </table:table-cell>
              <table:table-cell office:value-type="float" office:value="216.4">
                <text:p>216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58796296296296">
                <text:p>0.00558796296296296</text:p>
              </table:table-cell>
              <table:table-cell office:value-type="float" office:value="219.3">
                <text:p>219.3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59143518518519">
                <text:p>0.00559143518518519</text:p>
              </table:table-cell>
              <table:table-cell office:value-type="float" office:value="214.8">
                <text:p>214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59953703703704">
                <text:p>0.00559953703703704</text:p>
              </table:table-cell>
              <table:table-cell office:value-type="float" office:value="217.6">
                <text:p>217.6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60300925925926">
                <text:p>0.00560300925925926</text:p>
              </table:table-cell>
              <table:table-cell office:value-type="float" office:value="213.3">
                <text:p>213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6099537037037">
                <text:p>0.0056099537037037</text:p>
              </table:table-cell>
              <table:table-cell office:value-type="float" office:value="216.1">
                <text:p>216.1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61342592592593">
                <text:p>0.00561342592592593</text:p>
              </table:table-cell>
              <table:table-cell office:value-type="float" office:value="211.6">
                <text:p>211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62152777777778">
                <text:p>0.00562152777777778</text:p>
              </table:table-cell>
              <table:table-cell office:value-type="float" office:value="214.6">
                <text:p>214.6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625">
                <text:p>0.005625</text:p>
              </table:table-cell>
              <table:table-cell office:value-type="float" office:value="210.1">
                <text:p>21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63194444444444">
                <text:p>0.00563194444444444</text:p>
              </table:table-cell>
              <table:table-cell office:value-type="float" office:value="213.3">
                <text:p>213.3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63541666666667">
                <text:p>0.00563541666666667</text:p>
              </table:table-cell>
              <table:table-cell office:value-type="float" office:value="208.8">
                <text:p>208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64351851851852">
                <text:p>0.00564351851851852</text:p>
              </table:table-cell>
              <table:table-cell office:value-type="float" office:value="211.8">
                <text:p>211.8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64699074074074">
                <text:p>0.00564699074074074</text:p>
              </table:table-cell>
              <table:table-cell office:value-type="float" office:value="209.8">
                <text:p>209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65393518518519">
                <text:p>0.00565393518518519</text:p>
              </table:table-cell>
              <table:table-cell office:value-type="float" office:value="210.3">
                <text:p>210.3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65740740740741">
                <text:p>0.00565740740740741</text:p>
              </table:table-cell>
              <table:table-cell office:value-type="float" office:value="208.5">
                <text:p>208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66550925925926">
                <text:p>0.00566550925925926</text:p>
              </table:table-cell>
              <table:table-cell office:value-type="float" office:value="208.8">
                <text:p>208.8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66898148148148">
                <text:p>0.00566898148148148</text:p>
              </table:table-cell>
              <table:table-cell office:value-type="float" office:value="207.2">
                <text:p>207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67592592592593">
                <text:p>0.00567592592592593</text:p>
              </table:table-cell>
              <table:table-cell office:value-type="float" office:value="207.5">
                <text:p>207.5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67939814814815">
                <text:p>0.00567939814814815</text:p>
              </table:table-cell>
              <table:table-cell office:value-type="float" office:value="205.9">
                <text:p>205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6875">
                <text:p>0.0056875</text:p>
              </table:table-cell>
              <table:table-cell office:value-type="float" office:value="206.2">
                <text:p>206.2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69097222222222">
                <text:p>0.00569097222222222</text:p>
              </table:table-cell>
              <table:table-cell office:value-type="float" office:value="204.6">
                <text:p>204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69791666666667">
                <text:p>0.00569791666666667</text:p>
              </table:table-cell>
              <table:table-cell office:value-type="float" office:value="204.7">
                <text:p>204.7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70138888888889">
                <text:p>0.00570138888888889</text:p>
              </table:table-cell>
              <table:table-cell office:value-type="float" office:value="203.4">
                <text:p>203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70949074074074">
                <text:p>0.00570949074074074</text:p>
              </table:table-cell>
              <table:table-cell office:value-type="float" office:value="203.4">
                <text:p>203.4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71296296296296">
                <text:p>0.00571296296296296</text:p>
              </table:table-cell>
              <table:table-cell office:value-type="float" office:value="202.2">
                <text:p>202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71990740740741">
                <text:p>0.00571990740740741</text:p>
              </table:table-cell>
              <table:table-cell office:value-type="float" office:value="202.4">
                <text:p>202.4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72337962962963">
                <text:p>0.00572337962962963</text:p>
              </table:table-cell>
              <table:table-cell office:value-type="float" office:value="201.1">
                <text:p>201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73148148148148">
                <text:p>0.00573148148148148</text:p>
              </table:table-cell>
              <table:table-cell office:value-type="float" office:value="201.3">
                <text:p>201.3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7349537037037">
                <text:p>0.0057349537037037</text:p>
              </table:table-cell>
              <table:table-cell office:value-type="float" office:value="199.9">
                <text:p>199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74189814814815">
                <text:p>0.00574189814814815</text:p>
              </table:table-cell>
              <table:table-cell office:value-type="float" office:value="200.4">
                <text:p>200.4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74537037037037">
                <text:p>0.00574537037037037</text:p>
              </table:table-cell>
              <table:table-cell office:value-type="float" office:value="198.7">
                <text:p>198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75347222222222">
                <text:p>0.00575347222222222</text:p>
              </table:table-cell>
              <table:table-cell office:value-type="float" office:value="199.4">
                <text:p>199.4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75694444444444">
                <text:p>0.00575694444444444</text:p>
              </table:table-cell>
              <table:table-cell office:value-type="float" office:value="197.7">
                <text:p>197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76388888888889">
                <text:p>0.00576388888888889</text:p>
              </table:table-cell>
              <table:table-cell office:value-type="float" office:value="198.2">
                <text:p>198.2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76736111111111">
                <text:p>0.00576736111111111</text:p>
              </table:table-cell>
              <table:table-cell office:value-type="float" office:value="196.6">
                <text:p>196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77546296296296">
                <text:p>0.00577546296296296</text:p>
              </table:table-cell>
              <table:table-cell office:value-type="float" office:value="197.2">
                <text:p>197.2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77893518518519">
                <text:p>0.00577893518518519</text:p>
              </table:table-cell>
              <table:table-cell office:value-type="float" office:value="195.8">
                <text:p>195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78587962962963">
                <text:p>0.00578587962962963</text:p>
              </table:table-cell>
              <table:table-cell office:value-type="float" office:value="196.4">
                <text:p>196.4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78935185185185">
                <text:p>0.00578935185185185</text:p>
              </table:table-cell>
              <table:table-cell office:value-type="float" office:value="194.8">
                <text:p>194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7974537037037">
                <text:p>0.0057974537037037</text:p>
              </table:table-cell>
              <table:table-cell office:value-type="float" office:value="195.5">
                <text:p>195.5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80092592592593">
                <text:p>0.00580092592592593</text:p>
              </table:table-cell>
              <table:table-cell office:value-type="float" office:value="193.8">
                <text:p>193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80902777777778">
                <text:p>0.00580902777777778</text:p>
              </table:table-cell>
              <table:table-cell office:value-type="float" office:value="194.5">
                <text:p>194.5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81134259259259">
                <text:p>0.00581134259259259</text:p>
              </table:table-cell>
              <table:table-cell office:value-type="float" office:value="192.7">
                <text:p>192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81944444444444">
                <text:p>0.00581944444444444</text:p>
              </table:table-cell>
              <table:table-cell office:value-type="float" office:value="193.6">
                <text:p>193.6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82291666666667">
                <text:p>0.00582291666666667</text:p>
              </table:table-cell>
              <table:table-cell office:value-type="float" office:value="191.6">
                <text:p>191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83101851851852">
                <text:p>0.00583101851851852</text:p>
              </table:table-cell>
              <table:table-cell office:value-type="float" office:value="192.6">
                <text:p>192.6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83449074074074">
                <text:p>0.00583449074074074</text:p>
              </table:table-cell>
              <table:table-cell office:value-type="float" office:value="190.6">
                <text:p>19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84143518518519">
                <text:p>0.00584143518518519</text:p>
              </table:table-cell>
              <table:table-cell office:value-type="float" office:value="191.5">
                <text:p>191.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84490740740741">
                <text:p>0.00584490740740741</text:p>
              </table:table-cell>
              <table:table-cell office:value-type="float" office:value="189.6">
                <text:p>189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85300925925926">
                <text:p>0.00585300925925926</text:p>
              </table:table-cell>
              <table:table-cell office:value-type="float" office:value="190.6">
                <text:p>190.6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85648148148148">
                <text:p>0.00585648148148148</text:p>
              </table:table-cell>
              <table:table-cell office:value-type="float" office:value="188.6">
                <text:p>188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86342592592593">
                <text:p>0.00586342592592593</text:p>
              </table:table-cell>
              <table:table-cell office:value-type="float" office:value="190.4">
                <text:p>190.4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86689814814815">
                <text:p>0.00586689814814815</text:p>
              </table:table-cell>
              <table:table-cell office:value-type="float" office:value="187.5">
                <text:p>187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875">
                <text:p>0.005875</text:p>
              </table:table-cell>
              <table:table-cell office:value-type="float" office:value="190.8">
                <text:p>190.8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87847222222222">
                <text:p>0.00587847222222222</text:p>
              </table:table-cell>
              <table:table-cell office:value-type="float" office:value="186.9">
                <text:p>186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88541666666667">
                <text:p>0.00588541666666667</text:p>
              </table:table-cell>
              <table:table-cell office:value-type="float" office:value="190.6">
                <text:p>190.6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88888888888889">
                <text:p>0.00588888888888889</text:p>
              </table:table-cell>
              <table:table-cell office:value-type="float" office:value="186.8">
                <text:p>186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89699074074074">
                <text:p>0.00589699074074074</text:p>
              </table:table-cell>
              <table:table-cell office:value-type="float" office:value="187.7">
                <text:p>187.7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90046296296296">
                <text:p>0.00590046296296296</text:p>
              </table:table-cell>
              <table:table-cell office:value-type="float" office:value="187.3">
                <text:p>187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90740740740741">
                <text:p>0.00590740740740741</text:p>
              </table:table-cell>
              <table:table-cell office:value-type="float" office:value="183.6">
                <text:p>183.6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91087962962963">
                <text:p>0.00591087962962963</text:p>
              </table:table-cell>
              <table:table-cell office:value-type="float" office:value="188.1">
                <text:p>188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91898148148148">
                <text:p>0.00591898148148148</text:p>
              </table:table-cell>
              <table:table-cell office:value-type="float" office:value="179.6">
                <text:p>179.6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9224537037037">
                <text:p>0.0059224537037037</text:p>
              </table:table-cell>
              <table:table-cell office:value-type="float" office:value="189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92939814814815">
                <text:p>0.00592939814814815</text:p>
              </table:table-cell>
              <table:table-cell office:value-type="float" office:value="175.6">
                <text:p>175.6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93287037037037">
                <text:p>0.00593287037037037</text:p>
              </table:table-cell>
              <table:table-cell office:value-type="float" office:value="190.1">
                <text:p>19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94097222222222">
                <text:p>0.00594097222222222</text:p>
              </table:table-cell>
              <table:table-cell office:value-type="float" office:value="170.9">
                <text:p>170.9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94444444444444">
                <text:p>0.00594444444444444</text:p>
              </table:table-cell>
              <table:table-cell office:value-type="float" office:value="190.9">
                <text:p>19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95138888888889">
                <text:p>0.00595138888888889</text:p>
              </table:table-cell>
              <table:table-cell office:value-type="float" office:value="166.5">
                <text:p>166.5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95486111111111">
                <text:p>0.00595486111111111</text:p>
              </table:table-cell>
              <table:table-cell office:value-type="float" office:value="189.2">
                <text:p>189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96296296296296">
                <text:p>0.00596296296296296</text:p>
              </table:table-cell>
              <table:table-cell office:value-type="float" office:value="161.8">
                <text:p>161.8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96643518518519">
                <text:p>0.00596643518518519</text:p>
              </table:table-cell>
              <table:table-cell office:value-type="float" office:value="187.3">
                <text:p>187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97453703703704">
                <text:p>0.00597453703703704</text:p>
              </table:table-cell>
              <table:table-cell office:value-type="float" office:value="156.2">
                <text:p>156.2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97685185185185">
                <text:p>0.00597685185185185</text:p>
              </table:table-cell>
              <table:table-cell office:value-type="float" office:value="185.3">
                <text:p>185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9849537037037">
                <text:p>0.0059849537037037</text:p>
              </table:table-cell>
              <table:table-cell office:value-type="float" office:value="150.1">
                <text:p>150.1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98842592592593">
                <text:p>0.00598842592592593</text:p>
              </table:table-cell>
              <table:table-cell office:value-type="float" office:value="182.8">
                <text:p>182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99652777777778">
                <text:p>0.00599652777777778</text:p>
              </table:table-cell>
              <table:table-cell office:value-type="float" office:value="144.3">
                <text:p>144.3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99884259259259">
                <text:p>0.00599884259259259</text:p>
              </table:table-cell>
              <table:table-cell office:value-type="float" office:value="179.9">
                <text:p>179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600694444444444">
                <text:p>0.00600694444444444</text:p>
              </table:table-cell>
              <table:table-cell office:value-type="float" office:value="140.7">
                <text:p>140.7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601041666666667">
                <text:p>0.00601041666666667</text:p>
              </table:table-cell>
              <table:table-cell office:value-type="float" office:value="177.3">
                <text:p>177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601851851851852">
                <text:p>0.00601851851851852</text:p>
              </table:table-cell>
              <table:table-cell office:value-type="float" office:value="138.4">
                <text:p>138.4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602083333333333">
                <text:p>0.00602083333333333</text:p>
              </table:table-cell>
              <table:table-cell office:value-type="float" office:value="174.4">
                <text:p>174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602893518518519">
                <text:p>0.00602893518518519</text:p>
              </table:table-cell>
              <table:table-cell office:value-type="float" office:value="136.1">
                <text:p>136.1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603240740740741">
                <text:p>0.00603240740740741</text:p>
              </table:table-cell>
              <table:table-cell office:value-type="float" office:value="171.4">
                <text:p>17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604050925925926">
                <text:p>0.00604050925925926</text:p>
              </table:table-cell>
              <table:table-cell office:value-type="float" office:value="133.5">
                <text:p>133.5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604282407407407">
                <text:p>0.00604282407407407</text:p>
              </table:table-cell>
              <table:table-cell office:value-type="float" office:value="168.1">
                <text:p>168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605092592592593">
                <text:p>0.00605092592592593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605439814814815">
                <text:p>0.00605439814814815</text:p>
              </table:table-cell>
              <table:table-cell office:value-type="float" office:value="164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60625">
                <text:p>0.0060625</text:p>
              </table:table-cell>
              <table:table-cell office:value-type="float" office:value="129.2">
                <text:p>129.2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606481481481481">
                <text:p>0.00606481481481481</text:p>
              </table:table-cell>
              <table:table-cell office:value-type="float" office:value="159.2">
                <text:p>159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607291666666667">
                <text:p>0.00607291666666667</text:p>
              </table:table-cell>
              <table:table-cell office:value-type="float" office:value="126.7">
                <text:p>126.7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607638888888889">
                <text:p>0.00607638888888889</text:p>
              </table:table-cell>
              <table:table-cell office:value-type="float" office:value="154.2">
                <text:p>154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608449074074074">
                <text:p>0.00608449074074074</text:p>
              </table:table-cell>
              <table:table-cell office:value-type="float" office:value="124.6">
                <text:p>124.6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608680555555556">
                <text:p>0.00608680555555556</text:p>
              </table:table-cell>
              <table:table-cell office:value-type="float" office:value="148.8">
                <text:p>148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609490740740741">
                <text:p>0.00609490740740741</text:p>
              </table:table-cell>
              <table:table-cell office:value-type="float" office:value="122.3">
                <text:p>122.3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609837962962963">
                <text:p>0.00609837962962963</text:p>
              </table:table-cell>
              <table:table-cell office:value-type="float" office:value="143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610648148148148">
                <text:p>0.00610648148148148</text:p>
              </table:table-cell>
              <table:table-cell office:value-type="float" office:value="120.2">
                <text:p>120.2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61099537037037">
                <text:p>0.0061099537037037</text:p>
              </table:table-cell>
              <table:table-cell office:value-type="float" office:value="135.7">
                <text:p>135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611689814814815">
                <text:p>0.00611689814814815</text:p>
              </table:table-cell>
              <table:table-cell office:value-type="float" office:value="118.3">
                <text:p>118.3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612037037037037">
                <text:p>0.00612037037037037</text:p>
              </table:table-cell>
              <table:table-cell office:value-type="float" office:value="132.8">
                <text:p>132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612847222222222">
                <text:p>0.00612847222222222</text:p>
              </table:table-cell>
              <table:table-cell office:value-type="float" office:value="116.5">
                <text:p>116.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613194444444444">
                <text:p>0.00613194444444444</text:p>
              </table:table-cell>
              <table:table-cell office:value-type="float" office:value="130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613888888888889">
                <text:p>0.00613888888888889</text:p>
              </table:table-cell>
              <table:table-cell office:value-type="float" office:value="114.8">
                <text:p>114.8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614236111111111">
                <text:p>0.00614236111111111</text:p>
              </table:table-cell>
              <table:table-cell office:value-type="float" office:value="127.3">
                <text:p>127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615046296296296">
                <text:p>0.00615046296296296</text:p>
              </table:table-cell>
              <table:table-cell office:value-type="float" office:value="113.5">
                <text:p>113.5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615393518518519">
                <text:p>0.00615393518518519</text:p>
              </table:table-cell>
              <table:table-cell office:value-type="float" office:value="125.2">
                <text:p>125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616087962962963">
                <text:p>0.00616087962962963</text:p>
              </table:table-cell>
              <table:table-cell office:value-type="float" office:value="112.1">
                <text:p>112.1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616435185185185">
                <text:p>0.00616435185185185</text:p>
              </table:table-cell>
              <table:table-cell office:value-type="float" office:value="123.3">
                <text:p>123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61724537037037">
                <text:p>0.0061724537037037</text:p>
              </table:table-cell>
              <table:table-cell office:value-type="float" office:value="110.8">
                <text:p>110.8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617592592592593">
                <text:p>0.00617592592592593</text:p>
              </table:table-cell>
              <table:table-cell office:value-type="float" office:value="121.1">
                <text:p>121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618287037037037">
                <text:p>0.00618287037037037</text:p>
              </table:table-cell>
              <table:table-cell office:value-type="float" office:value="109.7">
                <text:p>109.7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618634259259259">
                <text:p>0.00618634259259259</text:p>
              </table:table-cell>
              <table:table-cell office:value-type="float" office:value="119.2">
                <text:p>119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619444444444444">
                <text:p>0.00619444444444444</text:p>
              </table:table-cell>
              <table:table-cell office:value-type="float" office:value="108.6">
                <text:p>108.6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619791666666667">
                <text:p>0.00619791666666667</text:p>
              </table:table-cell>
              <table:table-cell office:value-type="float" office:value="117.4">
                <text:p>117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620486111111111">
                <text:p>0.00620486111111111</text:p>
              </table:table-cell>
              <table:table-cell office:value-type="float" office:value="107.8">
                <text:p>107.8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620949074074074">
                <text:p>0.00620949074074074</text:p>
              </table:table-cell>
              <table:table-cell office:value-type="float" office:value="115.6">
                <text:p>11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621643518518519">
                <text:p>0.00621643518518519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621990740740741">
                <text:p>0.00621990740740741</text:p>
              </table:table-cell>
              <table:table-cell office:value-type="float" office:value="113.9">
                <text:p>113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622685185185185">
                <text:p>0.00622685185185185</text:p>
              </table:table-cell>
              <table:table-cell office:value-type="float" office:value="106.3">
                <text:p>106.3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623148148148148">
                <text:p>0.00623148148148148</text:p>
              </table:table-cell>
              <table:table-cell office:value-type="float" office:value="112.4">
                <text:p>112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623842592592593">
                <text:p>0.00623842592592593</text:p>
              </table:table-cell>
              <table:table-cell office:value-type="float" office:value="105.4">
                <text:p>105.4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624189814814815">
                <text:p>0.00624189814814815</text:p>
              </table:table-cell>
              <table:table-cell office:value-type="float" office:value="110.6">
                <text:p>11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624884259259259">
                <text:p>0.00624884259259259</text:p>
              </table:table-cell>
              <table:table-cell office:value-type="float" office:value="104.7">
                <text:p>104.7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625347222222222">
                <text:p>0.00625347222222222</text:p>
              </table:table-cell>
              <table:table-cell office:value-type="float" office:value="109.2">
                <text:p>109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626041666666667">
                <text:p>0.00626041666666667</text:p>
              </table:table-cell>
              <table:table-cell office:value-type="float" office:value="103.9">
                <text:p>103.9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626388888888889">
                <text:p>0.00626388888888889</text:p>
              </table:table-cell>
              <table:table-cell office:value-type="float" office:value="107.9">
                <text:p>107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627199074074074">
                <text:p>0.0062719907407407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627546296296296">
                <text:p>0.00627546296296296</text:p>
              </table:table-cell>
              <table:table-cell office:value-type="float" office:value="108.5">
                <text:p>108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628240740740741">
                <text:p>0.00628240740740741</text:p>
              </table:table-cell>
              <table:table-cell office:value-type="float" office:value="102.2">
                <text:p>102.2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628587962962963">
                <text:p>0.00628587962962963</text:p>
              </table:table-cell>
              <table:table-cell office:value-type="float" office:value="107.2">
                <text:p>107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629398148148148">
                <text:p>0.00629398148148148</text:p>
              </table:table-cell>
              <table:table-cell office:value-type="float" office:value="101.4">
                <text:p>101.4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62974537037037">
                <text:p>0.0062974537037037</text:p>
              </table:table-cell>
              <table:table-cell office:value-type="float" office:value="106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630439814814815">
                <text:p>0.00630439814814815</text:p>
              </table:table-cell>
              <table:table-cell office:value-type="float" office:value="100.5">
                <text:p>100.5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630787037037037">
                <text:p>0.00630787037037037</text:p>
              </table:table-cell>
              <table:table-cell office:value-type="float" office:value="104.8">
                <text:p>104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631597222222222">
                <text:p>0.00631597222222222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631944444444444">
                <text:p>0.00631944444444444</text:p>
              </table:table-cell>
              <table:table-cell office:value-type="float" office:value="103.5">
                <text:p>10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632986111111111">
                <text:p>0.00632986111111111</text:p>
              </table:table-cell>
              <table:table-cell office:value-type="float" office:value="102.4">
                <text:p>102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634143518518519">
                <text:p>0.00634143518518519</text:p>
              </table:table-cell>
              <table:table-cell office:value-type="float" office:value="101.2">
                <text:p>10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635185185185185">
                <text:p>0.00635185185185185</text:p>
              </table:table-cell>
              <table:table-cell office:value-type="float" office:value="100.1">
                <text:p>10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636342592592593">
                <text:p>0.00636342592592593</text:p>
              </table:table-cell>
              <table:table-cell office:value-type="float" office:value="99.1">
                <text:p>99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637384259259259">
                <text:p>0.00637384259259259</text:p>
              </table:table-cell>
              <table:table-cell office:value-type="float" office:value="98.1">
                <text:p>98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638541666666667">
                <text:p>0.00638541666666667</text:p>
              </table:table-cell>
              <table:table-cell office:value-type="float" office:value="97.1">
                <text:p>97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639583333333333">
                <text:p>0.00639583333333333</text:p>
              </table:table-cell>
              <table:table-cell office:value-type="float" office:value="96.2">
                <text:p>96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640740740740741">
                <text:p>0.00640740740740741</text:p>
              </table:table-cell>
              <table:table-cell office:value-type="float" office:value="95.6">
                <text:p>9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641782407407407">
                <text:p>0.00641782407407407</text:p>
              </table:table-cell>
              <table:table-cell office:value-type="float" office:value="94.7">
                <text:p>94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642939814814815">
                <text:p>0.00642939814814815</text:p>
              </table:table-cell>
              <table:table-cell office:value-type="float" office:value="93.7">
                <text:p>93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643981481481482">
                <text:p>0.00643981481481482</text:p>
              </table:table-cell>
              <table:table-cell office:value-type="float" office:value="92.8">
                <text:p>92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645138888888889">
                <text:p>0.00645138888888889</text:p>
              </table:table-cell>
              <table:table-cell office:value-type="float" office:value="92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646180555555556">
                <text:p>0.00646180555555556</text:p>
              </table:table-cell>
              <table:table-cell office:value-type="float" office:value="91.2">
                <text:p>9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647337962962963">
                <text:p>0.00647337962962963</text:p>
              </table:table-cell>
              <table:table-cell office:value-type="float" office:value="90.5">
                <text:p>9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64837962962963">
                <text:p>0.0064837962962963</text:p>
              </table:table-cell>
              <table:table-cell office:value-type="float" office:value="89.8">
                <text:p>89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649537037037037">
                <text:p>0.00649537037037037</text:p>
              </table:table-cell>
              <table:table-cell office:value-type="float" office:value="89.2">
                <text:p>89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650578703703704">
                <text:p>0.00650578703703704</text:p>
              </table:table-cell>
              <table:table-cell office:value-type="float" office:value="88.6">
                <text:p>88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651736111111111">
                <text:p>0.00651736111111111</text:p>
              </table:table-cell>
              <table:table-cell office:value-type="float" office:value="88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0.4$Linux_x86 LibreOffice_project/430m0$Build-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